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71.4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74.41pt"/>
    </style:style>
    <style:style style:name="co6" style:family="table-column">
      <style:table-column-properties fo:break-before="auto" style:column-width="65.2pt"/>
    </style:style>
    <style:style style:name="co7" style:family="table-column">
      <style:table-column-properties fo:break-before="auto" style:column-width="72.26pt"/>
    </style:style>
    <style:style style:name="co8" style:family="table-column">
      <style:table-column-properties fo:break-before="auto" style:column-width="11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9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calibrateCSV_20191111_1641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/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1 16:41:15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6805857" calcext:value-type="float">
            <text:p>1.26805857</text:p>
          </table:table-cell>
          <table:table-cell office:value-type="float" office:value="1.106632484" calcext:value-type="float">
            <text:p>1.106632484</text:p>
          </table:table-cell>
          <table:table-cell office:value-type="float" office:value="1.23674169" calcext:value-type="float">
            <text:p>1.23674169</text:p>
          </table:table-cell>
          <table:table-cell/>
          <table:table-cell office:value-type="float" office:value="0.010359956" calcext:value-type="float">
            <text:p>0.010359956</text:p>
          </table:table-cell>
          <table:table-cell office:value-type="float" office:value="0.009041115" calcext:value-type="float">
            <text:p>0.009041115</text:p>
          </table:table-cell>
          <table:table-cell office:value-type="float" office:value="0.010104099" calcext:value-type="float">
            <text:p>0.010104099</text:p>
          </table:table-cell>
          <table:table-cell/>
          <table:table-cell office:value-type="float" office:value="0.009264139" calcext:value-type="float">
            <text:p>0.009264139</text:p>
          </table:table-cell>
          <table:table-cell office:value-type="float" office:value="0.007945298" calcext:value-type="float">
            <text:p>0.007945298</text:p>
          </table:table-cell>
          <table:table-cell office:value-type="float" office:value="0.009008282" calcext:value-type="float">
            <text:p>0.009008282</text:p>
          </table:table-cell>
          <table:table-cell/>
          <table:table-cell office:value-type="float" office:value="26.919995026" calcext:value-type="float">
            <text:p>26.919995026</text:p>
          </table:table-cell>
          <table:table-cell office:value-type="float" office:value="26.887500101" calcext:value-type="float">
            <text:p>26.887500101</text:p>
          </table:table-cell>
          <table:table-cell office:value-type="float" office:value="26.913691038" calcext:value-type="float">
            <text:p>26.91369103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1 16:41:16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39191441" calcext:value-type="float">
            <text:p>1.239191441</text:p>
          </table:table-cell>
          <table:table-cell office:value-type="float" office:value="1.091032158" calcext:value-type="float">
            <text:p>1.091032158</text:p>
          </table:table-cell>
          <table:table-cell office:value-type="float" office:value="1.281225834" calcext:value-type="float">
            <text:p>1.281225834</text:p>
          </table:table-cell>
          <table:table-cell/>
          <table:table-cell office:value-type="float" office:value="0.010124113" calcext:value-type="float">
            <text:p>0.010124113</text:p>
          </table:table-cell>
          <table:table-cell office:value-type="float" office:value="0.008913661" calcext:value-type="float">
            <text:p>0.008913661</text:p>
          </table:table-cell>
          <table:table-cell office:value-type="float" office:value="0.010467531" calcext:value-type="float">
            <text:p>0.010467531</text:p>
          </table:table-cell>
          <table:table-cell/>
          <table:table-cell office:value-type="float" office:value="0.009028296" calcext:value-type="float">
            <text:p>0.009028296</text:p>
          </table:table-cell>
          <table:table-cell office:value-type="float" office:value="0.007817845" calcext:value-type="float">
            <text:p>0.007817845</text:p>
          </table:table-cell>
          <table:table-cell office:value-type="float" office:value="0.009371715" calcext:value-type="float">
            <text:p>0.009371715</text:p>
          </table:table-cell>
          <table:table-cell/>
          <table:table-cell office:value-type="float" office:value="26.909131045" calcext:value-type="float">
            <text:p>26.909131045</text:p>
          </table:table-cell>
          <table:table-cell office:value-type="float" office:value="26.879306467" calcext:value-type="float">
            <text:p>26.879306467</text:p>
          </table:table-cell>
          <table:table-cell office:value-type="float" office:value="26.917592459" calcext:value-type="float">
            <text:p>26.9175924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1 16:41:18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53838689" calcext:value-type="float">
            <text:p>1.253838689</text:p>
          </table:table-cell>
          <table:table-cell office:value-type="float" office:value="1.101749075" calcext:value-type="float">
            <text:p>1.101749075</text:p>
          </table:table-cell>
          <table:table-cell office:value-type="float" office:value="1.205489183" calcext:value-type="float">
            <text:p>1.205489183</text:p>
          </table:table-cell>
          <table:table-cell/>
          <table:table-cell office:value-type="float" office:value="0.01024378" calcext:value-type="float">
            <text:p>0.01024378</text:p>
          </table:table-cell>
          <table:table-cell office:value-type="float" office:value="0.009001218" calcext:value-type="float">
            <text:p>0.009001218</text:p>
          </table:table-cell>
          <table:table-cell office:value-type="float" office:value="0.009848768" calcext:value-type="float">
            <text:p>0.009848768</text:p>
          </table:table-cell>
          <table:table-cell/>
          <table:table-cell office:value-type="float" office:value="0.009147964" calcext:value-type="float">
            <text:p>0.009147964</text:p>
          </table:table-cell>
          <table:table-cell office:value-type="float" office:value="0.007905401" calcext:value-type="float">
            <text:p>0.007905401</text:p>
          </table:table-cell>
          <table:table-cell office:value-type="float" office:value="0.008752951" calcext:value-type="float">
            <text:p>0.008752951</text:p>
          </table:table-cell>
          <table:table-cell/>
          <table:table-cell office:value-type="float" office:value="26.912079505" calcext:value-type="float">
            <text:p>26.912079505</text:p>
          </table:table-cell>
          <table:table-cell office:value-type="float" office:value="26.881463817" calcext:value-type="float">
            <text:p>26.881463817</text:p>
          </table:table-cell>
          <table:table-cell office:value-type="float" office:value="26.902346822" calcext:value-type="float">
            <text:p>26.90234682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1 16:41:19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07395936" calcext:value-type="float">
            <text:p>1.207395936</text:p>
          </table:table-cell>
          <table:table-cell office:value-type="float" office:value="1.176387212" calcext:value-type="float">
            <text:p>1.176387212</text:p>
          </table:table-cell>
          <table:table-cell office:value-type="float" office:value="1.122250691" calcext:value-type="float">
            <text:p>1.122250691</text:p>
          </table:table-cell>
          <table:table-cell/>
          <table:table-cell office:value-type="float" office:value="0.009864346" calcext:value-type="float">
            <text:p>0.009864346</text:p>
          </table:table-cell>
          <table:table-cell office:value-type="float" office:value="0.009611007" calcext:value-type="float">
            <text:p>0.009611007</text:p>
          </table:table-cell>
          <table:table-cell office:value-type="float" office:value="0.009168715" calcext:value-type="float">
            <text:p>0.009168715</text:p>
          </table:table-cell>
          <table:table-cell/>
          <table:table-cell office:value-type="float" office:value="0.008768529" calcext:value-type="float">
            <text:p>0.008768529</text:p>
          </table:table-cell>
          <table:table-cell office:value-type="float" office:value="0.00851519" calcext:value-type="float">
            <text:p>0.00851519</text:p>
          </table:table-cell>
          <table:table-cell office:value-type="float" office:value="0.008072898" calcext:value-type="float">
            <text:p>0.008072898</text:p>
          </table:table-cell>
          <table:table-cell/>
          <table:table-cell office:value-type="float" office:value="26.897677501" calcext:value-type="float">
            <text:p>26.897677501</text:p>
          </table:table-cell>
          <table:table-cell office:value-type="float" office:value="26.891435422" calcext:value-type="float">
            <text:p>26.891435422</text:p>
          </table:table-cell>
          <table:table-cell office:value-type="float" office:value="26.880537621" calcext:value-type="float">
            <text:p>26.8805376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1 16:41:20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86626099" calcext:value-type="float">
            <text:p>1.186626099</text:p>
          </table:table-cell>
          <table:table-cell office:value-type="float" office:value="1.201151753" calcext:value-type="float">
            <text:p>1.201151753</text:p>
          </table:table-cell>
          <table:table-cell office:value-type="float" office:value="1.111592783" calcext:value-type="float">
            <text:p>1.111592783</text:p>
          </table:table-cell>
          <table:table-cell/>
          <table:table-cell office:value-type="float" office:value="0.009694658" calcext:value-type="float">
            <text:p>0.009694658</text:p>
          </table:table-cell>
          <table:table-cell office:value-type="float" office:value="0.009813331" calcext:value-type="float">
            <text:p>0.009813331</text:p>
          </table:table-cell>
          <table:table-cell office:value-type="float" office:value="0.00908164" calcext:value-type="float">
            <text:p>0.00908164</text:p>
          </table:table-cell>
          <table:table-cell/>
          <table:table-cell office:value-type="float" office:value="0.008598841" calcext:value-type="float">
            <text:p>0.008598841</text:p>
          </table:table-cell>
          <table:table-cell office:value-type="float" office:value="0.008717515" calcext:value-type="float">
            <text:p>0.008717515</text:p>
          </table:table-cell>
          <table:table-cell office:value-type="float" office:value="0.007985824" calcext:value-type="float">
            <text:p>0.007985824</text:p>
          </table:table-cell>
          <table:table-cell/>
          <table:table-cell office:value-type="float" office:value="26.89854969" calcext:value-type="float">
            <text:p>26.89854969</text:p>
          </table:table-cell>
          <table:table-cell office:value-type="float" office:value="26.9014737" calcext:value-type="float">
            <text:p>26.9014737</text:p>
          </table:table-cell>
          <table:table-cell office:value-type="float" office:value="26.883445383" calcext:value-type="float">
            <text:p>26.88344538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1 16:41:21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99169898" calcext:value-type="float">
            <text:p>1.199169898</text:p>
          </table:table-cell>
          <table:table-cell office:value-type="float" office:value="1.227872518" calcext:value-type="float">
            <text:p>1.227872518</text:p>
          </table:table-cell>
          <table:table-cell office:value-type="float" office:value="1.084160338" calcext:value-type="float">
            <text:p>1.084160338</text:p>
          </table:table-cell>
          <table:table-cell/>
          <table:table-cell office:value-type="float" office:value="0.00979714" calcext:value-type="float">
            <text:p>0.00979714</text:p>
          </table:table-cell>
          <table:table-cell office:value-type="float" office:value="0.010031638" calcext:value-type="float">
            <text:p>0.010031638</text:p>
          </table:table-cell>
          <table:table-cell office:value-type="float" office:value="0.008857519" calcext:value-type="float">
            <text:p>0.008857519</text:p>
          </table:table-cell>
          <table:table-cell/>
          <table:table-cell office:value-type="float" office:value="0.008701323" calcext:value-type="float">
            <text:p>0.008701323</text:p>
          </table:table-cell>
          <table:table-cell office:value-type="float" office:value="0.008935822" calcext:value-type="float">
            <text:p>0.008935822</text:p>
          </table:table-cell>
          <table:table-cell office:value-type="float" office:value="0.007761703" calcext:value-type="float">
            <text:p>0.007761703</text:p>
          </table:table-cell>
          <table:table-cell/>
          <table:table-cell office:value-type="float" office:value="26.911181069" calcext:value-type="float">
            <text:p>26.911181069</text:p>
          </table:table-cell>
          <table:table-cell office:value-type="float" office:value="26.916958829" calcext:value-type="float">
            <text:p>26.916958829</text:p>
          </table:table-cell>
          <table:table-cell office:value-type="float" office:value="26.888029665" calcext:value-type="float">
            <text:p>26.8880296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1 16:41:22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10366715" calcext:value-type="float">
            <text:p>1.110366715</text:p>
          </table:table-cell>
          <table:table-cell office:value-type="float" office:value="1.299322402" calcext:value-type="float">
            <text:p>1.299322402</text:p>
          </table:table-cell>
          <table:table-cell office:value-type="float" office:value="1.175946137" calcext:value-type="float">
            <text:p>1.175946137</text:p>
          </table:table-cell>
          <table:table-cell/>
          <table:table-cell office:value-type="float" office:value="0.009071623" calcext:value-type="float">
            <text:p>0.009071623</text:p>
          </table:table-cell>
          <table:table-cell office:value-type="float" office:value="0.010615379" calcext:value-type="float">
            <text:p>0.010615379</text:p>
          </table:table-cell>
          <table:table-cell office:value-type="float" office:value="0.009607403" calcext:value-type="float">
            <text:p>0.009607403</text:p>
          </table:table-cell>
          <table:table-cell/>
          <table:table-cell office:value-type="float" office:value="0.007975807" calcext:value-type="float">
            <text:p>0.007975807</text:p>
          </table:table-cell>
          <table:table-cell office:value-type="float" office:value="0.009519563" calcext:value-type="float">
            <text:p>0.009519563</text:p>
          </table:table-cell>
          <table:table-cell office:value-type="float" office:value="0.008511586" calcext:value-type="float">
            <text:p>0.008511586</text:p>
          </table:table-cell>
          <table:table-cell/>
          <table:table-cell office:value-type="float" office:value="26.883198572" calcext:value-type="float">
            <text:p>26.883198572</text:p>
          </table:table-cell>
          <table:table-cell office:value-type="float" office:value="26.921235232" calcext:value-type="float">
            <text:p>26.921235232</text:p>
          </table:table-cell>
          <table:table-cell office:value-type="float" office:value="26.896399811" calcext:value-type="float">
            <text:p>26.89639981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1 16:41:24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69167896" calcext:value-type="float">
            <text:p>1.169167896</text:p>
          </table:table-cell>
          <table:table-cell office:value-type="float" office:value="1.247949749" calcext:value-type="float">
            <text:p>1.247949749</text:p>
          </table:table-cell>
          <table:table-cell office:value-type="float" office:value="1.304004348" calcext:value-type="float">
            <text:p>1.304004348</text:p>
          </table:table-cell>
          <table:table-cell/>
          <table:table-cell office:value-type="float" office:value="0.009552025" calcext:value-type="float">
            <text:p>0.009552025</text:p>
          </table:table-cell>
          <table:table-cell office:value-type="float" office:value="0.010195668" calcext:value-type="float">
            <text:p>0.010195668</text:p>
          </table:table-cell>
          <table:table-cell office:value-type="float" office:value="0.01065363" calcext:value-type="float">
            <text:p>0.01065363</text:p>
          </table:table-cell>
          <table:table-cell/>
          <table:table-cell office:value-type="float" office:value="0.008456209" calcext:value-type="float">
            <text:p>0.008456209</text:p>
          </table:table-cell>
          <table:table-cell office:value-type="float" office:value="0.009099851" calcext:value-type="float">
            <text:p>0.009099851</text:p>
          </table:table-cell>
          <table:table-cell office:value-type="float" office:value="0.009557814" calcext:value-type="float">
            <text:p>0.009557814</text:p>
          </table:table-cell>
          <table:table-cell/>
          <table:table-cell office:value-type="float" office:value="26.900088532" calcext:value-type="float">
            <text:p>26.900088532</text:p>
          </table:table-cell>
          <table:table-cell office:value-type="float" office:value="26.915947189" calcext:value-type="float">
            <text:p>26.915947189</text:p>
          </table:table-cell>
          <table:table-cell office:value-type="float" office:value="26.927230753" calcext:value-type="float">
            <text:p>26.92723075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1 16:41:25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85919104" calcext:value-type="float">
            <text:p>1.285919104</text:p>
          </table:table-cell>
          <table:table-cell office:value-type="float" office:value="1.13431646" calcext:value-type="float">
            <text:p>1.13431646</text:p>
          </table:table-cell>
          <table:table-cell office:value-type="float" office:value="1.309868253" calcext:value-type="float">
            <text:p>1.309868253</text:p>
          </table:table-cell>
          <table:table-cell/>
          <table:table-cell office:value-type="float" office:value="0.010505875" calcext:value-type="float">
            <text:p>0.010505875</text:p>
          </table:table-cell>
          <table:table-cell office:value-type="float" office:value="0.009267291" calcext:value-type="float">
            <text:p>0.009267291</text:p>
          </table:table-cell>
          <table:table-cell office:value-type="float" office:value="0.010701538" calcext:value-type="float">
            <text:p>0.010701538</text:p>
          </table:table-cell>
          <table:table-cell/>
          <table:table-cell office:value-type="float" office:value="0.009410058" calcext:value-type="float">
            <text:p>0.009410058</text:p>
          </table:table-cell>
          <table:table-cell office:value-type="float" office:value="0.008171475" calcext:value-type="float">
            <text:p>0.008171475</text:p>
          </table:table-cell>
          <table:table-cell office:value-type="float" office:value="0.009605721" calcext:value-type="float">
            <text:p>0.009605721</text:p>
          </table:table-cell>
          <table:table-cell/>
          <table:table-cell office:value-type="float" office:value="26.923590279" calcext:value-type="float">
            <text:p>26.923590279</text:p>
          </table:table-cell>
          <table:table-cell office:value-type="float" office:value="26.893072926" calcext:value-type="float">
            <text:p>26.893072926</text:p>
          </table:table-cell>
          <table:table-cell office:value-type="float" office:value="26.928411128" calcext:value-type="float">
            <text:p>26.92841112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1 16:41:26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74519119" calcext:value-type="float">
            <text:p>1.274519119</text:p>
          </table:table-cell>
          <table:table-cell office:value-type="float" office:value="1.102519763" calcext:value-type="float">
            <text:p>1.102519763</text:p>
          </table:table-cell>
          <table:table-cell office:value-type="float" office:value="1.254708917" calcext:value-type="float">
            <text:p>1.254708917</text:p>
          </table:table-cell>
          <table:table-cell/>
          <table:table-cell office:value-type="float" office:value="0.010412738" calcext:value-type="float">
            <text:p>0.010412738</text:p>
          </table:table-cell>
          <table:table-cell office:value-type="float" office:value="0.009007514" calcext:value-type="float">
            <text:p>0.009007514</text:p>
          </table:table-cell>
          <table:table-cell office:value-type="float" office:value="0.01025089" calcext:value-type="float">
            <text:p>0.01025089</text:p>
          </table:table-cell>
          <table:table-cell/>
          <table:table-cell office:value-type="float" office:value="0.009316921" calcext:value-type="float">
            <text:p>0.009316921</text:p>
          </table:table-cell>
          <table:table-cell office:value-type="float" office:value="0.007911698" calcext:value-type="float">
            <text:p>0.007911698</text:p>
          </table:table-cell>
          <table:table-cell office:value-type="float" office:value="0.009155073" calcext:value-type="float">
            <text:p>0.009155073</text:p>
          </table:table-cell>
          <table:table-cell/>
          <table:table-cell office:value-type="float" office:value="26.92129551" calcext:value-type="float">
            <text:p>26.92129551</text:p>
          </table:table-cell>
          <table:table-cell office:value-type="float" office:value="26.886672202" calcext:value-type="float">
            <text:p>26.886672202</text:p>
          </table:table-cell>
          <table:table-cell office:value-type="float" office:value="26.917307788" calcext:value-type="float">
            <text:p>26.9173077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1 16:41:27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55709083" calcext:value-type="float">
            <text:p>1.255709083</text:p>
          </table:table-cell>
          <table:table-cell office:value-type="float" office:value="1.099270117" calcext:value-type="float">
            <text:p>1.099270117</text:p>
          </table:table-cell>
          <table:table-cell office:value-type="float" office:value="1.223905232" calcext:value-type="float">
            <text:p>1.223905232</text:p>
          </table:table-cell>
          <table:table-cell/>
          <table:table-cell office:value-type="float" office:value="0.010259061" calcext:value-type="float">
            <text:p>0.010259061</text:p>
          </table:table-cell>
          <table:table-cell office:value-type="float" office:value="0.008980965" calcext:value-type="float">
            <text:p>0.008980965</text:p>
          </table:table-cell>
          <table:table-cell office:value-type="float" office:value="0.009999226" calcext:value-type="float">
            <text:p>0.009999226</text:p>
          </table:table-cell>
          <table:table-cell/>
          <table:table-cell office:value-type="float" office:value="0.009163245" calcext:value-type="float">
            <text:p>0.009163245</text:p>
          </table:table-cell>
          <table:table-cell office:value-type="float" office:value="0.007885148" calcext:value-type="float">
            <text:p>0.007885148</text:p>
          </table:table-cell>
          <table:table-cell office:value-type="float" office:value="0.008903409" calcext:value-type="float">
            <text:p>0.008903409</text:p>
          </table:table-cell>
          <table:table-cell/>
          <table:table-cell office:value-type="float" office:value="26.912456011" calcext:value-type="float">
            <text:p>26.912456011</text:p>
          </table:table-cell>
          <table:table-cell office:value-type="float" office:value="26.880964795" calcext:value-type="float">
            <text:p>26.880964795</text:p>
          </table:table-cell>
          <table:table-cell office:value-type="float" office:value="26.906053955" calcext:value-type="float">
            <text:p>26.90605395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1 16:41:28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53431589" calcext:value-type="float">
            <text:p>1.253431589</text:p>
          </table:table-cell>
          <table:table-cell office:value-type="float" office:value="1.159505386" calcext:value-type="float">
            <text:p>1.159505386</text:p>
          </table:table-cell>
          <table:table-cell office:value-type="float" office:value="1.107726229" calcext:value-type="float">
            <text:p>1.107726229</text:p>
          </table:table-cell>
          <table:table-cell/>
          <table:table-cell office:value-type="float" office:value="0.010240454" calcext:value-type="float">
            <text:p>0.010240454</text:p>
          </table:table-cell>
          <table:table-cell office:value-type="float" office:value="0.009473083" calcext:value-type="float">
            <text:p>0.009473083</text:p>
          </table:table-cell>
          <table:table-cell office:value-type="float" office:value="0.009050051" calcext:value-type="float">
            <text:p>0.009050051</text:p>
          </table:table-cell>
          <table:table-cell/>
          <table:table-cell office:value-type="float" office:value="0.009144638" calcext:value-type="float">
            <text:p>0.009144638</text:p>
          </table:table-cell>
          <table:table-cell office:value-type="float" office:value="0.008377267" calcext:value-type="float">
            <text:p>0.008377267</text:p>
          </table:table-cell>
          <table:table-cell office:value-type="float" office:value="0.007954234" calcext:value-type="float">
            <text:p>0.007954234</text:p>
          </table:table-cell>
          <table:table-cell/>
          <table:table-cell office:value-type="float" office:value="26.911997557" calcext:value-type="float">
            <text:p>26.911997557</text:p>
          </table:table-cell>
          <table:table-cell office:value-type="float" office:value="26.893090277" calcext:value-type="float">
            <text:p>26.893090277</text:p>
          </table:table-cell>
          <table:table-cell office:value-type="float" office:value="26.882667035" calcext:value-type="float">
            <text:p>26.8826670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1 16:41:30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11407412" calcext:value-type="float">
            <text:p>1.111407412</text:p>
          </table:table-cell>
          <table:table-cell office:value-type="float" office:value="1.278156791" calcext:value-type="float">
            <text:p>1.278156791</text:p>
          </table:table-cell>
          <table:table-cell office:value-type="float" office:value="1.105654968" calcext:value-type="float">
            <text:p>1.105654968</text:p>
          </table:table-cell>
          <table:table-cell/>
          <table:table-cell office:value-type="float" office:value="0.009080126" calcext:value-type="float">
            <text:p>0.009080126</text:p>
          </table:table-cell>
          <table:table-cell office:value-type="float" office:value="0.010442457" calcext:value-type="float">
            <text:p>0.010442457</text:p>
          </table:table-cell>
          <table:table-cell office:value-type="float" office:value="0.009033129" calcext:value-type="float">
            <text:p>0.009033129</text:p>
          </table:table-cell>
          <table:table-cell/>
          <table:table-cell office:value-type="float" office:value="0.007984309" calcext:value-type="float">
            <text:p>0.007984309</text:p>
          </table:table-cell>
          <table:table-cell office:value-type="float" office:value="0.009346641" calcext:value-type="float">
            <text:p>0.009346641</text:p>
          </table:table-cell>
          <table:table-cell office:value-type="float" office:value="0.007937312" calcext:value-type="float">
            <text:p>0.007937312</text:p>
          </table:table-cell>
          <table:table-cell/>
          <table:table-cell office:value-type="float" office:value="26.883408068" calcext:value-type="float">
            <text:p>26.883408068</text:p>
          </table:table-cell>
          <table:table-cell office:value-type="float" office:value="26.916974671" calcext:value-type="float">
            <text:p>26.916974671</text:p>
          </table:table-cell>
          <table:table-cell office:value-type="float" office:value="26.882250084" calcext:value-type="float">
            <text:p>26.88225008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1 16:41:31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2962319" calcext:value-type="float">
            <text:p>1.12962319</text:p>
          </table:table-cell>
          <table:table-cell office:value-type="float" office:value="1.310712851" calcext:value-type="float">
            <text:p>1.310712851</text:p>
          </table:table-cell>
          <table:table-cell office:value-type="float" office:value="1.23274639" calcext:value-type="float">
            <text:p>1.23274639</text:p>
          </table:table-cell>
          <table:table-cell/>
          <table:table-cell office:value-type="float" office:value="0.009228948" calcext:value-type="float">
            <text:p>0.009228948</text:p>
          </table:table-cell>
          <table:table-cell office:value-type="float" office:value="0.010708438" calcext:value-type="float">
            <text:p>0.010708438</text:p>
          </table:table-cell>
          <table:table-cell office:value-type="float" office:value="0.010071457" calcext:value-type="float">
            <text:p>0.010071457</text:p>
          </table:table-cell>
          <table:table-cell/>
          <table:table-cell office:value-type="float" office:value="0.008133131" calcext:value-type="float">
            <text:p>0.008133131</text:p>
          </table:table-cell>
          <table:table-cell office:value-type="float" office:value="0.009612622" calcext:value-type="float">
            <text:p>0.009612622</text:p>
          </table:table-cell>
          <table:table-cell office:value-type="float" office:value="0.008975641" calcext:value-type="float">
            <text:p>0.008975641</text:p>
          </table:table-cell>
          <table:table-cell/>
          <table:table-cell office:value-type="float" office:value="26.902234605" calcext:value-type="float">
            <text:p>26.902234605</text:p>
          </table:table-cell>
          <table:table-cell office:value-type="float" office:value="26.938687259" calcext:value-type="float">
            <text:p>26.938687259</text:p>
          </table:table-cell>
          <table:table-cell office:value-type="float" office:value="26.922993052" calcext:value-type="float">
            <text:p>26.92299305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1 16:41:32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31725363" calcext:value-type="float">
            <text:p>1.231725363</text:p>
          </table:table-cell>
          <table:table-cell office:value-type="float" office:value="1.18067219" calcext:value-type="float">
            <text:p>1.18067219</text:p>
          </table:table-cell>
          <table:table-cell office:value-type="float" office:value="1.30961851" calcext:value-type="float">
            <text:p>1.30961851</text:p>
          </table:table-cell>
          <table:table-cell/>
          <table:table-cell office:value-type="float" office:value="0.010063116" calcext:value-type="float">
            <text:p>0.010063116</text:p>
          </table:table-cell>
          <table:table-cell office:value-type="float" office:value="0.009646015" calcext:value-type="float">
            <text:p>0.009646015</text:p>
          </table:table-cell>
          <table:table-cell office:value-type="float" office:value="0.010699498" calcext:value-type="float">
            <text:p>0.010699498</text:p>
          </table:table-cell>
          <table:table-cell/>
          <table:table-cell office:value-type="float" office:value="0.008967299" calcext:value-type="float">
            <text:p>0.008967299</text:p>
          </table:table-cell>
          <table:table-cell office:value-type="float" office:value="0.008550198" calcext:value-type="float">
            <text:p>0.008550198</text:p>
          </table:table-cell>
          <table:table-cell office:value-type="float" office:value="0.009603681" calcext:value-type="float">
            <text:p>0.009603681</text:p>
          </table:table-cell>
          <table:table-cell/>
          <table:table-cell office:value-type="float" office:value="26.912681265" calcext:value-type="float">
            <text:p>26.912681265</text:p>
          </table:table-cell>
          <table:table-cell office:value-type="float" office:value="26.902404341" calcext:value-type="float">
            <text:p>26.902404341</text:p>
          </table:table-cell>
          <table:table-cell office:value-type="float" office:value="26.928360856" calcext:value-type="float">
            <text:p>26.92836085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1 16:41:33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91186963" calcext:value-type="float">
            <text:p>1.291186963</text:p>
          </table:table-cell>
          <table:table-cell office:value-type="float" office:value="1.12459971" calcext:value-type="float">
            <text:p>1.12459971</text:p>
          </table:table-cell>
          <table:table-cell office:value-type="float" office:value="1.30490259" calcext:value-type="float">
            <text:p>1.30490259</text:p>
          </table:table-cell>
          <table:table-cell/>
          <table:table-cell office:value-type="float" office:value="0.010548913" calcext:value-type="float">
            <text:p>0.010548913</text:p>
          </table:table-cell>
          <table:table-cell office:value-type="float" office:value="0.009187906" calcext:value-type="float">
            <text:p>0.009187906</text:p>
          </table:table-cell>
          <table:table-cell office:value-type="float" office:value="0.010660969" calcext:value-type="float">
            <text:p>0.010660969</text:p>
          </table:table-cell>
          <table:table-cell/>
          <table:table-cell office:value-type="float" office:value="0.009453097" calcext:value-type="float">
            <text:p>0.009453097</text:p>
          </table:table-cell>
          <table:table-cell office:value-type="float" office:value="0.00809209" calcext:value-type="float">
            <text:p>0.00809209</text:p>
          </table:table-cell>
          <table:table-cell office:value-type="float" office:value="0.009565152" calcext:value-type="float">
            <text:p>0.009565152</text:p>
          </table:table-cell>
          <table:table-cell/>
          <table:table-cell office:value-type="float" office:value="26.924650675" calcext:value-type="float">
            <text:p>26.924650675</text:p>
          </table:table-cell>
          <table:table-cell office:value-type="float" office:value="26.891116933" calcext:value-type="float">
            <text:p>26.891116933</text:p>
          </table:table-cell>
          <table:table-cell office:value-type="float" office:value="26.927411565" calcext:value-type="float">
            <text:p>26.92741156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1 16:41:35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77927313" calcext:value-type="float">
            <text:p>1.277927313</text:p>
          </table:table-cell>
          <table:table-cell office:value-type="float" office:value="1.108052267" calcext:value-type="float">
            <text:p>1.108052267</text:p>
          </table:table-cell>
          <table:table-cell office:value-type="float" office:value="1.286451374" calcext:value-type="float">
            <text:p>1.286451374</text:p>
          </table:table-cell>
          <table:table-cell/>
          <table:table-cell office:value-type="float" office:value="0.010440583" calcext:value-type="float">
            <text:p>0.010440583</text:p>
          </table:table-cell>
          <table:table-cell office:value-type="float" office:value="0.009052715" calcext:value-type="float">
            <text:p>0.009052715</text:p>
          </table:table-cell>
          <table:table-cell office:value-type="float" office:value="0.010510224" calcext:value-type="float">
            <text:p>0.010510224</text:p>
          </table:table-cell>
          <table:table-cell/>
          <table:table-cell office:value-type="float" office:value="0.009344766" calcext:value-type="float">
            <text:p>0.009344766</text:p>
          </table:table-cell>
          <table:table-cell office:value-type="float" office:value="0.007956898" calcext:value-type="float">
            <text:p>0.007956898</text:p>
          </table:table-cell>
          <table:table-cell office:value-type="float" office:value="0.009414407" calcext:value-type="float">
            <text:p>0.009414407</text:p>
          </table:table-cell>
          <table:table-cell/>
          <table:table-cell office:value-type="float" office:value="26.921981565" calcext:value-type="float">
            <text:p>26.921981565</text:p>
          </table:table-cell>
          <table:table-cell office:value-type="float" office:value="26.887785906" calcext:value-type="float">
            <text:p>26.887785906</text:p>
          </table:table-cell>
          <table:table-cell office:value-type="float" office:value="26.923697423" calcext:value-type="float">
            <text:p>26.92369742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1 16:41:36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67575773" calcext:value-type="float">
            <text:p>1.267575773</text:p>
          </table:table-cell>
          <table:table-cell office:value-type="float" office:value="1.117288007" calcext:value-type="float">
            <text:p>1.117288007</text:p>
          </table:table-cell>
          <table:table-cell office:value-type="float" office:value="1.14632501" calcext:value-type="float">
            <text:p>1.14632501</text:p>
          </table:table-cell>
          <table:table-cell/>
          <table:table-cell office:value-type="float" office:value="0.010356011" calcext:value-type="float">
            <text:p>0.010356011</text:p>
          </table:table-cell>
          <table:table-cell office:value-type="float" office:value="0.00912817" calcext:value-type="float">
            <text:p>0.00912817</text:p>
          </table:table-cell>
          <table:table-cell office:value-type="float" office:value="0.0093654" calcext:value-type="float">
            <text:p>0.0093654</text:p>
          </table:table-cell>
          <table:table-cell/>
          <table:table-cell office:value-type="float" office:value="0.009260195" calcext:value-type="float">
            <text:p>0.009260195</text:p>
          </table:table-cell>
          <table:table-cell office:value-type="float" office:value="0.008032353" calcext:value-type="float">
            <text:p>0.008032353</text:p>
          </table:table-cell>
          <table:table-cell office:value-type="float" office:value="0.008269584" calcext:value-type="float">
            <text:p>0.008269584</text:p>
          </table:table-cell>
          <table:table-cell/>
          <table:table-cell office:value-type="float" office:value="26.924950938" calcext:value-type="float">
            <text:p>26.924950938</text:p>
          </table:table-cell>
          <table:table-cell office:value-type="float" office:value="26.894698307" calcext:value-type="float">
            <text:p>26.894698307</text:p>
          </table:table-cell>
          <table:table-cell office:value-type="float" office:value="26.900543461" calcext:value-type="float">
            <text:p>26.90054346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1 16:41:37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41522663" calcext:value-type="float">
            <text:p>1.141522663</text:p>
          </table:table-cell>
          <table:table-cell office:value-type="float" office:value="1.268682631" calcext:value-type="float">
            <text:p>1.268682631</text:p>
          </table:table-cell>
          <table:table-cell office:value-type="float" office:value="1.09879924" calcext:value-type="float">
            <text:p>1.09879924</text:p>
          </table:table-cell>
          <table:table-cell/>
          <table:table-cell office:value-type="float" office:value="0.009326166" calcext:value-type="float">
            <text:p>0.009326166</text:p>
          </table:table-cell>
          <table:table-cell office:value-type="float" office:value="0.010365054" calcext:value-type="float">
            <text:p>0.010365054</text:p>
          </table:table-cell>
          <table:table-cell office:value-type="float" office:value="0.008977118" calcext:value-type="float">
            <text:p>0.008977118</text:p>
          </table:table-cell>
          <table:table-cell/>
          <table:table-cell office:value-type="float" office:value="0.008230349" calcext:value-type="float">
            <text:p>0.008230349</text:p>
          </table:table-cell>
          <table:table-cell office:value-type="float" office:value="0.009269238" calcext:value-type="float">
            <text:p>0.009269238</text:p>
          </table:table-cell>
          <table:table-cell office:value-type="float" office:value="0.007881301" calcext:value-type="float">
            <text:p>0.007881301</text:p>
          </table:table-cell>
          <table:table-cell/>
          <table:table-cell office:value-type="float" office:value="26.89452354" calcext:value-type="float">
            <text:p>26.89452354</text:p>
          </table:table-cell>
          <table:table-cell office:value-type="float" office:value="26.920120647" calcext:value-type="float">
            <text:p>26.920120647</text:p>
          </table:table-cell>
          <table:table-cell office:value-type="float" office:value="26.885923253" calcext:value-type="float">
            <text:p>26.88592325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1 16:41:38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29911081" calcext:value-type="float">
            <text:p>1.129911081</text:p>
          </table:table-cell>
          <table:table-cell office:value-type="float" office:value="1.293931162" calcext:value-type="float">
            <text:p>1.293931162</text:p>
          </table:table-cell>
          <table:table-cell office:value-type="float" office:value="1.258520038" calcext:value-type="float">
            <text:p>1.258520038</text:p>
          </table:table-cell>
          <table:table-cell/>
          <table:table-cell office:value-type="float" office:value="0.0092313" calcext:value-type="float">
            <text:p>0.0092313</text:p>
          </table:table-cell>
          <table:table-cell office:value-type="float" office:value="0.010571333" calcext:value-type="float">
            <text:p>0.010571333</text:p>
          </table:table-cell>
          <table:table-cell office:value-type="float" office:value="0.010282026" calcext:value-type="float">
            <text:p>0.010282026</text:p>
          </table:table-cell>
          <table:table-cell/>
          <table:table-cell office:value-type="float" office:value="0.008135483" calcext:value-type="float">
            <text:p>0.008135483</text:p>
          </table:table-cell>
          <table:table-cell office:value-type="float" office:value="0.009475516" calcext:value-type="float">
            <text:p>0.009475516</text:p>
          </table:table-cell>
          <table:table-cell office:value-type="float" office:value="0.00918621" calcext:value-type="float">
            <text:p>0.00918621</text:p>
          </table:table-cell>
          <table:table-cell/>
          <table:table-cell office:value-type="float" office:value="26.902292557" calcext:value-type="float">
            <text:p>26.902292557</text:p>
          </table:table-cell>
          <table:table-cell office:value-type="float" office:value="26.935309218" calcext:value-type="float">
            <text:p>26.935309218</text:p>
          </table:table-cell>
          <table:table-cell office:value-type="float" office:value="26.928181165" calcext:value-type="float">
            <text:p>26.92818116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1 16:41:39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43926435" calcext:value-type="float">
            <text:p>1.243926435</text:p>
          </table:table-cell>
          <table:table-cell office:value-type="float" office:value="1.168831726" calcext:value-type="float">
            <text:p>1.168831726</text:p>
          </table:table-cell>
          <table:table-cell office:value-type="float" office:value="1.310606159" calcext:value-type="float">
            <text:p>1.310606159</text:p>
          </table:table-cell>
          <table:table-cell/>
          <table:table-cell office:value-type="float" office:value="0.010162798" calcext:value-type="float">
            <text:p>0.010162798</text:p>
          </table:table-cell>
          <table:table-cell office:value-type="float" office:value="0.009549279" calcext:value-type="float">
            <text:p>0.009549279</text:p>
          </table:table-cell>
          <table:table-cell office:value-type="float" office:value="0.010707567" calcext:value-type="float">
            <text:p>0.010707567</text:p>
          </table:table-cell>
          <table:table-cell/>
          <table:table-cell office:value-type="float" office:value="0.009066981" calcext:value-type="float">
            <text:p>0.009066981</text:p>
          </table:table-cell>
          <table:table-cell office:value-type="float" office:value="0.008453462" calcext:value-type="float">
            <text:p>0.008453462</text:p>
          </table:table-cell>
          <table:table-cell office:value-type="float" office:value="0.00961175" calcext:value-type="float">
            <text:p>0.00961175</text:p>
          </table:table-cell>
          <table:table-cell/>
          <table:table-cell office:value-type="float" office:value="26.925243544" calcext:value-type="float">
            <text:p>26.925243544</text:p>
          </table:table-cell>
          <table:table-cell office:value-type="float" office:value="26.910127231" calcext:value-type="float">
            <text:p>26.910127231</text:p>
          </table:table-cell>
          <table:table-cell office:value-type="float" office:value="26.938665783" calcext:value-type="float">
            <text:p>26.93866578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1 16:41:41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87090932" calcext:value-type="float">
            <text:p>1.287090932</text:p>
          </table:table-cell>
          <table:table-cell office:value-type="float" office:value="1.120112672" calcext:value-type="float">
            <text:p>1.120112672</text:p>
          </table:table-cell>
          <table:table-cell office:value-type="float" office:value="1.302124417" calcext:value-type="float">
            <text:p>1.302124417</text:p>
          </table:table-cell>
          <table:table-cell/>
          <table:table-cell office:value-type="float" office:value="0.010515449" calcext:value-type="float">
            <text:p>0.010515449</text:p>
          </table:table-cell>
          <table:table-cell office:value-type="float" office:value="0.009151247" calcext:value-type="float">
            <text:p>0.009151247</text:p>
          </table:table-cell>
          <table:table-cell office:value-type="float" office:value="0.010638271" calcext:value-type="float">
            <text:p>0.010638271</text:p>
          </table:table-cell>
          <table:table-cell/>
          <table:table-cell office:value-type="float" office:value="0.009419632" calcext:value-type="float">
            <text:p>0.009419632</text:p>
          </table:table-cell>
          <table:table-cell office:value-type="float" office:value="0.008055431" calcext:value-type="float">
            <text:p>0.008055431</text:p>
          </table:table-cell>
          <table:table-cell office:value-type="float" office:value="0.009542455" calcext:value-type="float">
            <text:p>0.009542455</text:p>
          </table:table-cell>
          <table:table-cell/>
          <table:table-cell office:value-type="float" office:value="26.928879243" calcext:value-type="float">
            <text:p>26.928879243</text:p>
          </table:table-cell>
          <table:table-cell office:value-type="float" office:value="26.895266914" calcext:value-type="float">
            <text:p>26.895266914</text:p>
          </table:table-cell>
          <table:table-cell office:value-type="float" office:value="26.931905399" calcext:value-type="float">
            <text:p>26.93190539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1 16:41:42</text:p>
          </table:table-cell>
          <table:table-cell office:value-type="float" office:value="26.70688" calcext:value-type="float">
            <text:p>26.70688</text:p>
          </table:table-cell>
          <table:table-cell/>
          <table:table-cell office:value-type="float" office:value="1.271205696" calcext:value-type="float">
            <text:p>1.271205696</text:p>
          </table:table-cell>
          <table:table-cell office:value-type="float" office:value="1.104242933" calcext:value-type="float">
            <text:p>1.104242933</text:p>
          </table:table-cell>
          <table:table-cell office:value-type="float" office:value="1.285530482" calcext:value-type="float">
            <text:p>1.285530482</text:p>
          </table:table-cell>
          <table:table-cell/>
          <table:table-cell office:value-type="float" office:value="0.010385667" calcext:value-type="float">
            <text:p>0.010385667</text:p>
          </table:table-cell>
          <table:table-cell office:value-type="float" office:value="0.009021593" calcext:value-type="float">
            <text:p>0.009021593</text:p>
          </table:table-cell>
          <table:table-cell office:value-type="float" office:value="0.0105027" calcext:value-type="float">
            <text:p>0.0105027</text:p>
          </table:table-cell>
          <table:table-cell/>
          <table:table-cell office:value-type="float" office:value="0.009289851" calcext:value-type="float">
            <text:p>0.009289851</text:p>
          </table:table-cell>
          <table:table-cell office:value-type="float" office:value="0.007925776" calcext:value-type="float">
            <text:p>0.007925776</text:p>
          </table:table-cell>
          <table:table-cell office:value-type="float" office:value="0.009406883" calcext:value-type="float">
            <text:p>0.009406883</text:p>
          </table:table-cell>
          <table:table-cell/>
          <table:table-cell office:value-type="float" office:value="26.935787814" calcext:value-type="float">
            <text:p>26.935787814</text:p>
          </table:table-cell>
          <table:table-cell office:value-type="float" office:value="26.902178807" calcext:value-type="float">
            <text:p>26.902178807</text:p>
          </table:table-cell>
          <table:table-cell office:value-type="float" office:value="26.938671296" calcext:value-type="float">
            <text:p>26.93867129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1 16:41:43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7118245" calcext:value-type="float">
            <text:p>1.27118245</text:p>
          </table:table-cell>
          <table:table-cell office:value-type="float" office:value="1.10393895" calcext:value-type="float">
            <text:p>1.10393895</text:p>
          </table:table-cell>
          <table:table-cell office:value-type="float" office:value="1.298166668" calcext:value-type="float">
            <text:p>1.298166668</text:p>
          </table:table-cell>
          <table:table-cell/>
          <table:table-cell office:value-type="float" office:value="0.010385478" calcext:value-type="float">
            <text:p>0.010385478</text:p>
          </table:table-cell>
          <table:table-cell office:value-type="float" office:value="0.009019109" calcext:value-type="float">
            <text:p>0.009019109</text:p>
          </table:table-cell>
          <table:table-cell office:value-type="float" office:value="0.010605937" calcext:value-type="float">
            <text:p>0.010605937</text:p>
          </table:table-cell>
          <table:table-cell/>
          <table:table-cell office:value-type="float" office:value="0.009289661" calcext:value-type="float">
            <text:p>0.009289661</text:p>
          </table:table-cell>
          <table:table-cell office:value-type="float" office:value="0.007923292" calcext:value-type="float">
            <text:p>0.007923292</text:p>
          </table:table-cell>
          <table:table-cell office:value-type="float" office:value="0.00951012" calcext:value-type="float">
            <text:p>0.00951012</text:p>
          </table:table-cell>
          <table:table-cell/>
          <table:table-cell office:value-type="float" office:value="26.93073004" calcext:value-type="float">
            <text:p>26.93073004</text:p>
          </table:table-cell>
          <table:table-cell office:value-type="float" office:value="26.897064372" calcext:value-type="float">
            <text:p>26.897064372</text:p>
          </table:table-cell>
          <table:table-cell office:value-type="float" office:value="26.936161798" calcext:value-type="float">
            <text:p>26.93616179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1 16:41:44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54617209" calcext:value-type="float">
            <text:p>1.154617209</text:p>
          </table:table-cell>
          <table:table-cell office:value-type="float" office:value="1.195276522" calcext:value-type="float">
            <text:p>1.195276522</text:p>
          </table:table-cell>
          <table:table-cell office:value-type="float" office:value="1.310449399" calcext:value-type="float">
            <text:p>1.310449399</text:p>
          </table:table-cell>
          <table:table-cell/>
          <table:table-cell office:value-type="float" office:value="0.009433147" calcext:value-type="float">
            <text:p>0.009433147</text:p>
          </table:table-cell>
          <table:table-cell office:value-type="float" office:value="0.009765331" calcext:value-type="float">
            <text:p>0.009765331</text:p>
          </table:table-cell>
          <table:table-cell office:value-type="float" office:value="0.010706286" calcext:value-type="float">
            <text:p>0.010706286</text:p>
          </table:table-cell>
          <table:table-cell/>
          <table:table-cell office:value-type="float" office:value="0.008337331" calcext:value-type="float">
            <text:p>0.008337331</text:p>
          </table:table-cell>
          <table:table-cell office:value-type="float" office:value="0.008669514" calcext:value-type="float">
            <text:p>0.008669514</text:p>
          </table:table-cell>
          <table:table-cell office:value-type="float" office:value="0.009610469" calcext:value-type="float">
            <text:p>0.009610469</text:p>
          </table:table-cell>
          <table:table-cell/>
          <table:table-cell office:value-type="float" office:value="26.897159479" calcext:value-type="float">
            <text:p>26.897159479</text:p>
          </table:table-cell>
          <table:table-cell office:value-type="float" office:value="26.90534418" calcext:value-type="float">
            <text:p>26.90534418</text:p>
          </table:table-cell>
          <table:table-cell office:value-type="float" office:value="26.928528109" calcext:value-type="float">
            <text:p>26.92852810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1 16:41:45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85444651" calcext:value-type="float">
            <text:p>1.285444651</text:p>
          </table:table-cell>
          <table:table-cell office:value-type="float" office:value="1.108572615" calcext:value-type="float">
            <text:p>1.108572615</text:p>
          </table:table-cell>
          <table:table-cell office:value-type="float" office:value="1.234210281" calcext:value-type="float">
            <text:p>1.234210281</text:p>
          </table:table-cell>
          <table:table-cell/>
          <table:table-cell office:value-type="float" office:value="0.010501999" calcext:value-type="float">
            <text:p>0.010501999</text:p>
          </table:table-cell>
          <table:table-cell office:value-type="float" office:value="0.009056966" calcext:value-type="float">
            <text:p>0.009056966</text:p>
          </table:table-cell>
          <table:table-cell office:value-type="float" office:value="0.010083417" calcext:value-type="float">
            <text:p>0.010083417</text:p>
          </table:table-cell>
          <table:table-cell/>
          <table:table-cell office:value-type="float" office:value="0.009406182" calcext:value-type="float">
            <text:p>0.009406182</text:p>
          </table:table-cell>
          <table:table-cell office:value-type="float" office:value="0.007961149" calcext:value-type="float">
            <text:p>0.007961149</text:p>
          </table:table-cell>
          <table:table-cell office:value-type="float" office:value="0.008987601" calcext:value-type="float">
            <text:p>0.008987601</text:p>
          </table:table-cell>
          <table:table-cell/>
          <table:table-cell office:value-type="float" office:value="26.923494774" calcext:value-type="float">
            <text:p>26.923494774</text:p>
          </table:table-cell>
          <table:table-cell office:value-type="float" office:value="26.887890653" calcext:value-type="float">
            <text:p>26.887890653</text:p>
          </table:table-cell>
          <table:table-cell office:value-type="float" office:value="26.913181472" calcext:value-type="float">
            <text:p>26.91318147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1 16:41:47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44116574" calcext:value-type="float">
            <text:p>1.244116574</text:p>
          </table:table-cell>
          <table:table-cell office:value-type="float" office:value="1.104980243" calcext:value-type="float">
            <text:p>1.104980243</text:p>
          </table:table-cell>
          <table:table-cell office:value-type="float" office:value="1.132959262" calcext:value-type="float">
            <text:p>1.132959262</text:p>
          </table:table-cell>
          <table:table-cell/>
          <table:table-cell office:value-type="float" office:value="0.010164351" calcext:value-type="float">
            <text:p>0.010164351</text:p>
          </table:table-cell>
          <table:table-cell office:value-type="float" office:value="0.009027616" calcext:value-type="float">
            <text:p>0.009027616</text:p>
          </table:table-cell>
          <table:table-cell office:value-type="float" office:value="0.009256203" calcext:value-type="float">
            <text:p>0.009256203</text:p>
          </table:table-cell>
          <table:table-cell/>
          <table:table-cell office:value-type="float" office:value="0.009068535" calcext:value-type="float">
            <text:p>0.009068535</text:p>
          </table:table-cell>
          <table:table-cell office:value-type="float" office:value="0.0079318" calcext:value-type="float">
            <text:p>0.0079318</text:p>
          </table:table-cell>
          <table:table-cell office:value-type="float" office:value="0.008160387" calcext:value-type="float">
            <text:p>0.008160387</text:p>
          </table:table-cell>
          <table:table-cell/>
          <table:table-cell office:value-type="float" office:value="26.925281819" calcext:value-type="float">
            <text:p>26.925281819</text:p>
          </table:table-cell>
          <table:table-cell office:value-type="float" office:value="26.897273985" calcext:value-type="float">
            <text:p>26.897273985</text:p>
          </table:table-cell>
          <table:table-cell office:value-type="float" office:value="26.902906154" calcext:value-type="float">
            <text:p>26.90290615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1 16:41:48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41636508" calcext:value-type="float">
            <text:p>1.141636508</text:p>
          </table:table-cell>
          <table:table-cell office:value-type="float" office:value="1.245370656" calcext:value-type="float">
            <text:p>1.245370656</text:p>
          </table:table-cell>
          <table:table-cell office:value-type="float" office:value="1.100576055" calcext:value-type="float">
            <text:p>1.100576055</text:p>
          </table:table-cell>
          <table:table-cell/>
          <table:table-cell office:value-type="float" office:value="0.009327096" calcext:value-type="float">
            <text:p>0.009327096</text:p>
          </table:table-cell>
          <table:table-cell office:value-type="float" office:value="0.010174597" calcext:value-type="float">
            <text:p>0.010174597</text:p>
          </table:table-cell>
          <table:table-cell office:value-type="float" office:value="0.008991634" calcext:value-type="float">
            <text:p>0.008991634</text:p>
          </table:table-cell>
          <table:table-cell/>
          <table:table-cell office:value-type="float" office:value="0.008231279" calcext:value-type="float">
            <text:p>0.008231279</text:p>
          </table:table-cell>
          <table:table-cell office:value-type="float" office:value="0.00907878" calcext:value-type="float">
            <text:p>0.00907878</text:p>
          </table:table-cell>
          <table:table-cell office:value-type="float" office:value="0.007895818" calcext:value-type="float">
            <text:p>0.007895818</text:p>
          </table:table-cell>
          <table:table-cell/>
          <table:table-cell office:value-type="float" office:value="26.899599666" calcext:value-type="float">
            <text:p>26.899599666</text:p>
          </table:table-cell>
          <table:table-cell office:value-type="float" office:value="26.920481142" calcext:value-type="float">
            <text:p>26.920481142</text:p>
          </table:table-cell>
          <table:table-cell office:value-type="float" office:value="26.891334175" calcext:value-type="float">
            <text:p>26.8913341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1 16:41:49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2219347" calcext:value-type="float">
            <text:p>1.12219347</text:p>
          </table:table-cell>
          <table:table-cell office:value-type="float" office:value="1.279092584" calcext:value-type="float">
            <text:p>1.279092584</text:p>
          </table:table-cell>
          <table:table-cell office:value-type="float" office:value="1.101471913" calcext:value-type="float">
            <text:p>1.101471913</text:p>
          </table:table-cell>
          <table:table-cell/>
          <table:table-cell office:value-type="float" office:value="0.009168247" calcext:value-type="float">
            <text:p>0.009168247</text:p>
          </table:table-cell>
          <table:table-cell office:value-type="float" office:value="0.010450103" calcext:value-type="float">
            <text:p>0.010450103</text:p>
          </table:table-cell>
          <table:table-cell office:value-type="float" office:value="0.008998954" calcext:value-type="float">
            <text:p>0.008998954</text:p>
          </table:table-cell>
          <table:table-cell/>
          <table:table-cell office:value-type="float" office:value="0.008072431" calcext:value-type="float">
            <text:p>0.008072431</text:p>
          </table:table-cell>
          <table:table-cell office:value-type="float" office:value="0.009354286" calcext:value-type="float">
            <text:p>0.009354286</text:p>
          </table:table-cell>
          <table:table-cell office:value-type="float" office:value="0.007903137" calcext:value-type="float">
            <text:p>0.007903137</text:p>
          </table:table-cell>
          <table:table-cell/>
          <table:table-cell office:value-type="float" office:value="26.89568578" calcext:value-type="float">
            <text:p>26.89568578</text:p>
          </table:table-cell>
          <table:table-cell office:value-type="float" office:value="26.927269217" calcext:value-type="float">
            <text:p>26.927269217</text:p>
          </table:table-cell>
          <table:table-cell office:value-type="float" office:value="26.891514512" calcext:value-type="float">
            <text:p>26.89151451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1 16:41:50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15591659" calcext:value-type="float">
            <text:p>1.115591659</text:p>
          </table:table-cell>
          <table:table-cell office:value-type="float" office:value="1.294437205" calcext:value-type="float">
            <text:p>1.294437205</text:p>
          </table:table-cell>
          <table:table-cell office:value-type="float" office:value="1.108348502" calcext:value-type="float">
            <text:p>1.108348502</text:p>
          </table:table-cell>
          <table:table-cell/>
          <table:table-cell office:value-type="float" office:value="0.009114311" calcext:value-type="float">
            <text:p>0.009114311</text:p>
          </table:table-cell>
          <table:table-cell office:value-type="float" office:value="0.010575467" calcext:value-type="float">
            <text:p>0.010575467</text:p>
          </table:table-cell>
          <table:table-cell office:value-type="float" office:value="0.009055135" calcext:value-type="float">
            <text:p>0.009055135</text:p>
          </table:table-cell>
          <table:table-cell/>
          <table:table-cell office:value-type="float" office:value="0.008018494" calcext:value-type="float">
            <text:p>0.008018494</text:p>
          </table:table-cell>
          <table:table-cell office:value-type="float" office:value="0.009479651" calcext:value-type="float">
            <text:p>0.009479651</text:p>
          </table:table-cell>
          <table:table-cell office:value-type="float" office:value="0.007959318" calcext:value-type="float">
            <text:p>0.007959318</text:p>
          </table:table-cell>
          <table:table-cell/>
          <table:table-cell office:value-type="float" office:value="26.899410063" calcext:value-type="float">
            <text:p>26.899410063</text:p>
          </table:table-cell>
          <table:table-cell office:value-type="float" office:value="26.935411081" calcext:value-type="float">
            <text:p>26.935411081</text:p>
          </table:table-cell>
          <table:table-cell office:value-type="float" office:value="26.897952016" calcext:value-type="float">
            <text:p>26.89795201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1 16:41:52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20933428" calcext:value-type="float">
            <text:p>1.120933428</text:p>
          </table:table-cell>
          <table:table-cell office:value-type="float" office:value="1.295200741" calcext:value-type="float">
            <text:p>1.295200741</text:p>
          </table:table-cell>
          <table:table-cell office:value-type="float" office:value="1.161686321" calcext:value-type="float">
            <text:p>1.161686321</text:p>
          </table:table-cell>
          <table:table-cell/>
          <table:table-cell office:value-type="float" office:value="0.009157953" calcext:value-type="float">
            <text:p>0.009157953</text:p>
          </table:table-cell>
          <table:table-cell office:value-type="float" office:value="0.010581705" calcext:value-type="float">
            <text:p>0.010581705</text:p>
          </table:table-cell>
          <table:table-cell office:value-type="float" office:value="0.009490901" calcext:value-type="float">
            <text:p>0.009490901</text:p>
          </table:table-cell>
          <table:table-cell/>
          <table:table-cell office:value-type="float" office:value="0.008062136" calcext:value-type="float">
            <text:p>0.008062136</text:p>
          </table:table-cell>
          <table:table-cell office:value-type="float" office:value="0.009485889" calcext:value-type="float">
            <text:p>0.009485889</text:p>
          </table:table-cell>
          <table:table-cell office:value-type="float" office:value="0.008395085" calcext:value-type="float">
            <text:p>0.008395085</text:p>
          </table:table-cell>
          <table:table-cell/>
          <table:table-cell office:value-type="float" office:value="26.90048536" calcext:value-type="float">
            <text:p>26.90048536</text:p>
          </table:table-cell>
          <table:table-cell office:value-type="float" office:value="26.935564776" calcext:value-type="float">
            <text:p>26.935564776</text:p>
          </table:table-cell>
          <table:table-cell office:value-type="float" office:value="26.908688874" calcext:value-type="float">
            <text:p>26.90868887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1 16:41:53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87517785" calcext:value-type="float">
            <text:p>1.187517785</text:p>
          </table:table-cell>
          <table:table-cell office:value-type="float" office:value="1.212602998" calcext:value-type="float">
            <text:p>1.212602998</text:p>
          </table:table-cell>
          <table:table-cell office:value-type="float" office:value="1.308502711" calcext:value-type="float">
            <text:p>1.308502711</text:p>
          </table:table-cell>
          <table:table-cell/>
          <table:table-cell office:value-type="float" office:value="0.009701943" calcext:value-type="float">
            <text:p>0.009701943</text:p>
          </table:table-cell>
          <table:table-cell office:value-type="float" office:value="0.009906887" calcext:value-type="float">
            <text:p>0.009906887</text:p>
          </table:table-cell>
          <table:table-cell office:value-type="float" office:value="0.010690382" calcext:value-type="float">
            <text:p>0.010690382</text:p>
          </table:table-cell>
          <table:table-cell/>
          <table:table-cell office:value-type="float" office:value="0.008606126" calcext:value-type="float">
            <text:p>0.008606126</text:p>
          </table:table-cell>
          <table:table-cell office:value-type="float" office:value="0.008811071" calcext:value-type="float">
            <text:p>0.008811071</text:p>
          </table:table-cell>
          <table:table-cell office:value-type="float" office:value="0.009594565" calcext:value-type="float">
            <text:p>0.009594565</text:p>
          </table:table-cell>
          <table:table-cell/>
          <table:table-cell office:value-type="float" office:value="26.913888691" calcext:value-type="float">
            <text:p>26.913888691</text:p>
          </table:table-cell>
          <table:table-cell office:value-type="float" office:value="26.918938266" calcext:value-type="float">
            <text:p>26.918938266</text:p>
          </table:table-cell>
          <table:table-cell office:value-type="float" office:value="26.938242373" calcext:value-type="float">
            <text:p>26.93824237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1 16:41:54</text:p>
          </table:table-cell>
          <table:table-cell office:value-type="float" office:value="26.70688" calcext:value-type="float">
            <text:p>26.70688</text:p>
          </table:table-cell>
          <table:table-cell/>
          <table:table-cell office:value-type="float" office:value="1.284326468" calcext:value-type="float">
            <text:p>1.284326468</text:p>
          </table:table-cell>
          <table:table-cell office:value-type="float" office:value="1.122678056" calcext:value-type="float">
            <text:p>1.122678056</text:p>
          </table:table-cell>
          <table:table-cell office:value-type="float" office:value="1.280039105" calcext:value-type="float">
            <text:p>1.280039105</text:p>
          </table:table-cell>
          <table:table-cell/>
          <table:table-cell office:value-type="float" office:value="0.010492863" calcext:value-type="float">
            <text:p>0.010492863</text:p>
          </table:table-cell>
          <table:table-cell office:value-type="float" office:value="0.009172206" calcext:value-type="float">
            <text:p>0.009172206</text:p>
          </table:table-cell>
          <table:table-cell office:value-type="float" office:value="0.010457836" calcext:value-type="float">
            <text:p>0.010457836</text:p>
          </table:table-cell>
          <table:table-cell/>
          <table:table-cell office:value-type="float" office:value="0.009397047" calcext:value-type="float">
            <text:p>0.009397047</text:p>
          </table:table-cell>
          <table:table-cell office:value-type="float" office:value="0.00807639" calcext:value-type="float">
            <text:p>0.00807639</text:p>
          </table:table-cell>
          <table:table-cell office:value-type="float" office:value="0.009362019" calcext:value-type="float">
            <text:p>0.009362019</text:p>
          </table:table-cell>
          <table:table-cell/>
          <table:table-cell office:value-type="float" office:value="26.938428937" calcext:value-type="float">
            <text:p>26.938428937</text:p>
          </table:table-cell>
          <table:table-cell office:value-type="float" office:value="26.90588978" calcext:value-type="float">
            <text:p>26.90588978</text:p>
          </table:table-cell>
          <table:table-cell office:value-type="float" office:value="26.93756592" calcext:value-type="float">
            <text:p>26.9375659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1 16:41:55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43308931" calcext:value-type="float">
            <text:p>1.243308931</text:p>
          </table:table-cell>
          <table:table-cell office:value-type="float" office:value="1.141312258" calcext:value-type="float">
            <text:p>1.141312258</text:p>
          </table:table-cell>
          <table:table-cell office:value-type="float" office:value="1.15529849" calcext:value-type="float">
            <text:p>1.15529849</text:p>
          </table:table-cell>
          <table:table-cell/>
          <table:table-cell office:value-type="float" office:value="0.010157753" calcext:value-type="float">
            <text:p>0.010157753</text:p>
          </table:table-cell>
          <table:table-cell office:value-type="float" office:value="0.009324447" calcext:value-type="float">
            <text:p>0.009324447</text:p>
          </table:table-cell>
          <table:table-cell office:value-type="float" office:value="0.009438713" calcext:value-type="float">
            <text:p>0.009438713</text:p>
          </table:table-cell>
          <table:table-cell/>
          <table:table-cell office:value-type="float" office:value="0.009061936" calcext:value-type="float">
            <text:p>0.009061936</text:p>
          </table:table-cell>
          <table:table-cell office:value-type="float" office:value="0.00822863" calcext:value-type="float">
            <text:p>0.00822863</text:p>
          </table:table-cell>
          <table:table-cell office:value-type="float" office:value="0.008342897" calcext:value-type="float">
            <text:p>0.008342897</text:p>
          </table:table-cell>
          <table:table-cell/>
          <table:table-cell office:value-type="float" office:value="26.925119244" calcext:value-type="float">
            <text:p>26.925119244</text:p>
          </table:table-cell>
          <table:table-cell office:value-type="float" office:value="26.904587605" calcext:value-type="float">
            <text:p>26.904587605</text:p>
          </table:table-cell>
          <table:table-cell office:value-type="float" office:value="26.907403015" calcext:value-type="float">
            <text:p>26.90740301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1 16:41:56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43145697" calcext:value-type="float">
            <text:p>1.143145697</text:p>
          </table:table-cell>
          <table:table-cell office:value-type="float" office:value="1.245719343" calcext:value-type="float">
            <text:p>1.245719343</text:p>
          </table:table-cell>
          <table:table-cell office:value-type="float" office:value="1.098869574" calcext:value-type="float">
            <text:p>1.098869574</text:p>
          </table:table-cell>
          <table:table-cell/>
          <table:table-cell office:value-type="float" office:value="0.009339426" calcext:value-type="float">
            <text:p>0.009339426</text:p>
          </table:table-cell>
          <table:table-cell office:value-type="float" office:value="0.010177446" calcext:value-type="float">
            <text:p>0.010177446</text:p>
          </table:table-cell>
          <table:table-cell office:value-type="float" office:value="0.008977693" calcext:value-type="float">
            <text:p>0.008977693</text:p>
          </table:table-cell>
          <table:table-cell/>
          <table:table-cell office:value-type="float" office:value="0.008243609" calcext:value-type="float">
            <text:p>0.008243609</text:p>
          </table:table-cell>
          <table:table-cell office:value-type="float" office:value="0.009081629" calcext:value-type="float">
            <text:p>0.009081629</text:p>
          </table:table-cell>
          <table:table-cell office:value-type="float" office:value="0.007881876" calcext:value-type="float">
            <text:p>0.007881876</text:p>
          </table:table-cell>
          <table:table-cell/>
          <table:table-cell office:value-type="float" office:value="26.904956674" calcext:value-type="float">
            <text:p>26.904956674</text:p>
          </table:table-cell>
          <table:table-cell office:value-type="float" office:value="26.925604448" calcext:value-type="float">
            <text:p>26.925604448</text:p>
          </table:table-cell>
          <table:table-cell office:value-type="float" office:value="26.896043905" calcext:value-type="float">
            <text:p>26.89604390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1 16:41:58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19233503" calcext:value-type="float">
            <text:p>1.119233503</text:p>
          </table:table-cell>
          <table:table-cell office:value-type="float" office:value="1.273456964" calcext:value-type="float">
            <text:p>1.273456964</text:p>
          </table:table-cell>
          <table:table-cell office:value-type="float" office:value="1.100021732" calcext:value-type="float">
            <text:p>1.100021732</text:p>
          </table:table-cell>
          <table:table-cell/>
          <table:table-cell office:value-type="float" office:value="0.009144065" calcext:value-type="float">
            <text:p>0.009144065</text:p>
          </table:table-cell>
          <table:table-cell office:value-type="float" office:value="0.01040406" calcext:value-type="float">
            <text:p>0.01040406</text:p>
          </table:table-cell>
          <table:table-cell office:value-type="float" office:value="0.008987106" calcext:value-type="float">
            <text:p>0.008987106</text:p>
          </table:table-cell>
          <table:table-cell/>
          <table:table-cell office:value-type="float" office:value="0.008048248" calcext:value-type="float">
            <text:p>0.008048248</text:p>
          </table:table-cell>
          <table:table-cell office:value-type="float" office:value="0.009308244" calcext:value-type="float">
            <text:p>0.009308244</text:p>
          </table:table-cell>
          <table:table-cell office:value-type="float" office:value="0.007891289" calcext:value-type="float">
            <text:p>0.007891289</text:p>
          </table:table-cell>
          <table:table-cell/>
          <table:table-cell office:value-type="float" office:value="26.895089937" calcext:value-type="float">
            <text:p>26.895089937</text:p>
          </table:table-cell>
          <table:table-cell office:value-type="float" office:value="26.926134794" calcext:value-type="float">
            <text:p>26.926134794</text:p>
          </table:table-cell>
          <table:table-cell office:value-type="float" office:value="26.891222589" calcext:value-type="float">
            <text:p>26.89122258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1 16:41:59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13437547" calcext:value-type="float">
            <text:p>1.113437547</text:p>
          </table:table-cell>
          <table:table-cell office:value-type="float" office:value="1.28563181" calcext:value-type="float">
            <text:p>1.28563181</text:p>
          </table:table-cell>
          <table:table-cell office:value-type="float" office:value="1.147006291" calcext:value-type="float">
            <text:p>1.147006291</text:p>
          </table:table-cell>
          <table:table-cell/>
          <table:table-cell office:value-type="float" office:value="0.009096712" calcext:value-type="float">
            <text:p>0.009096712</text:p>
          </table:table-cell>
          <table:table-cell office:value-type="float" office:value="0.010503528" calcext:value-type="float">
            <text:p>0.010503528</text:p>
          </table:table-cell>
          <table:table-cell office:value-type="float" office:value="0.009370966" calcext:value-type="float">
            <text:p>0.009370966</text:p>
          </table:table-cell>
          <table:table-cell/>
          <table:table-cell office:value-type="float" office:value="0.008000895" calcext:value-type="float">
            <text:p>0.008000895</text:p>
          </table:table-cell>
          <table:table-cell office:value-type="float" office:value="0.009407711" calcext:value-type="float">
            <text:p>0.009407711</text:p>
          </table:table-cell>
          <table:table-cell office:value-type="float" office:value="0.00827515" calcext:value-type="float">
            <text:p>0.00827515</text:p>
          </table:table-cell>
          <table:table-cell/>
          <table:table-cell office:value-type="float" office:value="26.893923206" calcext:value-type="float">
            <text:p>26.893923206</text:p>
          </table:table-cell>
          <table:table-cell office:value-type="float" office:value="26.928585529" calcext:value-type="float">
            <text:p>26.928585529</text:p>
          </table:table-cell>
          <table:table-cell office:value-type="float" office:value="26.900680602" calcext:value-type="float">
            <text:p>26.90068060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1 16:42:00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50468725" calcext:value-type="float">
            <text:p>1.150468725</text:p>
          </table:table-cell>
          <table:table-cell office:value-type="float" office:value="1.270955356" calcext:value-type="float">
            <text:p>1.270955356</text:p>
          </table:table-cell>
          <table:table-cell office:value-type="float" office:value="1.289223586" calcext:value-type="float">
            <text:p>1.289223586</text:p>
          </table:table-cell>
          <table:table-cell/>
          <table:table-cell office:value-type="float" office:value="0.009399254" calcext:value-type="float">
            <text:p>0.009399254</text:p>
          </table:table-cell>
          <table:table-cell office:value-type="float" office:value="0.010383622" calcext:value-type="float">
            <text:p>0.010383622</text:p>
          </table:table-cell>
          <table:table-cell office:value-type="float" office:value="0.010532872" calcext:value-type="float">
            <text:p>0.010532872</text:p>
          </table:table-cell>
          <table:table-cell/>
          <table:table-cell office:value-type="float" office:value="0.008303438" calcext:value-type="float">
            <text:p>0.008303438</text:p>
          </table:table-cell>
          <table:table-cell office:value-type="float" office:value="0.009287806" calcext:value-type="float">
            <text:p>0.009287806</text:p>
          </table:table-cell>
          <table:table-cell office:value-type="float" office:value="0.009437056" calcext:value-type="float">
            <text:p>0.009437056</text:p>
          </table:table-cell>
          <table:table-cell/>
          <table:table-cell office:value-type="float" office:value="26.90643079" calcext:value-type="float">
            <text:p>26.90643079</text:p>
          </table:table-cell>
          <table:table-cell office:value-type="float" office:value="26.930684327" calcext:value-type="float">
            <text:p>26.930684327</text:p>
          </table:table-cell>
          <table:table-cell office:value-type="float" office:value="26.934361613" calcext:value-type="float">
            <text:p>26.9343616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1 16:42:01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14820291" calcext:value-type="float">
            <text:p>1.214820291</text:p>
          </table:table-cell>
          <table:table-cell office:value-type="float" office:value="1.1818166" calcext:value-type="float">
            <text:p>1.1818166</text:p>
          </table:table-cell>
          <table:table-cell office:value-type="float" office:value="1.304459727" calcext:value-type="float">
            <text:p>1.304459727</text:p>
          </table:table-cell>
          <table:table-cell/>
          <table:table-cell office:value-type="float" office:value="0.009925002" calcext:value-type="float">
            <text:p>0.009925002</text:p>
          </table:table-cell>
          <table:table-cell office:value-type="float" office:value="0.009655364" calcext:value-type="float">
            <text:p>0.009655364</text:p>
          </table:table-cell>
          <table:table-cell office:value-type="float" office:value="0.010657351" calcext:value-type="float">
            <text:p>0.010657351</text:p>
          </table:table-cell>
          <table:table-cell/>
          <table:table-cell office:value-type="float" office:value="0.008829186" calcext:value-type="float">
            <text:p>0.008829186</text:p>
          </table:table-cell>
          <table:table-cell office:value-type="float" office:value="0.008559548" calcext:value-type="float">
            <text:p>0.008559548</text:p>
          </table:table-cell>
          <table:table-cell office:value-type="float" office:value="0.009561534" calcext:value-type="float">
            <text:p>0.009561534</text:p>
          </table:table-cell>
          <table:table-cell/>
          <table:table-cell office:value-type="float" office:value="26.919384599" calcext:value-type="float">
            <text:p>26.919384599</text:p>
          </table:table-cell>
          <table:table-cell office:value-type="float" office:value="26.912741057" calcext:value-type="float">
            <text:p>26.912741057</text:p>
          </table:table-cell>
          <table:table-cell office:value-type="float" office:value="26.937428549" calcext:value-type="float">
            <text:p>26.93742854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1 16:42:02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91617309" calcext:value-type="float">
            <text:p>1.291617309</text:p>
          </table:table-cell>
          <table:table-cell office:value-type="float" office:value="1.122604146" calcext:value-type="float">
            <text:p>1.122604146</text:p>
          </table:table-cell>
          <table:table-cell office:value-type="float" office:value="1.299851692" calcext:value-type="float">
            <text:p>1.299851692</text:p>
          </table:table-cell>
          <table:table-cell/>
          <table:table-cell office:value-type="float" office:value="0.010552429" calcext:value-type="float">
            <text:p>0.010552429</text:p>
          </table:table-cell>
          <table:table-cell office:value-type="float" office:value="0.009171603" calcext:value-type="float">
            <text:p>0.009171603</text:p>
          </table:table-cell>
          <table:table-cell office:value-type="float" office:value="0.010619703" calcext:value-type="float">
            <text:p>0.010619703</text:p>
          </table:table-cell>
          <table:table-cell/>
          <table:table-cell office:value-type="float" office:value="0.009456612" calcext:value-type="float">
            <text:p>0.009456612</text:p>
          </table:table-cell>
          <table:table-cell office:value-type="float" office:value="0.008075786" calcext:value-type="float">
            <text:p>0.008075786</text:p>
          </table:table-cell>
          <table:table-cell office:value-type="float" office:value="0.009523887" calcext:value-type="float">
            <text:p>0.009523887</text:p>
          </table:table-cell>
          <table:table-cell/>
          <table:table-cell office:value-type="float" office:value="26.934843454" calcext:value-type="float">
            <text:p>26.934843454</text:p>
          </table:table-cell>
          <table:table-cell office:value-type="float" office:value="26.900821675" calcext:value-type="float">
            <text:p>26.900821675</text:p>
          </table:table-cell>
          <table:table-cell office:value-type="float" office:value="26.936500982" calcext:value-type="float">
            <text:p>26.93650098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1 16:42:04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65437158" calcext:value-type="float">
            <text:p>1.265437158</text:p>
          </table:table-cell>
          <table:table-cell office:value-type="float" office:value="1.117707624" calcext:value-type="float">
            <text:p>1.117707624</text:p>
          </table:table-cell>
          <table:table-cell office:value-type="float" office:value="1.197208905" calcext:value-type="float">
            <text:p>1.197208905</text:p>
          </table:table-cell>
          <table:table-cell/>
          <table:table-cell office:value-type="float" office:value="0.010338539" calcext:value-type="float">
            <text:p>0.010338539</text:p>
          </table:table-cell>
          <table:table-cell office:value-type="float" office:value="0.009131598" calcext:value-type="float">
            <text:p>0.009131598</text:p>
          </table:table-cell>
          <table:table-cell office:value-type="float" office:value="0.009781119" calcext:value-type="float">
            <text:p>0.009781119</text:p>
          </table:table-cell>
          <table:table-cell/>
          <table:table-cell office:value-type="float" office:value="0.009242722" calcext:value-type="float">
            <text:p>0.009242722</text:p>
          </table:table-cell>
          <table:table-cell office:value-type="float" office:value="0.008035782" calcext:value-type="float">
            <text:p>0.008035782</text:p>
          </table:table-cell>
          <table:table-cell office:value-type="float" office:value="0.008685302" calcext:value-type="float">
            <text:p>0.008685302</text:p>
          </table:table-cell>
          <table:table-cell/>
          <table:table-cell office:value-type="float" office:value="26.929573544" calcext:value-type="float">
            <text:p>26.929573544</text:p>
          </table:table-cell>
          <table:table-cell office:value-type="float" office:value="26.899836007" calcext:value-type="float">
            <text:p>26.899836007</text:p>
          </table:table-cell>
          <table:table-cell office:value-type="float" office:value="26.915839486" calcext:value-type="float">
            <text:p>26.91583948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1 16:42:05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19036724" calcext:value-type="float">
            <text:p>1.219036724</text:p>
          </table:table-cell>
          <table:table-cell office:value-type="float" office:value="1.222678569" calcext:value-type="float">
            <text:p>1.222678569</text:p>
          </table:table-cell>
          <table:table-cell office:value-type="float" office:value="1.089506875" calcext:value-type="float">
            <text:p>1.089506875</text:p>
          </table:table-cell>
          <table:table-cell/>
          <table:table-cell office:value-type="float" office:value="0.00995945" calcext:value-type="float">
            <text:p>0.00995945</text:p>
          </table:table-cell>
          <table:table-cell office:value-type="float" office:value="0.009989204" calcext:value-type="float">
            <text:p>0.009989204</text:p>
          </table:table-cell>
          <table:table-cell office:value-type="float" office:value="0.0089012" calcext:value-type="float">
            <text:p>0.0089012</text:p>
          </table:table-cell>
          <table:table-cell/>
          <table:table-cell office:value-type="float" office:value="0.008863634" calcext:value-type="float">
            <text:p>0.008863634</text:p>
          </table:table-cell>
          <table:table-cell office:value-type="float" office:value="0.008893387" calcext:value-type="float">
            <text:p>0.008893387</text:p>
          </table:table-cell>
          <table:table-cell office:value-type="float" office:value="0.007805383" calcext:value-type="float">
            <text:p>0.007805383</text:p>
          </table:table-cell>
          <table:table-cell/>
          <table:table-cell office:value-type="float" office:value="26.920233351" calcext:value-type="float">
            <text:p>26.920233351</text:p>
          </table:table-cell>
          <table:table-cell office:value-type="float" office:value="26.92096644" calcext:value-type="float">
            <text:p>26.92096644</text:p>
          </table:table-cell>
          <table:table-cell office:value-type="float" office:value="26.894159188" calcext:value-type="float">
            <text:p>26.89415918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1 16:42:06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13255157" calcext:value-type="float">
            <text:p>1.113255157</text:p>
          </table:table-cell>
          <table:table-cell office:value-type="float" office:value="1.29035071" calcext:value-type="float">
            <text:p>1.29035071</text:p>
          </table:table-cell>
          <table:table-cell office:value-type="float" office:value="1.223734763" calcext:value-type="float">
            <text:p>1.223734763</text:p>
          </table:table-cell>
          <table:table-cell/>
          <table:table-cell office:value-type="float" office:value="0.009095222" calcext:value-type="float">
            <text:p>0.009095222</text:p>
          </table:table-cell>
          <table:table-cell office:value-type="float" office:value="0.010542081" calcext:value-type="float">
            <text:p>0.010542081</text:p>
          </table:table-cell>
          <table:table-cell office:value-type="float" office:value="0.009997833" calcext:value-type="float">
            <text:p>0.009997833</text:p>
          </table:table-cell>
          <table:table-cell/>
          <table:table-cell office:value-type="float" office:value="0.007999405" calcext:value-type="float">
            <text:p>0.007999405</text:p>
          </table:table-cell>
          <table:table-cell office:value-type="float" office:value="0.009446264" calcext:value-type="float">
            <text:p>0.009446264</text:p>
          </table:table-cell>
          <table:table-cell office:value-type="float" office:value="0.008902016" calcext:value-type="float">
            <text:p>0.008902016</text:p>
          </table:table-cell>
          <table:table-cell/>
          <table:table-cell office:value-type="float" office:value="26.893886491" calcext:value-type="float">
            <text:p>26.893886491</text:p>
          </table:table-cell>
          <table:table-cell office:value-type="float" office:value="26.929535419" calcext:value-type="float">
            <text:p>26.929535419</text:p>
          </table:table-cell>
          <table:table-cell office:value-type="float" office:value="26.916125912" calcext:value-type="float">
            <text:p>26.91612591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1 16:42:07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49432796" calcext:value-type="float">
            <text:p>1.149432796</text:p>
          </table:table-cell>
          <table:table-cell office:value-type="float" office:value="1.326900283" calcext:value-type="float">
            <text:p>1.326900283</text:p>
          </table:table-cell>
          <table:table-cell office:value-type="float" office:value="1.200111651" calcext:value-type="float">
            <text:p>1.200111651</text:p>
          </table:table-cell>
          <table:table-cell/>
          <table:table-cell office:value-type="float" office:value="0.009390791" calcext:value-type="float">
            <text:p>0.009390791</text:p>
          </table:table-cell>
          <table:table-cell office:value-type="float" office:value="0.010840689" calcext:value-type="float">
            <text:p>0.010840689</text:p>
          </table:table-cell>
          <table:table-cell office:value-type="float" office:value="0.009804834" calcext:value-type="float">
            <text:p>0.009804834</text:p>
          </table:table-cell>
          <table:table-cell/>
          <table:table-cell office:value-type="float" office:value="0.008294974" calcext:value-type="float">
            <text:p>0.008294974</text:p>
          </table:table-cell>
          <table:table-cell office:value-type="float" office:value="0.009744872" calcext:value-type="float">
            <text:p>0.009744872</text:p>
          </table:table-cell>
          <table:table-cell office:value-type="float" office:value="0.008709017" calcext:value-type="float">
            <text:p>0.008709017</text:p>
          </table:table-cell>
          <table:table-cell/>
          <table:table-cell office:value-type="float" office:value="26.896115855" calcext:value-type="float">
            <text:p>26.896115855</text:p>
          </table:table-cell>
          <table:table-cell office:value-type="float" office:value="26.931839581" calcext:value-type="float">
            <text:p>26.931839581</text:p>
          </table:table-cell>
          <table:table-cell office:value-type="float" office:value="26.906317485" calcext:value-type="float">
            <text:p>26.90631748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1 16:42:09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63041134" calcext:value-type="float">
            <text:p>1.163041134</text:p>
          </table:table-cell>
          <table:table-cell office:value-type="float" office:value="1.287369882" calcext:value-type="float">
            <text:p>1.287369882</text:p>
          </table:table-cell>
          <table:table-cell office:value-type="float" office:value="1.253664643" calcext:value-type="float">
            <text:p>1.253664643</text:p>
          </table:table-cell>
          <table:table-cell/>
          <table:table-cell office:value-type="float" office:value="0.00950197" calcext:value-type="float">
            <text:p>0.00950197</text:p>
          </table:table-cell>
          <table:table-cell office:value-type="float" office:value="0.010517728" calcext:value-type="float">
            <text:p>0.010517728</text:p>
          </table:table-cell>
          <table:table-cell office:value-type="float" office:value="0.010242358" calcext:value-type="float">
            <text:p>0.010242358</text:p>
          </table:table-cell>
          <table:table-cell/>
          <table:table-cell office:value-type="float" office:value="0.008406153" calcext:value-type="float">
            <text:p>0.008406153</text:p>
          </table:table-cell>
          <table:table-cell office:value-type="float" office:value="0.009421911" calcext:value-type="float">
            <text:p>0.009421911</text:p>
          </table:table-cell>
          <table:table-cell office:value-type="float" office:value="0.009146542" calcext:value-type="float">
            <text:p>0.009146542</text:p>
          </table:table-cell>
          <table:table-cell/>
          <table:table-cell office:value-type="float" office:value="26.903908406" calcext:value-type="float">
            <text:p>26.903908406</text:p>
          </table:table-cell>
          <table:table-cell office:value-type="float" office:value="26.928935394" calcext:value-type="float">
            <text:p>26.928935394</text:p>
          </table:table-cell>
          <table:table-cell office:value-type="float" office:value="26.922150689" calcext:value-type="float">
            <text:p>26.92215068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1 16:42:10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01027775" calcext:value-type="float">
            <text:p>1.201027775</text:p>
          </table:table-cell>
          <table:table-cell office:value-type="float" office:value="1.224269417" calcext:value-type="float">
            <text:p>1.224269417</text:p>
          </table:table-cell>
          <table:table-cell office:value-type="float" office:value="1.300699866" calcext:value-type="float">
            <text:p>1.300699866</text:p>
          </table:table-cell>
          <table:table-cell/>
          <table:table-cell office:value-type="float" office:value="0.009812318" calcext:value-type="float">
            <text:p>0.009812318</text:p>
          </table:table-cell>
          <table:table-cell office:value-type="float" office:value="0.010002201" calcext:value-type="float">
            <text:p>0.010002201</text:p>
          </table:table-cell>
          <table:table-cell office:value-type="float" office:value="0.010626633" calcext:value-type="float">
            <text:p>0.010626633</text:p>
          </table:table-cell>
          <table:table-cell/>
          <table:table-cell office:value-type="float" office:value="0.008716502" calcext:value-type="float">
            <text:p>0.008716502</text:p>
          </table:table-cell>
          <table:table-cell office:value-type="float" office:value="0.008906385" calcext:value-type="float">
            <text:p>0.008906385</text:p>
          </table:table-cell>
          <table:table-cell office:value-type="float" office:value="0.009530816" calcext:value-type="float">
            <text:p>0.009530816</text:p>
          </table:table-cell>
          <table:table-cell/>
          <table:table-cell office:value-type="float" office:value="26.911555056" calcext:value-type="float">
            <text:p>26.911555056</text:p>
          </table:table-cell>
          <table:table-cell office:value-type="float" office:value="26.916233536" calcext:value-type="float">
            <text:p>26.916233536</text:p>
          </table:table-cell>
          <table:table-cell office:value-type="float" office:value="26.931618646" calcext:value-type="float">
            <text:p>26.9316186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1 16:42:11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37366347" calcext:value-type="float">
            <text:p>1.237366347</text:p>
          </table:table-cell>
          <table:table-cell office:value-type="float" office:value="1.175257108" calcext:value-type="float">
            <text:p>1.175257108</text:p>
          </table:table-cell>
          <table:table-cell office:value-type="float" office:value="1.312891401" calcext:value-type="float">
            <text:p>1.312891401</text:p>
          </table:table-cell>
          <table:table-cell/>
          <table:table-cell office:value-type="float" office:value="0.010109202" calcext:value-type="float">
            <text:p>0.010109202</text:p>
          </table:table-cell>
          <table:table-cell office:value-type="float" office:value="0.009601774" calcext:value-type="float">
            <text:p>0.009601774</text:p>
          </table:table-cell>
          <table:table-cell office:value-type="float" office:value="0.010726237" calcext:value-type="float">
            <text:p>0.010726237</text:p>
          </table:table-cell>
          <table:table-cell/>
          <table:table-cell office:value-type="float" office:value="0.009013386" calcext:value-type="float">
            <text:p>0.009013386</text:p>
          </table:table-cell>
          <table:table-cell office:value-type="float" office:value="0.008505957" calcext:value-type="float">
            <text:p>0.008505957</text:p>
          </table:table-cell>
          <table:table-cell office:value-type="float" office:value="0.00963042" calcext:value-type="float">
            <text:p>0.00963042</text:p>
          </table:table-cell>
          <table:table-cell/>
          <table:table-cell office:value-type="float" office:value="26.918869904" calcext:value-type="float">
            <text:p>26.918869904</text:p>
          </table:table-cell>
          <table:table-cell office:value-type="float" office:value="26.906367467" calcext:value-type="float">
            <text:p>26.906367467</text:p>
          </table:table-cell>
          <table:table-cell office:value-type="float" office:value="26.934072728" calcext:value-type="float">
            <text:p>26.93407272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1 16:42:12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39037065" calcext:value-type="float">
            <text:p>1.239037065</text:p>
          </table:table-cell>
          <table:table-cell office:value-type="float" office:value="1.171366712" calcext:value-type="float">
            <text:p>1.171366712</text:p>
          </table:table-cell>
          <table:table-cell office:value-type="float" office:value="1.311043061" calcext:value-type="float">
            <text:p>1.311043061</text:p>
          </table:table-cell>
          <table:table-cell/>
          <table:table-cell office:value-type="float" office:value="0.010122852" calcext:value-type="float">
            <text:p>0.010122852</text:p>
          </table:table-cell>
          <table:table-cell office:value-type="float" office:value="0.009569989" calcext:value-type="float">
            <text:p>0.009569989</text:p>
          </table:table-cell>
          <table:table-cell office:value-type="float" office:value="0.010711136" calcext:value-type="float">
            <text:p>0.010711136</text:p>
          </table:table-cell>
          <table:table-cell/>
          <table:table-cell office:value-type="float" office:value="0.009027035" calcext:value-type="float">
            <text:p>0.009027035</text:p>
          </table:table-cell>
          <table:table-cell office:value-type="float" office:value="0.008474173" calcext:value-type="float">
            <text:p>0.008474173</text:p>
          </table:table-cell>
          <table:table-cell office:value-type="float" office:value="0.00961532" calcext:value-type="float">
            <text:p>0.00961532</text:p>
          </table:table-cell>
          <table:table-cell/>
          <table:table-cell office:value-type="float" office:value="26.914153091" calcext:value-type="float">
            <text:p>26.914153091</text:p>
          </table:table-cell>
          <table:table-cell office:value-type="float" office:value="26.900531153" calcext:value-type="float">
            <text:p>26.900531153</text:p>
          </table:table-cell>
          <table:table-cell office:value-type="float" office:value="26.92864761" calcext:value-type="float">
            <text:p>26.9286476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1 16:42:13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32214121" calcext:value-type="float">
            <text:p>1.232214121</text:p>
          </table:table-cell>
          <table:table-cell office:value-type="float" office:value="1.156494755" calcext:value-type="float">
            <text:p>1.156494755</text:p>
          </table:table-cell>
          <table:table-cell office:value-type="float" office:value="1.31284789" calcext:value-type="float">
            <text:p>1.31284789</text:p>
          </table:table-cell>
          <table:table-cell/>
          <table:table-cell office:value-type="float" office:value="0.010067109" calcext:value-type="float">
            <text:p>0.010067109</text:p>
          </table:table-cell>
          <table:table-cell office:value-type="float" office:value="0.009448487" calcext:value-type="float">
            <text:p>0.009448487</text:p>
          </table:table-cell>
          <table:table-cell office:value-type="float" office:value="0.010725881" calcext:value-type="float">
            <text:p>0.010725881</text:p>
          </table:table-cell>
          <table:table-cell/>
          <table:table-cell office:value-type="float" office:value="0.008971292" calcext:value-type="float">
            <text:p>0.008971292</text:p>
          </table:table-cell>
          <table:table-cell office:value-type="float" office:value="0.00835267" calcext:value-type="float">
            <text:p>0.00835267</text:p>
          </table:table-cell>
          <table:table-cell office:value-type="float" office:value="0.009630065" calcext:value-type="float">
            <text:p>0.009630065</text:p>
          </table:table-cell>
          <table:table-cell/>
          <table:table-cell office:value-type="float" office:value="26.907726522" calcext:value-type="float">
            <text:p>26.907726522</text:p>
          </table:table-cell>
          <table:table-cell office:value-type="float" office:value="26.892484234" calcext:value-type="float">
            <text:p>26.892484234</text:p>
          </table:table-cell>
          <table:table-cell office:value-type="float" office:value="26.923957856" calcext:value-type="float">
            <text:p>26.92395785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1 16:42:15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72593888" calcext:value-type="float">
            <text:p>1.272593888</text:p>
          </table:table-cell>
          <table:table-cell office:value-type="float" office:value="1.1018206" calcext:value-type="float">
            <text:p>1.1018206</text:p>
          </table:table-cell>
          <table:table-cell office:value-type="float" office:value="1.228293923" calcext:value-type="float">
            <text:p>1.228293923</text:p>
          </table:table-cell>
          <table:table-cell/>
          <table:table-cell office:value-type="float" office:value="0.010397009" calcext:value-type="float">
            <text:p>0.010397009</text:p>
          </table:table-cell>
          <table:table-cell office:value-type="float" office:value="0.009001802" calcext:value-type="float">
            <text:p>0.009001802</text:p>
          </table:table-cell>
          <table:table-cell office:value-type="float" office:value="0.010035081" calcext:value-type="float">
            <text:p>0.010035081</text:p>
          </table:table-cell>
          <table:table-cell/>
          <table:table-cell office:value-type="float" office:value="0.009301192" calcext:value-type="float">
            <text:p>0.009301192</text:p>
          </table:table-cell>
          <table:table-cell office:value-type="float" office:value="0.007905986" calcext:value-type="float">
            <text:p>0.007905986</text:p>
          </table:table-cell>
          <table:table-cell office:value-type="float" office:value="0.008939264" calcext:value-type="float">
            <text:p>0.008939264</text:p>
          </table:table-cell>
          <table:table-cell/>
          <table:table-cell office:value-type="float" office:value="26.925961061" calcext:value-type="float">
            <text:p>26.925961061</text:p>
          </table:table-cell>
          <table:table-cell office:value-type="float" office:value="26.891584703" calcext:value-type="float">
            <text:p>26.891584703</text:p>
          </table:table-cell>
          <table:table-cell office:value-type="float" office:value="26.917043656" calcext:value-type="float">
            <text:p>26.91704365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1 16:42:16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39723115" calcext:value-type="float">
            <text:p>1.239723115</text:p>
          </table:table-cell>
          <table:table-cell office:value-type="float" office:value="1.103233827" calcext:value-type="float">
            <text:p>1.103233827</text:p>
          </table:table-cell>
          <table:table-cell office:value-type="float" office:value="1.17949023" calcext:value-type="float">
            <text:p>1.17949023</text:p>
          </table:table-cell>
          <table:table-cell/>
          <table:table-cell office:value-type="float" office:value="0.010128457" calcext:value-type="float">
            <text:p>0.010128457</text:p>
          </table:table-cell>
          <table:table-cell office:value-type="float" office:value="0.009013348" calcext:value-type="float">
            <text:p>0.009013348</text:p>
          </table:table-cell>
          <table:table-cell office:value-type="float" office:value="0.009636358" calcext:value-type="float">
            <text:p>0.009636358</text:p>
          </table:table-cell>
          <table:table-cell/>
          <table:table-cell office:value-type="float" office:value="0.00903264" calcext:value-type="float">
            <text:p>0.00903264</text:p>
          </table:table-cell>
          <table:table-cell office:value-type="float" office:value="0.007917532" calcext:value-type="float">
            <text:p>0.007917532</text:p>
          </table:table-cell>
          <table:table-cell office:value-type="float" office:value="0.008540542" calcext:value-type="float">
            <text:p>0.008540542</text:p>
          </table:table-cell>
          <table:table-cell/>
          <table:table-cell office:value-type="float" office:value="26.914291191" calcext:value-type="float">
            <text:p>26.914291191</text:p>
          </table:table-cell>
          <table:table-cell office:value-type="float" office:value="26.886815944" calcext:value-type="float">
            <text:p>26.886815944</text:p>
          </table:table-cell>
          <table:table-cell office:value-type="float" office:value="26.902166413" calcext:value-type="float">
            <text:p>26.90216641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1 16:42:17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18732145" calcext:value-type="float">
            <text:p>1.218732145</text:p>
          </table:table-cell>
          <table:table-cell office:value-type="float" office:value="1.137998836" calcext:value-type="float">
            <text:p>1.137998836</text:p>
          </table:table-cell>
          <table:table-cell office:value-type="float" office:value="1.136996286" calcext:value-type="float">
            <text:p>1.136996286</text:p>
          </table:table-cell>
          <table:table-cell/>
          <table:table-cell office:value-type="float" office:value="0.009956962" calcext:value-type="float">
            <text:p>0.009956962</text:p>
          </table:table-cell>
          <table:table-cell office:value-type="float" office:value="0.009297376" calcext:value-type="float">
            <text:p>0.009297376</text:p>
          </table:table-cell>
          <table:table-cell office:value-type="float" office:value="0.009289185" calcext:value-type="float">
            <text:p>0.009289185</text:p>
          </table:table-cell>
          <table:table-cell/>
          <table:table-cell office:value-type="float" office:value="0.008861145" calcext:value-type="float">
            <text:p>0.008861145</text:p>
          </table:table-cell>
          <table:table-cell office:value-type="float" office:value="0.00820156" calcext:value-type="float">
            <text:p>0.00820156</text:p>
          </table:table-cell>
          <table:table-cell office:value-type="float" office:value="0.008193369" calcext:value-type="float">
            <text:p>0.008193369</text:p>
          </table:table-cell>
          <table:table-cell/>
          <table:table-cell office:value-type="float" office:value="26.905012619" calcext:value-type="float">
            <text:p>26.905012619</text:p>
          </table:table-cell>
          <table:table-cell office:value-type="float" office:value="26.888760979" calcext:value-type="float">
            <text:p>26.888760979</text:p>
          </table:table-cell>
          <table:table-cell office:value-type="float" office:value="26.888559164" calcext:value-type="float">
            <text:p>26.88855916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1 16:42:18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90033697" calcext:value-type="float">
            <text:p>1.190033697</text:p>
          </table:table-cell>
          <table:table-cell office:value-type="float" office:value="1.19423046" calcext:value-type="float">
            <text:p>1.19423046</text:p>
          </table:table-cell>
          <table:table-cell office:value-type="float" office:value="1.111025347" calcext:value-type="float">
            <text:p>1.111025347</text:p>
          </table:table-cell>
          <table:table-cell/>
          <table:table-cell office:value-type="float" office:value="0.009722498" calcext:value-type="float">
            <text:p>0.009722498</text:p>
          </table:table-cell>
          <table:table-cell office:value-type="float" office:value="0.009756785" calcext:value-type="float">
            <text:p>0.009756785</text:p>
          </table:table-cell>
          <table:table-cell office:value-type="float" office:value="0.009077004" calcext:value-type="float">
            <text:p>0.009077004</text:p>
          </table:table-cell>
          <table:table-cell/>
          <table:table-cell office:value-type="float" office:value="0.008626681" calcext:value-type="float">
            <text:p>0.008626681</text:p>
          </table:table-cell>
          <table:table-cell office:value-type="float" office:value="0.008660968" calcext:value-type="float">
            <text:p>0.008660968</text:p>
          </table:table-cell>
          <table:table-cell office:value-type="float" office:value="0.007981188" calcext:value-type="float">
            <text:p>0.007981188</text:p>
          </table:table-cell>
          <table:table-cell/>
          <table:table-cell office:value-type="float" office:value="26.904288805" calcext:value-type="float">
            <text:p>26.904288805</text:p>
          </table:table-cell>
          <table:table-cell office:value-type="float" office:value="26.905133609" calcext:value-type="float">
            <text:p>26.905133609</text:p>
          </table:table-cell>
          <table:table-cell office:value-type="float" office:value="26.888384392" calcext:value-type="float">
            <text:p>26.88838439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1 16:42:20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11068775" calcext:value-type="float">
            <text:p>1.211068775</text:p>
          </table:table-cell>
          <table:table-cell office:value-type="float" office:value="1.166628738" calcext:value-type="float">
            <text:p>1.166628738</text:p>
          </table:table-cell>
          <table:table-cell office:value-type="float" office:value="1.125075951" calcext:value-type="float">
            <text:p>1.125075951</text:p>
          </table:table-cell>
          <table:table-cell/>
          <table:table-cell office:value-type="float" office:value="0.009894353" calcext:value-type="float">
            <text:p>0.009894353</text:p>
          </table:table-cell>
          <table:table-cell office:value-type="float" office:value="0.009531281" calcext:value-type="float">
            <text:p>0.009531281</text:p>
          </table:table-cell>
          <table:table-cell office:value-type="float" office:value="0.009191797" calcext:value-type="float">
            <text:p>0.009191797</text:p>
          </table:table-cell>
          <table:table-cell/>
          <table:table-cell office:value-type="float" office:value="0.008798536" calcext:value-type="float">
            <text:p>0.008798536</text:p>
          </table:table-cell>
          <table:table-cell office:value-type="float" office:value="0.008435464" calcext:value-type="float">
            <text:p>0.008435464</text:p>
          </table:table-cell>
          <table:table-cell office:value-type="float" office:value="0.00809598" calcext:value-type="float">
            <text:p>0.00809598</text:p>
          </table:table-cell>
          <table:table-cell/>
          <table:table-cell office:value-type="float" office:value="26.908523137" calcext:value-type="float">
            <text:p>26.908523137</text:p>
          </table:table-cell>
          <table:table-cell office:value-type="float" office:value="26.8995774" calcext:value-type="float">
            <text:p>26.8995774</text:p>
          </table:table-cell>
          <table:table-cell office:value-type="float" office:value="26.891212801" calcext:value-type="float">
            <text:p>26.89121280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1 16:42:21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22490218" calcext:value-type="float">
            <text:p>1.222490218</text:p>
          </table:table-cell>
          <table:table-cell office:value-type="float" office:value="1.181741498" calcext:value-type="float">
            <text:p>1.181741498</text:p>
          </table:table-cell>
          <table:table-cell office:value-type="float" office:value="1.088881026" calcext:value-type="float">
            <text:p>1.088881026</text:p>
          </table:table-cell>
          <table:table-cell/>
          <table:table-cell office:value-type="float" office:value="0.009987665" calcext:value-type="float">
            <text:p>0.009987665</text:p>
          </table:table-cell>
          <table:table-cell office:value-type="float" office:value="0.009654751" calcext:value-type="float">
            <text:p>0.009654751</text:p>
          </table:table-cell>
          <table:table-cell office:value-type="float" office:value="0.008896087" calcext:value-type="float">
            <text:p>0.008896087</text:p>
          </table:table-cell>
          <table:table-cell/>
          <table:table-cell office:value-type="float" office:value="0.008891849" calcext:value-type="float">
            <text:p>0.008891849</text:p>
          </table:table-cell>
          <table:table-cell office:value-type="float" office:value="0.008558934" calcext:value-type="float">
            <text:p>0.008558934</text:p>
          </table:table-cell>
          <table:table-cell office:value-type="float" office:value="0.00780027" calcext:value-type="float">
            <text:p>0.00780027</text:p>
          </table:table-cell>
          <table:table-cell/>
          <table:table-cell office:value-type="float" office:value="26.920928526" calcext:value-type="float">
            <text:p>26.920928526</text:p>
          </table:table-cell>
          <table:table-cell office:value-type="float" office:value="26.912725939" calcext:value-type="float">
            <text:p>26.912725939</text:p>
          </table:table-cell>
          <table:table-cell office:value-type="float" office:value="26.894033204" calcext:value-type="float">
            <text:p>26.89403320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1 16:42:22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37294309" calcext:value-type="float">
            <text:p>1.137294309</text:p>
          </table:table-cell>
          <table:table-cell office:value-type="float" office:value="1.262915285" calcext:value-type="float">
            <text:p>1.262915285</text:p>
          </table:table-cell>
          <table:table-cell office:value-type="float" office:value="1.092758309" calcext:value-type="float">
            <text:p>1.092758309</text:p>
          </table:table-cell>
          <table:table-cell/>
          <table:table-cell office:value-type="float" office:value="0.00929162" calcext:value-type="float">
            <text:p>0.00929162</text:p>
          </table:table-cell>
          <table:table-cell office:value-type="float" office:value="0.010317935" calcext:value-type="float">
            <text:p>0.010317935</text:p>
          </table:table-cell>
          <table:table-cell office:value-type="float" office:value="0.008927764" calcext:value-type="float">
            <text:p>0.008927764</text:p>
          </table:table-cell>
          <table:table-cell/>
          <table:table-cell office:value-type="float" office:value="0.008195804" calcext:value-type="float">
            <text:p>0.008195804</text:p>
          </table:table-cell>
          <table:table-cell office:value-type="float" office:value="0.009222119" calcext:value-type="float">
            <text:p>0.009222119</text:p>
          </table:table-cell>
          <table:table-cell office:value-type="float" office:value="0.007831947" calcext:value-type="float">
            <text:p>0.007831947</text:p>
          </table:table-cell>
          <table:table-cell/>
          <table:table-cell office:value-type="float" office:value="26.893672369" calcext:value-type="float">
            <text:p>26.893672369</text:p>
          </table:table-cell>
          <table:table-cell office:value-type="float" office:value="26.918959702" calcext:value-type="float">
            <text:p>26.918959702</text:p>
          </table:table-cell>
          <table:table-cell office:value-type="float" office:value="26.884707199" calcext:value-type="float">
            <text:p>26.88470719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1 16:42:23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23910084" calcext:value-type="float">
            <text:p>1.123910084</text:p>
          </table:table-cell>
          <table:table-cell office:value-type="float" office:value="1.303616918" calcext:value-type="float">
            <text:p>1.303616918</text:p>
          </table:table-cell>
          <table:table-cell office:value-type="float" office:value="1.134140627" calcext:value-type="float">
            <text:p>1.134140627</text:p>
          </table:table-cell>
          <table:table-cell/>
          <table:table-cell office:value-type="float" office:value="0.009182272" calcext:value-type="float">
            <text:p>0.009182272</text:p>
          </table:table-cell>
          <table:table-cell office:value-type="float" office:value="0.010650465" calcext:value-type="float">
            <text:p>0.010650465</text:p>
          </table:table-cell>
          <table:table-cell office:value-type="float" office:value="0.009265855" calcext:value-type="float">
            <text:p>0.009265855</text:p>
          </table:table-cell>
          <table:table-cell/>
          <table:table-cell office:value-type="float" office:value="0.008086455" calcext:value-type="float">
            <text:p>0.008086455</text:p>
          </table:table-cell>
          <table:table-cell office:value-type="float" office:value="0.009554648" calcext:value-type="float">
            <text:p>0.009554648</text:p>
          </table:table-cell>
          <table:table-cell office:value-type="float" office:value="0.008170038" calcext:value-type="float">
            <text:p>0.008170038</text:p>
          </table:table-cell>
          <table:table-cell/>
          <table:table-cell office:value-type="float" office:value="26.880871662" calcext:value-type="float">
            <text:p>26.880871662</text:p>
          </table:table-cell>
          <table:table-cell office:value-type="float" office:value="26.917046636" calcext:value-type="float">
            <text:p>26.917046636</text:p>
          </table:table-cell>
          <table:table-cell office:value-type="float" office:value="26.8829311" calcext:value-type="float">
            <text:p>26.882931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1 16:42:24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43215435" calcext:value-type="float">
            <text:p>1.143215435</text:p>
          </table:table-cell>
          <table:table-cell office:value-type="float" office:value="1.317848124" calcext:value-type="float">
            <text:p>1.317848124</text:p>
          </table:table-cell>
          <table:table-cell office:value-type="float" office:value="1.184365891" calcext:value-type="float">
            <text:p>1.184365891</text:p>
          </table:table-cell>
          <table:table-cell/>
          <table:table-cell office:value-type="float" office:value="0.009339995" calcext:value-type="float">
            <text:p>0.009339995</text:p>
          </table:table-cell>
          <table:table-cell office:value-type="float" office:value="0.010766733" calcext:value-type="float">
            <text:p>0.010766733</text:p>
          </table:table-cell>
          <table:table-cell office:value-type="float" office:value="0.009676192" calcext:value-type="float">
            <text:p>0.009676192</text:p>
          </table:table-cell>
          <table:table-cell/>
          <table:table-cell office:value-type="float" office:value="0.008244179" calcext:value-type="float">
            <text:p>0.008244179</text:p>
          </table:table-cell>
          <table:table-cell office:value-type="float" office:value="0.009670916" calcext:value-type="float">
            <text:p>0.009670916</text:p>
          </table:table-cell>
          <table:table-cell office:value-type="float" office:value="0.008580375" calcext:value-type="float">
            <text:p>0.008580375</text:p>
          </table:table-cell>
          <table:table-cell/>
          <table:table-cell office:value-type="float" office:value="26.894864297" calcext:value-type="float">
            <text:p>26.894864297</text:p>
          </table:table-cell>
          <table:table-cell office:value-type="float" office:value="26.930017433" calcext:value-type="float">
            <text:p>26.930017433</text:p>
          </table:table-cell>
          <table:table-cell office:value-type="float" office:value="26.90314788" calcext:value-type="float">
            <text:p>26.9031478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1 16:42:26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60071034" calcext:value-type="float">
            <text:p>1.160071034</text:p>
          </table:table-cell>
          <table:table-cell office:value-type="float" office:value="1.299907124" calcext:value-type="float">
            <text:p>1.299907124</text:p>
          </table:table-cell>
          <table:table-cell office:value-type="float" office:value="1.242948919" calcext:value-type="float">
            <text:p>1.242948919</text:p>
          </table:table-cell>
          <table:table-cell/>
          <table:table-cell office:value-type="float" office:value="0.009477705" calcext:value-type="float">
            <text:p>0.009477705</text:p>
          </table:table-cell>
          <table:table-cell office:value-type="float" office:value="0.010620156" calcext:value-type="float">
            <text:p>0.010620156</text:p>
          </table:table-cell>
          <table:table-cell office:value-type="float" office:value="0.010154811" calcext:value-type="float">
            <text:p>0.010154811</text:p>
          </table:table-cell>
          <table:table-cell/>
          <table:table-cell office:value-type="float" office:value="0.008381888" calcext:value-type="float">
            <text:p>0.008381888</text:p>
          </table:table-cell>
          <table:table-cell office:value-type="float" office:value="0.00952434" calcext:value-type="float">
            <text:p>0.00952434</text:p>
          </table:table-cell>
          <table:table-cell office:value-type="float" office:value="0.009058995" calcext:value-type="float">
            <text:p>0.009058995</text:p>
          </table:table-cell>
          <table:table-cell/>
          <table:table-cell office:value-type="float" office:value="26.893204143" calcext:value-type="float">
            <text:p>26.893204143</text:p>
          </table:table-cell>
          <table:table-cell office:value-type="float" office:value="26.921352934" calcext:value-type="float">
            <text:p>26.921352934</text:p>
          </table:table-cell>
          <table:table-cell office:value-type="float" office:value="26.909887418" calcext:value-type="float">
            <text:p>26.90988741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1 16:42:27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60698671" calcext:value-type="float">
            <text:p>1.160698671</text:p>
          </table:table-cell>
          <table:table-cell office:value-type="float" office:value="1.309155978" calcext:value-type="float">
            <text:p>1.309155978</text:p>
          </table:table-cell>
          <table:table-cell office:value-type="float" office:value="1.229772714" calcext:value-type="float">
            <text:p>1.229772714</text:p>
          </table:table-cell>
          <table:table-cell/>
          <table:table-cell office:value-type="float" office:value="0.009482832" calcext:value-type="float">
            <text:p>0.009482832</text:p>
          </table:table-cell>
          <table:table-cell office:value-type="float" office:value="0.010695719" calcext:value-type="float">
            <text:p>0.010695719</text:p>
          </table:table-cell>
          <table:table-cell office:value-type="float" office:value="0.010047163" calcext:value-type="float">
            <text:p>0.010047163</text:p>
          </table:table-cell>
          <table:table-cell/>
          <table:table-cell office:value-type="float" office:value="0.008387016" calcext:value-type="float">
            <text:p>0.008387016</text:p>
          </table:table-cell>
          <table:table-cell office:value-type="float" office:value="0.009599902" calcext:value-type="float">
            <text:p>0.009599902</text:p>
          </table:table-cell>
          <table:table-cell office:value-type="float" office:value="0.008951346" calcext:value-type="float">
            <text:p>0.008951346</text:p>
          </table:table-cell>
          <table:table-cell/>
          <table:table-cell office:value-type="float" office:value="26.90343687" calcext:value-type="float">
            <text:p>26.90343687</text:p>
          </table:table-cell>
          <table:table-cell office:value-type="float" office:value="26.933320811" calcext:value-type="float">
            <text:p>26.933320811</text:p>
          </table:table-cell>
          <table:table-cell office:value-type="float" office:value="26.917341332" calcext:value-type="float">
            <text:p>26.91734133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1 16:42:28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60705228" calcext:value-type="float">
            <text:p>1.160705228</text:p>
          </table:table-cell>
          <table:table-cell office:value-type="float" office:value="1.317986407" calcext:value-type="float">
            <text:p>1.317986407</text:p>
          </table:table-cell>
          <table:table-cell office:value-type="float" office:value="1.214239146" calcext:value-type="float">
            <text:p>1.214239146</text:p>
          </table:table-cell>
          <table:table-cell/>
          <table:table-cell office:value-type="float" office:value="0.009482886" calcext:value-type="float">
            <text:p>0.009482886</text:p>
          </table:table-cell>
          <table:table-cell office:value-type="float" office:value="0.010767863" calcext:value-type="float">
            <text:p>0.010767863</text:p>
          </table:table-cell>
          <table:table-cell office:value-type="float" office:value="0.009920254" calcext:value-type="float">
            <text:p>0.009920254</text:p>
          </table:table-cell>
          <table:table-cell/>
          <table:table-cell office:value-type="float" office:value="0.008387069" calcext:value-type="float">
            <text:p>0.008387069</text:p>
          </table:table-cell>
          <table:table-cell office:value-type="float" office:value="0.009672046" calcext:value-type="float">
            <text:p>0.009672046</text:p>
          </table:table-cell>
          <table:table-cell office:value-type="float" office:value="0.008824438" calcext:value-type="float">
            <text:p>0.008824438</text:p>
          </table:table-cell>
          <table:table-cell/>
          <table:table-cell office:value-type="float" office:value="26.898384998" calcext:value-type="float">
            <text:p>26.898384998</text:p>
          </table:table-cell>
          <table:table-cell office:value-type="float" office:value="26.930045268" calcext:value-type="float">
            <text:p>26.930045268</text:p>
          </table:table-cell>
          <table:table-cell office:value-type="float" office:value="26.909161327" calcext:value-type="float">
            <text:p>26.90916132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1 16:42:29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54682774" calcext:value-type="float">
            <text:p>1.154682774</text:p>
          </table:table-cell>
          <table:table-cell office:value-type="float" office:value="1.316601791" calcext:value-type="float">
            <text:p>1.316601791</text:p>
          </table:table-cell>
          <table:table-cell office:value-type="float" office:value="1.177256844" calcext:value-type="float">
            <text:p>1.177256844</text:p>
          </table:table-cell>
          <table:table-cell/>
          <table:table-cell office:value-type="float" office:value="0.009433683" calcext:value-type="float">
            <text:p>0.009433683</text:p>
          </table:table-cell>
          <table:table-cell office:value-type="float" office:value="0.010756551" calcext:value-type="float">
            <text:p>0.010756551</text:p>
          </table:table-cell>
          <table:table-cell office:value-type="float" office:value="0.009618111" calcext:value-type="float">
            <text:p>0.009618111</text:p>
          </table:table-cell>
          <table:table-cell/>
          <table:table-cell office:value-type="float" office:value="0.008337866" calcext:value-type="float">
            <text:p>0.008337866</text:p>
          </table:table-cell>
          <table:table-cell office:value-type="float" office:value="0.009660734" calcext:value-type="float">
            <text:p>0.009660734</text:p>
          </table:table-cell>
          <table:table-cell office:value-type="float" office:value="0.008522295" calcext:value-type="float">
            <text:p>0.008522295</text:p>
          </table:table-cell>
          <table:table-cell/>
          <table:table-cell office:value-type="float" office:value="26.897172677" calcext:value-type="float">
            <text:p>26.897172677</text:p>
          </table:table-cell>
          <table:table-cell office:value-type="float" office:value="26.929766553" calcext:value-type="float">
            <text:p>26.929766553</text:p>
          </table:table-cell>
          <table:table-cell office:value-type="float" office:value="26.901716834" calcext:value-type="float">
            <text:p>26.90171683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1 16:42:30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57946725" calcext:value-type="float">
            <text:p>1.157946725</text:p>
          </table:table-cell>
          <table:table-cell office:value-type="float" office:value="1.293973481" calcext:value-type="float">
            <text:p>1.293973481</text:p>
          </table:table-cell>
          <table:table-cell office:value-type="float" office:value="1.285634194" calcext:value-type="float">
            <text:p>1.285634194</text:p>
          </table:table-cell>
          <table:table-cell/>
          <table:table-cell office:value-type="float" office:value="0.009460349" calcext:value-type="float">
            <text:p>0.009460349</text:p>
          </table:table-cell>
          <table:table-cell office:value-type="float" office:value="0.010571679" calcext:value-type="float">
            <text:p>0.010571679</text:p>
          </table:table-cell>
          <table:table-cell office:value-type="float" office:value="0.010503547" calcext:value-type="float">
            <text:p>0.010503547</text:p>
          </table:table-cell>
          <table:table-cell/>
          <table:table-cell office:value-type="float" office:value="0.008364532" calcext:value-type="float">
            <text:p>0.008364532</text:p>
          </table:table-cell>
          <table:table-cell office:value-type="float" office:value="0.009475862" calcext:value-type="float">
            <text:p>0.009475862</text:p>
          </table:table-cell>
          <table:table-cell office:value-type="float" office:value="0.009407731" calcext:value-type="float">
            <text:p>0.009407731</text:p>
          </table:table-cell>
          <table:table-cell/>
          <table:table-cell office:value-type="float" office:value="26.897829711" calcext:value-type="float">
            <text:p>26.897829711</text:p>
          </table:table-cell>
          <table:table-cell office:value-type="float" office:value="26.925211589" calcext:value-type="float">
            <text:p>26.925211589</text:p>
          </table:table-cell>
          <table:table-cell office:value-type="float" office:value="26.923532928" calcext:value-type="float">
            <text:p>26.92353292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1 16:42:32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96211123" calcext:value-type="float">
            <text:p>1.196211123</text:p>
          </table:table-cell>
          <table:table-cell office:value-type="float" office:value="1.216493394" calcext:value-type="float">
            <text:p>1.216493394</text:p>
          </table:table-cell>
          <table:table-cell office:value-type="float" office:value="1.31351427" calcext:value-type="float">
            <text:p>1.31351427</text:p>
          </table:table-cell>
          <table:table-cell/>
          <table:table-cell office:value-type="float" office:value="0.009772967" calcext:value-type="float">
            <text:p>0.009772967</text:p>
          </table:table-cell>
          <table:table-cell office:value-type="float" office:value="0.009938672" calcext:value-type="float">
            <text:p>0.009938672</text:p>
          </table:table-cell>
          <table:table-cell office:value-type="float" office:value="0.010731326" calcext:value-type="float">
            <text:p>0.010731326</text:p>
          </table:table-cell>
          <table:table-cell/>
          <table:table-cell office:value-type="float" office:value="0.00867715" calcext:value-type="float">
            <text:p>0.00867715</text:p>
          </table:table-cell>
          <table:table-cell office:value-type="float" office:value="0.008842855" calcext:value-type="float">
            <text:p>0.008842855</text:p>
          </table:table-cell>
          <table:table-cell office:value-type="float" office:value="0.009635509" calcext:value-type="float">
            <text:p>0.009635509</text:p>
          </table:table-cell>
          <table:table-cell/>
          <table:table-cell office:value-type="float" office:value="26.910585474" calcext:value-type="float">
            <text:p>26.910585474</text:p>
          </table:table-cell>
          <table:table-cell office:value-type="float" office:value="26.914668245" calcext:value-type="float">
            <text:p>26.914668245</text:p>
          </table:table-cell>
          <table:table-cell office:value-type="float" office:value="26.934198108" calcext:value-type="float">
            <text:p>26.93419810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1 16:42:33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69138011" calcext:value-type="float">
            <text:p>1.269138011</text:p>
          </table:table-cell>
          <table:table-cell office:value-type="float" office:value="1.139957445" calcext:value-type="float">
            <text:p>1.139957445</text:p>
          </table:table-cell>
          <table:table-cell office:value-type="float" office:value="1.309318699" calcext:value-type="float">
            <text:p>1.309318699</text:p>
          </table:table-cell>
          <table:table-cell/>
          <table:table-cell office:value-type="float" office:value="0.010368775" calcext:value-type="float">
            <text:p>0.010368775</text:p>
          </table:table-cell>
          <table:table-cell office:value-type="float" office:value="0.009313378" calcext:value-type="float">
            <text:p>0.009313378</text:p>
          </table:table-cell>
          <table:table-cell office:value-type="float" office:value="0.010697048" calcext:value-type="float">
            <text:p>0.010697048</text:p>
          </table:table-cell>
          <table:table-cell/>
          <table:table-cell office:value-type="float" office:value="0.009272958" calcext:value-type="float">
            <text:p>0.009272958</text:p>
          </table:table-cell>
          <table:table-cell office:value-type="float" office:value="0.008217561" calcext:value-type="float">
            <text:p>0.008217561</text:p>
          </table:table-cell>
          <table:table-cell office:value-type="float" office:value="0.009601232" calcext:value-type="float">
            <text:p>0.009601232</text:p>
          </table:table-cell>
          <table:table-cell/>
          <table:table-cell office:value-type="float" office:value="26.920212313" calcext:value-type="float">
            <text:p>26.920212313</text:p>
          </table:table-cell>
          <table:table-cell office:value-type="float" office:value="26.894208461" calcext:value-type="float">
            <text:p>26.894208461</text:p>
          </table:table-cell>
          <table:table-cell office:value-type="float" office:value="26.928300505" calcext:value-type="float">
            <text:p>26.92830050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1 16:42:34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76338253" calcext:value-type="float">
            <text:p>1.276338253</text:p>
          </table:table-cell>
          <table:table-cell office:value-type="float" office:value="1.115077867" calcext:value-type="float">
            <text:p>1.115077867</text:p>
          </table:table-cell>
          <table:table-cell office:value-type="float" office:value="1.295863544" calcext:value-type="float">
            <text:p>1.295863544</text:p>
          </table:table-cell>
          <table:table-cell/>
          <table:table-cell office:value-type="float" office:value="0.0104276" calcext:value-type="float">
            <text:p>0.0104276</text:p>
          </table:table-cell>
          <table:table-cell office:value-type="float" office:value="0.009110113" calcext:value-type="float">
            <text:p>0.009110113</text:p>
          </table:table-cell>
          <table:table-cell office:value-type="float" office:value="0.01058712" calcext:value-type="float">
            <text:p>0.01058712</text:p>
          </table:table-cell>
          <table:table-cell/>
          <table:table-cell office:value-type="float" office:value="0.009331784" calcext:value-type="float">
            <text:p>0.009331784</text:p>
          </table:table-cell>
          <table:table-cell office:value-type="float" office:value="0.008014297" calcext:value-type="float">
            <text:p>0.008014297</text:p>
          </table:table-cell>
          <table:table-cell office:value-type="float" office:value="0.009491304" calcext:value-type="float">
            <text:p>0.009491304</text:p>
          </table:table-cell>
          <table:table-cell/>
          <table:table-cell office:value-type="float" office:value="26.931767873" calcext:value-type="float">
            <text:p>26.931767873</text:p>
          </table:table-cell>
          <table:table-cell office:value-type="float" office:value="26.899306637" calcext:value-type="float">
            <text:p>26.899306637</text:p>
          </table:table-cell>
          <table:table-cell office:value-type="float" office:value="26.935698194" calcext:value-type="float">
            <text:p>26.93569819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1 16:42:35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71020326" calcext:value-type="float">
            <text:p>1.271020326</text:p>
          </table:table-cell>
          <table:table-cell office:value-type="float" office:value="1.105739606" calcext:value-type="float">
            <text:p>1.105739606</text:p>
          </table:table-cell>
          <table:table-cell office:value-type="float" office:value="1.290266668" calcext:value-type="float">
            <text:p>1.290266668</text:p>
          </table:table-cell>
          <table:table-cell/>
          <table:table-cell office:value-type="float" office:value="0.010384153" calcext:value-type="float">
            <text:p>0.010384153</text:p>
          </table:table-cell>
          <table:table-cell office:value-type="float" office:value="0.00903382" calcext:value-type="float">
            <text:p>0.00903382</text:p>
          </table:table-cell>
          <table:table-cell office:value-type="float" office:value="0.010541394" calcext:value-type="float">
            <text:p>0.010541394</text:p>
          </table:table-cell>
          <table:table-cell/>
          <table:table-cell office:value-type="float" office:value="0.009288336" calcext:value-type="float">
            <text:p>0.009288336</text:p>
          </table:table-cell>
          <table:table-cell office:value-type="float" office:value="0.007938004" calcext:value-type="float">
            <text:p>0.007938004</text:p>
          </table:table-cell>
          <table:table-cell office:value-type="float" office:value="0.009445578" calcext:value-type="float">
            <text:p>0.009445578</text:p>
          </table:table-cell>
          <table:table-cell/>
          <table:table-cell office:value-type="float" office:value="26.92564431" calcext:value-type="float">
            <text:p>26.92564431</text:p>
          </table:table-cell>
          <table:table-cell office:value-type="float" office:value="26.892373604" calcext:value-type="float">
            <text:p>26.892373604</text:p>
          </table:table-cell>
          <table:table-cell office:value-type="float" office:value="26.929518501" calcext:value-type="float">
            <text:p>26.92951850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1 16:42:37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66155394" calcext:value-type="float">
            <text:p>1.266155394</text:p>
          </table:table-cell>
          <table:table-cell office:value-type="float" office:value="1.114822759" calcext:value-type="float">
            <text:p>1.114822759</text:p>
          </table:table-cell>
          <table:table-cell office:value-type="float" office:value="1.299545324" calcext:value-type="float">
            <text:p>1.299545324</text:p>
          </table:table-cell>
          <table:table-cell/>
          <table:table-cell office:value-type="float" office:value="0.010344407" calcext:value-type="float">
            <text:p>0.010344407</text:p>
          </table:table-cell>
          <table:table-cell office:value-type="float" office:value="0.009108029" calcext:value-type="float">
            <text:p>0.009108029</text:p>
          </table:table-cell>
          <table:table-cell office:value-type="float" office:value="0.0106172" calcext:value-type="float">
            <text:p>0.0106172</text:p>
          </table:table-cell>
          <table:table-cell/>
          <table:table-cell office:value-type="float" office:value="0.00924859" calcext:value-type="float">
            <text:p>0.00924859</text:p>
          </table:table-cell>
          <table:table-cell office:value-type="float" office:value="0.008012212" calcext:value-type="float">
            <text:p>0.008012212</text:p>
          </table:table-cell>
          <table:table-cell office:value-type="float" office:value="0.009521384" calcext:value-type="float">
            <text:p>0.009521384</text:p>
          </table:table-cell>
          <table:table-cell/>
          <table:table-cell office:value-type="float" office:value="26.924665022" calcext:value-type="float">
            <text:p>26.924665022</text:p>
          </table:table-cell>
          <table:table-cell office:value-type="float" office:value="26.894202051" calcext:value-type="float">
            <text:p>26.894202051</text:p>
          </table:table-cell>
          <table:table-cell office:value-type="float" office:value="26.931386243" calcext:value-type="float">
            <text:p>26.931386243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1 16:42:38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14379217" calcext:value-type="float">
            <text:p>1.214379217</text:p>
          </table:table-cell>
          <table:table-cell office:value-type="float" office:value="1.143501537" calcext:value-type="float">
            <text:p>1.143501537</text:p>
          </table:table-cell>
          <table:table-cell office:value-type="float" office:value="1.305772818" calcext:value-type="float">
            <text:p>1.305772818</text:p>
          </table:table-cell>
          <table:table-cell/>
          <table:table-cell office:value-type="float" office:value="0.009921399" calcext:value-type="float">
            <text:p>0.009921399</text:p>
          </table:table-cell>
          <table:table-cell office:value-type="float" office:value="0.009342333" calcext:value-type="float">
            <text:p>0.009342333</text:p>
          </table:table-cell>
          <table:table-cell office:value-type="float" office:value="0.010668079" calcext:value-type="float">
            <text:p>0.010668079</text:p>
          </table:table-cell>
          <table:table-cell/>
          <table:table-cell office:value-type="float" office:value="0.008825582" calcext:value-type="float">
            <text:p>0.008825582</text:p>
          </table:table-cell>
          <table:table-cell office:value-type="float" office:value="0.008246516" calcext:value-type="float">
            <text:p>0.008246516</text:p>
          </table:table-cell>
          <table:table-cell office:value-type="float" office:value="0.009572262" calcext:value-type="float">
            <text:p>0.009572262</text:p>
          </table:table-cell>
          <table:table-cell/>
          <table:table-cell office:value-type="float" office:value="26.919295812" calcext:value-type="float">
            <text:p>26.919295812</text:p>
          </table:table-cell>
          <table:table-cell office:value-type="float" office:value="26.905028304" calcext:value-type="float">
            <text:p>26.905028304</text:p>
          </table:table-cell>
          <table:table-cell office:value-type="float" office:value="26.937692865" calcext:value-type="float">
            <text:p>26.93769286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1 16:42:39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71053704" calcext:value-type="float">
            <text:p>1.271053704</text:p>
          </table:table-cell>
          <table:table-cell office:value-type="float" office:value="1.096812021" calcext:value-type="float">
            <text:p>1.096812021</text:p>
          </table:table-cell>
          <table:table-cell office:value-type="float" office:value="1.215322163" calcext:value-type="float">
            <text:p>1.215322163</text:p>
          </table:table-cell>
          <table:table-cell/>
          <table:table-cell office:value-type="float" office:value="0.010384426" calcext:value-type="float">
            <text:p>0.010384426</text:p>
          </table:table-cell>
          <table:table-cell office:value-type="float" office:value="0.008960883" calcext:value-type="float">
            <text:p>0.008960883</text:p>
          </table:table-cell>
          <table:table-cell office:value-type="float" office:value="0.009929103" calcext:value-type="float">
            <text:p>0.009929103</text:p>
          </table:table-cell>
          <table:table-cell/>
          <table:table-cell office:value-type="float" office:value="0.009288609" calcext:value-type="float">
            <text:p>0.009288609</text:p>
          </table:table-cell>
          <table:table-cell office:value-type="float" office:value="0.007865066" calcext:value-type="float">
            <text:p>0.007865066</text:p>
          </table:table-cell>
          <table:table-cell office:value-type="float" office:value="0.008833286" calcext:value-type="float">
            <text:p>0.008833286</text:p>
          </table:table-cell>
          <table:table-cell/>
          <table:table-cell office:value-type="float" office:value="26.930704124" calcext:value-type="float">
            <text:p>26.930704124</text:p>
          </table:table-cell>
          <table:table-cell office:value-type="float" office:value="26.895629719" calcext:value-type="float">
            <text:p>26.895629719</text:p>
          </table:table-cell>
          <table:table-cell office:value-type="float" office:value="26.919485624" calcext:value-type="float">
            <text:p>26.91948562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1 16:42:40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3307064" calcext:value-type="float">
            <text:p>1.23307064</text:p>
          </table:table-cell>
          <table:table-cell office:value-type="float" office:value="1.120416656" calcext:value-type="float">
            <text:p>1.120416656</text:p>
          </table:table-cell>
          <table:table-cell office:value-type="float" office:value="1.117684974" calcext:value-type="float">
            <text:p>1.117684974</text:p>
          </table:table-cell>
          <table:table-cell/>
          <table:table-cell office:value-type="float" office:value="0.010074107" calcext:value-type="float">
            <text:p>0.010074107</text:p>
          </table:table-cell>
          <table:table-cell office:value-type="float" office:value="0.009153731" calcext:value-type="float">
            <text:p>0.009153731</text:p>
          </table:table-cell>
          <table:table-cell office:value-type="float" office:value="0.009131413" calcext:value-type="float">
            <text:p>0.009131413</text:p>
          </table:table-cell>
          <table:table-cell/>
          <table:table-cell office:value-type="float" office:value="0.00897829" calcext:value-type="float">
            <text:p>0.00897829</text:p>
          </table:table-cell>
          <table:table-cell office:value-type="float" office:value="0.008057914" calcext:value-type="float">
            <text:p>0.008057914</text:p>
          </table:table-cell>
          <table:table-cell office:value-type="float" office:value="0.008035597" calcext:value-type="float">
            <text:p>0.008035597</text:p>
          </table:table-cell>
          <table:table-cell/>
          <table:table-cell office:value-type="float" office:value="26.912952065" calcext:value-type="float">
            <text:p>26.912952065</text:p>
          </table:table-cell>
          <table:table-cell office:value-type="float" office:value="26.890274878" calcext:value-type="float">
            <text:p>26.890274878</text:p>
          </table:table-cell>
          <table:table-cell office:value-type="float" office:value="26.889724987" calcext:value-type="float">
            <text:p>26.889724987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1 16:42:41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50173086" calcext:value-type="float">
            <text:p>1.150173086</text:p>
          </table:table-cell>
          <table:table-cell office:value-type="float" office:value="1.241393237" calcext:value-type="float">
            <text:p>1.241393237</text:p>
          </table:table-cell>
          <table:table-cell office:value-type="float" office:value="1.10030843" calcext:value-type="float">
            <text:p>1.10030843</text:p>
          </table:table-cell>
          <table:table-cell/>
          <table:table-cell office:value-type="float" office:value="0.009396839" calcext:value-type="float">
            <text:p>0.009396839</text:p>
          </table:table-cell>
          <table:table-cell office:value-type="float" office:value="0.010142102" calcext:value-type="float">
            <text:p>0.010142102</text:p>
          </table:table-cell>
          <table:table-cell office:value-type="float" office:value="0.008989448" calcext:value-type="float">
            <text:p>0.008989448</text:p>
          </table:table-cell>
          <table:table-cell/>
          <table:table-cell office:value-type="float" office:value="0.008301022" calcext:value-type="float">
            <text:p>0.008301022</text:p>
          </table:table-cell>
          <table:table-cell office:value-type="float" office:value="0.009046285" calcext:value-type="float">
            <text:p>0.009046285</text:p>
          </table:table-cell>
          <table:table-cell office:value-type="float" office:value="0.007893631" calcext:value-type="float">
            <text:p>0.007893631</text:p>
          </table:table-cell>
          <table:table-cell/>
          <table:table-cell office:value-type="float" office:value="26.896264875" calcext:value-type="float">
            <text:p>26.896264875</text:p>
          </table:table-cell>
          <table:table-cell office:value-type="float" office:value="26.914627382" calcext:value-type="float">
            <text:p>26.914627382</text:p>
          </table:table-cell>
          <table:table-cell office:value-type="float" office:value="26.886227056" calcext:value-type="float">
            <text:p>26.88622705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1 16:42:43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1893846" calcext:value-type="float">
            <text:p>1.11893846</text:p>
          </table:table-cell>
          <table:table-cell office:value-type="float" office:value="1.281275306" calcext:value-type="float">
            <text:p>1.281275306</text:p>
          </table:table-cell>
          <table:table-cell office:value-type="float" office:value="1.10063268" calcext:value-type="float">
            <text:p>1.10063268</text:p>
          </table:table-cell>
          <table:table-cell/>
          <table:table-cell office:value-type="float" office:value="0.009141654" calcext:value-type="float">
            <text:p>0.009141654</text:p>
          </table:table-cell>
          <table:table-cell office:value-type="float" office:value="0.010467936" calcext:value-type="float">
            <text:p>0.010467936</text:p>
          </table:table-cell>
          <table:table-cell office:value-type="float" office:value="0.008992097" calcext:value-type="float">
            <text:p>0.008992097</text:p>
          </table:table-cell>
          <table:table-cell/>
          <table:table-cell office:value-type="float" office:value="0.008045838" calcext:value-type="float">
            <text:p>0.008045838</text:p>
          </table:table-cell>
          <table:table-cell office:value-type="float" office:value="0.009372119" calcext:value-type="float">
            <text:p>0.009372119</text:p>
          </table:table-cell>
          <table:table-cell office:value-type="float" office:value="0.00789628" calcext:value-type="float">
            <text:p>0.00789628</text:p>
          </table:table-cell>
          <table:table-cell/>
          <table:table-cell office:value-type="float" office:value="26.895030544" calcext:value-type="float">
            <text:p>26.895030544</text:p>
          </table:table-cell>
          <table:table-cell office:value-type="float" office:value="26.927708587" calcext:value-type="float">
            <text:p>26.927708587</text:p>
          </table:table-cell>
          <table:table-cell office:value-type="float" office:value="26.891345573" calcext:value-type="float">
            <text:p>26.89134557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1 16:42:44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33601801" calcext:value-type="float">
            <text:p>1.133601801</text:p>
          </table:table-cell>
          <table:table-cell office:value-type="float" office:value="1.281832013" calcext:value-type="float">
            <text:p>1.281832013</text:p>
          </table:table-cell>
          <table:table-cell office:value-type="float" office:value="1.102762354" calcext:value-type="float">
            <text:p>1.102762354</text:p>
          </table:table-cell>
          <table:table-cell/>
          <table:table-cell office:value-type="float" office:value="0.009261453" calcext:value-type="float">
            <text:p>0.009261453</text:p>
          </table:table-cell>
          <table:table-cell office:value-type="float" office:value="0.010472484" calcext:value-type="float">
            <text:p>0.010472484</text:p>
          </table:table-cell>
          <table:table-cell office:value-type="float" office:value="0.009009496" calcext:value-type="float">
            <text:p>0.009009496</text:p>
          </table:table-cell>
          <table:table-cell/>
          <table:table-cell office:value-type="float" office:value="0.008165636" calcext:value-type="float">
            <text:p>0.008165636</text:p>
          </table:table-cell>
          <table:table-cell office:value-type="float" office:value="0.009376667" calcext:value-type="float">
            <text:p>0.009376667</text:p>
          </table:table-cell>
          <table:table-cell office:value-type="float" office:value="0.00791368" calcext:value-type="float">
            <text:p>0.00791368</text:p>
          </table:table-cell>
          <table:table-cell/>
          <table:table-cell office:value-type="float" office:value="26.89798228" calcext:value-type="float">
            <text:p>26.89798228</text:p>
          </table:table-cell>
          <table:table-cell office:value-type="float" office:value="26.92782065" calcext:value-type="float">
            <text:p>26.92782065</text:p>
          </table:table-cell>
          <table:table-cell office:value-type="float" office:value="26.891774279" calcext:value-type="float">
            <text:p>26.891774279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1 16:42:45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143853205" calcext:value-type="float">
            <text:p>1.143853205</text:p>
          </table:table-cell>
          <table:table-cell office:value-type="float" office:value="1.279586706" calcext:value-type="float">
            <text:p>1.279586706</text:p>
          </table:table-cell>
          <table:table-cell office:value-type="float" office:value="1.112004055" calcext:value-type="float">
            <text:p>1.112004055</text:p>
          </table:table-cell>
          <table:table-cell/>
          <table:table-cell office:value-type="float" office:value="0.009345206" calcext:value-type="float">
            <text:p>0.009345206</text:p>
          </table:table-cell>
          <table:table-cell office:value-type="float" office:value="0.01045414" calcext:value-type="float">
            <text:p>0.01045414</text:p>
          </table:table-cell>
          <table:table-cell office:value-type="float" office:value="0.009085" calcext:value-type="float">
            <text:p>0.009085</text:p>
          </table:table-cell>
          <table:table-cell/>
          <table:table-cell office:value-type="float" office:value="0.008249389" calcext:value-type="float">
            <text:p>0.008249389</text:p>
          </table:table-cell>
          <table:table-cell office:value-type="float" office:value="0.009358323" calcext:value-type="float">
            <text:p>0.009358323</text:p>
          </table:table-cell>
          <table:table-cell office:value-type="float" office:value="0.007989184" calcext:value-type="float">
            <text:p>0.007989184</text:p>
          </table:table-cell>
          <table:table-cell/>
          <table:table-cell office:value-type="float" office:value="26.905099094" calcext:value-type="float">
            <text:p>26.905099094</text:p>
          </table:table-cell>
          <table:table-cell office:value-type="float" office:value="26.932421768" calcext:value-type="float">
            <text:p>26.932421768</text:p>
          </table:table-cell>
          <table:table-cell office:value-type="float" office:value="26.898687879" calcext:value-type="float">
            <text:p>26.898687879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1 16:42:46</text:p>
          </table:table-cell>
          <table:table-cell office:value-type="float" office:value="26.70688" calcext:value-type="float">
            <text:p>26.70688</text:p>
          </table:table-cell>
          <table:table-cell/>
          <table:table-cell office:value-type="float" office:value="1.13451554" calcext:value-type="float">
            <text:p>1.13451554</text:p>
          </table:table-cell>
          <table:table-cell office:value-type="float" office:value="1.312885441" calcext:value-type="float">
            <text:p>1.312885441</text:p>
          </table:table-cell>
          <table:table-cell office:value-type="float" office:value="1.233642248" calcext:value-type="float">
            <text:p>1.233642248</text:p>
          </table:table-cell>
          <table:table-cell/>
          <table:table-cell office:value-type="float" office:value="0.009268918" calcext:value-type="float">
            <text:p>0.009268918</text:p>
          </table:table-cell>
          <table:table-cell office:value-type="float" office:value="0.010726188" calcext:value-type="float">
            <text:p>0.010726188</text:p>
          </table:table-cell>
          <table:table-cell office:value-type="float" office:value="0.010078777" calcext:value-type="float">
            <text:p>0.010078777</text:p>
          </table:table-cell>
          <table:table-cell/>
          <table:table-cell office:value-type="float" office:value="0.008173101" calcext:value-type="float">
            <text:p>0.008173101</text:p>
          </table:table-cell>
          <table:table-cell office:value-type="float" office:value="0.009630372" calcext:value-type="float">
            <text:p>0.009630372</text:p>
          </table:table-cell>
          <table:table-cell office:value-type="float" office:value="0.00898296" calcext:value-type="float">
            <text:p>0.00898296</text:p>
          </table:table-cell>
          <table:table-cell/>
          <table:table-cell office:value-type="float" office:value="26.908272647" calcext:value-type="float">
            <text:p>26.908272647</text:p>
          </table:table-cell>
          <table:table-cell office:value-type="float" office:value="26.944177644" calcext:value-type="float">
            <text:p>26.944177644</text:p>
          </table:table-cell>
          <table:table-cell office:value-type="float" office:value="26.928226512" calcext:value-type="float">
            <text:p>26.928226512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1 16:42:47</text:p>
          </table:table-cell>
          <table:table-cell office:value-type="float" office:value="26.71193" calcext:value-type="float">
            <text:p>26.71193</text:p>
          </table:table-cell>
          <table:table-cell/>
          <table:table-cell office:value-type="float" office:value="1.167875668" calcext:value-type="float">
            <text:p>1.167875668</text:p>
          </table:table-cell>
          <table:table-cell office:value-type="float" office:value="1.279502664" calcext:value-type="float">
            <text:p>1.279502664</text:p>
          </table:table-cell>
          <table:table-cell office:value-type="float" office:value="1.261144431" calcext:value-type="float">
            <text:p>1.261144431</text:p>
          </table:table-cell>
          <table:table-cell/>
          <table:table-cell office:value-type="float" office:value="0.009541468" calcext:value-type="float">
            <text:p>0.009541468</text:p>
          </table:table-cell>
          <table:table-cell office:value-type="float" office:value="0.010453453" calcext:value-type="float">
            <text:p>0.010453453</text:p>
          </table:table-cell>
          <table:table-cell office:value-type="float" office:value="0.010303468" calcext:value-type="float">
            <text:p>0.010303468</text:p>
          </table:table-cell>
          <table:table-cell/>
          <table:table-cell office:value-type="float" office:value="0.008445651" calcext:value-type="float">
            <text:p>0.008445651</text:p>
          </table:table-cell>
          <table:table-cell office:value-type="float" office:value="0.009357637" calcext:value-type="float">
            <text:p>0.009357637</text:p>
          </table:table-cell>
          <table:table-cell office:value-type="float" office:value="0.009207651" calcext:value-type="float">
            <text:p>0.009207651</text:p>
          </table:table-cell>
          <table:table-cell/>
          <table:table-cell office:value-type="float" office:value="26.920041152" calcext:value-type="float">
            <text:p>26.920041152</text:p>
          </table:table-cell>
          <table:table-cell office:value-type="float" office:value="26.942511026" calcext:value-type="float">
            <text:p>26.942511026</text:p>
          </table:table-cell>
          <table:table-cell office:value-type="float" office:value="26.938815649" calcext:value-type="float">
            <text:p>26.938815649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1 16:42:49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13844563" calcext:value-type="float">
            <text:p>1.213844563</text:p>
          </table:table-cell>
          <table:table-cell office:value-type="float" office:value="1.204928899" calcext:value-type="float">
            <text:p>1.204928899</text:p>
          </table:table-cell>
          <table:table-cell office:value-type="float" office:value="1.308754243" calcext:value-type="float">
            <text:p>1.308754243</text:p>
          </table:table-cell>
          <table:table-cell/>
          <table:table-cell office:value-type="float" office:value="0.009917031" calcext:value-type="float">
            <text:p>0.009917031</text:p>
          </table:table-cell>
          <table:table-cell office:value-type="float" office:value="0.00984419" calcext:value-type="float">
            <text:p>0.00984419</text:p>
          </table:table-cell>
          <table:table-cell office:value-type="float" office:value="0.010692437" calcext:value-type="float">
            <text:p>0.010692437</text:p>
          </table:table-cell>
          <table:table-cell/>
          <table:table-cell office:value-type="float" office:value="0.008821214" calcext:value-type="float">
            <text:p>0.008821214</text:p>
          </table:table-cell>
          <table:table-cell office:value-type="float" office:value="0.008748374" calcext:value-type="float">
            <text:p>0.008748374</text:p>
          </table:table-cell>
          <table:table-cell office:value-type="float" office:value="0.00959662" calcext:value-type="float">
            <text:p>0.00959662</text:p>
          </table:table-cell>
          <table:table-cell/>
          <table:table-cell office:value-type="float" office:value="26.919188188" calcext:value-type="float">
            <text:p>26.919188188</text:p>
          </table:table-cell>
          <table:table-cell office:value-type="float" office:value="26.917393496" calcext:value-type="float">
            <text:p>26.917393496</text:p>
          </table:table-cell>
          <table:table-cell office:value-type="float" office:value="26.938293005" calcext:value-type="float">
            <text:p>26.938293005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1 16:42:50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12573196" calcext:value-type="float">
            <text:p>1.212573196</text:p>
          </table:table-cell>
          <table:table-cell office:value-type="float" office:value="1.201728726" calcext:value-type="float">
            <text:p>1.201728726</text:p>
          </table:table-cell>
          <table:table-cell office:value-type="float" office:value="1.308290518" calcext:value-type="float">
            <text:p>1.308290518</text:p>
          </table:table-cell>
          <table:table-cell/>
          <table:table-cell office:value-type="float" office:value="0.009906644" calcext:value-type="float">
            <text:p>0.009906644</text:p>
          </table:table-cell>
          <table:table-cell office:value-type="float" office:value="0.009818045" calcext:value-type="float">
            <text:p>0.009818045</text:p>
          </table:table-cell>
          <table:table-cell office:value-type="float" office:value="0.010688648" calcext:value-type="float">
            <text:p>0.010688648</text:p>
          </table:table-cell>
          <table:table-cell/>
          <table:table-cell office:value-type="float" office:value="0.008810827" calcext:value-type="float">
            <text:p>0.008810827</text:p>
          </table:table-cell>
          <table:table-cell office:value-type="float" office:value="0.008722229" calcext:value-type="float">
            <text:p>0.008722229</text:p>
          </table:table-cell>
          <table:table-cell office:value-type="float" office:value="0.009592831" calcext:value-type="float">
            <text:p>0.009592831</text:p>
          </table:table-cell>
          <table:table-cell/>
          <table:table-cell office:value-type="float" office:value="26.91387912" calcext:value-type="float">
            <text:p>26.91387912</text:p>
          </table:table-cell>
          <table:table-cell office:value-type="float" office:value="26.911696155" calcext:value-type="float">
            <text:p>26.911696155</text:p>
          </table:table-cell>
          <table:table-cell office:value-type="float" office:value="26.933146599" calcext:value-type="float">
            <text:p>26.933146599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1 16:42:51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11482431" calcext:value-type="float">
            <text:p>1.211482431</text:p>
          </table:table-cell>
          <table:table-cell office:value-type="float" office:value="1.170162102" calcext:value-type="float">
            <text:p>1.170162102</text:p>
          </table:table-cell>
          <table:table-cell office:value-type="float" office:value="1.321669975" calcext:value-type="float">
            <text:p>1.321669975</text:p>
          </table:table-cell>
          <table:table-cell/>
          <table:table-cell office:value-type="float" office:value="0.009897732" calcext:value-type="float">
            <text:p>0.009897732</text:p>
          </table:table-cell>
          <table:table-cell office:value-type="float" office:value="0.009560148" calcext:value-type="float">
            <text:p>0.009560148</text:p>
          </table:table-cell>
          <table:table-cell office:value-type="float" office:value="0.010797957" calcext:value-type="float">
            <text:p>0.010797957</text:p>
          </table:table-cell>
          <table:table-cell/>
          <table:table-cell office:value-type="float" office:value="0.008801916" calcext:value-type="float">
            <text:p>0.008801916</text:p>
          </table:table-cell>
          <table:table-cell office:value-type="float" office:value="0.008464331" calcext:value-type="float">
            <text:p>0.008464331</text:p>
          </table:table-cell>
          <table:table-cell office:value-type="float" office:value="0.009702141" calcext:value-type="float">
            <text:p>0.009702141</text:p>
          </table:table-cell>
          <table:table-cell/>
          <table:table-cell office:value-type="float" office:value="26.908606405" calcext:value-type="float">
            <text:p>26.908606405</text:p>
          </table:table-cell>
          <table:table-cell office:value-type="float" office:value="26.900288665" calcext:value-type="float">
            <text:p>26.900288665</text:p>
          </table:table-cell>
          <table:table-cell office:value-type="float" office:value="26.93078675" calcext:value-type="float">
            <text:p>26.9307867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1 16:42:52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80352626" calcext:value-type="float">
            <text:p>1.280352626</text:p>
          </table:table-cell>
          <table:table-cell office:value-type="float" office:value="1.10635711" calcext:value-type="float">
            <text:p>1.10635711</text:p>
          </table:table-cell>
          <table:table-cell office:value-type="float" office:value="1.236634402" calcext:value-type="float">
            <text:p>1.236634402</text:p>
          </table:table-cell>
          <table:table-cell/>
          <table:table-cell office:value-type="float" office:value="0.010460397" calcext:value-type="float">
            <text:p>0.010460397</text:p>
          </table:table-cell>
          <table:table-cell office:value-type="float" office:value="0.009038865" calcext:value-type="float">
            <text:p>0.009038865</text:p>
          </table:table-cell>
          <table:table-cell office:value-type="float" office:value="0.010103222" calcext:value-type="float">
            <text:p>0.010103222</text:p>
          </table:table-cell>
          <table:table-cell/>
          <table:table-cell office:value-type="float" office:value="0.009364581" calcext:value-type="float">
            <text:p>0.009364581</text:p>
          </table:table-cell>
          <table:table-cell office:value-type="float" office:value="0.007943049" calcext:value-type="float">
            <text:p>0.007943049</text:p>
          </table:table-cell>
          <table:table-cell office:value-type="float" office:value="0.009007406" calcext:value-type="float">
            <text:p>0.009007406</text:p>
          </table:table-cell>
          <table:table-cell/>
          <table:table-cell office:value-type="float" office:value="26.927522857" calcext:value-type="float">
            <text:p>26.927522857</text:p>
          </table:table-cell>
          <table:table-cell office:value-type="float" office:value="26.892497908" calcext:value-type="float">
            <text:p>26.892497908</text:p>
          </table:table-cell>
          <table:table-cell office:value-type="float" office:value="26.918722566" calcext:value-type="float">
            <text:p>26.918722566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1 16:42:54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43544369" calcext:value-type="float">
            <text:p>1.243544369</text:p>
          </table:table-cell>
          <table:table-cell office:value-type="float" office:value="1.106798185" calcext:value-type="float">
            <text:p>1.106798185</text:p>
          </table:table-cell>
          <table:table-cell office:value-type="float" office:value="1.165898581" calcext:value-type="float">
            <text:p>1.165898581</text:p>
          </table:table-cell>
          <table:table-cell/>
          <table:table-cell office:value-type="float" office:value="0.010159676" calcext:value-type="float">
            <text:p>0.010159676</text:p>
          </table:table-cell>
          <table:table-cell office:value-type="float" office:value="0.009042469" calcext:value-type="float">
            <text:p>0.009042469</text:p>
          </table:table-cell>
          <table:table-cell office:value-type="float" office:value="0.009525315" calcext:value-type="float">
            <text:p>0.009525315</text:p>
          </table:table-cell>
          <table:table-cell/>
          <table:table-cell office:value-type="float" office:value="0.00906386" calcext:value-type="float">
            <text:p>0.00906386</text:p>
          </table:table-cell>
          <table:table-cell office:value-type="float" office:value="0.007946652" calcext:value-type="float">
            <text:p>0.007946652</text:p>
          </table:table-cell>
          <table:table-cell office:value-type="float" office:value="0.008429499" calcext:value-type="float">
            <text:p>0.008429499</text:p>
          </table:table-cell>
          <table:table-cell/>
          <table:table-cell office:value-type="float" office:value="26.920113517" calcext:value-type="float">
            <text:p>26.920113517</text:p>
          </table:table-cell>
          <table:table-cell office:value-type="float" office:value="26.892586697" calcext:value-type="float">
            <text:p>26.892586697</text:p>
          </table:table-cell>
          <table:table-cell office:value-type="float" office:value="26.904483607" calcext:value-type="float">
            <text:p>26.90448360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1 16:42:55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96667099" calcext:value-type="float">
            <text:p>1.196667099</text:p>
          </table:table-cell>
          <table:table-cell office:value-type="float" office:value="1.186182044" calcext:value-type="float">
            <text:p>1.186182044</text:p>
          </table:table-cell>
          <table:table-cell office:value-type="float" office:value="1.112544073" calcext:value-type="float">
            <text:p>1.112544073</text:p>
          </table:table-cell>
          <table:table-cell/>
          <table:table-cell office:value-type="float" office:value="0.009776692" calcext:value-type="float">
            <text:p>0.009776692</text:p>
          </table:table-cell>
          <table:table-cell office:value-type="float" office:value="0.00969103" calcext:value-type="float">
            <text:p>0.00969103</text:p>
          </table:table-cell>
          <table:table-cell office:value-type="float" office:value="0.009089412" calcext:value-type="float">
            <text:p>0.009089412</text:p>
          </table:table-cell>
          <table:table-cell/>
          <table:table-cell office:value-type="float" office:value="0.008680875" calcext:value-type="float">
            <text:p>0.008680875</text:p>
          </table:table-cell>
          <table:table-cell office:value-type="float" office:value="0.008595213" calcext:value-type="float">
            <text:p>0.008595213</text:p>
          </table:table-cell>
          <table:table-cell office:value-type="float" office:value="0.007993596" calcext:value-type="float">
            <text:p>0.007993596</text:p>
          </table:table-cell>
          <table:table-cell/>
          <table:table-cell office:value-type="float" office:value="26.910677261" calcext:value-type="float">
            <text:p>26.910677261</text:p>
          </table:table-cell>
          <table:table-cell office:value-type="float" office:value="26.90856664" calcext:value-type="float">
            <text:p>26.90856664</text:p>
          </table:table-cell>
          <table:table-cell office:value-type="float" office:value="26.893743349" calcext:value-type="float">
            <text:p>26.89374334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1 16:42:56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47319215" calcext:value-type="float">
            <text:p>1.147319215</text:p>
          </table:table-cell>
          <table:table-cell office:value-type="float" office:value="1.245060712" calcext:value-type="float">
            <text:p>1.245060712</text:p>
          </table:table-cell>
          <table:table-cell office:value-type="float" office:value="1.100445521" calcext:value-type="float">
            <text:p>1.100445521</text:p>
          </table:table-cell>
          <table:table-cell/>
          <table:table-cell office:value-type="float" office:value="0.009373523" calcext:value-type="float">
            <text:p>0.009373523</text:p>
          </table:table-cell>
          <table:table-cell office:value-type="float" office:value="0.010172065" calcext:value-type="float">
            <text:p>0.010172065</text:p>
          </table:table-cell>
          <table:table-cell office:value-type="float" office:value="0.008990568" calcext:value-type="float">
            <text:p>0.008990568</text:p>
          </table:table-cell>
          <table:table-cell/>
          <table:table-cell office:value-type="float" office:value="0.008277706" calcext:value-type="float">
            <text:p>0.008277706</text:p>
          </table:table-cell>
          <table:table-cell office:value-type="float" office:value="0.009076248" calcext:value-type="float">
            <text:p>0.009076248</text:p>
          </table:table-cell>
          <table:table-cell office:value-type="float" office:value="0.007894751" calcext:value-type="float">
            <text:p>0.007894751</text:p>
          </table:table-cell>
          <table:table-cell/>
          <table:table-cell office:value-type="float" office:value="26.900743594" calcext:value-type="float">
            <text:p>26.900743594</text:p>
          </table:table-cell>
          <table:table-cell office:value-type="float" office:value="26.920418751" calcext:value-type="float">
            <text:p>26.920418751</text:p>
          </table:table-cell>
          <table:table-cell office:value-type="float" office:value="26.891307898" calcext:value-type="float">
            <text:p>26.891307898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1 16:42:57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56059641" calcext:value-type="float">
            <text:p>1.156059641</text:p>
          </table:table-cell>
          <table:table-cell office:value-type="float" office:value="1.24916628" calcext:value-type="float">
            <text:p>1.24916628</text:p>
          </table:table-cell>
          <table:table-cell office:value-type="float" office:value="1.10281719" calcext:value-type="float">
            <text:p>1.10281719</text:p>
          </table:table-cell>
          <table:table-cell/>
          <table:table-cell office:value-type="float" office:value="0.009444932" calcext:value-type="float">
            <text:p>0.009444932</text:p>
          </table:table-cell>
          <table:table-cell office:value-type="float" office:value="0.010205607" calcext:value-type="float">
            <text:p>0.010205607</text:p>
          </table:table-cell>
          <table:table-cell office:value-type="float" office:value="0.009009944" calcext:value-type="float">
            <text:p>0.009009944</text:p>
          </table:table-cell>
          <table:table-cell/>
          <table:table-cell office:value-type="float" office:value="0.008349115" calcext:value-type="float">
            <text:p>0.008349115</text:p>
          </table:table-cell>
          <table:table-cell office:value-type="float" office:value="0.00910979" calcext:value-type="float">
            <text:p>0.00910979</text:p>
          </table:table-cell>
          <table:table-cell office:value-type="float" office:value="0.007914128" calcext:value-type="float">
            <text:p>0.007914128</text:p>
          </table:table-cell>
          <table:table-cell/>
          <table:table-cell office:value-type="float" office:value="26.897449841" calcext:value-type="float">
            <text:p>26.897449841</text:p>
          </table:table-cell>
          <table:table-cell office:value-type="float" office:value="26.916192073" calcext:value-type="float">
            <text:p>26.916192073</text:p>
          </table:table-cell>
          <table:table-cell office:value-type="float" office:value="26.886732075" calcext:value-type="float">
            <text:p>26.886732075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1 16:42:58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39650993" calcext:value-type="float">
            <text:p>1.239650993</text:p>
          </table:table-cell>
          <table:table-cell office:value-type="float" office:value="1.149404782" calcext:value-type="float">
            <text:p>1.149404782</text:p>
          </table:table-cell>
          <table:table-cell office:value-type="float" office:value="1.102281344" calcext:value-type="float">
            <text:p>1.102281344</text:p>
          </table:table-cell>
          <table:table-cell/>
          <table:table-cell office:value-type="float" office:value="0.010127868" calcext:value-type="float">
            <text:p>0.010127868</text:p>
          </table:table-cell>
          <table:table-cell office:value-type="float" office:value="0.009390562" calcext:value-type="float">
            <text:p>0.009390562</text:p>
          </table:table-cell>
          <table:table-cell office:value-type="float" office:value="0.009005567" calcext:value-type="float">
            <text:p>0.009005567</text:p>
          </table:table-cell>
          <table:table-cell/>
          <table:table-cell office:value-type="float" office:value="0.009032051" calcext:value-type="float">
            <text:p>0.009032051</text:p>
          </table:table-cell>
          <table:table-cell office:value-type="float" office:value="0.008294745" calcext:value-type="float">
            <text:p>0.008294745</text:p>
          </table:table-cell>
          <table:table-cell office:value-type="float" office:value="0.00790975" calcext:value-type="float">
            <text:p>0.00790975</text:p>
          </table:table-cell>
          <table:table-cell/>
          <table:table-cell office:value-type="float" office:value="26.914276673" calcext:value-type="float">
            <text:p>26.914276673</text:p>
          </table:table-cell>
          <table:table-cell office:value-type="float" office:value="26.896110215" calcext:value-type="float">
            <text:p>26.896110215</text:p>
          </table:table-cell>
          <table:table-cell office:value-type="float" office:value="26.886624208" calcext:value-type="float">
            <text:p>26.88662420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1 16:43:00</text:p>
          </table:table-cell>
          <table:table-cell office:value-type="float" office:value="26.70688" calcext:value-type="float">
            <text:p>26.70688</text:p>
          </table:table-cell>
          <table:table-cell/>
          <table:table-cell office:value-type="float" office:value="1.148489255" calcext:value-type="float">
            <text:p>1.148489255</text:p>
          </table:table-cell>
          <table:table-cell office:value-type="float" office:value="1.250208169" calcext:value-type="float">
            <text:p>1.250208169</text:p>
          </table:table-cell>
          <table:table-cell office:value-type="float" office:value="1.090295445" calcext:value-type="float">
            <text:p>1.090295445</text:p>
          </table:table-cell>
          <table:table-cell/>
          <table:table-cell office:value-type="float" office:value="0.009383082" calcext:value-type="float">
            <text:p>0.009383082</text:p>
          </table:table-cell>
          <table:table-cell office:value-type="float" office:value="0.010214119" calcext:value-type="float">
            <text:p>0.010214119</text:p>
          </table:table-cell>
          <table:table-cell office:value-type="float" office:value="0.008907643" calcext:value-type="float">
            <text:p>0.008907643</text:p>
          </table:table-cell>
          <table:table-cell/>
          <table:table-cell office:value-type="float" office:value="0.008287266" calcext:value-type="float">
            <text:p>0.008287266</text:p>
          </table:table-cell>
          <table:table-cell office:value-type="float" office:value="0.009118302" calcext:value-type="float">
            <text:p>0.009118302</text:p>
          </table:table-cell>
          <table:table-cell office:value-type="float" office:value="0.007811826" calcext:value-type="float">
            <text:p>0.007811826</text:p>
          </table:table-cell>
          <table:table-cell/>
          <table:table-cell office:value-type="float" office:value="26.911085529" calcext:value-type="float">
            <text:p>26.911085529</text:p>
          </table:table-cell>
          <table:table-cell office:value-type="float" office:value="26.931561141" calcext:value-type="float">
            <text:p>26.931561141</text:p>
          </table:table-cell>
          <table:table-cell office:value-type="float" office:value="26.899371183" calcext:value-type="float">
            <text:p>26.899371183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1 16:43:01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56899387" calcext:value-type="float">
            <text:p>1.256899387</text:p>
          </table:table-cell>
          <table:table-cell office:value-type="float" office:value="1.143730419" calcext:value-type="float">
            <text:p>1.143730419</text:p>
          </table:table-cell>
          <table:table-cell office:value-type="float" office:value="1.16014256" calcext:value-type="float">
            <text:p>1.16014256</text:p>
          </table:table-cell>
          <table:table-cell/>
          <table:table-cell office:value-type="float" office:value="0.010268786" calcext:value-type="float">
            <text:p>0.010268786</text:p>
          </table:table-cell>
          <table:table-cell office:value-type="float" office:value="0.009344203" calcext:value-type="float">
            <text:p>0.009344203</text:p>
          </table:table-cell>
          <table:table-cell office:value-type="float" office:value="0.009478289" calcext:value-type="float">
            <text:p>0.009478289</text:p>
          </table:table-cell>
          <table:table-cell/>
          <table:table-cell office:value-type="float" office:value="0.009172969" calcext:value-type="float">
            <text:p>0.009172969</text:p>
          </table:table-cell>
          <table:table-cell office:value-type="float" office:value="0.008248386" calcext:value-type="float">
            <text:p>0.008248386</text:p>
          </table:table-cell>
          <table:table-cell office:value-type="float" office:value="0.008382472" calcext:value-type="float">
            <text:p>0.008382472</text:p>
          </table:table-cell>
          <table:table-cell/>
          <table:table-cell office:value-type="float" office:value="26.917748722" calcext:value-type="float">
            <text:p>26.917748722</text:p>
          </table:table-cell>
          <table:table-cell office:value-type="float" office:value="26.894967963" calcext:value-type="float">
            <text:p>26.894967963</text:p>
          </table:table-cell>
          <table:table-cell office:value-type="float" office:value="26.898271733" calcext:value-type="float">
            <text:p>26.89827173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1 16:43:02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21997288" calcext:value-type="float">
            <text:p>1.221997288</text:p>
          </table:table-cell>
          <table:table-cell office:value-type="float" office:value="1.145745652" calcext:value-type="float">
            <text:p>1.145745652</text:p>
          </table:table-cell>
          <table:table-cell office:value-type="float" office:value="1.138737933" calcext:value-type="float">
            <text:p>1.138737933</text:p>
          </table:table-cell>
          <table:table-cell/>
          <table:table-cell office:value-type="float" office:value="0.009983638" calcext:value-type="float">
            <text:p>0.009983638</text:p>
          </table:table-cell>
          <table:table-cell office:value-type="float" office:value="0.009360667" calcext:value-type="float">
            <text:p>0.009360667</text:p>
          </table:table-cell>
          <table:table-cell office:value-type="float" office:value="0.009303414" calcext:value-type="float">
            <text:p>0.009303414</text:p>
          </table:table-cell>
          <table:table-cell/>
          <table:table-cell office:value-type="float" office:value="0.008887821" calcext:value-type="float">
            <text:p>0.008887821</text:p>
          </table:table-cell>
          <table:table-cell office:value-type="float" office:value="0.008264851" calcext:value-type="float">
            <text:p>0.008264851</text:p>
          </table:table-cell>
          <table:table-cell office:value-type="float" office:value="0.008207598" calcext:value-type="float">
            <text:p>0.008207598</text:p>
          </table:table-cell>
          <table:table-cell/>
          <table:table-cell office:value-type="float" office:value="26.910723025" calcext:value-type="float">
            <text:p>26.910723025</text:p>
          </table:table-cell>
          <table:table-cell office:value-type="float" office:value="26.895373631" calcext:value-type="float">
            <text:p>26.895373631</text:p>
          </table:table-cell>
          <table:table-cell office:value-type="float" office:value="26.893962972" calcext:value-type="float">
            <text:p>26.893962972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1 16:43:03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32753543" calcext:value-type="float">
            <text:p>1.232753543</text:p>
          </table:table-cell>
          <table:table-cell office:value-type="float" office:value="1.103645099" calcext:value-type="float">
            <text:p>1.103645099</text:p>
          </table:table-cell>
          <table:table-cell office:value-type="float" office:value="1.179377577" calcext:value-type="float">
            <text:p>1.179377577</text:p>
          </table:table-cell>
          <table:table-cell/>
          <table:table-cell office:value-type="float" office:value="0.010071516" calcext:value-type="float">
            <text:p>0.010071516</text:p>
          </table:table-cell>
          <table:table-cell office:value-type="float" office:value="0.009016708" calcext:value-type="float">
            <text:p>0.009016708</text:p>
          </table:table-cell>
          <table:table-cell office:value-type="float" office:value="0.009635438" calcext:value-type="float">
            <text:p>0.009635438</text:p>
          </table:table-cell>
          <table:table-cell/>
          <table:table-cell office:value-type="float" office:value="0.008975699" calcext:value-type="float">
            <text:p>0.008975699</text:p>
          </table:table-cell>
          <table:table-cell office:value-type="float" office:value="0.007920892" calcext:value-type="float">
            <text:p>0.007920892</text:p>
          </table:table-cell>
          <table:table-cell office:value-type="float" office:value="0.008539621" calcext:value-type="float">
            <text:p>0.008539621</text:p>
          </table:table-cell>
          <table:table-cell/>
          <table:table-cell office:value-type="float" office:value="26.912888235" calcext:value-type="float">
            <text:p>26.912888235</text:p>
          </table:table-cell>
          <table:table-cell office:value-type="float" office:value="26.886898734" calcext:value-type="float">
            <text:p>26.886898734</text:p>
          </table:table-cell>
          <table:table-cell office:value-type="float" office:value="26.902143736" calcext:value-type="float">
            <text:p>26.90214373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1 16:43:04</text:p>
          </table:table-cell>
          <table:table-cell office:value-type="float" office:value="26.70182" calcext:value-type="float">
            <text:p>26.70182</text:p>
          </table:table-cell>
          <table:table-cell/>
          <table:table-cell office:value-type="float" office:value="1.243643909" calcext:value-type="float">
            <text:p>1.243643909</text:p>
          </table:table-cell>
          <table:table-cell office:value-type="float" office:value="1.103795898" calcext:value-type="float">
            <text:p>1.103795898</text:p>
          </table:table-cell>
          <table:table-cell office:value-type="float" office:value="1.128047243" calcext:value-type="float">
            <text:p>1.128047243</text:p>
          </table:table-cell>
          <table:table-cell/>
          <table:table-cell office:value-type="float" office:value="0.010160489" calcext:value-type="float">
            <text:p>0.010160489</text:p>
          </table:table-cell>
          <table:table-cell office:value-type="float" office:value="0.00901794" calcext:value-type="float">
            <text:p>0.00901794</text:p>
          </table:table-cell>
          <table:table-cell office:value-type="float" office:value="0.009216072" calcext:value-type="float">
            <text:p>0.009216072</text:p>
          </table:table-cell>
          <table:table-cell/>
          <table:table-cell office:value-type="float" office:value="0.009064673" calcext:value-type="float">
            <text:p>0.009064673</text:p>
          </table:table-cell>
          <table:table-cell office:value-type="float" office:value="0.007922124" calcext:value-type="float">
            <text:p>0.007922124</text:p>
          </table:table-cell>
          <table:table-cell office:value-type="float" office:value="0.008120256" calcext:value-type="float">
            <text:p>0.008120256</text:p>
          </table:table-cell>
          <table:table-cell/>
          <table:table-cell office:value-type="float" office:value="26.925186673" calcext:value-type="float">
            <text:p>26.925186673</text:p>
          </table:table-cell>
          <table:table-cell office:value-type="float" office:value="26.897035576" calcext:value-type="float">
            <text:p>26.897035576</text:p>
          </table:table-cell>
          <table:table-cell office:value-type="float" office:value="26.901917368" calcext:value-type="float">
            <text:p>26.90191736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1 16:43:06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01217318" calcext:value-type="float">
            <text:p>1.201217318</text:p>
          </table:table-cell>
          <table:table-cell office:value-type="float" office:value="1.225388196" calcext:value-type="float">
            <text:p>1.225388196</text:p>
          </table:table-cell>
          <table:table-cell office:value-type="float" office:value="1.083515416" calcext:value-type="float">
            <text:p>1.083515416</text:p>
          </table:table-cell>
          <table:table-cell/>
          <table:table-cell office:value-type="float" office:value="0.009813867" calcext:value-type="float">
            <text:p>0.009813867</text:p>
          </table:table-cell>
          <table:table-cell office:value-type="float" office:value="0.010011341" calcext:value-type="float">
            <text:p>0.010011341</text:p>
          </table:table-cell>
          <table:table-cell office:value-type="float" office:value="0.00885225" calcext:value-type="float">
            <text:p>0.00885225</text:p>
          </table:table-cell>
          <table:table-cell/>
          <table:table-cell office:value-type="float" office:value="0.00871805" calcext:value-type="float">
            <text:p>0.00871805</text:p>
          </table:table-cell>
          <table:table-cell office:value-type="float" office:value="0.008915525" calcext:value-type="float">
            <text:p>0.008915525</text:p>
          </table:table-cell>
          <table:table-cell office:value-type="float" office:value="0.007756434" calcext:value-type="float">
            <text:p>0.007756434</text:p>
          </table:table-cell>
          <table:table-cell/>
          <table:table-cell office:value-type="float" office:value="26.906540054" calcext:value-type="float">
            <text:p>26.906540054</text:p>
          </table:table-cell>
          <table:table-cell office:value-type="float" office:value="26.911405608" calcext:value-type="float">
            <text:p>26.911405608</text:p>
          </table:table-cell>
          <table:table-cell office:value-type="float" office:value="26.882846581" calcext:value-type="float">
            <text:p>26.88284658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1 16:43:07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15816309" calcext:value-type="float">
            <text:p>1.15816309</text:p>
          </table:table-cell>
          <table:table-cell office:value-type="float" office:value="1.259678752" calcext:value-type="float">
            <text:p>1.259678752</text:p>
          </table:table-cell>
          <table:table-cell office:value-type="float" office:value="1.097308528" calcext:value-type="float">
            <text:p>1.097308528</text:p>
          </table:table-cell>
          <table:table-cell/>
          <table:table-cell office:value-type="float" office:value="0.009462117" calcext:value-type="float">
            <text:p>0.009462117</text:p>
          </table:table-cell>
          <table:table-cell office:value-type="float" office:value="0.010291493" calcext:value-type="float">
            <text:p>0.010291493</text:p>
          </table:table-cell>
          <table:table-cell office:value-type="float" office:value="0.008964939" calcext:value-type="float">
            <text:p>0.008964939</text:p>
          </table:table-cell>
          <table:table-cell/>
          <table:table-cell office:value-type="float" office:value="0.0083663" calcext:value-type="float">
            <text:p>0.0083663</text:p>
          </table:table-cell>
          <table:table-cell office:value-type="float" office:value="0.009195676" calcext:value-type="float">
            <text:p>0.009195676</text:p>
          </table:table-cell>
          <table:table-cell office:value-type="float" office:value="0.007869122" calcext:value-type="float">
            <text:p>0.007869122</text:p>
          </table:table-cell>
          <table:table-cell/>
          <table:table-cell office:value-type="float" office:value="26.902926459" calcext:value-type="float">
            <text:p>26.902926459</text:p>
          </table:table-cell>
          <table:table-cell office:value-type="float" office:value="26.923361303" calcext:value-type="float">
            <text:p>26.923361303</text:p>
          </table:table-cell>
          <table:table-cell office:value-type="float" office:value="26.890676417" calcext:value-type="float">
            <text:p>26.890676417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1 16:43:08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24209896" calcext:value-type="float">
            <text:p>1.124209896</text:p>
          </table:table-cell>
          <table:table-cell office:value-type="float" office:value="1.299492872" calcext:value-type="float">
            <text:p>1.299492872</text:p>
          </table:table-cell>
          <table:table-cell office:value-type="float" office:value="1.112070812" calcext:value-type="float">
            <text:p>1.112070812</text:p>
          </table:table-cell>
          <table:table-cell/>
          <table:table-cell office:value-type="float" office:value="0.009184721" calcext:value-type="float">
            <text:p>0.009184721</text:p>
          </table:table-cell>
          <table:table-cell office:value-type="float" office:value="0.010616772" calcext:value-type="float">
            <text:p>0.010616772</text:p>
          </table:table-cell>
          <table:table-cell office:value-type="float" office:value="0.009085546" calcext:value-type="float">
            <text:p>0.009085546</text:p>
          </table:table-cell>
          <table:table-cell/>
          <table:table-cell office:value-type="float" office:value="0.008088905" calcext:value-type="float">
            <text:p>0.008088905</text:p>
          </table:table-cell>
          <table:table-cell office:value-type="float" office:value="0.009520955" calcext:value-type="float">
            <text:p>0.009520955</text:p>
          </table:table-cell>
          <table:table-cell office:value-type="float" office:value="0.007989729" calcext:value-type="float">
            <text:p>0.007989729</text:p>
          </table:table-cell>
          <table:table-cell/>
          <table:table-cell office:value-type="float" office:value="26.885985239" calcext:value-type="float">
            <text:p>26.885985239</text:p>
          </table:table-cell>
          <table:table-cell office:value-type="float" office:value="26.921269547" calcext:value-type="float">
            <text:p>26.921269547</text:p>
          </table:table-cell>
          <table:table-cell office:value-type="float" office:value="26.883541612" calcext:value-type="float">
            <text:p>26.883541612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1 16:43:09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63569231" calcext:value-type="float">
            <text:p>1.163569231</text:p>
          </table:table-cell>
          <table:table-cell office:value-type="float" office:value="1.273160133" calcext:value-type="float">
            <text:p>1.273160133</text:p>
          </table:table-cell>
          <table:table-cell office:value-type="float" office:value="1.110295786" calcext:value-type="float">
            <text:p>1.110295786</text:p>
          </table:table-cell>
          <table:table-cell/>
          <table:table-cell office:value-type="float" office:value="0.009506285" calcext:value-type="float">
            <text:p>0.009506285</text:p>
          </table:table-cell>
          <table:table-cell office:value-type="float" office:value="0.010401635" calcext:value-type="float">
            <text:p>0.010401635</text:p>
          </table:table-cell>
          <table:table-cell office:value-type="float" office:value="0.009071044" calcext:value-type="float">
            <text:p>0.009071044</text:p>
          </table:table-cell>
          <table:table-cell/>
          <table:table-cell office:value-type="float" office:value="0.008410468" calcext:value-type="float">
            <text:p>0.008410468</text:p>
          </table:table-cell>
          <table:table-cell office:value-type="float" office:value="0.009305818" calcext:value-type="float">
            <text:p>0.009305818</text:p>
          </table:table-cell>
          <table:table-cell office:value-type="float" office:value="0.007975227" calcext:value-type="float">
            <text:p>0.007975227</text:p>
          </table:table-cell>
          <table:table-cell/>
          <table:table-cell office:value-type="float" office:value="26.898961522" calcext:value-type="float">
            <text:p>26.898961522</text:p>
          </table:table-cell>
          <table:table-cell office:value-type="float" office:value="26.921021951" calcext:value-type="float">
            <text:p>26.921021951</text:p>
          </table:table-cell>
          <table:table-cell office:value-type="float" office:value="26.88823753" calcext:value-type="float">
            <text:p>26.8882375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1 16:43:11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009938" calcext:value-type="float">
            <text:p>1.2009938</text:p>
          </table:table-cell>
          <table:table-cell office:value-type="float" office:value="1.246436387" calcext:value-type="float">
            <text:p>1.246436387</text:p>
          </table:table-cell>
          <table:table-cell office:value-type="float" office:value="1.08915938" calcext:value-type="float">
            <text:p>1.08915938</text:p>
          </table:table-cell>
          <table:table-cell/>
          <table:table-cell office:value-type="float" office:value="0.009812041" calcext:value-type="float">
            <text:p>0.009812041</text:p>
          </table:table-cell>
          <table:table-cell office:value-type="float" office:value="0.010183304" calcext:value-type="float">
            <text:p>0.010183304</text:p>
          </table:table-cell>
          <table:table-cell office:value-type="float" office:value="0.008898361" calcext:value-type="float">
            <text:p>0.008898361</text:p>
          </table:table-cell>
          <table:table-cell/>
          <table:table-cell office:value-type="float" office:value="0.008716224" calcext:value-type="float">
            <text:p>0.008716224</text:p>
          </table:table-cell>
          <table:table-cell office:value-type="float" office:value="0.009087487" calcext:value-type="float">
            <text:p>0.009087487</text:p>
          </table:table-cell>
          <table:table-cell office:value-type="float" office:value="0.007802544" calcext:value-type="float">
            <text:p>0.007802544</text:p>
          </table:table-cell>
          <table:table-cell/>
          <table:table-cell office:value-type="float" office:value="26.901441904" calcext:value-type="float">
            <text:p>26.901441904</text:p>
          </table:table-cell>
          <table:table-cell office:value-type="float" office:value="26.910589438" calcext:value-type="float">
            <text:p>26.910589438</text:p>
          </table:table-cell>
          <table:table-cell office:value-type="float" office:value="26.878929471" calcext:value-type="float">
            <text:p>26.878929471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1 16:43:12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20754018" calcext:value-type="float">
            <text:p>1.120754018</text:p>
          </table:table-cell>
          <table:table-cell office:value-type="float" office:value="1.296109116" calcext:value-type="float">
            <text:p>1.296109116</text:p>
          </table:table-cell>
          <table:table-cell office:value-type="float" office:value="1.181565664" calcext:value-type="float">
            <text:p>1.181565664</text:p>
          </table:table-cell>
          <table:table-cell/>
          <table:table-cell office:value-type="float" office:value="0.009156487" calcext:value-type="float">
            <text:p>0.009156487</text:p>
          </table:table-cell>
          <table:table-cell office:value-type="float" office:value="0.010589127" calcext:value-type="float">
            <text:p>0.010589127</text:p>
          </table:table-cell>
          <table:table-cell office:value-type="float" office:value="0.009653314" calcext:value-type="float">
            <text:p>0.009653314</text:p>
          </table:table-cell>
          <table:table-cell/>
          <table:table-cell office:value-type="float" office:value="0.00806067" calcext:value-type="float">
            <text:p>0.00806067</text:p>
          </table:table-cell>
          <table:table-cell office:value-type="float" office:value="0.00949331" calcext:value-type="float">
            <text:p>0.00949331</text:p>
          </table:table-cell>
          <table:table-cell office:value-type="float" office:value="0.008557498" calcext:value-type="float">
            <text:p>0.008557498</text:p>
          </table:table-cell>
          <table:table-cell/>
          <table:table-cell office:value-type="float" office:value="26.89034279" calcext:value-type="float">
            <text:p>26.89034279</text:p>
          </table:table-cell>
          <table:table-cell office:value-type="float" office:value="26.925641482" calcext:value-type="float">
            <text:p>26.925641482</text:p>
          </table:table-cell>
          <table:table-cell office:value-type="float" office:value="26.902584197" calcext:value-type="float">
            <text:p>26.902584197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1 16:43:13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49809498" calcext:value-type="float">
            <text:p>1.149809498</text:p>
          </table:table-cell>
          <table:table-cell office:value-type="float" office:value="1.317178168" calcext:value-type="float">
            <text:p>1.317178168</text:p>
          </table:table-cell>
          <table:table-cell office:value-type="float" office:value="1.149652737" calcext:value-type="float">
            <text:p>1.149652737</text:p>
          </table:table-cell>
          <table:table-cell/>
          <table:table-cell office:value-type="float" office:value="0.009393868" calcext:value-type="float">
            <text:p>0.009393868</text:p>
          </table:table-cell>
          <table:table-cell office:value-type="float" office:value="0.01076126" calcext:value-type="float">
            <text:p>0.01076126</text:p>
          </table:table-cell>
          <table:table-cell office:value-type="float" office:value="0.009392588" calcext:value-type="float">
            <text:p>0.009392588</text:p>
          </table:table-cell>
          <table:table-cell/>
          <table:table-cell office:value-type="float" office:value="0.008298052" calcext:value-type="float">
            <text:p>0.008298052</text:p>
          </table:table-cell>
          <table:table-cell office:value-type="float" office:value="0.009665443" calcext:value-type="float">
            <text:p>0.009665443</text:p>
          </table:table-cell>
          <table:table-cell office:value-type="float" office:value="0.008296771" calcext:value-type="float">
            <text:p>0.008296771</text:p>
          </table:table-cell>
          <table:table-cell/>
          <table:table-cell office:value-type="float" office:value="26.886085283" calcext:value-type="float">
            <text:p>26.886085283</text:p>
          </table:table-cell>
          <table:table-cell office:value-type="float" office:value="26.919776469" calcext:value-type="float">
            <text:p>26.919776469</text:p>
          </table:table-cell>
          <table:table-cell office:value-type="float" office:value="26.886053726" calcext:value-type="float">
            <text:p>26.88605372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1 16:43:14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4887132" calcext:value-type="float">
            <text:p>1.14887132</text:p>
          </table:table-cell>
          <table:table-cell office:value-type="float" office:value="1.323625603" calcext:value-type="float">
            <text:p>1.323625603</text:p>
          </table:table-cell>
          <table:table-cell office:value-type="float" office:value="1.218172457" calcext:value-type="float">
            <text:p>1.218172457</text:p>
          </table:table-cell>
          <table:table-cell/>
          <table:table-cell office:value-type="float" office:value="0.009386204" calcext:value-type="float">
            <text:p>0.009386204</text:p>
          </table:table-cell>
          <table:table-cell office:value-type="float" office:value="0.010813935" calcext:value-type="float">
            <text:p>0.010813935</text:p>
          </table:table-cell>
          <table:table-cell office:value-type="float" office:value="0.009952389" calcext:value-type="float">
            <text:p>0.009952389</text:p>
          </table:table-cell>
          <table:table-cell/>
          <table:table-cell office:value-type="float" office:value="0.008290387" calcext:value-type="float">
            <text:p>0.008290387</text:p>
          </table:table-cell>
          <table:table-cell office:value-type="float" office:value="0.009718118" calcext:value-type="float">
            <text:p>0.009718118</text:p>
          </table:table-cell>
          <table:table-cell office:value-type="float" office:value="0.008856573" calcext:value-type="float">
            <text:p>0.008856573</text:p>
          </table:table-cell>
          <table:table-cell/>
          <table:table-cell office:value-type="float" office:value="26.885896425" calcext:value-type="float">
            <text:p>26.885896425</text:p>
          </table:table-cell>
          <table:table-cell office:value-type="float" office:value="26.921074313" calcext:value-type="float">
            <text:p>26.921074313</text:p>
          </table:table-cell>
          <table:table-cell office:value-type="float" office:value="26.899846814" calcext:value-type="float">
            <text:p>26.89984681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1 16:43:15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70457145" calcext:value-type="float">
            <text:p>1.170457145</text:p>
          </table:table-cell>
          <table:table-cell office:value-type="float" office:value="1.282736216" calcext:value-type="float">
            <text:p>1.282736216</text:p>
          </table:table-cell>
          <table:table-cell office:value-type="float" office:value="1.263924392" calcext:value-type="float">
            <text:p>1.263924392</text:p>
          </table:table-cell>
          <table:table-cell/>
          <table:table-cell office:value-type="float" office:value="0.009562558" calcext:value-type="float">
            <text:p>0.009562558</text:p>
          </table:table-cell>
          <table:table-cell office:value-type="float" office:value="0.010479871" calcext:value-type="float">
            <text:p>0.010479871</text:p>
          </table:table-cell>
          <table:table-cell office:value-type="float" office:value="0.01032618" calcext:value-type="float">
            <text:p>0.01032618</text:p>
          </table:table-cell>
          <table:table-cell/>
          <table:table-cell office:value-type="float" office:value="0.008466742" calcext:value-type="float">
            <text:p>0.008466742</text:p>
          </table:table-cell>
          <table:table-cell office:value-type="float" office:value="0.009384054" calcext:value-type="float">
            <text:p>0.009384054</text:p>
          </table:table-cell>
          <table:table-cell office:value-type="float" office:value="0.009230363" calcext:value-type="float">
            <text:p>0.009230363</text:p>
          </table:table-cell>
          <table:table-cell/>
          <table:table-cell office:value-type="float" office:value="26.890241692" calcext:value-type="float">
            <text:p>26.890241692</text:p>
          </table:table-cell>
          <table:table-cell office:value-type="float" office:value="26.912843411" calcext:value-type="float">
            <text:p>26.912843411</text:p>
          </table:table-cell>
          <table:table-cell office:value-type="float" office:value="26.909056631" calcext:value-type="float">
            <text:p>26.90905663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1 16:43:17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86170123" calcext:value-type="float">
            <text:p>1.186170123</text:p>
          </table:table-cell>
          <table:table-cell office:value-type="float" office:value="1.24668017" calcext:value-type="float">
            <text:p>1.24668017</text:p>
          </table:table-cell>
          <table:table-cell office:value-type="float" office:value="1.290272032" calcext:value-type="float">
            <text:p>1.290272032</text:p>
          </table:table-cell>
          <table:table-cell/>
          <table:table-cell office:value-type="float" office:value="0.009690932" calcext:value-type="float">
            <text:p>0.009690932</text:p>
          </table:table-cell>
          <table:table-cell office:value-type="float" office:value="0.010185296" calcext:value-type="float">
            <text:p>0.010185296</text:p>
          </table:table-cell>
          <table:table-cell office:value-type="float" office:value="0.010541438" calcext:value-type="float">
            <text:p>0.010541438</text:p>
          </table:table-cell>
          <table:table-cell/>
          <table:table-cell office:value-type="float" office:value="0.008595116" calcext:value-type="float">
            <text:p>0.008595116</text:p>
          </table:table-cell>
          <table:table-cell office:value-type="float" office:value="0.009089479" calcext:value-type="float">
            <text:p>0.009089479</text:p>
          </table:table-cell>
          <table:table-cell office:value-type="float" office:value="0.009445622" calcext:value-type="float">
            <text:p>0.009445622</text:p>
          </table:table-cell>
          <table:table-cell/>
          <table:table-cell office:value-type="float" office:value="26.883298397" calcext:value-type="float">
            <text:p>26.883298397</text:p>
          </table:table-cell>
          <table:table-cell office:value-type="float" office:value="26.895479167" calcext:value-type="float">
            <text:p>26.895479167</text:p>
          </table:table-cell>
          <table:table-cell office:value-type="float" office:value="26.904254199" calcext:value-type="float">
            <text:p>26.904254199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1 16:43:18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68947359" calcext:value-type="float">
            <text:p>1.168947359</text:p>
          </table:table-cell>
          <table:table-cell office:value-type="float" office:value="1.293259417" calcext:value-type="float">
            <text:p>1.293259417</text:p>
          </table:table-cell>
          <table:table-cell office:value-type="float" office:value="1.247687489" calcext:value-type="float">
            <text:p>1.247687489</text:p>
          </table:table-cell>
          <table:table-cell/>
          <table:table-cell office:value-type="float" office:value="0.009550224" calcext:value-type="float">
            <text:p>0.009550224</text:p>
          </table:table-cell>
          <table:table-cell office:value-type="float" office:value="0.010565845" calcext:value-type="float">
            <text:p>0.010565845</text:p>
          </table:table-cell>
          <table:table-cell office:value-type="float" office:value="0.010193525" calcext:value-type="float">
            <text:p>0.010193525</text:p>
          </table:table-cell>
          <table:table-cell/>
          <table:table-cell office:value-type="float" office:value="0.008454407" calcext:value-type="float">
            <text:p>0.008454407</text:p>
          </table:table-cell>
          <table:table-cell office:value-type="float" office:value="0.009470028" calcext:value-type="float">
            <text:p>0.009470028</text:p>
          </table:table-cell>
          <table:table-cell office:value-type="float" office:value="0.009097709" calcext:value-type="float">
            <text:p>0.009097709</text:p>
          </table:table-cell>
          <table:table-cell/>
          <table:table-cell office:value-type="float" office:value="26.87477822" calcext:value-type="float">
            <text:p>26.87477822</text:p>
          </table:table-cell>
          <table:table-cell office:value-type="float" office:value="26.899802484" calcext:value-type="float">
            <text:p>26.899802484</text:p>
          </table:table-cell>
          <table:table-cell office:value-type="float" office:value="26.890628828" calcext:value-type="float">
            <text:p>26.89062882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1 16:43:19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719264" calcext:value-type="float">
            <text:p>1.1719264</text:p>
          </table:table-cell>
          <table:table-cell office:value-type="float" office:value="1.219084408" calcext:value-type="float">
            <text:p>1.219084408</text:p>
          </table:table-cell>
          <table:table-cell office:value-type="float" office:value="1.318441191" calcext:value-type="float">
            <text:p>1.318441191</text:p>
          </table:table-cell>
          <table:table-cell/>
          <table:table-cell office:value-type="float" office:value="0.009574562" calcext:value-type="float">
            <text:p>0.009574562</text:p>
          </table:table-cell>
          <table:table-cell office:value-type="float" office:value="0.00995984" calcext:value-type="float">
            <text:p>0.00995984</text:p>
          </table:table-cell>
          <table:table-cell office:value-type="float" office:value="0.010771578" calcext:value-type="float">
            <text:p>0.010771578</text:p>
          </table:table-cell>
          <table:table-cell/>
          <table:table-cell office:value-type="float" office:value="0.008478746" calcext:value-type="float">
            <text:p>0.008478746</text:p>
          </table:table-cell>
          <table:table-cell office:value-type="float" office:value="0.008864023" calcext:value-type="float">
            <text:p>0.008864023</text:p>
          </table:table-cell>
          <table:table-cell office:value-type="float" office:value="0.009675762" calcext:value-type="float">
            <text:p>0.009675762</text:p>
          </table:table-cell>
          <table:table-cell/>
          <table:table-cell office:value-type="float" office:value="26.885484274" calcext:value-type="float">
            <text:p>26.885484274</text:p>
          </table:table-cell>
          <table:table-cell office:value-type="float" office:value="26.89497725" calcext:value-type="float">
            <text:p>26.89497725</text:p>
          </table:table-cell>
          <table:table-cell office:value-type="float" office:value="26.914977659" calcext:value-type="float">
            <text:p>26.914977659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1 16:43:20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46088892" calcext:value-type="float">
            <text:p>1.246088892</text:p>
          </table:table-cell>
          <table:table-cell office:value-type="float" office:value="1.155486245" calcext:value-type="float">
            <text:p>1.155486245</text:p>
          </table:table-cell>
          <table:table-cell office:value-type="float" office:value="1.310916699" calcext:value-type="float">
            <text:p>1.310916699</text:p>
          </table:table-cell>
          <table:table-cell/>
          <table:table-cell office:value-type="float" office:value="0.010180465" calcext:value-type="float">
            <text:p>0.010180465</text:p>
          </table:table-cell>
          <table:table-cell office:value-type="float" office:value="0.009440247" calcext:value-type="float">
            <text:p>0.009440247</text:p>
          </table:table-cell>
          <table:table-cell office:value-type="float" office:value="0.010710104" calcext:value-type="float">
            <text:p>0.010710104</text:p>
          </table:table-cell>
          <table:table-cell/>
          <table:table-cell office:value-type="float" office:value="0.009084648" calcext:value-type="float">
            <text:p>0.009084648</text:p>
          </table:table-cell>
          <table:table-cell office:value-type="float" office:value="0.008344431" calcext:value-type="float">
            <text:p>0.008344431</text:p>
          </table:table-cell>
          <table:table-cell office:value-type="float" office:value="0.009614287" calcext:value-type="float">
            <text:p>0.009614287</text:p>
          </table:table-cell>
          <table:table-cell/>
          <table:table-cell office:value-type="float" office:value="26.895360142" calcext:value-type="float">
            <text:p>26.895360142</text:p>
          </table:table-cell>
          <table:table-cell office:value-type="float" office:value="26.877121633" calcext:value-type="float">
            <text:p>26.877121633</text:p>
          </table:table-cell>
          <table:table-cell office:value-type="float" office:value="26.908409943" calcext:value-type="float">
            <text:p>26.908409943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1 16:43:21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74709257" calcext:value-type="float">
            <text:p>1.274709257</text:p>
          </table:table-cell>
          <table:table-cell office:value-type="float" office:value="1.108273996" calcext:value-type="float">
            <text:p>1.108273996</text:p>
          </table:table-cell>
          <table:table-cell office:value-type="float" office:value="1.288676416" calcext:value-type="float">
            <text:p>1.288676416</text:p>
          </table:table-cell>
          <table:table-cell/>
          <table:table-cell office:value-type="float" office:value="0.010414291" calcext:value-type="float">
            <text:p>0.010414291</text:p>
          </table:table-cell>
          <table:table-cell office:value-type="float" office:value="0.009054526" calcext:value-type="float">
            <text:p>0.009054526</text:p>
          </table:table-cell>
          <table:table-cell office:value-type="float" office:value="0.010528402" calcext:value-type="float">
            <text:p>0.010528402</text:p>
          </table:table-cell>
          <table:table-cell/>
          <table:table-cell office:value-type="float" office:value="0.009318475" calcext:value-type="float">
            <text:p>0.009318475</text:p>
          </table:table-cell>
          <table:table-cell office:value-type="float" office:value="0.00795871" calcext:value-type="float">
            <text:p>0.00795871</text:p>
          </table:table-cell>
          <table:table-cell office:value-type="float" office:value="0.009432586" calcext:value-type="float">
            <text:p>0.009432586</text:p>
          </table:table-cell>
          <table:table-cell/>
          <table:table-cell office:value-type="float" office:value="26.901121424" calcext:value-type="float">
            <text:p>26.901121424</text:p>
          </table:table-cell>
          <table:table-cell office:value-type="float" office:value="26.86761759" calcext:value-type="float">
            <text:p>26.86761759</text:p>
          </table:table-cell>
          <table:table-cell office:value-type="float" office:value="26.903933003" calcext:value-type="float">
            <text:p>26.903933003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1 16:43:23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58392484" calcext:value-type="float">
            <text:p>1.258392484</text:p>
          </table:table-cell>
          <table:table-cell office:value-type="float" office:value="1.097353232" calcext:value-type="float">
            <text:p>1.097353232</text:p>
          </table:table-cell>
          <table:table-cell office:value-type="float" office:value="1.227894572" calcext:value-type="float">
            <text:p>1.227894572</text:p>
          </table:table-cell>
          <table:table-cell/>
          <table:table-cell office:value-type="float" office:value="0.010280984" calcext:value-type="float">
            <text:p>0.010280984</text:p>
          </table:table-cell>
          <table:table-cell office:value-type="float" office:value="0.008965304" calcext:value-type="float">
            <text:p>0.008965304</text:p>
          </table:table-cell>
          <table:table-cell office:value-type="float" office:value="0.010031818" calcext:value-type="float">
            <text:p>0.010031818</text:p>
          </table:table-cell>
          <table:table-cell/>
          <table:table-cell office:value-type="float" office:value="0.009185168" calcext:value-type="float">
            <text:p>0.009185168</text:p>
          </table:table-cell>
          <table:table-cell office:value-type="float" office:value="0.007869488" calcext:value-type="float">
            <text:p>0.007869488</text:p>
          </table:table-cell>
          <table:table-cell office:value-type="float" office:value="0.008936002" calcext:value-type="float">
            <text:p>0.008936002</text:p>
          </table:table-cell>
          <table:table-cell/>
          <table:table-cell office:value-type="float" office:value="26.89783686" calcext:value-type="float">
            <text:p>26.89783686</text:p>
          </table:table-cell>
          <table:table-cell office:value-type="float" office:value="26.865419179" calcext:value-type="float">
            <text:p>26.865419179</text:p>
          </table:table-cell>
          <table:table-cell office:value-type="float" office:value="26.89169761" calcext:value-type="float">
            <text:p>26.89169761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1 16:43:24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43336349" calcext:value-type="float">
            <text:p>1.243336349</text:p>
          </table:table-cell>
          <table:table-cell office:value-type="float" office:value="1.083749066" calcext:value-type="float">
            <text:p>1.083749066</text:p>
          </table:table-cell>
          <table:table-cell office:value-type="float" office:value="1.221370247" calcext:value-type="float">
            <text:p>1.221370247</text:p>
          </table:table-cell>
          <table:table-cell/>
          <table:table-cell office:value-type="float" office:value="0.010157977" calcext:value-type="float">
            <text:p>0.010157977</text:p>
          </table:table-cell>
          <table:table-cell office:value-type="float" office:value="0.008854159" calcext:value-type="float">
            <text:p>0.008854159</text:p>
          </table:table-cell>
          <table:table-cell office:value-type="float" office:value="0.009978515" calcext:value-type="float">
            <text:p>0.009978515</text:p>
          </table:table-cell>
          <table:table-cell/>
          <table:table-cell office:value-type="float" office:value="0.00906216" calcext:value-type="float">
            <text:p>0.00906216</text:p>
          </table:table-cell>
          <table:table-cell office:value-type="float" office:value="0.007758342" calcext:value-type="float">
            <text:p>0.007758342</text:p>
          </table:table-cell>
          <table:table-cell office:value-type="float" office:value="0.008882699" calcext:value-type="float">
            <text:p>0.008882699</text:p>
          </table:table-cell>
          <table:table-cell/>
          <table:table-cell office:value-type="float" office:value="26.894806054" calcext:value-type="float">
            <text:p>26.894806054</text:p>
          </table:table-cell>
          <table:table-cell office:value-type="float" office:value="26.862680578" calcext:value-type="float">
            <text:p>26.862680578</text:p>
          </table:table-cell>
          <table:table-cell office:value-type="float" office:value="26.890384254" calcext:value-type="float">
            <text:p>26.890384254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1 16:43:25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46843487" calcext:value-type="float">
            <text:p>1.246843487</text:p>
          </table:table-cell>
          <table:table-cell office:value-type="float" office:value="1.121962204" calcext:value-type="float">
            <text:p>1.121962204</text:p>
          </table:table-cell>
          <table:table-cell office:value-type="float" office:value="1.119480863" calcext:value-type="float">
            <text:p>1.119480863</text:p>
          </table:table-cell>
          <table:table-cell/>
          <table:table-cell office:value-type="float" office:value="0.01018663" calcext:value-type="float">
            <text:p>0.01018663</text:p>
          </table:table-cell>
          <table:table-cell office:value-type="float" office:value="0.009166358" calcext:value-type="float">
            <text:p>0.009166358</text:p>
          </table:table-cell>
          <table:table-cell office:value-type="float" office:value="0.009146085" calcext:value-type="float">
            <text:p>0.009146085</text:p>
          </table:table-cell>
          <table:table-cell/>
          <table:table-cell office:value-type="float" office:value="0.009090813" calcext:value-type="float">
            <text:p>0.009090813</text:p>
          </table:table-cell>
          <table:table-cell office:value-type="float" office:value="0.008070541" calcext:value-type="float">
            <text:p>0.008070541</text:p>
          </table:table-cell>
          <table:table-cell office:value-type="float" office:value="0.008050269" calcext:value-type="float">
            <text:p>0.008050269</text:p>
          </table:table-cell>
          <table:table-cell/>
          <table:table-cell office:value-type="float" office:value="26.895512043" calcext:value-type="float">
            <text:p>26.895512043</text:p>
          </table:table-cell>
          <table:table-cell office:value-type="float" office:value="26.870373097" calcext:value-type="float">
            <text:p>26.870373097</text:p>
          </table:table-cell>
          <table:table-cell office:value-type="float" office:value="26.869873591" calcext:value-type="float">
            <text:p>26.869873591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1 16:43:26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45028012" calcext:value-type="float">
            <text:p>1.145028012</text:p>
          </table:table-cell>
          <table:table-cell office:value-type="float" office:value="1.264866741" calcext:value-type="float">
            <text:p>1.264866741</text:p>
          </table:table-cell>
          <table:table-cell office:value-type="float" office:value="1.095328462" calcext:value-type="float">
            <text:p>1.095328462</text:p>
          </table:table-cell>
          <table:table-cell/>
          <table:table-cell office:value-type="float" office:value="0.009354804" calcext:value-type="float">
            <text:p>0.009354804</text:p>
          </table:table-cell>
          <table:table-cell office:value-type="float" office:value="0.010333879" calcext:value-type="float">
            <text:p>0.010333879</text:p>
          </table:table-cell>
          <table:table-cell office:value-type="float" office:value="0.008948762" calcext:value-type="float">
            <text:p>0.008948762</text:p>
          </table:table-cell>
          <table:table-cell/>
          <table:table-cell office:value-type="float" office:value="0.008258987" calcext:value-type="float">
            <text:p>0.008258987</text:p>
          </table:table-cell>
          <table:table-cell office:value-type="float" office:value="0.009238062" calcext:value-type="float">
            <text:p>0.009238062</text:p>
          </table:table-cell>
          <table:table-cell office:value-type="float" office:value="0.007852945" calcext:value-type="float">
            <text:p>0.007852945</text:p>
          </table:table-cell>
          <table:table-cell/>
          <table:table-cell office:value-type="float" office:value="26.869963145" calcext:value-type="float">
            <text:p>26.869963145</text:p>
          </table:table-cell>
          <table:table-cell office:value-type="float" office:value="26.89408703" calcext:value-type="float">
            <text:p>26.89408703</text:p>
          </table:table-cell>
          <table:table-cell office:value-type="float" office:value="26.859958332" calcext:value-type="float">
            <text:p>26.859958332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1 16:43:28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26899258" calcext:value-type="float">
            <text:p>1.126899258</text:p>
          </table:table-cell>
          <table:table-cell office:value-type="float" office:value="1.311736859" calcext:value-type="float">
            <text:p>1.311736859</text:p>
          </table:table-cell>
          <table:table-cell office:value-type="float" office:value="1.179662487" calcext:value-type="float">
            <text:p>1.179662487</text:p>
          </table:table-cell>
          <table:table-cell/>
          <table:table-cell office:value-type="float" office:value="0.009206693" calcext:value-type="float">
            <text:p>0.009206693</text:p>
          </table:table-cell>
          <table:table-cell office:value-type="float" office:value="0.010716804" calcext:value-type="float">
            <text:p>0.010716804</text:p>
          </table:table-cell>
          <table:table-cell office:value-type="float" office:value="0.009637765" calcext:value-type="float">
            <text:p>0.009637765</text:p>
          </table:table-cell>
          <table:table-cell/>
          <table:table-cell office:value-type="float" office:value="0.008110877" calcext:value-type="float">
            <text:p>0.008110877</text:p>
          </table:table-cell>
          <table:table-cell office:value-type="float" office:value="0.009620988" calcext:value-type="float">
            <text:p>0.009620988</text:p>
          </table:table-cell>
          <table:table-cell office:value-type="float" office:value="0.008541949" calcext:value-type="float">
            <text:p>0.008541949</text:p>
          </table:table-cell>
          <table:table-cell/>
          <table:table-cell office:value-type="float" office:value="26.86126051" calcext:value-type="float">
            <text:p>26.86126051</text:p>
          </table:table-cell>
          <table:table-cell office:value-type="float" office:value="26.898468927" calcext:value-type="float">
            <text:p>26.898468927</text:p>
          </table:table-cell>
          <table:table-cell office:value-type="float" office:value="26.871882045" calcext:value-type="float">
            <text:p>26.871882045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1 16:43:29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65232201" calcext:value-type="float">
            <text:p>1.165232201</text:p>
          </table:table-cell>
          <table:table-cell office:value-type="float" office:value="1.265139731" calcext:value-type="float">
            <text:p>1.265139731</text:p>
          </table:table-cell>
          <table:table-cell office:value-type="float" office:value="1.268422159" calcext:value-type="float">
            <text:p>1.268422159</text:p>
          </table:table-cell>
          <table:table-cell/>
          <table:table-cell office:value-type="float" office:value="0.009519871" calcext:value-type="float">
            <text:p>0.009519871</text:p>
          </table:table-cell>
          <table:table-cell office:value-type="float" office:value="0.010336109" calcext:value-type="float">
            <text:p>0.010336109</text:p>
          </table:table-cell>
          <table:table-cell office:value-type="float" office:value="0.010362926" calcext:value-type="float">
            <text:p>0.010362926</text:p>
          </table:table-cell>
          <table:table-cell/>
          <table:table-cell office:value-type="float" office:value="0.008424054" calcext:value-type="float">
            <text:p>0.008424054</text:p>
          </table:table-cell>
          <table:table-cell office:value-type="float" office:value="0.009240292" calcext:value-type="float">
            <text:p>0.009240292</text:p>
          </table:table-cell>
          <table:table-cell office:value-type="float" office:value="0.00926711" calcext:value-type="float">
            <text:p>0.00926711</text:p>
          </table:table-cell>
          <table:table-cell/>
          <table:table-cell office:value-type="float" office:value="26.868977157" calcext:value-type="float">
            <text:p>26.868977157</text:p>
          </table:table-cell>
          <table:table-cell office:value-type="float" office:value="26.889088886" calcext:value-type="float">
            <text:p>26.889088886</text:p>
          </table:table-cell>
          <table:table-cell office:value-type="float" office:value="26.889749644" calcext:value-type="float">
            <text:p>26.889749644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1 16:43:30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72489068" calcext:value-type="float">
            <text:p>1.172489068</text:p>
          </table:table-cell>
          <table:table-cell office:value-type="float" office:value="1.269379409" calcext:value-type="float">
            <text:p>1.269379409</text:p>
          </table:table-cell>
          <table:table-cell office:value-type="float" office:value="1.274417791" calcext:value-type="float">
            <text:p>1.274417791</text:p>
          </table:table-cell>
          <table:table-cell/>
          <table:table-cell office:value-type="float" office:value="0.009579159" calcext:value-type="float">
            <text:p>0.009579159</text:p>
          </table:table-cell>
          <table:table-cell office:value-type="float" office:value="0.010370747" calcext:value-type="float">
            <text:p>0.010370747</text:p>
          </table:table-cell>
          <table:table-cell office:value-type="float" office:value="0.01041191" calcext:value-type="float">
            <text:p>0.01041191</text:p>
          </table:table-cell>
          <table:table-cell/>
          <table:table-cell office:value-type="float" office:value="0.008483342" calcext:value-type="float">
            <text:p>0.008483342</text:p>
          </table:table-cell>
          <table:table-cell office:value-type="float" office:value="0.00927493" calcext:value-type="float">
            <text:p>0.00927493</text:p>
          </table:table-cell>
          <table:table-cell office:value-type="float" office:value="0.009316093" calcext:value-type="float">
            <text:p>0.009316093</text:p>
          </table:table-cell>
          <table:table-cell/>
          <table:table-cell office:value-type="float" office:value="26.875491181" calcext:value-type="float">
            <text:p>26.875491181</text:p>
          </table:table-cell>
          <table:table-cell office:value-type="float" office:value="26.894995433" calcext:value-type="float">
            <text:p>26.894995433</text:p>
          </table:table-cell>
          <table:table-cell office:value-type="float" office:value="26.896009662" calcext:value-type="float">
            <text:p>26.896009662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1 16:43:31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68859144" calcext:value-type="float">
            <text:p>1.168859144</text:p>
          </table:table-cell>
          <table:table-cell office:value-type="float" office:value="1.231719402" calcext:value-type="float">
            <text:p>1.231719402</text:p>
          </table:table-cell>
          <table:table-cell office:value-type="float" office:value="1.3158919" calcext:value-type="float">
            <text:p>1.3158919</text:p>
          </table:table-cell>
          <table:table-cell/>
          <table:table-cell office:value-type="float" office:value="0.009549503" calcext:value-type="float">
            <text:p>0.009549503</text:p>
          </table:table-cell>
          <table:table-cell office:value-type="float" office:value="0.010063067" calcext:value-type="float">
            <text:p>0.010063067</text:p>
          </table:table-cell>
          <table:table-cell office:value-type="float" office:value="0.010750751" calcext:value-type="float">
            <text:p>0.010750751</text:p>
          </table:table-cell>
          <table:table-cell/>
          <table:table-cell office:value-type="float" office:value="0.008453686" calcext:value-type="float">
            <text:p>0.008453686</text:p>
          </table:table-cell>
          <table:table-cell office:value-type="float" office:value="0.00896725" calcext:value-type="float">
            <text:p>0.00896725</text:p>
          </table:table-cell>
          <table:table-cell office:value-type="float" office:value="0.009654934" calcext:value-type="float">
            <text:p>0.009654934</text:p>
          </table:table-cell>
          <table:table-cell/>
          <table:table-cell office:value-type="float" office:value="26.86970728" calcext:value-type="float">
            <text:p>26.86970728</text:p>
          </table:table-cell>
          <table:table-cell office:value-type="float" office:value="26.882361298" calcext:value-type="float">
            <text:p>26.882361298</text:p>
          </table:table-cell>
          <table:table-cell office:value-type="float" office:value="26.899305337" calcext:value-type="float">
            <text:p>26.899305337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1 16:43:32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86625419" calcext:value-type="float">
            <text:p>1.286625419</text:p>
          </table:table-cell>
          <table:table-cell office:value-type="float" office:value="1.126613155" calcext:value-type="float">
            <text:p>1.126613155</text:p>
          </table:table-cell>
          <table:table-cell office:value-type="float" office:value="1.284920726" calcext:value-type="float">
            <text:p>1.284920726</text:p>
          </table:table-cell>
          <table:table-cell/>
          <table:table-cell office:value-type="float" office:value="0.010511646" calcext:value-type="float">
            <text:p>0.010511646</text:p>
          </table:table-cell>
          <table:table-cell office:value-type="float" office:value="0.009204356" calcext:value-type="float">
            <text:p>0.009204356</text:p>
          </table:table-cell>
          <table:table-cell office:value-type="float" office:value="0.010497718" calcext:value-type="float">
            <text:p>0.010497718</text:p>
          </table:table-cell>
          <table:table-cell/>
          <table:table-cell office:value-type="float" office:value="0.009415829" calcext:value-type="float">
            <text:p>0.009415829</text:p>
          </table:table-cell>
          <table:table-cell office:value-type="float" office:value="0.008108539" calcext:value-type="float">
            <text:p>0.008108539</text:p>
          </table:table-cell>
          <table:table-cell office:value-type="float" office:value="0.009401902" calcext:value-type="float">
            <text:p>0.009401902</text:p>
          </table:table-cell>
          <table:table-cell/>
          <table:table-cell office:value-type="float" office:value="26.888360905" calcext:value-type="float">
            <text:p>26.888360905</text:p>
          </table:table-cell>
          <table:table-cell office:value-type="float" office:value="26.856149696" calcext:value-type="float">
            <text:p>26.856149696</text:p>
          </table:table-cell>
          <table:table-cell office:value-type="float" office:value="26.888017747" calcext:value-type="float">
            <text:p>26.888017747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1 16:43:34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59067209" calcext:value-type="float">
            <text:p>1.259067209</text:p>
          </table:table-cell>
          <table:table-cell office:value-type="float" office:value="1.098982823" calcext:value-type="float">
            <text:p>1.098982823</text:p>
          </table:table-cell>
          <table:table-cell office:value-type="float" office:value="1.292479192" calcext:value-type="float">
            <text:p>1.292479192</text:p>
          </table:table-cell>
          <table:table-cell/>
          <table:table-cell office:value-type="float" office:value="0.010286497" calcext:value-type="float">
            <text:p>0.010286497</text:p>
          </table:table-cell>
          <table:table-cell office:value-type="float" office:value="0.008978618" calcext:value-type="float">
            <text:p>0.008978618</text:p>
          </table:table-cell>
          <table:table-cell office:value-type="float" office:value="0.010559471" calcext:value-type="float">
            <text:p>0.010559471</text:p>
          </table:table-cell>
          <table:table-cell/>
          <table:table-cell office:value-type="float" office:value="0.00919068" calcext:value-type="float">
            <text:p>0.00919068</text:p>
          </table:table-cell>
          <table:table-cell office:value-type="float" office:value="0.007882801" calcext:value-type="float">
            <text:p>0.007882801</text:p>
          </table:table-cell>
          <table:table-cell office:value-type="float" office:value="0.009463654" calcext:value-type="float">
            <text:p>0.009463654</text:p>
          </table:table-cell>
          <table:table-cell/>
          <table:table-cell office:value-type="float" office:value="26.887866476" calcext:value-type="float">
            <text:p>26.887866476</text:p>
          </table:table-cell>
          <table:table-cell office:value-type="float" office:value="26.855640735" calcext:value-type="float">
            <text:p>26.855640735</text:p>
          </table:table-cell>
          <table:table-cell office:value-type="float" office:value="26.894592352" calcext:value-type="float">
            <text:p>26.894592352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1 16:43:35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65294107" calcext:value-type="float">
            <text:p>1.265294107</text:p>
          </table:table-cell>
          <table:table-cell office:value-type="float" office:value="1.097029578" calcext:value-type="float">
            <text:p>1.097029578</text:p>
          </table:table-cell>
          <table:table-cell office:value-type="float" office:value="1.263945253" calcext:value-type="float">
            <text:p>1.263945253</text:p>
          </table:table-cell>
          <table:table-cell/>
          <table:table-cell office:value-type="float" office:value="0.01033737" calcext:value-type="float">
            <text:p>0.01033737</text:p>
          </table:table-cell>
          <table:table-cell office:value-type="float" office:value="0.00896266" calcext:value-type="float">
            <text:p>0.00896266</text:p>
          </table:table-cell>
          <table:table-cell office:value-type="float" office:value="0.01032635" calcext:value-type="float">
            <text:p>0.01032635</text:p>
          </table:table-cell>
          <table:table-cell/>
          <table:table-cell office:value-type="float" office:value="0.009241554" calcext:value-type="float">
            <text:p>0.009241554</text:p>
          </table:table-cell>
          <table:table-cell office:value-type="float" office:value="0.007866843" calcext:value-type="float">
            <text:p>0.007866843</text:p>
          </table:table-cell>
          <table:table-cell office:value-type="float" office:value="0.009230534" calcext:value-type="float">
            <text:p>0.009230534</text:p>
          </table:table-cell>
          <table:table-cell/>
          <table:table-cell office:value-type="float" office:value="26.889119962" calcext:value-type="float">
            <text:p>26.889119962</text:p>
          </table:table-cell>
          <table:table-cell office:value-type="float" office:value="26.855247532" calcext:value-type="float">
            <text:p>26.855247532</text:p>
          </table:table-cell>
          <table:table-cell office:value-type="float" office:value="26.888848436" calcext:value-type="float">
            <text:p>26.888848436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1 16:43:36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52186448" calcext:value-type="float">
            <text:p>1.252186448</text:p>
          </table:table-cell>
          <table:table-cell office:value-type="float" office:value="1.088447701" calcext:value-type="float">
            <text:p>1.088447701</text:p>
          </table:table-cell>
          <table:table-cell office:value-type="float" office:value="1.23581305" calcext:value-type="float">
            <text:p>1.23581305</text:p>
          </table:table-cell>
          <table:table-cell/>
          <table:table-cell office:value-type="float" office:value="0.010230281" calcext:value-type="float">
            <text:p>0.010230281</text:p>
          </table:table-cell>
          <table:table-cell office:value-type="float" office:value="0.008892547" calcext:value-type="float">
            <text:p>0.008892547</text:p>
          </table:table-cell>
          <table:table-cell office:value-type="float" office:value="0.010096512" calcext:value-type="float">
            <text:p>0.010096512</text:p>
          </table:table-cell>
          <table:table-cell/>
          <table:table-cell office:value-type="float" office:value="0.009134465" calcext:value-type="float">
            <text:p>0.009134465</text:p>
          </table:table-cell>
          <table:table-cell office:value-type="float" office:value="0.00779673" calcext:value-type="float">
            <text:p>0.00779673</text:p>
          </table:table-cell>
          <table:table-cell office:value-type="float" office:value="0.009000695" calcext:value-type="float">
            <text:p>0.009000695</text:p>
          </table:table-cell>
          <table:table-cell/>
          <table:table-cell office:value-type="float" office:value="26.876375149" calcext:value-type="float">
            <text:p>26.876375149</text:p>
          </table:table-cell>
          <table:table-cell office:value-type="float" office:value="26.843413427" calcext:value-type="float">
            <text:p>26.843413427</text:p>
          </table:table-cell>
          <table:table-cell office:value-type="float" office:value="26.873079116" calcext:value-type="float">
            <text:p>26.87307911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1 16:43:37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4901846" calcext:value-type="float">
            <text:p>1.24901846</text:p>
          </table:table-cell>
          <table:table-cell office:value-type="float" office:value="1.103730333" calcext:value-type="float">
            <text:p>1.103730333</text:p>
          </table:table-cell>
          <table:table-cell office:value-type="float" office:value="1.292615091" calcext:value-type="float">
            <text:p>1.292615091</text:p>
          </table:table-cell>
          <table:table-cell/>
          <table:table-cell office:value-type="float" office:value="0.010204399" calcext:value-type="float">
            <text:p>0.010204399</text:p>
          </table:table-cell>
          <table:table-cell office:value-type="float" office:value="0.009017405" calcext:value-type="float">
            <text:p>0.009017405</text:p>
          </table:table-cell>
          <table:table-cell office:value-type="float" office:value="0.010560581" calcext:value-type="float">
            <text:p>0.010560581</text:p>
          </table:table-cell>
          <table:table-cell/>
          <table:table-cell office:value-type="float" office:value="0.009108583" calcext:value-type="float">
            <text:p>0.009108583</text:p>
          </table:table-cell>
          <table:table-cell office:value-type="float" office:value="0.007921588" calcext:value-type="float">
            <text:p>0.007921588</text:p>
          </table:table-cell>
          <table:table-cell office:value-type="float" office:value="0.009464764" calcext:value-type="float">
            <text:p>0.009464764</text:p>
          </table:table-cell>
          <table:table-cell/>
          <table:table-cell office:value-type="float" office:value="26.885843643" calcext:value-type="float">
            <text:p>26.885843643</text:p>
          </table:table-cell>
          <table:table-cell office:value-type="float" office:value="26.856596445" calcext:value-type="float">
            <text:p>26.856596445</text:p>
          </table:table-cell>
          <table:table-cell office:value-type="float" office:value="26.894619708" calcext:value-type="float">
            <text:p>26.894619708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1 16:43:39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81323073" calcext:value-type="float">
            <text:p>1.181323073</text:p>
          </table:table-cell>
          <table:table-cell office:value-type="float" office:value="1.159787912" calcext:value-type="float">
            <text:p>1.159787912</text:p>
          </table:table-cell>
          <table:table-cell office:value-type="float" office:value="1.312102832" calcext:value-type="float">
            <text:p>1.312102832</text:p>
          </table:table-cell>
          <table:table-cell/>
          <table:table-cell office:value-type="float" office:value="0.009651332" calcext:value-type="float">
            <text:p>0.009651332</text:p>
          </table:table-cell>
          <table:table-cell office:value-type="float" office:value="0.009475391" calcext:value-type="float">
            <text:p>0.009475391</text:p>
          </table:table-cell>
          <table:table-cell office:value-type="float" office:value="0.010719794" calcext:value-type="float">
            <text:p>0.010719794</text:p>
          </table:table-cell>
          <table:table-cell/>
          <table:table-cell office:value-type="float" office:value="0.008555516" calcext:value-type="float">
            <text:p>0.008555516</text:p>
          </table:table-cell>
          <table:table-cell office:value-type="float" office:value="0.008379575" calcext:value-type="float">
            <text:p>0.008379575</text:p>
          </table:table-cell>
          <table:table-cell office:value-type="float" office:value="0.009623978" calcext:value-type="float">
            <text:p>0.009623978</text:p>
          </table:table-cell>
          <table:table-cell/>
          <table:table-cell office:value-type="float" office:value="26.862109987" calcext:value-type="float">
            <text:p>26.862109987</text:p>
          </table:table-cell>
          <table:table-cell office:value-type="float" office:value="26.857774813" calcext:value-type="float">
            <text:p>26.857774813</text:p>
          </table:table-cell>
          <table:table-cell office:value-type="float" office:value="26.888436488" calcext:value-type="float">
            <text:p>26.888436488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1 16:43:40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67270001" calcext:value-type="float">
            <text:p>1.267270001</text:p>
          </table:table-cell>
          <table:table-cell office:value-type="float" office:value="1.119058862" calcext:value-type="float">
            <text:p>1.119058862</text:p>
          </table:table-cell>
          <table:table-cell office:value-type="float" office:value="1.285401736" calcext:value-type="float">
            <text:p>1.285401736</text:p>
          </table:table-cell>
          <table:table-cell/>
          <table:table-cell office:value-type="float" office:value="0.010353513" calcext:value-type="float">
            <text:p>0.010353513</text:p>
          </table:table-cell>
          <table:table-cell office:value-type="float" office:value="0.009142638" calcext:value-type="float">
            <text:p>0.009142638</text:p>
          </table:table-cell>
          <table:table-cell office:value-type="float" office:value="0.010501648" calcext:value-type="float">
            <text:p>0.010501648</text:p>
          </table:table-cell>
          <table:table-cell/>
          <table:table-cell office:value-type="float" office:value="0.009257696" calcext:value-type="float">
            <text:p>0.009257696</text:p>
          </table:table-cell>
          <table:table-cell office:value-type="float" office:value="0.008046821" calcext:value-type="float">
            <text:p>0.008046821</text:p>
          </table:table-cell>
          <table:table-cell office:value-type="float" office:value="0.009405832" calcext:value-type="float">
            <text:p>0.009405832</text:p>
          </table:table-cell>
          <table:table-cell/>
          <table:table-cell office:value-type="float" office:value="26.879411523" calcext:value-type="float">
            <text:p>26.879411523</text:p>
          </table:table-cell>
          <table:table-cell office:value-type="float" office:value="26.849575734" calcext:value-type="float">
            <text:p>26.849575734</text:p>
          </table:table-cell>
          <table:table-cell office:value-type="float" office:value="26.883061497" calcext:value-type="float">
            <text:p>26.88306149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1 16:43:41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58104594" calcext:value-type="float">
            <text:p>1.258104594</text:p>
          </table:table-cell>
          <table:table-cell office:value-type="float" office:value="1.097320449" calcext:value-type="float">
            <text:p>1.097320449</text:p>
          </table:table-cell>
          <table:table-cell office:value-type="float" office:value="1.282622371" calcext:value-type="float">
            <text:p>1.282622371</text:p>
          </table:table-cell>
          <table:table-cell/>
          <table:table-cell office:value-type="float" office:value="0.010278632" calcext:value-type="float">
            <text:p>0.010278632</text:p>
          </table:table-cell>
          <table:table-cell office:value-type="float" office:value="0.008965036" calcext:value-type="float">
            <text:p>0.008965036</text:p>
          </table:table-cell>
          <table:table-cell office:value-type="float" office:value="0.010478941" calcext:value-type="float">
            <text:p>0.010478941</text:p>
          </table:table-cell>
          <table:table-cell/>
          <table:table-cell office:value-type="float" office:value="0.009182816" calcext:value-type="float">
            <text:p>0.009182816</text:p>
          </table:table-cell>
          <table:table-cell office:value-type="float" office:value="0.00786922" calcext:value-type="float">
            <text:p>0.00786922</text:p>
          </table:table-cell>
          <table:table-cell office:value-type="float" office:value="0.009383124" calcext:value-type="float">
            <text:p>0.009383124</text:p>
          </table:table-cell>
          <table:table-cell/>
          <table:table-cell office:value-type="float" office:value="26.877566495" calcext:value-type="float">
            <text:p>26.877566495</text:p>
          </table:table-cell>
          <table:table-cell office:value-type="float" office:value="26.845199596" calcext:value-type="float">
            <text:p>26.845199596</text:p>
          </table:table-cell>
          <table:table-cell office:value-type="float" office:value="26.882502003" calcext:value-type="float">
            <text:p>26.88250200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1 16:43:42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58212478" calcext:value-type="float">
            <text:p>1.258212478</text:p>
          </table:table-cell>
          <table:table-cell office:value-type="float" office:value="1.094994079" calcext:value-type="float">
            <text:p>1.094994079</text:p>
          </table:table-cell>
          <table:table-cell office:value-type="float" office:value="1.282431636" calcext:value-type="float">
            <text:p>1.282431636</text:p>
          </table:table-cell>
          <table:table-cell/>
          <table:table-cell office:value-type="float" office:value="0.010279514" calcext:value-type="float">
            <text:p>0.010279514</text:p>
          </table:table-cell>
          <table:table-cell office:value-type="float" office:value="0.00894603" calcext:value-type="float">
            <text:p>0.00894603</text:p>
          </table:table-cell>
          <table:table-cell office:value-type="float" office:value="0.010477383" calcext:value-type="float">
            <text:p>0.010477383</text:p>
          </table:table-cell>
          <table:table-cell/>
          <table:table-cell office:value-type="float" office:value="0.009183697" calcext:value-type="float">
            <text:p>0.009183697</text:p>
          </table:table-cell>
          <table:table-cell office:value-type="float" office:value="0.007850213" calcext:value-type="float">
            <text:p>0.007850213</text:p>
          </table:table-cell>
          <table:table-cell office:value-type="float" office:value="0.009381566" calcext:value-type="float">
            <text:p>0.009381566</text:p>
          </table:table-cell>
          <table:table-cell/>
          <table:table-cell office:value-type="float" office:value="26.882641315" calcext:value-type="float">
            <text:p>26.882641315</text:p>
          </table:table-cell>
          <table:table-cell office:value-type="float" office:value="26.849784523" calcext:value-type="float">
            <text:p>26.849784523</text:p>
          </table:table-cell>
          <table:table-cell office:value-type="float" office:value="26.887516689" calcext:value-type="float">
            <text:p>26.887516689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1 16:43:43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36863284" calcext:value-type="float">
            <text:p>1.236863284</text:p>
          </table:table-cell>
          <table:table-cell office:value-type="float" office:value="1.117802992" calcext:value-type="float">
            <text:p>1.117802992</text:p>
          </table:table-cell>
          <table:table-cell office:value-type="float" office:value="1.294919407" calcext:value-type="float">
            <text:p>1.294919407</text:p>
          </table:table-cell>
          <table:table-cell/>
          <table:table-cell office:value-type="float" office:value="0.010105092" calcext:value-type="float">
            <text:p>0.010105092</text:p>
          </table:table-cell>
          <table:table-cell office:value-type="float" office:value="0.009132377" calcext:value-type="float">
            <text:p>0.009132377</text:p>
          </table:table-cell>
          <table:table-cell office:value-type="float" office:value="0.010579407" calcext:value-type="float">
            <text:p>0.010579407</text:p>
          </table:table-cell>
          <table:table-cell/>
          <table:table-cell office:value-type="float" office:value="0.009009276" calcext:value-type="float">
            <text:p>0.009009276</text:p>
          </table:table-cell>
          <table:table-cell office:value-type="float" office:value="0.008036561" calcext:value-type="float">
            <text:p>0.008036561</text:p>
          </table:table-cell>
          <table:table-cell office:value-type="float" office:value="0.00948359" calcext:value-type="float">
            <text:p>0.00948359</text:p>
          </table:table-cell>
          <table:table-cell/>
          <table:table-cell office:value-type="float" office:value="26.878343654" calcext:value-type="float">
            <text:p>26.878343654</text:p>
          </table:table-cell>
          <table:table-cell office:value-type="float" office:value="26.854376144" calcext:value-type="float">
            <text:p>26.854376144</text:p>
          </table:table-cell>
          <table:table-cell office:value-type="float" office:value="26.890030498" calcext:value-type="float">
            <text:p>26.890030498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1 16:43:45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12459947" calcext:value-type="float">
            <text:p>1.212459947</text:p>
          </table:table-cell>
          <table:table-cell office:value-type="float" office:value="1.167342802" calcext:value-type="float">
            <text:p>1.167342802</text:p>
          </table:table-cell>
          <table:table-cell office:value-type="float" office:value="1.302834308" calcext:value-type="float">
            <text:p>1.302834308</text:p>
          </table:table-cell>
          <table:table-cell/>
          <table:table-cell office:value-type="float" office:value="0.009905719" calcext:value-type="float">
            <text:p>0.009905719</text:p>
          </table:table-cell>
          <table:table-cell office:value-type="float" office:value="0.009537114" calcext:value-type="float">
            <text:p>0.009537114</text:p>
          </table:table-cell>
          <table:table-cell office:value-type="float" office:value="0.010644071" calcext:value-type="float">
            <text:p>0.010644071</text:p>
          </table:table-cell>
          <table:table-cell/>
          <table:table-cell office:value-type="float" office:value="0.008809902" calcext:value-type="float">
            <text:p>0.008809902</text:p>
          </table:table-cell>
          <table:table-cell office:value-type="float" office:value="0.008441298" calcext:value-type="float">
            <text:p>0.008441298</text:p>
          </table:table-cell>
          <table:table-cell office:value-type="float" office:value="0.009548255" calcext:value-type="float">
            <text:p>0.009548255</text:p>
          </table:table-cell>
          <table:table-cell/>
          <table:table-cell office:value-type="float" office:value="26.868378022" calcext:value-type="float">
            <text:p>26.868378022</text:p>
          </table:table-cell>
          <table:table-cell office:value-type="float" office:value="26.859295665" calcext:value-type="float">
            <text:p>26.859295665</text:p>
          </table:table-cell>
          <table:table-cell office:value-type="float" office:value="26.886570716" calcext:value-type="float">
            <text:p>26.886570716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1 16:43:46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57136697" calcext:value-type="float">
            <text:p>1.157136697</text:p>
          </table:table-cell>
          <table:table-cell office:value-type="float" office:value="1.264415534" calcext:value-type="float">
            <text:p>1.264415534</text:p>
          </table:table-cell>
          <table:table-cell office:value-type="float" office:value="1.302188194" calcext:value-type="float">
            <text:p>1.302188194</text:p>
          </table:table-cell>
          <table:table-cell/>
          <table:table-cell office:value-type="float" office:value="0.009453731" calcext:value-type="float">
            <text:p>0.009453731</text:p>
          </table:table-cell>
          <table:table-cell office:value-type="float" office:value="0.010330192" calcext:value-type="float">
            <text:p>0.010330192</text:p>
          </table:table-cell>
          <table:table-cell office:value-type="float" office:value="0.010638792" calcext:value-type="float">
            <text:p>0.010638792</text:p>
          </table:table-cell>
          <table:table-cell/>
          <table:table-cell office:value-type="float" office:value="0.008357915" calcext:value-type="float">
            <text:p>0.008357915</text:p>
          </table:table-cell>
          <table:table-cell office:value-type="float" office:value="0.009234376" calcext:value-type="float">
            <text:p>0.009234376</text:p>
          </table:table-cell>
          <table:table-cell office:value-type="float" office:value="0.009542976" calcext:value-type="float">
            <text:p>0.009542976</text:p>
          </table:table-cell>
          <table:table-cell/>
          <table:table-cell office:value-type="float" office:value="26.857241104" calcext:value-type="float">
            <text:p>26.857241104</text:p>
          </table:table-cell>
          <table:table-cell office:value-type="float" office:value="26.878836909" calcext:value-type="float">
            <text:p>26.878836909</text:p>
          </table:table-cell>
          <table:table-cell office:value-type="float" office:value="26.886440652" calcext:value-type="float">
            <text:p>26.88644065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1 16:43:47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24422005" calcext:value-type="float">
            <text:p>1.224422005</text:p>
          </table:table-cell>
          <table:table-cell office:value-type="float" office:value="1.180697224" calcext:value-type="float">
            <text:p>1.180697224</text:p>
          </table:table-cell>
          <table:table-cell office:value-type="float" office:value="1.315073528" calcext:value-type="float">
            <text:p>1.315073528</text:p>
          </table:table-cell>
          <table:table-cell/>
          <table:table-cell office:value-type="float" office:value="0.010003448" calcext:value-type="float">
            <text:p>0.010003448</text:p>
          </table:table-cell>
          <table:table-cell office:value-type="float" office:value="0.009646219" calcext:value-type="float">
            <text:p>0.009646219</text:p>
          </table:table-cell>
          <table:table-cell office:value-type="float" office:value="0.010744065" calcext:value-type="float">
            <text:p>0.010744065</text:p>
          </table:table-cell>
          <table:table-cell/>
          <table:table-cell office:value-type="float" office:value="0.008907631" calcext:value-type="float">
            <text:p>0.008907631</text:p>
          </table:table-cell>
          <table:table-cell office:value-type="float" office:value="0.008550403" calcext:value-type="float">
            <text:p>0.008550403</text:p>
          </table:table-cell>
          <table:table-cell office:value-type="float" office:value="0.009648248" calcext:value-type="float">
            <text:p>0.009648248</text:p>
          </table:table-cell>
          <table:table-cell/>
          <table:table-cell office:value-type="float" office:value="26.870786045" calcext:value-type="float">
            <text:p>26.870786045</text:p>
          </table:table-cell>
          <table:table-cell office:value-type="float" office:value="26.861984" calcext:value-type="float">
            <text:p>26.861984</text:p>
          </table:table-cell>
          <table:table-cell office:value-type="float" office:value="26.889034494" calcext:value-type="float">
            <text:p>26.88903449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1 16:43:48</text:p>
          </table:table-cell>
          <table:table-cell office:value-type="float" office:value="26.64623" calcext:value-type="float">
            <text:p>26.64623</text:p>
          </table:table-cell>
          <table:table-cell/>
          <table:table-cell office:value-type="float" office:value="1.241434364" calcext:value-type="float">
            <text:p>1.241434364</text:p>
          </table:table-cell>
          <table:table-cell office:value-type="float" office:value="1.147328752" calcext:value-type="float">
            <text:p>1.147328752</text:p>
          </table:table-cell>
          <table:table-cell office:value-type="float" office:value="1.308494962" calcext:value-type="float">
            <text:p>1.308494962</text:p>
          </table:table-cell>
          <table:table-cell/>
          <table:table-cell office:value-type="float" office:value="0.010142438" calcext:value-type="float">
            <text:p>0.010142438</text:p>
          </table:table-cell>
          <table:table-cell office:value-type="float" office:value="0.009373601" calcext:value-type="float">
            <text:p>0.009373601</text:p>
          </table:table-cell>
          <table:table-cell office:value-type="float" office:value="0.010690318" calcext:value-type="float">
            <text:p>0.010690318</text:p>
          </table:table-cell>
          <table:table-cell/>
          <table:table-cell office:value-type="float" office:value="0.009046621" calcext:value-type="float">
            <text:p>0.009046621</text:p>
          </table:table-cell>
          <table:table-cell office:value-type="float" office:value="0.008277784" calcext:value-type="float">
            <text:p>0.008277784</text:p>
          </table:table-cell>
          <table:table-cell office:value-type="float" office:value="0.009594502" calcext:value-type="float">
            <text:p>0.009594502</text:p>
          </table:table-cell>
          <table:table-cell/>
          <table:table-cell office:value-type="float" office:value="26.869157594" calcext:value-type="float">
            <text:p>26.869157594</text:p>
          </table:table-cell>
          <table:table-cell office:value-type="float" office:value="26.850213491" calcext:value-type="float">
            <text:p>26.850213491</text:p>
          </table:table-cell>
          <table:table-cell office:value-type="float" office:value="26.882657159" calcext:value-type="float">
            <text:p>26.882657159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1 16:43:49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59612591" calcext:value-type="float">
            <text:p>1.259612591</text:p>
          </table:table-cell>
          <table:table-cell office:value-type="float" office:value="1.126855746" calcext:value-type="float">
            <text:p>1.126855746</text:p>
          </table:table-cell>
          <table:table-cell office:value-type="float" office:value="1.303367174" calcext:value-type="float">
            <text:p>1.303367174</text:p>
          </table:table-cell>
          <table:table-cell/>
          <table:table-cell office:value-type="float" office:value="0.010290953" calcext:value-type="float">
            <text:p>0.010290953</text:p>
          </table:table-cell>
          <table:table-cell office:value-type="float" office:value="0.009206338" calcext:value-type="float">
            <text:p>0.009206338</text:p>
          </table:table-cell>
          <table:table-cell office:value-type="float" office:value="0.010648425" calcext:value-type="float">
            <text:p>0.010648425</text:p>
          </table:table-cell>
          <table:table-cell/>
          <table:table-cell office:value-type="float" office:value="0.009195136" calcext:value-type="float">
            <text:p>0.009195136</text:p>
          </table:table-cell>
          <table:table-cell office:value-type="float" office:value="0.008110521" calcext:value-type="float">
            <text:p>0.008110521</text:p>
          </table:table-cell>
          <table:table-cell office:value-type="float" office:value="0.009552608" calcext:value-type="float">
            <text:p>0.009552608</text:p>
          </table:table-cell>
          <table:table-cell/>
          <table:table-cell office:value-type="float" office:value="26.882923161" calcext:value-type="float">
            <text:p>26.882923161</text:p>
          </table:table-cell>
          <table:table-cell office:value-type="float" office:value="26.856198532" calcext:value-type="float">
            <text:p>26.856198532</text:p>
          </table:table-cell>
          <table:table-cell office:value-type="float" office:value="26.891731045" calcext:value-type="float">
            <text:p>26.89173104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1 16:43:51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62428315" calcext:value-type="float">
            <text:p>1.262428315</text:p>
          </table:table-cell>
          <table:table-cell office:value-type="float" office:value="1.121946111" calcext:value-type="float">
            <text:p>1.121946111</text:p>
          </table:table-cell>
          <table:table-cell office:value-type="float" office:value="1.302807486" calcext:value-type="float">
            <text:p>1.302807486</text:p>
          </table:table-cell>
          <table:table-cell/>
          <table:table-cell office:value-type="float" office:value="0.010313957" calcext:value-type="float">
            <text:p>0.010313957</text:p>
          </table:table-cell>
          <table:table-cell office:value-type="float" office:value="0.009166226" calcext:value-type="float">
            <text:p>0.009166226</text:p>
          </table:table-cell>
          <table:table-cell office:value-type="float" office:value="0.010643852" calcext:value-type="float">
            <text:p>0.010643852</text:p>
          </table:table-cell>
          <table:table-cell/>
          <table:table-cell office:value-type="float" office:value="0.00921814" calcext:value-type="float">
            <text:p>0.00921814</text:p>
          </table:table-cell>
          <table:table-cell office:value-type="float" office:value="0.00807041" calcext:value-type="float">
            <text:p>0.00807041</text:p>
          </table:table-cell>
          <table:table-cell office:value-type="float" office:value="0.009548035" calcext:value-type="float">
            <text:p>0.009548035</text:p>
          </table:table-cell>
          <table:table-cell/>
          <table:table-cell office:value-type="float" office:value="26.878436875" calcext:value-type="float">
            <text:p>26.878436875</text:p>
          </table:table-cell>
          <table:table-cell office:value-type="float" office:value="26.850156962" calcext:value-type="float">
            <text:p>26.850156962</text:p>
          </table:table-cell>
          <table:table-cell office:value-type="float" office:value="26.886565317" calcext:value-type="float">
            <text:p>26.88656531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1 16:43:52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26169613" calcext:value-type="float">
            <text:p>1.226169613</text:p>
          </table:table-cell>
          <table:table-cell office:value-type="float" office:value="1.158330579" calcext:value-type="float">
            <text:p>1.158330579</text:p>
          </table:table-cell>
          <table:table-cell office:value-type="float" office:value="1.305346645" calcext:value-type="float">
            <text:p>1.305346645</text:p>
          </table:table-cell>
          <table:table-cell/>
          <table:table-cell office:value-type="float" office:value="0.010017726" calcext:value-type="float">
            <text:p>0.010017726</text:p>
          </table:table-cell>
          <table:table-cell office:value-type="float" office:value="0.009463485" calcext:value-type="float">
            <text:p>0.009463485</text:p>
          </table:table-cell>
          <table:table-cell office:value-type="float" office:value="0.010664597" calcext:value-type="float">
            <text:p>0.010664597</text:p>
          </table:table-cell>
          <table:table-cell/>
          <table:table-cell office:value-type="float" office:value="0.008921909" calcext:value-type="float">
            <text:p>0.008921909</text:p>
          </table:table-cell>
          <table:table-cell office:value-type="float" office:value="0.008367669" calcext:value-type="float">
            <text:p>0.008367669</text:p>
          </table:table-cell>
          <table:table-cell office:value-type="float" office:value="0.00956878" calcext:value-type="float">
            <text:p>0.00956878</text:p>
          </table:table-cell>
          <table:table-cell/>
          <table:table-cell office:value-type="float" office:value="26.871137847" calcext:value-type="float">
            <text:p>26.871137847</text:p>
          </table:table-cell>
          <table:table-cell office:value-type="float" office:value="26.857481441" calcext:value-type="float">
            <text:p>26.857481441</text:p>
          </table:table-cell>
          <table:table-cell office:value-type="float" office:value="26.887076454" calcext:value-type="float">
            <text:p>26.887076454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1 16:43:53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171467444" calcext:value-type="float">
            <text:p>1.171467444</text:p>
          </table:table-cell>
          <table:table-cell office:value-type="float" office:value="1.209214474" calcext:value-type="float">
            <text:p>1.209214474</text:p>
          </table:table-cell>
          <table:table-cell office:value-type="float" office:value="1.317492881" calcext:value-type="float">
            <text:p>1.317492881</text:p>
          </table:table-cell>
          <table:table-cell/>
          <table:table-cell office:value-type="float" office:value="0.009570812" calcext:value-type="float">
            <text:p>0.009570812</text:p>
          </table:table-cell>
          <table:table-cell office:value-type="float" office:value="0.009879203" calcext:value-type="float">
            <text:p>0.009879203</text:p>
          </table:table-cell>
          <table:table-cell office:value-type="float" office:value="0.010763831" calcext:value-type="float">
            <text:p>0.010763831</text:p>
          </table:table-cell>
          <table:table-cell/>
          <table:table-cell office:value-type="float" office:value="0.008474996" calcext:value-type="float">
            <text:p>0.008474996</text:p>
          </table:table-cell>
          <table:table-cell office:value-type="float" office:value="0.008783387" calcext:value-type="float">
            <text:p>0.008783387</text:p>
          </table:table-cell>
          <table:table-cell office:value-type="float" office:value="0.009668014" calcext:value-type="float">
            <text:p>0.009668014</text:p>
          </table:table-cell>
          <table:table-cell/>
          <table:table-cell office:value-type="float" office:value="26.865179163" calcext:value-type="float">
            <text:p>26.865179163</text:p>
          </table:table-cell>
          <table:table-cell office:value-type="float" office:value="26.872777837" calcext:value-type="float">
            <text:p>26.872777837</text:p>
          </table:table-cell>
          <table:table-cell office:value-type="float" office:value="26.894574564" calcext:value-type="float">
            <text:p>26.894574564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1 16:43:54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87107108" calcext:value-type="float">
            <text:p>1.187107108</text:p>
          </table:table-cell>
          <table:table-cell office:value-type="float" office:value="1.202930355" calcext:value-type="float">
            <text:p>1.202930355</text:p>
          </table:table-cell>
          <table:table-cell office:value-type="float" office:value="1.308403767" calcext:value-type="float">
            <text:p>1.308403767</text:p>
          </table:table-cell>
          <table:table-cell/>
          <table:table-cell office:value-type="float" office:value="0.009698587" calcext:value-type="float">
            <text:p>0.009698587</text:p>
          </table:table-cell>
          <table:table-cell office:value-type="float" office:value="0.009827862" calcext:value-type="float">
            <text:p>0.009827862</text:p>
          </table:table-cell>
          <table:table-cell office:value-type="float" office:value="0.010689573" calcext:value-type="float">
            <text:p>0.010689573</text:p>
          </table:table-cell>
          <table:table-cell/>
          <table:table-cell office:value-type="float" office:value="0.008602771" calcext:value-type="float">
            <text:p>0.008602771</text:p>
          </table:table-cell>
          <table:table-cell office:value-type="float" office:value="0.008732046" calcext:value-type="float">
            <text:p>0.008732046</text:p>
          </table:table-cell>
          <table:table-cell office:value-type="float" office:value="0.009593757" calcext:value-type="float">
            <text:p>0.009593757</text:p>
          </table:table-cell>
          <table:table-cell/>
          <table:table-cell office:value-type="float" office:value="26.86327435" calcext:value-type="float">
            <text:p>26.86327435</text:p>
          </table:table-cell>
          <table:table-cell office:value-type="float" office:value="26.866459663" calcext:value-type="float">
            <text:p>26.866459663</text:p>
          </table:table-cell>
          <table:table-cell office:value-type="float" office:value="26.887691859" calcext:value-type="float">
            <text:p>26.887691859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1 16:43:56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6551226" calcext:value-type="float">
            <text:p>1.26551226</text:p>
          </table:table-cell>
          <table:table-cell office:value-type="float" office:value="1.13617553" calcext:value-type="float">
            <text:p>1.13617553</text:p>
          </table:table-cell>
          <table:table-cell office:value-type="float" office:value="1.307564534" calcext:value-type="float">
            <text:p>1.307564534</text:p>
          </table:table-cell>
          <table:table-cell/>
          <table:table-cell office:value-type="float" office:value="0.010339152" calcext:value-type="float">
            <text:p>0.010339152</text:p>
          </table:table-cell>
          <table:table-cell office:value-type="float" office:value="0.00928248" calcext:value-type="float">
            <text:p>0.00928248</text:p>
          </table:table-cell>
          <table:table-cell office:value-type="float" office:value="0.010682717" calcext:value-type="float">
            <text:p>0.010682717</text:p>
          </table:table-cell>
          <table:table-cell/>
          <table:table-cell office:value-type="float" office:value="0.009243336" calcext:value-type="float">
            <text:p>0.009243336</text:p>
          </table:table-cell>
          <table:table-cell office:value-type="float" office:value="0.008186663" calcext:value-type="float">
            <text:p>0.008186663</text:p>
          </table:table-cell>
          <table:table-cell office:value-type="float" office:value="0.0095869" calcext:value-type="float">
            <text:p>0.0095869</text:p>
          </table:table-cell>
          <table:table-cell/>
          <table:table-cell office:value-type="float" office:value="26.88411078" calcext:value-type="float">
            <text:p>26.88411078</text:p>
          </table:table-cell>
          <table:table-cell office:value-type="float" office:value="26.858074672" calcext:value-type="float">
            <text:p>26.858074672</text:p>
          </table:table-cell>
          <table:table-cell office:value-type="float" office:value="26.892575979" calcext:value-type="float">
            <text:p>26.892575979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1 16:43:57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7468482" calcext:value-type="float">
            <text:p>1.27468482</text:p>
          </table:table-cell>
          <table:table-cell office:value-type="float" office:value="1.111338867" calcext:value-type="float">
            <text:p>1.111338867</text:p>
          </table:table-cell>
          <table:table-cell office:value-type="float" office:value="1.293057953" calcext:value-type="float">
            <text:p>1.293057953</text:p>
          </table:table-cell>
          <table:table-cell/>
          <table:table-cell office:value-type="float" office:value="0.010414092" calcext:value-type="float">
            <text:p>0.010414092</text:p>
          </table:table-cell>
          <table:table-cell office:value-type="float" office:value="0.009079566" calcext:value-type="float">
            <text:p>0.009079566</text:p>
          </table:table-cell>
          <table:table-cell office:value-type="float" office:value="0.010564199" calcext:value-type="float">
            <text:p>0.010564199</text:p>
          </table:table-cell>
          <table:table-cell/>
          <table:table-cell office:value-type="float" office:value="0.009318275" calcext:value-type="float">
            <text:p>0.009318275</text:p>
          </table:table-cell>
          <table:table-cell office:value-type="float" office:value="0.007983749" calcext:value-type="float">
            <text:p>0.007983749</text:p>
          </table:table-cell>
          <table:table-cell office:value-type="float" office:value="0.009468382" calcext:value-type="float">
            <text:p>0.009468382</text:p>
          </table:table-cell>
          <table:table-cell/>
          <table:table-cell office:value-type="float" office:value="26.88090415" calcext:value-type="float">
            <text:p>26.88090415</text:p>
          </table:table-cell>
          <table:table-cell office:value-type="float" office:value="26.848021631" calcext:value-type="float">
            <text:p>26.848021631</text:p>
          </table:table-cell>
          <table:table-cell office:value-type="float" office:value="26.884602713" calcext:value-type="float">
            <text:p>26.88460271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1 16:43:58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61531265" calcext:value-type="float">
            <text:p>1.261531265</text:p>
          </table:table-cell>
          <table:table-cell office:value-type="float" office:value="1.094115507" calcext:value-type="float">
            <text:p>1.094115507</text:p>
          </table:table-cell>
          <table:table-cell office:value-type="float" office:value="1.255674512" calcext:value-type="float">
            <text:p>1.255674512</text:p>
          </table:table-cell>
          <table:table-cell/>
          <table:table-cell office:value-type="float" office:value="0.010306628" calcext:value-type="float">
            <text:p>0.010306628</text:p>
          </table:table-cell>
          <table:table-cell office:value-type="float" office:value="0.008938852" calcext:value-type="float">
            <text:p>0.008938852</text:p>
          </table:table-cell>
          <table:table-cell office:value-type="float" office:value="0.010258779" calcext:value-type="float">
            <text:p>0.010258779</text:p>
          </table:table-cell>
          <table:table-cell/>
          <table:table-cell office:value-type="float" office:value="0.009210811" calcext:value-type="float">
            <text:p>0.009210811</text:p>
          </table:table-cell>
          <table:table-cell office:value-type="float" office:value="0.007843036" calcext:value-type="float">
            <text:p>0.007843036</text:p>
          </table:table-cell>
          <table:table-cell office:value-type="float" office:value="0.009162962" calcext:value-type="float">
            <text:p>0.009162962</text:p>
          </table:table-cell>
          <table:table-cell/>
          <table:table-cell office:value-type="float" office:value="26.878256296" calcext:value-type="float">
            <text:p>26.878256296</text:p>
          </table:table-cell>
          <table:table-cell office:value-type="float" office:value="26.844554411" calcext:value-type="float">
            <text:p>26.844554411</text:p>
          </table:table-cell>
          <table:table-cell office:value-type="float" office:value="26.87707731" calcext:value-type="float">
            <text:p>26.8770773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1 16:43:59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5895992" calcext:value-type="float">
            <text:p>1.25895992</text:p>
          </table:table-cell>
          <table:table-cell office:value-type="float" office:value="1.092233192" calcext:value-type="float">
            <text:p>1.092233192</text:p>
          </table:table-cell>
          <table:table-cell office:value-type="float" office:value="1.264417918" calcext:value-type="float">
            <text:p>1.264417918</text:p>
          </table:table-cell>
          <table:table-cell/>
          <table:table-cell office:value-type="float" office:value="0.01028562" calcext:value-type="float">
            <text:p>0.01028562</text:p>
          </table:table-cell>
          <table:table-cell office:value-type="float" office:value="0.008923474" calcext:value-type="float">
            <text:p>0.008923474</text:p>
          </table:table-cell>
          <table:table-cell office:value-type="float" office:value="0.010330212" calcext:value-type="float">
            <text:p>0.010330212</text:p>
          </table:table-cell>
          <table:table-cell/>
          <table:table-cell office:value-type="float" office:value="0.009189804" calcext:value-type="float">
            <text:p>0.009189804</text:p>
          </table:table-cell>
          <table:table-cell office:value-type="float" office:value="0.007827657" calcext:value-type="float">
            <text:p>0.007827657</text:p>
          </table:table-cell>
          <table:table-cell office:value-type="float" office:value="0.009234395" calcext:value-type="float">
            <text:p>0.009234395</text:p>
          </table:table-cell>
          <table:table-cell/>
          <table:table-cell office:value-type="float" office:value="26.877738675" calcext:value-type="float">
            <text:p>26.877738675</text:p>
          </table:table-cell>
          <table:table-cell office:value-type="float" office:value="26.844175483" calcext:value-type="float">
            <text:p>26.844175483</text:p>
          </table:table-cell>
          <table:table-cell office:value-type="float" office:value="26.878837389" calcext:value-type="float">
            <text:p>26.878837389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1 16:44:00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66105922" calcext:value-type="float">
            <text:p>1.266105922</text:p>
          </table:table-cell>
          <table:table-cell office:value-type="float" office:value="1.106578244" calcext:value-type="float">
            <text:p>1.106578244</text:p>
          </table:table-cell>
          <table:table-cell office:value-type="float" office:value="1.157878775" calcext:value-type="float">
            <text:p>1.157878775</text:p>
          </table:table-cell>
          <table:table-cell/>
          <table:table-cell office:value-type="float" office:value="0.010344003" calcext:value-type="float">
            <text:p>0.010344003</text:p>
          </table:table-cell>
          <table:table-cell office:value-type="float" office:value="0.009040672" calcext:value-type="float">
            <text:p>0.009040672</text:p>
          </table:table-cell>
          <table:table-cell office:value-type="float" office:value="0.009459794" calcext:value-type="float">
            <text:p>0.009459794</text:p>
          </table:table-cell>
          <table:table-cell/>
          <table:table-cell office:value-type="float" office:value="0.009248186" calcext:value-type="float">
            <text:p>0.009248186</text:p>
          </table:table-cell>
          <table:table-cell office:value-type="float" office:value="0.007944855" calcext:value-type="float">
            <text:p>0.007944855</text:p>
          </table:table-cell>
          <table:table-cell office:value-type="float" office:value="0.008363977" calcext:value-type="float">
            <text:p>0.008363977</text:p>
          </table:table-cell>
          <table:table-cell/>
          <table:table-cell office:value-type="float" office:value="26.884230286" calcext:value-type="float">
            <text:p>26.884230286</text:p>
          </table:table-cell>
          <table:table-cell office:value-type="float" office:value="26.852116512" calcext:value-type="float">
            <text:p>26.852116512</text:p>
          </table:table-cell>
          <table:table-cell office:value-type="float" office:value="26.862443681" calcext:value-type="float">
            <text:p>26.862443681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1 16:44:02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22131398" calcext:value-type="float">
            <text:p>1.222131398</text:p>
          </table:table-cell>
          <table:table-cell office:value-type="float" office:value="1.154025931" calcext:value-type="float">
            <text:p>1.154025931</text:p>
          </table:table-cell>
          <table:table-cell office:value-type="float" office:value="1.10301925" calcext:value-type="float">
            <text:p>1.10301925</text:p>
          </table:table-cell>
          <table:table-cell/>
          <table:table-cell office:value-type="float" office:value="0.009984734" calcext:value-type="float">
            <text:p>0.009984734</text:p>
          </table:table-cell>
          <table:table-cell office:value-type="float" office:value="0.009428316" calcext:value-type="float">
            <text:p>0.009428316</text:p>
          </table:table-cell>
          <table:table-cell office:value-type="float" office:value="0.009011595" calcext:value-type="float">
            <text:p>0.009011595</text:p>
          </table:table-cell>
          <table:table-cell/>
          <table:table-cell office:value-type="float" office:value="0.008888917" calcext:value-type="float">
            <text:p>0.008888917</text:p>
          </table:table-cell>
          <table:table-cell office:value-type="float" office:value="0.0083325" calcext:value-type="float">
            <text:p>0.0083325</text:p>
          </table:table-cell>
          <table:table-cell office:value-type="float" office:value="0.007915779" calcext:value-type="float">
            <text:p>0.007915779</text:p>
          </table:table-cell>
          <table:table-cell/>
          <table:table-cell office:value-type="float" office:value="26.880431204" calcext:value-type="float">
            <text:p>26.880431204</text:p>
          </table:table-cell>
          <table:table-cell office:value-type="float" office:value="26.866721274" calcext:value-type="float">
            <text:p>26.866721274</text:p>
          </table:table-cell>
          <table:table-cell office:value-type="float" office:value="26.856453298" calcext:value-type="float">
            <text:p>26.85645329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1 16:44:03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141194241" calcext:value-type="float">
            <text:p>1.141194241</text:p>
          </table:table-cell>
          <table:table-cell office:value-type="float" office:value="1.253612191" calcext:value-type="float">
            <text:p>1.253612191</text:p>
          </table:table-cell>
          <table:table-cell office:value-type="float" office:value="1.100659502" calcext:value-type="float">
            <text:p>1.100659502</text:p>
          </table:table-cell>
          <table:table-cell/>
          <table:table-cell office:value-type="float" office:value="0.009323482" calcext:value-type="float">
            <text:p>0.009323482</text:p>
          </table:table-cell>
          <table:table-cell office:value-type="float" office:value="0.01024193" calcext:value-type="float">
            <text:p>0.01024193</text:p>
          </table:table-cell>
          <table:table-cell office:value-type="float" office:value="0.008992316" calcext:value-type="float">
            <text:p>0.008992316</text:p>
          </table:table-cell>
          <table:table-cell/>
          <table:table-cell office:value-type="float" office:value="0.008227666" calcext:value-type="float">
            <text:p>0.008227666</text:p>
          </table:table-cell>
          <table:table-cell office:value-type="float" office:value="0.009146113" calcext:value-type="float">
            <text:p>0.009146113</text:p>
          </table:table-cell>
          <table:table-cell office:value-type="float" office:value="0.0078965" calcext:value-type="float">
            <text:p>0.0078965</text:p>
          </table:table-cell>
          <table:table-cell/>
          <table:table-cell office:value-type="float" office:value="26.859084974" calcext:value-type="float">
            <text:p>26.859084974</text:p>
          </table:table-cell>
          <table:table-cell office:value-type="float" office:value="26.881715264" calcext:value-type="float">
            <text:p>26.881715264</text:p>
          </table:table-cell>
          <table:table-cell office:value-type="float" office:value="26.850925021" calcext:value-type="float">
            <text:p>26.850925021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1 16:44:04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51160139" calcext:value-type="float">
            <text:p>1.151160139</text:p>
          </table:table-cell>
          <table:table-cell office:value-type="float" office:value="1.257802994" calcext:value-type="float">
            <text:p>1.257802994</text:p>
          </table:table-cell>
          <table:table-cell office:value-type="float" office:value="1.103077662" calcext:value-type="float">
            <text:p>1.103077662</text:p>
          </table:table-cell>
          <table:table-cell/>
          <table:table-cell office:value-type="float" office:value="0.009404903" calcext:value-type="float">
            <text:p>0.009404903</text:p>
          </table:table-cell>
          <table:table-cell office:value-type="float" office:value="0.010276168" calcext:value-type="float">
            <text:p>0.010276168</text:p>
          </table:table-cell>
          <table:table-cell office:value-type="float" office:value="0.009012072" calcext:value-type="float">
            <text:p>0.009012072</text:p>
          </table:table-cell>
          <table:table-cell/>
          <table:table-cell office:value-type="float" office:value="0.008309087" calcext:value-type="float">
            <text:p>0.008309087</text:p>
          </table:table-cell>
          <table:table-cell office:value-type="float" office:value="0.009180352" calcext:value-type="float">
            <text:p>0.009180352</text:p>
          </table:table-cell>
          <table:table-cell office:value-type="float" office:value="0.007916256" calcext:value-type="float">
            <text:p>0.007916256</text:p>
          </table:table-cell>
          <table:table-cell/>
          <table:table-cell office:value-type="float" office:value="26.856037979" calcext:value-type="float">
            <text:p>26.856037979</text:p>
          </table:table-cell>
          <table:table-cell office:value-type="float" office:value="26.877505781" calcext:value-type="float">
            <text:p>26.877505781</text:p>
          </table:table-cell>
          <table:table-cell office:value-type="float" office:value="26.846358576" calcext:value-type="float">
            <text:p>26.846358576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1 16:44:05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59494657" calcext:value-type="float">
            <text:p>1.159494657</text:p>
          </table:table-cell>
          <table:table-cell office:value-type="float" office:value="1.251768619" calcext:value-type="float">
            <text:p>1.251768619</text:p>
          </table:table-cell>
          <table:table-cell office:value-type="float" office:value="1.104147566" calcext:value-type="float">
            <text:p>1.104147566</text:p>
          </table:table-cell>
          <table:table-cell/>
          <table:table-cell office:value-type="float" office:value="0.009472996" calcext:value-type="float">
            <text:p>0.009472996</text:p>
          </table:table-cell>
          <table:table-cell office:value-type="float" office:value="0.010226868" calcext:value-type="float">
            <text:p>0.010226868</text:p>
          </table:table-cell>
          <table:table-cell office:value-type="float" office:value="0.009020813" calcext:value-type="float">
            <text:p>0.009020813</text:p>
          </table:table-cell>
          <table:table-cell/>
          <table:table-cell office:value-type="float" office:value="0.008377179" calcext:value-type="float">
            <text:p>0.008377179</text:p>
          </table:table-cell>
          <table:table-cell office:value-type="float" office:value="0.009131051" calcext:value-type="float">
            <text:p>0.009131051</text:p>
          </table:table-cell>
          <table:table-cell office:value-type="float" office:value="0.007924997" calcext:value-type="float">
            <text:p>0.007924997</text:p>
          </table:table-cell>
          <table:table-cell/>
          <table:table-cell office:value-type="float" office:value="26.857715779" calcext:value-type="float">
            <text:p>26.857715779</text:p>
          </table:table-cell>
          <table:table-cell office:value-type="float" office:value="26.876291039" calcext:value-type="float">
            <text:p>26.876291039</text:p>
          </table:table-cell>
          <table:table-cell office:value-type="float" office:value="26.846573958" calcext:value-type="float">
            <text:p>26.846573958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1 16:44:06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40254192" calcext:value-type="float">
            <text:p>1.240254192</text:p>
          </table:table-cell>
          <table:table-cell office:value-type="float" office:value="1.148275274" calcext:value-type="float">
            <text:p>1.148275274</text:p>
          </table:table-cell>
          <table:table-cell office:value-type="float" office:value="1.103060973" calcext:value-type="float">
            <text:p>1.103060973</text:p>
          </table:table-cell>
          <table:table-cell/>
          <table:table-cell office:value-type="float" office:value="0.010132796" calcext:value-type="float">
            <text:p>0.010132796</text:p>
          </table:table-cell>
          <table:table-cell office:value-type="float" office:value="0.009381334" calcext:value-type="float">
            <text:p>0.009381334</text:p>
          </table:table-cell>
          <table:table-cell office:value-type="float" office:value="0.009011936" calcext:value-type="float">
            <text:p>0.009011936</text:p>
          </table:table-cell>
          <table:table-cell/>
          <table:table-cell office:value-type="float" office:value="0.009036979" calcext:value-type="float">
            <text:p>0.009036979</text:p>
          </table:table-cell>
          <table:table-cell office:value-type="float" office:value="0.008285517" calcext:value-type="float">
            <text:p>0.008285517</text:p>
          </table:table-cell>
          <table:table-cell office:value-type="float" office:value="0.007916119" calcext:value-type="float">
            <text:p>0.007916119</text:p>
          </table:table-cell>
          <table:table-cell/>
          <table:table-cell office:value-type="float" office:value="26.873973137" calcext:value-type="float">
            <text:p>26.873973137</text:p>
          </table:table-cell>
          <table:table-cell office:value-type="float" office:value="26.855457234" calcext:value-type="float">
            <text:p>26.855457234</text:p>
          </table:table-cell>
          <table:table-cell office:value-type="float" office:value="26.846355217" calcext:value-type="float">
            <text:p>26.846355217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1 16:44:08</text:p>
          </table:table-cell>
          <table:table-cell office:value-type="float" office:value="26.64118" calcext:value-type="float">
            <text:p>26.64118</text:p>
          </table:table-cell>
          <table:table-cell/>
          <table:table-cell office:value-type="float" office:value="1.139803069" calcext:value-type="float">
            <text:p>1.139803069</text:p>
          </table:table-cell>
          <table:table-cell office:value-type="float" office:value="1.255500466" calcext:value-type="float">
            <text:p>1.255500466</text:p>
          </table:table-cell>
          <table:table-cell office:value-type="float" office:value="1.092533599" calcext:value-type="float">
            <text:p>1.092533599</text:p>
          </table:table-cell>
          <table:table-cell/>
          <table:table-cell office:value-type="float" office:value="0.009312117" calcext:value-type="float">
            <text:p>0.009312117</text:p>
          </table:table-cell>
          <table:table-cell office:value-type="float" office:value="0.010257357" calcext:value-type="float">
            <text:p>0.010257357</text:p>
          </table:table-cell>
          <table:table-cell office:value-type="float" office:value="0.008925928" calcext:value-type="float">
            <text:p>0.008925928</text:p>
          </table:table-cell>
          <table:table-cell/>
          <table:table-cell office:value-type="float" office:value="0.0082163" calcext:value-type="float">
            <text:p>0.0082163</text:p>
          </table:table-cell>
          <table:table-cell office:value-type="float" office:value="0.00916154" calcext:value-type="float">
            <text:p>0.00916154</text:p>
          </table:table-cell>
          <table:table-cell office:value-type="float" office:value="0.007830112" calcext:value-type="float">
            <text:p>0.007830112</text:p>
          </table:table-cell>
          <table:table-cell/>
          <table:table-cell office:value-type="float" office:value="26.8436453" calcext:value-type="float">
            <text:p>26.8436453</text:p>
          </table:table-cell>
          <table:table-cell office:value-type="float" office:value="26.866936065" calcext:value-type="float">
            <text:p>26.866936065</text:p>
          </table:table-cell>
          <table:table-cell office:value-type="float" office:value="26.83412946" calcext:value-type="float">
            <text:p>26.83412946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1 16:44:09</text:p>
          </table:table-cell>
          <table:table-cell office:value-type="float" office:value="26.64623" calcext:value-type="float">
            <text:p>26.64623</text:p>
          </table:table-cell>
          <table:table-cell/>
          <table:table-cell office:value-type="float" office:value="1.11957027" calcext:value-type="float">
            <text:p>1.11957027</text:p>
          </table:table-cell>
          <table:table-cell office:value-type="float" office:value="1.304598606" calcext:value-type="float">
            <text:p>1.304598606</text:p>
          </table:table-cell>
          <table:table-cell office:value-type="float" office:value="1.11630155" calcext:value-type="float">
            <text:p>1.11630155</text:p>
          </table:table-cell>
          <table:table-cell/>
          <table:table-cell office:value-type="float" office:value="0.009146816" calcext:value-type="float">
            <text:p>0.009146816</text:p>
          </table:table-cell>
          <table:table-cell office:value-type="float" office:value="0.010658485" calcext:value-type="float">
            <text:p>0.010658485</text:p>
          </table:table-cell>
          <table:table-cell office:value-type="float" office:value="0.009120111" calcext:value-type="float">
            <text:p>0.009120111</text:p>
          </table:table-cell>
          <table:table-cell/>
          <table:table-cell office:value-type="float" office:value="0.008050999" calcext:value-type="float">
            <text:p>0.008050999</text:p>
          </table:table-cell>
          <table:table-cell office:value-type="float" office:value="0.009562669" calcext:value-type="float">
            <text:p>0.009562669</text:p>
          </table:table-cell>
          <table:table-cell office:value-type="float" office:value="0.008024294" calcext:value-type="float">
            <text:p>0.008024294</text:p>
          </table:table-cell>
          <table:table-cell/>
          <table:table-cell office:value-type="float" office:value="26.844625459" calcext:value-type="float">
            <text:p>26.844625459</text:p>
          </table:table-cell>
          <table:table-cell office:value-type="float" office:value="26.881872812" calcext:value-type="float">
            <text:p>26.881872812</text:p>
          </table:table-cell>
          <table:table-cell office:value-type="float" office:value="26.843967435" calcext:value-type="float">
            <text:p>26.84396743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1 16:44:10</text:p>
          </table:table-cell>
          <table:table-cell office:value-type="float" office:value="26.64623" calcext:value-type="float">
            <text:p>26.64623</text:p>
          </table:table-cell>
          <table:table-cell/>
          <table:table-cell office:value-type="float" office:value="1.136230366" calcext:value-type="float">
            <text:p>1.136230366</text:p>
          </table:table-cell>
          <table:table-cell office:value-type="float" office:value="1.316129126" calcext:value-type="float">
            <text:p>1.316129126</text:p>
          </table:table-cell>
          <table:table-cell office:value-type="float" office:value="1.169134518" calcext:value-type="float">
            <text:p>1.169134518</text:p>
          </table:table-cell>
          <table:table-cell/>
          <table:table-cell office:value-type="float" office:value="0.009282928" calcext:value-type="float">
            <text:p>0.009282928</text:p>
          </table:table-cell>
          <table:table-cell office:value-type="float" office:value="0.010752689" calcext:value-type="float">
            <text:p>0.010752689</text:p>
          </table:table-cell>
          <table:table-cell office:value-type="float" office:value="0.009551753" calcext:value-type="float">
            <text:p>0.009551753</text:p>
          </table:table-cell>
          <table:table-cell/>
          <table:table-cell office:value-type="float" office:value="0.008187111" calcext:value-type="float">
            <text:p>0.008187111</text:p>
          </table:table-cell>
          <table:table-cell office:value-type="float" office:value="0.009656872" calcext:value-type="float">
            <text:p>0.009656872</text:p>
          </table:table-cell>
          <table:table-cell office:value-type="float" office:value="0.008455936" calcext:value-type="float">
            <text:p>0.008455936</text:p>
          </table:table-cell>
          <table:table-cell/>
          <table:table-cell office:value-type="float" office:value="26.84797929" calcext:value-type="float">
            <text:p>26.84797929</text:p>
          </table:table-cell>
          <table:table-cell office:value-type="float" office:value="26.884193937" calcext:value-type="float">
            <text:p>26.884193937</text:p>
          </table:table-cell>
          <table:table-cell office:value-type="float" office:value="26.854603169" calcext:value-type="float">
            <text:p>26.854603169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1 16:44:11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55260939" calcext:value-type="float">
            <text:p>1.155260939</text:p>
          </table:table-cell>
          <table:table-cell office:value-type="float" office:value="1.310283698" calcext:value-type="float">
            <text:p>1.310283698</text:p>
          </table:table-cell>
          <table:table-cell office:value-type="float" office:value="1.221208122" calcext:value-type="float">
            <text:p>1.221208122</text:p>
          </table:table-cell>
          <table:table-cell/>
          <table:table-cell office:value-type="float" office:value="0.009438406" calcext:value-type="float">
            <text:p>0.009438406</text:p>
          </table:table-cell>
          <table:table-cell office:value-type="float" office:value="0.010704932" calcext:value-type="float">
            <text:p>0.010704932</text:p>
          </table:table-cell>
          <table:table-cell office:value-type="float" office:value="0.009977191" calcext:value-type="float">
            <text:p>0.009977191</text:p>
          </table:table-cell>
          <table:table-cell/>
          <table:table-cell office:value-type="float" office:value="0.00834259" calcext:value-type="float">
            <text:p>0.00834259</text:p>
          </table:table-cell>
          <table:table-cell office:value-type="float" office:value="0.009609116" calcext:value-type="float">
            <text:p>0.009609116</text:p>
          </table:table-cell>
          <table:table-cell office:value-type="float" office:value="0.008881374" calcext:value-type="float">
            <text:p>0.008881374</text:p>
          </table:table-cell>
          <table:table-cell/>
          <table:table-cell office:value-type="float" office:value="26.8568635" calcext:value-type="float">
            <text:p>26.8568635</text:p>
          </table:table-cell>
          <table:table-cell office:value-type="float" office:value="26.888070293" calcext:value-type="float">
            <text:p>26.888070293</text:p>
          </table:table-cell>
          <table:table-cell office:value-type="float" office:value="26.870139075" calcext:value-type="float">
            <text:p>26.870139075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1 16:44:13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57598633" calcext:value-type="float">
            <text:p>1.157598633</text:p>
          </table:table-cell>
          <table:table-cell office:value-type="float" office:value="1.319363871" calcext:value-type="float">
            <text:p>1.319363871</text:p>
          </table:table-cell>
          <table:table-cell office:value-type="float" office:value="1.209655548" calcext:value-type="float">
            <text:p>1.209655548</text:p>
          </table:table-cell>
          <table:table-cell/>
          <table:table-cell office:value-type="float" office:value="0.009457505" calcext:value-type="float">
            <text:p>0.009457505</text:p>
          </table:table-cell>
          <table:table-cell office:value-type="float" office:value="0.010779117" calcext:value-type="float">
            <text:p>0.010779117</text:p>
          </table:table-cell>
          <table:table-cell office:value-type="float" office:value="0.009882807" calcext:value-type="float">
            <text:p>0.009882807</text:p>
          </table:table-cell>
          <table:table-cell/>
          <table:table-cell office:value-type="float" office:value="0.008361689" calcext:value-type="float">
            <text:p>0.008361689</text:p>
          </table:table-cell>
          <table:table-cell office:value-type="float" office:value="0.0096833" calcext:value-type="float">
            <text:p>0.0096833</text:p>
          </table:table-cell>
          <table:table-cell office:value-type="float" office:value="0.00878699" calcext:value-type="float">
            <text:p>0.00878699</text:p>
          </table:table-cell>
          <table:table-cell/>
          <table:table-cell office:value-type="float" office:value="26.867440479" calcext:value-type="float">
            <text:p>26.867440479</text:p>
          </table:table-cell>
          <table:table-cell office:value-type="float" office:value="26.900004244" calcext:value-type="float">
            <text:p>26.900004244</text:p>
          </table:table-cell>
          <table:table-cell office:value-type="float" office:value="26.877919773" calcext:value-type="float">
            <text:p>26.877919773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1 16:44:14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491759" calcext:value-type="float">
            <text:p>1.1491759</text:p>
          </table:table-cell>
          <table:table-cell office:value-type="float" office:value="1.317665734" calcext:value-type="float">
            <text:p>1.317665734</text:p>
          </table:table-cell>
          <table:table-cell office:value-type="float" office:value="1.212053443" calcext:value-type="float">
            <text:p>1.212053443</text:p>
          </table:table-cell>
          <table:table-cell/>
          <table:table-cell office:value-type="float" office:value="0.009388692" calcext:value-type="float">
            <text:p>0.009388692</text:p>
          </table:table-cell>
          <table:table-cell office:value-type="float" office:value="0.010765243" calcext:value-type="float">
            <text:p>0.010765243</text:p>
          </table:table-cell>
          <table:table-cell office:value-type="float" office:value="0.009902397" calcext:value-type="float">
            <text:p>0.009902397</text:p>
          </table:table-cell>
          <table:table-cell/>
          <table:table-cell office:value-type="float" office:value="0.008292875" calcext:value-type="float">
            <text:p>0.008292875</text:p>
          </table:table-cell>
          <table:table-cell office:value-type="float" office:value="0.009669426" calcext:value-type="float">
            <text:p>0.009669426</text:p>
          </table:table-cell>
          <table:table-cell office:value-type="float" office:value="0.008806581" calcext:value-type="float">
            <text:p>0.008806581</text:p>
          </table:table-cell>
          <table:table-cell/>
          <table:table-cell office:value-type="float" office:value="26.855638537" calcext:value-type="float">
            <text:p>26.855638537</text:p>
          </table:table-cell>
          <table:table-cell office:value-type="float" office:value="26.889556309" calcext:value-type="float">
            <text:p>26.889556309</text:p>
          </table:table-cell>
          <table:table-cell office:value-type="float" office:value="26.868296191" calcext:value-type="float">
            <text:p>26.868296191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1 16:44:15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160454888" calcext:value-type="float">
            <text:p>1.160454888</text:p>
          </table:table-cell>
          <table:table-cell office:value-type="float" office:value="1.289253985" calcext:value-type="float">
            <text:p>1.289253985</text:p>
          </table:table-cell>
          <table:table-cell office:value-type="float" office:value="1.291839038" calcext:value-type="float">
            <text:p>1.291839038</text:p>
          </table:table-cell>
          <table:table-cell/>
          <table:table-cell office:value-type="float" office:value="0.009480841" calcext:value-type="float">
            <text:p>0.009480841</text:p>
          </table:table-cell>
          <table:table-cell office:value-type="float" office:value="0.010533121" calcext:value-type="float">
            <text:p>0.010533121</text:p>
          </table:table-cell>
          <table:table-cell office:value-type="float" office:value="0.010554241" calcext:value-type="float">
            <text:p>0.010554241</text:p>
          </table:table-cell>
          <table:table-cell/>
          <table:table-cell office:value-type="float" office:value="0.008385024" calcext:value-type="float">
            <text:p>0.008385024</text:p>
          </table:table-cell>
          <table:table-cell office:value-type="float" office:value="0.009437304" calcext:value-type="float">
            <text:p>0.009437304</text:p>
          </table:table-cell>
          <table:table-cell office:value-type="float" office:value="0.009458424" calcext:value-type="float">
            <text:p>0.009458424</text:p>
          </table:table-cell>
          <table:table-cell/>
          <table:table-cell office:value-type="float" office:value="26.862962269" calcext:value-type="float">
            <text:p>26.862962269</text:p>
          </table:table-cell>
          <table:table-cell office:value-type="float" office:value="26.88889004" calcext:value-type="float">
            <text:p>26.88889004</text:p>
          </table:table-cell>
          <table:table-cell office:value-type="float" office:value="26.889410415" calcext:value-type="float">
            <text:p>26.889410415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1 16:44:16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01133871" calcext:value-type="float">
            <text:p>1.201133871</text:p>
          </table:table-cell>
          <table:table-cell office:value-type="float" office:value="1.211478259" calcext:value-type="float">
            <text:p>1.211478259</text:p>
          </table:table-cell>
          <table:table-cell office:value-type="float" office:value="1.302542842" calcext:value-type="float">
            <text:p>1.302542842</text:p>
          </table:table-cell>
          <table:table-cell/>
          <table:table-cell office:value-type="float" office:value="0.009813185" calcext:value-type="float">
            <text:p>0.009813185</text:p>
          </table:table-cell>
          <table:table-cell office:value-type="float" office:value="0.009897698" calcext:value-type="float">
            <text:p>0.009897698</text:p>
          </table:table-cell>
          <table:table-cell office:value-type="float" office:value="0.01064169" calcext:value-type="float">
            <text:p>0.01064169</text:p>
          </table:table-cell>
          <table:table-cell/>
          <table:table-cell office:value-type="float" office:value="0.008717369" calcext:value-type="float">
            <text:p>0.008717369</text:p>
          </table:table-cell>
          <table:table-cell office:value-type="float" office:value="0.008801882" calcext:value-type="float">
            <text:p>0.008801882</text:p>
          </table:table-cell>
          <table:table-cell office:value-type="float" office:value="0.009545873" calcext:value-type="float">
            <text:p>0.009545873</text:p>
          </table:table-cell>
          <table:table-cell/>
          <table:table-cell office:value-type="float" office:value="26.866098021" calcext:value-type="float">
            <text:p>26.866098021</text:p>
          </table:table-cell>
          <table:table-cell office:value-type="float" office:value="26.868180403" calcext:value-type="float">
            <text:p>26.868180403</text:p>
          </table:table-cell>
          <table:table-cell office:value-type="float" office:value="26.886512043" calcext:value-type="float">
            <text:p>26.886512043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1 16:44:17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35578207" calcext:value-type="float">
            <text:p>1.235578207</text:p>
          </table:table-cell>
          <table:table-cell office:value-type="float" office:value="1.173173329" calcext:value-type="float">
            <text:p>1.173173329</text:p>
          </table:table-cell>
          <table:table-cell office:value-type="float" office:value="1.310652651" calcext:value-type="float">
            <text:p>1.310652651</text:p>
          </table:table-cell>
          <table:table-cell/>
          <table:table-cell office:value-type="float" office:value="0.010094593" calcext:value-type="float">
            <text:p>0.010094593</text:p>
          </table:table-cell>
          <table:table-cell office:value-type="float" office:value="0.009584749" calcext:value-type="float">
            <text:p>0.009584749</text:p>
          </table:table-cell>
          <table:table-cell office:value-type="float" office:value="0.010707946" calcext:value-type="float">
            <text:p>0.010707946</text:p>
          </table:table-cell>
          <table:table-cell/>
          <table:table-cell office:value-type="float" office:value="0.008998777" calcext:value-type="float">
            <text:p>0.008998777</text:p>
          </table:table-cell>
          <table:table-cell office:value-type="float" office:value="0.008488933" calcext:value-type="float">
            <text:p>0.008488933</text:p>
          </table:table-cell>
          <table:table-cell office:value-type="float" office:value="0.00961213" calcext:value-type="float">
            <text:p>0.00961213</text:p>
          </table:table-cell>
          <table:table-cell/>
          <table:table-cell office:value-type="float" office:value="26.88819121" calcext:value-type="float">
            <text:p>26.88819121</text:p>
          </table:table-cell>
          <table:table-cell office:value-type="float" office:value="26.875628925" calcext:value-type="float">
            <text:p>26.875628925</text:p>
          </table:table-cell>
          <table:table-cell office:value-type="float" office:value="26.903303733" calcext:value-type="float">
            <text:p>26.903303733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1 16:44:19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13553096" calcext:value-type="float">
            <text:p>1.213553096</text:p>
          </table:table-cell>
          <table:table-cell office:value-type="float" office:value="1.193018102" calcext:value-type="float">
            <text:p>1.193018102</text:p>
          </table:table-cell>
          <table:table-cell office:value-type="float" office:value="1.305846132" calcext:value-type="float">
            <text:p>1.305846132</text:p>
          </table:table-cell>
          <table:table-cell/>
          <table:table-cell office:value-type="float" office:value="0.009914649" calcext:value-type="float">
            <text:p>0.009914649</text:p>
          </table:table-cell>
          <table:table-cell office:value-type="float" office:value="0.00974688" calcext:value-type="float">
            <text:p>0.00974688</text:p>
          </table:table-cell>
          <table:table-cell office:value-type="float" office:value="0.010668678" calcext:value-type="float">
            <text:p>0.010668678</text:p>
          </table:table-cell>
          <table:table-cell/>
          <table:table-cell office:value-type="float" office:value="0.008818833" calcext:value-type="float">
            <text:p>0.008818833</text:p>
          </table:table-cell>
          <table:table-cell office:value-type="float" office:value="0.008651063" calcext:value-type="float">
            <text:p>0.008651063</text:p>
          </table:table-cell>
          <table:table-cell office:value-type="float" office:value="0.009572861" calcext:value-type="float">
            <text:p>0.009572861</text:p>
          </table:table-cell>
          <table:table-cell/>
          <table:table-cell office:value-type="float" office:value="26.873651221" calcext:value-type="float">
            <text:p>26.873651221</text:p>
          </table:table-cell>
          <table:table-cell office:value-type="float" office:value="26.869517429" calcext:value-type="float">
            <text:p>26.869517429</text:p>
          </table:table-cell>
          <table:table-cell office:value-type="float" office:value="26.892230062" calcext:value-type="float">
            <text:p>26.892230062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1 16:44:20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96593785" calcext:value-type="float">
            <text:p>1.196593785</text:p>
          </table:table-cell>
          <table:table-cell office:value-type="float" office:value="1.174482843" calcext:value-type="float">
            <text:p>1.174482843</text:p>
          </table:table-cell>
          <table:table-cell office:value-type="float" office:value="1.320166745" calcext:value-type="float">
            <text:p>1.320166745</text:p>
          </table:table-cell>
          <table:table-cell/>
          <table:table-cell office:value-type="float" office:value="0.009776093" calcext:value-type="float">
            <text:p>0.009776093</text:p>
          </table:table-cell>
          <table:table-cell office:value-type="float" office:value="0.009595448" calcext:value-type="float">
            <text:p>0.009595448</text:p>
          </table:table-cell>
          <table:table-cell office:value-type="float" office:value="0.010785676" calcext:value-type="float">
            <text:p>0.010785676</text:p>
          </table:table-cell>
          <table:table-cell/>
          <table:table-cell office:value-type="float" office:value="0.008680276" calcext:value-type="float">
            <text:p>0.008680276</text:p>
          </table:table-cell>
          <table:table-cell office:value-type="float" office:value="0.008499631" calcext:value-type="float">
            <text:p>0.008499631</text:p>
          </table:table-cell>
          <table:table-cell office:value-type="float" office:value="0.009689859" calcext:value-type="float">
            <text:p>0.009689859</text:p>
          </table:table-cell>
          <table:table-cell/>
          <table:table-cell office:value-type="float" office:value="26.87529039" calcext:value-type="float">
            <text:p>26.87529039</text:p>
          </table:table-cell>
          <table:table-cell office:value-type="float" office:value="26.870839358" calcext:value-type="float">
            <text:p>26.870839358</text:p>
          </table:table-cell>
          <table:table-cell office:value-type="float" office:value="26.900165862" calcext:value-type="float">
            <text:p>26.900165862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1 16:44:21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79650483" calcext:value-type="float">
            <text:p>1.279650483</text:p>
          </table:table-cell>
          <table:table-cell office:value-type="float" office:value="1.109848155" calcext:value-type="float">
            <text:p>1.109848155</text:p>
          </table:table-cell>
          <table:table-cell office:value-type="float" office:value="1.211414482" calcext:value-type="float">
            <text:p>1.211414482</text:p>
          </table:table-cell>
          <table:table-cell/>
          <table:table-cell office:value-type="float" office:value="0.010454661" calcext:value-type="float">
            <text:p>0.010454661</text:p>
          </table:table-cell>
          <table:table-cell office:value-type="float" office:value="0.009067387" calcext:value-type="float">
            <text:p>0.009067387</text:p>
          </table:table-cell>
          <table:table-cell office:value-type="float" office:value="0.009897177" calcext:value-type="float">
            <text:p>0.009897177</text:p>
          </table:table-cell>
          <table:table-cell/>
          <table:table-cell office:value-type="float" office:value="0.009358844" calcext:value-type="float">
            <text:p>0.009358844</text:p>
          </table:table-cell>
          <table:table-cell office:value-type="float" office:value="0.00797157" calcext:value-type="float">
            <text:p>0.00797157</text:p>
          </table:table-cell>
          <table:table-cell office:value-type="float" office:value="0.008801361" calcext:value-type="float">
            <text:p>0.008801361</text:p>
          </table:table-cell>
          <table:table-cell/>
          <table:table-cell office:value-type="float" office:value="26.886956837" calcext:value-type="float">
            <text:p>26.886956837</text:p>
          </table:table-cell>
          <table:table-cell office:value-type="float" office:value="26.852774772" calcext:value-type="float">
            <text:p>26.852774772</text:p>
          </table:table-cell>
          <table:table-cell office:value-type="float" office:value="26.873220708" calcext:value-type="float">
            <text:p>26.873220708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1 16:44:22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37985639" calcext:value-type="float">
            <text:p>1.237985639</text:p>
          </table:table-cell>
          <table:table-cell office:value-type="float" office:value="1.117987766" calcext:value-type="float">
            <text:p>1.117987766</text:p>
          </table:table-cell>
          <table:table-cell office:value-type="float" office:value="1.1187817" calcext:value-type="float">
            <text:p>1.1187817</text:p>
          </table:table-cell>
          <table:table-cell/>
          <table:table-cell office:value-type="float" office:value="0.010114262" calcext:value-type="float">
            <text:p>0.010114262</text:p>
          </table:table-cell>
          <table:table-cell office:value-type="float" office:value="0.009133887" calcext:value-type="float">
            <text:p>0.009133887</text:p>
          </table:table-cell>
          <table:table-cell office:value-type="float" office:value="0.009140373" calcext:value-type="float">
            <text:p>0.009140373</text:p>
          </table:table-cell>
          <table:table-cell/>
          <table:table-cell office:value-type="float" office:value="0.009018445" calcext:value-type="float">
            <text:p>0.009018445</text:p>
          </table:table-cell>
          <table:table-cell office:value-type="float" office:value="0.00803807" calcext:value-type="float">
            <text:p>0.00803807</text:p>
          </table:table-cell>
          <table:table-cell office:value-type="float" office:value="0.008044557" calcext:value-type="float">
            <text:p>0.008044557</text:p>
          </table:table-cell>
          <table:table-cell/>
          <table:table-cell office:value-type="float" office:value="26.88867583" calcext:value-type="float">
            <text:p>26.88867583</text:p>
          </table:table-cell>
          <table:table-cell office:value-type="float" office:value="26.864519795" calcext:value-type="float">
            <text:p>26.864519795</text:p>
          </table:table-cell>
          <table:table-cell office:value-type="float" office:value="26.864679619" calcext:value-type="float">
            <text:p>26.864679619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1 16:44:24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53406638" calcext:value-type="float">
            <text:p>1.153406638</text:p>
          </table:table-cell>
          <table:table-cell office:value-type="float" office:value="1.237137465" calcext:value-type="float">
            <text:p>1.237137465</text:p>
          </table:table-cell>
          <table:table-cell office:value-type="float" office:value="1.100169551" calcext:value-type="float">
            <text:p>1.100169551</text:p>
          </table:table-cell>
          <table:table-cell/>
          <table:table-cell office:value-type="float" office:value="0.009423257" calcext:value-type="float">
            <text:p>0.009423257</text:p>
          </table:table-cell>
          <table:table-cell office:value-type="float" office:value="0.010107332" calcext:value-type="float">
            <text:p>0.010107332</text:p>
          </table:table-cell>
          <table:table-cell office:value-type="float" office:value="0.008988313" calcext:value-type="float">
            <text:p>0.008988313</text:p>
          </table:table-cell>
          <table:table-cell/>
          <table:table-cell office:value-type="float" office:value="0.00832744" calcext:value-type="float">
            <text:p>0.00832744</text:p>
          </table:table-cell>
          <table:table-cell office:value-type="float" office:value="0.009011516" calcext:value-type="float">
            <text:p>0.009011516</text:p>
          </table:table-cell>
          <table:table-cell office:value-type="float" office:value="0.007892497" calcext:value-type="float">
            <text:p>0.007892497</text:p>
          </table:table-cell>
          <table:table-cell/>
          <table:table-cell office:value-type="float" office:value="26.866596607" calcext:value-type="float">
            <text:p>26.866596607</text:p>
          </table:table-cell>
          <table:table-cell office:value-type="float" office:value="26.883451969" calcext:value-type="float">
            <text:p>26.883451969</text:p>
          </table:table-cell>
          <table:table-cell office:value-type="float" office:value="26.855879633" calcext:value-type="float">
            <text:p>26.855879633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1 16:44:25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180013559" calcext:value-type="float">
            <text:p>1.180013559</text:p>
          </table:table-cell>
          <table:table-cell office:value-type="float" office:value="1.219970729" calcext:value-type="float">
            <text:p>1.219970729</text:p>
          </table:table-cell>
          <table:table-cell office:value-type="float" office:value="1.107930077" calcext:value-type="float">
            <text:p>1.107930077</text:p>
          </table:table-cell>
          <table:table-cell/>
          <table:table-cell office:value-type="float" office:value="0.009640634" calcext:value-type="float">
            <text:p>0.009640634</text:p>
          </table:table-cell>
          <table:table-cell office:value-type="float" office:value="0.009967081" calcext:value-type="float">
            <text:p>0.009967081</text:p>
          </table:table-cell>
          <table:table-cell office:value-type="float" office:value="0.009051716" calcext:value-type="float">
            <text:p>0.009051716</text:p>
          </table:table-cell>
          <table:table-cell/>
          <table:table-cell office:value-type="float" office:value="0.008544817" calcext:value-type="float">
            <text:p>0.008544817</text:p>
          </table:table-cell>
          <table:table-cell office:value-type="float" office:value="0.008871265" calcext:value-type="float">
            <text:p>0.008871265</text:p>
          </table:table-cell>
          <table:table-cell office:value-type="float" office:value="0.0079559" calcext:value-type="float">
            <text:p>0.0079559</text:p>
          </table:table-cell>
          <table:table-cell/>
          <table:table-cell office:value-type="float" office:value="26.866899545" calcext:value-type="float">
            <text:p>26.866899545</text:p>
          </table:table-cell>
          <table:table-cell office:value-type="float" office:value="26.874943118" calcext:value-type="float">
            <text:p>26.874943118</text:p>
          </table:table-cell>
          <table:table-cell office:value-type="float" office:value="26.852388647" calcext:value-type="float">
            <text:p>26.852388647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1 16:44:26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05909992" calcext:value-type="float">
            <text:p>1.205909992</text:p>
          </table:table-cell>
          <table:table-cell office:value-type="float" office:value="1.227191237" calcext:value-type="float">
            <text:p>1.227191237</text:p>
          </table:table-cell>
          <table:table-cell office:value-type="float" office:value="1.084625254" calcext:value-type="float">
            <text:p>1.084625254</text:p>
          </table:table-cell>
          <table:table-cell/>
          <table:table-cell office:value-type="float" office:value="0.009852206" calcext:value-type="float">
            <text:p>0.009852206</text:p>
          </table:table-cell>
          <table:table-cell office:value-type="float" office:value="0.010026072" calcext:value-type="float">
            <text:p>0.010026072</text:p>
          </table:table-cell>
          <table:table-cell office:value-type="float" office:value="0.008861317" calcext:value-type="float">
            <text:p>0.008861317</text:p>
          </table:table-cell>
          <table:table-cell/>
          <table:table-cell office:value-type="float" office:value="0.008756389" calcext:value-type="float">
            <text:p>0.008756389</text:p>
          </table:table-cell>
          <table:table-cell office:value-type="float" office:value="0.008930256" calcext:value-type="float">
            <text:p>0.008930256</text:p>
          </table:table-cell>
          <table:table-cell office:value-type="float" office:value="0.007765501" calcext:value-type="float">
            <text:p>0.007765501</text:p>
          </table:table-cell>
          <table:table-cell/>
          <table:table-cell office:value-type="float" office:value="26.86705948" calcext:value-type="float">
            <text:p>26.86705948</text:p>
          </table:table-cell>
          <table:table-cell office:value-type="float" office:value="26.871343505" calcext:value-type="float">
            <text:p>26.871343505</text:p>
          </table:table-cell>
          <table:table-cell office:value-type="float" office:value="26.842643931" calcext:value-type="float">
            <text:p>26.84264393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1 16:44:27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12873091" calcext:value-type="float">
            <text:p>1.112873091</text:p>
          </table:table-cell>
          <table:table-cell office:value-type="float" office:value="1.293863808" calcext:value-type="float">
            <text:p>1.293863808</text:p>
          </table:table-cell>
          <table:table-cell office:value-type="float" office:value="1.159451146" calcext:value-type="float">
            <text:p>1.159451146</text:p>
          </table:table-cell>
          <table:table-cell/>
          <table:table-cell office:value-type="float" office:value="0.0090921" calcext:value-type="float">
            <text:p>0.0090921</text:p>
          </table:table-cell>
          <table:table-cell office:value-type="float" office:value="0.010570783" calcext:value-type="float">
            <text:p>0.010570783</text:p>
          </table:table-cell>
          <table:table-cell office:value-type="float" office:value="0.00947264" calcext:value-type="float">
            <text:p>0.00947264</text:p>
          </table:table-cell>
          <table:table-cell/>
          <table:table-cell office:value-type="float" office:value="0.007996284" calcext:value-type="float">
            <text:p>0.007996284</text:p>
          </table:table-cell>
          <table:table-cell office:value-type="float" office:value="0.009474966" calcext:value-type="float">
            <text:p>0.009474966</text:p>
          </table:table-cell>
          <table:table-cell office:value-type="float" office:value="0.008376823" calcext:value-type="float">
            <text:p>0.008376823</text:p>
          </table:table-cell>
          <table:table-cell/>
          <table:table-cell office:value-type="float" office:value="26.858436948" calcext:value-type="float">
            <text:p>26.858436948</text:p>
          </table:table-cell>
          <table:table-cell office:value-type="float" office:value="26.894871076" calcext:value-type="float">
            <text:p>26.894871076</text:p>
          </table:table-cell>
          <table:table-cell office:value-type="float" office:value="26.8678134" calcext:value-type="float">
            <text:p>26.8678134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1 16:44:28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44443291" calcext:value-type="float">
            <text:p>1.144443291</text:p>
          </table:table-cell>
          <table:table-cell office:value-type="float" office:value="1.306843317" calcext:value-type="float">
            <text:p>1.306843317</text:p>
          </table:table-cell>
          <table:table-cell office:value-type="float" office:value="1.264985951" calcext:value-type="float">
            <text:p>1.264985951</text:p>
          </table:table-cell>
          <table:table-cell/>
          <table:table-cell office:value-type="float" office:value="0.009350027" calcext:value-type="float">
            <text:p>0.009350027</text:p>
          </table:table-cell>
          <table:table-cell office:value-type="float" office:value="0.010676824" calcext:value-type="float">
            <text:p>0.010676824</text:p>
          </table:table-cell>
          <table:table-cell office:value-type="float" office:value="0.010334853" calcext:value-type="float">
            <text:p>0.010334853</text:p>
          </table:table-cell>
          <table:table-cell/>
          <table:table-cell office:value-type="float" office:value="0.00825421" calcext:value-type="float">
            <text:p>0.00825421</text:p>
          </table:table-cell>
          <table:table-cell office:value-type="float" office:value="0.009581008" calcext:value-type="float">
            <text:p>0.009581008</text:p>
          </table:table-cell>
          <table:table-cell office:value-type="float" office:value="0.009239036" calcext:value-type="float">
            <text:p>0.009239036</text:p>
          </table:table-cell>
          <table:table-cell/>
          <table:table-cell office:value-type="float" office:value="26.864792234" calcext:value-type="float">
            <text:p>26.864792234</text:p>
          </table:table-cell>
          <table:table-cell office:value-type="float" office:value="26.897483857" calcext:value-type="float">
            <text:p>26.897483857</text:p>
          </table:table-cell>
          <table:table-cell office:value-type="float" office:value="26.88905793" calcext:value-type="float">
            <text:p>26.8890579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1 16:44:30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8797674" calcext:value-type="float">
            <text:p>1.18797674</text:p>
          </table:table-cell>
          <table:table-cell office:value-type="float" office:value="1.228267697" calcext:value-type="float">
            <text:p>1.228267697</text:p>
          </table:table-cell>
          <table:table-cell office:value-type="float" office:value="1.293581878" calcext:value-type="float">
            <text:p>1.293581878</text:p>
          </table:table-cell>
          <table:table-cell/>
          <table:table-cell office:value-type="float" office:value="0.009705692" calcext:value-type="float">
            <text:p>0.009705692</text:p>
          </table:table-cell>
          <table:table-cell office:value-type="float" office:value="0.010034867" calcext:value-type="float">
            <text:p>0.010034867</text:p>
          </table:table-cell>
          <table:table-cell office:value-type="float" office:value="0.010568479" calcext:value-type="float">
            <text:p>0.010568479</text:p>
          </table:table-cell>
          <table:table-cell/>
          <table:table-cell office:value-type="float" office:value="0.008609876" calcext:value-type="float">
            <text:p>0.008609876</text:p>
          </table:table-cell>
          <table:table-cell office:value-type="float" office:value="0.00893905" calcext:value-type="float">
            <text:p>0.00893905</text:p>
          </table:table-cell>
          <table:table-cell office:value-type="float" office:value="0.009472663" calcext:value-type="float">
            <text:p>0.009472663</text:p>
          </table:table-cell>
          <table:table-cell/>
          <table:table-cell office:value-type="float" office:value="26.873555742" calcext:value-type="float">
            <text:p>26.873555742</text:p>
          </table:table-cell>
          <table:table-cell office:value-type="float" office:value="26.88166646" calcext:value-type="float">
            <text:p>26.88166646</text:p>
          </table:table-cell>
          <table:table-cell office:value-type="float" office:value="26.894814323" calcext:value-type="float">
            <text:p>26.894814323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1 16:44:31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20185306" calcext:value-type="float">
            <text:p>1.220185306</text:p>
          </table:table-cell>
          <table:table-cell office:value-type="float" office:value="1.190872334" calcext:value-type="float">
            <text:p>1.190872334</text:p>
          </table:table-cell>
          <table:table-cell office:value-type="float" office:value="1.307736195" calcext:value-type="float">
            <text:p>1.307736195</text:p>
          </table:table-cell>
          <table:table-cell/>
          <table:table-cell office:value-type="float" office:value="0.009968834" calcext:value-type="float">
            <text:p>0.009968834</text:p>
          </table:table-cell>
          <table:table-cell office:value-type="float" office:value="0.009729349" calcext:value-type="float">
            <text:p>0.009729349</text:p>
          </table:table-cell>
          <table:table-cell office:value-type="float" office:value="0.010684119" calcext:value-type="float">
            <text:p>0.010684119</text:p>
          </table:table-cell>
          <table:table-cell/>
          <table:table-cell office:value-type="float" office:value="0.008873018" calcext:value-type="float">
            <text:p>0.008873018</text:p>
          </table:table-cell>
          <table:table-cell office:value-type="float" office:value="0.008633533" calcext:value-type="float">
            <text:p>0.008633533</text:p>
          </table:table-cell>
          <table:table-cell office:value-type="float" office:value="0.009588303" calcext:value-type="float">
            <text:p>0.009588303</text:p>
          </table:table-cell>
          <table:table-cell/>
          <table:table-cell office:value-type="float" office:value="26.885092587" calcext:value-type="float">
            <text:p>26.885092587</text:p>
          </table:table-cell>
          <table:table-cell office:value-type="float" office:value="26.879191801" calcext:value-type="float">
            <text:p>26.879191801</text:p>
          </table:table-cell>
          <table:table-cell office:value-type="float" office:value="26.902716653" calcext:value-type="float">
            <text:p>26.902716653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1 16:44:32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14153911" calcext:value-type="float">
            <text:p>1.214153911</text:p>
          </table:table-cell>
          <table:table-cell office:value-type="float" office:value="1.195002341" calcext:value-type="float">
            <text:p>1.195002341</text:p>
          </table:table-cell>
          <table:table-cell office:value-type="float" office:value="1.306262172" calcext:value-type="float">
            <text:p>1.306262172</text:p>
          </table:table-cell>
          <table:table-cell/>
          <table:table-cell office:value-type="float" office:value="0.009919558" calcext:value-type="float">
            <text:p>0.009919558</text:p>
          </table:table-cell>
          <table:table-cell office:value-type="float" office:value="0.009763091" calcext:value-type="float">
            <text:p>0.009763091</text:p>
          </table:table-cell>
          <table:table-cell office:value-type="float" office:value="0.010672077" calcext:value-type="float">
            <text:p>0.010672077</text:p>
          </table:table-cell>
          <table:table-cell/>
          <table:table-cell office:value-type="float" office:value="0.008823742" calcext:value-type="float">
            <text:p>0.008823742</text:p>
          </table:table-cell>
          <table:table-cell office:value-type="float" office:value="0.008667274" calcext:value-type="float">
            <text:p>0.008667274</text:p>
          </table:table-cell>
          <table:table-cell office:value-type="float" office:value="0.00957626" calcext:value-type="float">
            <text:p>0.00957626</text:p>
          </table:table-cell>
          <table:table-cell/>
          <table:table-cell office:value-type="float" office:value="26.873772168" calcext:value-type="float">
            <text:p>26.873772168</text:p>
          </table:table-cell>
          <table:table-cell office:value-type="float" office:value="26.869916866" calcext:value-type="float">
            <text:p>26.869916866</text:p>
          </table:table-cell>
          <table:table-cell office:value-type="float" office:value="26.892313812" calcext:value-type="float">
            <text:p>26.892313812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1 16:44:33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13647868" calcext:value-type="float">
            <text:p>1.213647868</text:p>
          </table:table-cell>
          <table:table-cell office:value-type="float" office:value="1.164710661" calcext:value-type="float">
            <text:p>1.164710661</text:p>
          </table:table-cell>
          <table:table-cell office:value-type="float" office:value="1.318964519" calcext:value-type="float">
            <text:p>1.318964519</text:p>
          </table:table-cell>
          <table:table-cell/>
          <table:table-cell office:value-type="float" office:value="0.009915424" calcext:value-type="float">
            <text:p>0.009915424</text:p>
          </table:table-cell>
          <table:table-cell office:value-type="float" office:value="0.00951561" calcext:value-type="float">
            <text:p>0.00951561</text:p>
          </table:table-cell>
          <table:table-cell office:value-type="float" office:value="0.010775854" calcext:value-type="float">
            <text:p>0.010775854</text:p>
          </table:table-cell>
          <table:table-cell/>
          <table:table-cell office:value-type="float" office:value="0.008819607" calcext:value-type="float">
            <text:p>0.008819607</text:p>
          </table:table-cell>
          <table:table-cell office:value-type="float" office:value="0.008419793" calcext:value-type="float">
            <text:p>0.008419793</text:p>
          </table:table-cell>
          <table:table-cell office:value-type="float" office:value="0.009680037" calcext:value-type="float">
            <text:p>0.009680037</text:p>
          </table:table-cell>
          <table:table-cell/>
          <table:table-cell office:value-type="float" office:value="26.883776584" calcext:value-type="float">
            <text:p>26.883776584</text:p>
          </table:table-cell>
          <table:table-cell office:value-type="float" office:value="26.873925355" calcext:value-type="float">
            <text:p>26.873925355</text:p>
          </table:table-cell>
          <table:table-cell office:value-type="float" office:value="26.904976904" calcext:value-type="float">
            <text:p>26.904976904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1 16:44:34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72217187" calcext:value-type="float">
            <text:p>1.272217187</text:p>
          </table:table-cell>
          <table:table-cell office:value-type="float" office:value="1.10753609" calcext:value-type="float">
            <text:p>1.10753609</text:p>
          </table:table-cell>
          <table:table-cell office:value-type="float" office:value="1.232892422" calcext:value-type="float">
            <text:p>1.232892422</text:p>
          </table:table-cell>
          <table:table-cell/>
          <table:table-cell office:value-type="float" office:value="0.010393931" calcext:value-type="float">
            <text:p>0.010393931</text:p>
          </table:table-cell>
          <table:table-cell office:value-type="float" office:value="0.009048497" calcext:value-type="float">
            <text:p>0.009048497</text:p>
          </table:table-cell>
          <table:table-cell office:value-type="float" office:value="0.010072651" calcext:value-type="float">
            <text:p>0.010072651</text:p>
          </table:table-cell>
          <table:table-cell/>
          <table:table-cell office:value-type="float" office:value="0.009298115" calcext:value-type="float">
            <text:p>0.009298115</text:p>
          </table:table-cell>
          <table:table-cell office:value-type="float" office:value="0.007952681" calcext:value-type="float">
            <text:p>0.007952681</text:p>
          </table:table-cell>
          <table:table-cell office:value-type="float" office:value="0.008976834" calcext:value-type="float">
            <text:p>0.008976834</text:p>
          </table:table-cell>
          <table:table-cell/>
          <table:table-cell office:value-type="float" office:value="26.89556668" calcext:value-type="float">
            <text:p>26.89556668</text:p>
          </table:table-cell>
          <table:table-cell office:value-type="float" office:value="26.862415808" calcext:value-type="float">
            <text:p>26.862415808</text:p>
          </table:table-cell>
          <table:table-cell office:value-type="float" office:value="26.887650556" calcext:value-type="float">
            <text:p>26.887650556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1 16:44:36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44419365" calcext:value-type="float">
            <text:p>1.244419365</text:p>
          </table:table-cell>
          <table:table-cell office:value-type="float" office:value="1.098386776" calcext:value-type="float">
            <text:p>1.098386776</text:p>
          </table:table-cell>
          <table:table-cell office:value-type="float" office:value="1.138802903" calcext:value-type="float">
            <text:p>1.138802903</text:p>
          </table:table-cell>
          <table:table-cell/>
          <table:table-cell office:value-type="float" office:value="0.010166825" calcext:value-type="float">
            <text:p>0.010166825</text:p>
          </table:table-cell>
          <table:table-cell office:value-type="float" office:value="0.008973748" calcext:value-type="float">
            <text:p>0.008973748</text:p>
          </table:table-cell>
          <table:table-cell office:value-type="float" office:value="0.009303945" calcext:value-type="float">
            <text:p>0.009303945</text:p>
          </table:table-cell>
          <table:table-cell/>
          <table:table-cell office:value-type="float" office:value="0.009071008" calcext:value-type="float">
            <text:p>0.009071008</text:p>
          </table:table-cell>
          <table:table-cell office:value-type="float" office:value="0.007877932" calcext:value-type="float">
            <text:p>0.007877932</text:p>
          </table:table-cell>
          <table:table-cell office:value-type="float" office:value="0.008208129" calcext:value-type="float">
            <text:p>0.008208129</text:p>
          </table:table-cell>
          <table:table-cell/>
          <table:table-cell office:value-type="float" office:value="26.884917834" calcext:value-type="float">
            <text:p>26.884917834</text:p>
          </table:table-cell>
          <table:table-cell office:value-type="float" office:value="26.855520747" calcext:value-type="float">
            <text:p>26.855520747</text:p>
          </table:table-cell>
          <table:table-cell office:value-type="float" office:value="26.86365679" calcext:value-type="float">
            <text:p>26.86365679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1 16:44:37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67271276" calcext:value-type="float">
            <text:p>1.167271276</text:p>
          </table:table-cell>
          <table:table-cell office:value-type="float" office:value="1.220277097" calcext:value-type="float">
            <text:p>1.220277097</text:p>
          </table:table-cell>
          <table:table-cell office:value-type="float" office:value="1.103259457" calcext:value-type="float">
            <text:p>1.103259457</text:p>
          </table:table-cell>
          <table:table-cell/>
          <table:table-cell office:value-type="float" office:value="0.00953653" calcext:value-type="float">
            <text:p>0.00953653</text:p>
          </table:table-cell>
          <table:table-cell office:value-type="float" office:value="0.009969584" calcext:value-type="float">
            <text:p>0.009969584</text:p>
          </table:table-cell>
          <table:table-cell office:value-type="float" office:value="0.009013558" calcext:value-type="float">
            <text:p>0.009013558</text:p>
          </table:table-cell>
          <table:table-cell/>
          <table:table-cell office:value-type="float" office:value="0.008440713" calcext:value-type="float">
            <text:p>0.008440713</text:p>
          </table:table-cell>
          <table:table-cell office:value-type="float" office:value="0.008873768" calcext:value-type="float">
            <text:p>0.008873768</text:p>
          </table:table-cell>
          <table:table-cell office:value-type="float" office:value="0.007917741" calcext:value-type="float">
            <text:p>0.007917741</text:p>
          </table:table-cell>
          <table:table-cell/>
          <table:table-cell office:value-type="float" office:value="26.874440818" calcext:value-type="float">
            <text:p>26.874440818</text:p>
          </table:table-cell>
          <table:table-cell office:value-type="float" office:value="26.885111064" calcext:value-type="float">
            <text:p>26.885111064</text:p>
          </table:table-cell>
          <table:table-cell office:value-type="float" office:value="26.861554894" calcext:value-type="float">
            <text:p>26.861554894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1 16:44:38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53910298" calcext:value-type="float">
            <text:p>1.153910298</text:p>
          </table:table-cell>
          <table:table-cell office:value-type="float" office:value="1.24768272" calcext:value-type="float">
            <text:p>1.24768272</text:p>
          </table:table-cell>
          <table:table-cell office:value-type="float" office:value="1.102451217" calcext:value-type="float">
            <text:p>1.102451217</text:p>
          </table:table-cell>
          <table:table-cell/>
          <table:table-cell office:value-type="float" office:value="0.009427372" calcext:value-type="float">
            <text:p>0.009427372</text:p>
          </table:table-cell>
          <table:table-cell office:value-type="float" office:value="0.010193486" calcext:value-type="float">
            <text:p>0.010193486</text:p>
          </table:table-cell>
          <table:table-cell office:value-type="float" office:value="0.009006954" calcext:value-type="float">
            <text:p>0.009006954</text:p>
          </table:table-cell>
          <table:table-cell/>
          <table:table-cell office:value-type="float" office:value="0.008331555" calcext:value-type="float">
            <text:p>0.008331555</text:p>
          </table:table-cell>
          <table:table-cell office:value-type="float" office:value="0.00909767" calcext:value-type="float">
            <text:p>0.00909767</text:p>
          </table:table-cell>
          <table:table-cell office:value-type="float" office:value="0.007911138" calcext:value-type="float">
            <text:p>0.007911138</text:p>
          </table:table-cell>
          <table:table-cell/>
          <table:table-cell office:value-type="float" office:value="26.856591606" calcext:value-type="float">
            <text:p>26.856591606</text:p>
          </table:table-cell>
          <table:table-cell office:value-type="float" office:value="26.875468531" calcext:value-type="float">
            <text:p>26.875468531</text:p>
          </table:table-cell>
          <table:table-cell office:value-type="float" office:value="26.846232467" calcext:value-type="float">
            <text:p>26.846232467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1 16:44:39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8115618" calcext:value-type="float">
            <text:p>1.18115618</text:p>
          </table:table-cell>
          <table:table-cell office:value-type="float" office:value="1.252722293" calcext:value-type="float">
            <text:p>1.252722293</text:p>
          </table:table-cell>
          <table:table-cell office:value-type="float" office:value="1.084920297" calcext:value-type="float">
            <text:p>1.084920297</text:p>
          </table:table-cell>
          <table:table-cell/>
          <table:table-cell office:value-type="float" office:value="0.009649969" calcext:value-type="float">
            <text:p>0.009649969</text:p>
          </table:table-cell>
          <table:table-cell office:value-type="float" office:value="0.010234659" calcext:value-type="float">
            <text:p>0.010234659</text:p>
          </table:table-cell>
          <table:table-cell office:value-type="float" office:value="0.008863728" calcext:value-type="float">
            <text:p>0.008863728</text:p>
          </table:table-cell>
          <table:table-cell/>
          <table:table-cell office:value-type="float" office:value="0.008554152" calcext:value-type="float">
            <text:p>0.008554152</text:p>
          </table:table-cell>
          <table:table-cell office:value-type="float" office:value="0.009138843" calcext:value-type="float">
            <text:p>0.009138843</text:p>
          </table:table-cell>
          <table:table-cell office:value-type="float" office:value="0.007767911" calcext:value-type="float">
            <text:p>0.007767911</text:p>
          </table:table-cell>
          <table:table-cell/>
          <table:table-cell office:value-type="float" office:value="26.872182732" calcext:value-type="float">
            <text:p>26.872182732</text:p>
          </table:table-cell>
          <table:table-cell office:value-type="float" office:value="26.886589232" calcext:value-type="float">
            <text:p>26.886589232</text:p>
          </table:table-cell>
          <table:table-cell office:value-type="float" office:value="26.852809839" calcext:value-type="float">
            <text:p>26.852809839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1 16:44:41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117106809" calcext:value-type="float">
            <text:p>1.117106809</text:p>
          </table:table-cell>
          <table:table-cell office:value-type="float" office:value="1.30010978" calcext:value-type="float">
            <text:p>1.30010978</text:p>
          </table:table-cell>
          <table:table-cell office:value-type="float" office:value="1.195804619" calcext:value-type="float">
            <text:p>1.195804619</text:p>
          </table:table-cell>
          <table:table-cell/>
          <table:table-cell office:value-type="float" office:value="0.00912669" calcext:value-type="float">
            <text:p>0.00912669</text:p>
          </table:table-cell>
          <table:table-cell office:value-type="float" office:value="0.010621812" calcext:value-type="float">
            <text:p>0.010621812</text:p>
          </table:table-cell>
          <table:table-cell office:value-type="float" office:value="0.009769646" calcext:value-type="float">
            <text:p>0.009769646</text:p>
          </table:table-cell>
          <table:table-cell/>
          <table:table-cell office:value-type="float" office:value="0.008030873" calcext:value-type="float">
            <text:p>0.008030873</text:p>
          </table:table-cell>
          <table:table-cell office:value-type="float" office:value="0.009525995" calcext:value-type="float">
            <text:p>0.009525995</text:p>
          </table:table-cell>
          <table:table-cell office:value-type="float" office:value="0.008673829" calcext:value-type="float">
            <text:p>0.008673829</text:p>
          </table:table-cell>
          <table:table-cell/>
          <table:table-cell office:value-type="float" office:value="26.854235997" calcext:value-type="float">
            <text:p>26.854235997</text:p>
          </table:table-cell>
          <table:table-cell office:value-type="float" office:value="26.891075328" calcext:value-type="float">
            <text:p>26.891075328</text:p>
          </table:table-cell>
          <table:table-cell office:value-type="float" office:value="26.870078369" calcext:value-type="float">
            <text:p>26.870078369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1 16:44:42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150596279" calcext:value-type="float">
            <text:p>1.150596279</text:p>
          </table:table-cell>
          <table:table-cell office:value-type="float" office:value="1.289741551" calcext:value-type="float">
            <text:p>1.289741551</text:p>
          </table:table-cell>
          <table:table-cell office:value-type="float" office:value="1.28450409" calcext:value-type="float">
            <text:p>1.28450409</text:p>
          </table:table-cell>
          <table:table-cell/>
          <table:table-cell office:value-type="float" office:value="0.009400296" calcext:value-type="float">
            <text:p>0.009400296</text:p>
          </table:table-cell>
          <table:table-cell office:value-type="float" office:value="0.010537104" calcext:value-type="float">
            <text:p>0.010537104</text:p>
          </table:table-cell>
          <table:table-cell office:value-type="float" office:value="0.010494314" calcext:value-type="float">
            <text:p>0.010494314</text:p>
          </table:table-cell>
          <table:table-cell/>
          <table:table-cell office:value-type="float" office:value="0.00830448" calcext:value-type="float">
            <text:p>0.00830448</text:p>
          </table:table-cell>
          <table:table-cell office:value-type="float" office:value="0.009441288" calcext:value-type="float">
            <text:p>0.009441288</text:p>
          </table:table-cell>
          <table:table-cell office:value-type="float" office:value="0.009398498" calcext:value-type="float">
            <text:p>0.009398498</text:p>
          </table:table-cell>
          <table:table-cell/>
          <table:table-cell office:value-type="float" office:value="26.860977668" calcext:value-type="float">
            <text:p>26.860977668</text:p>
          </table:table-cell>
          <table:table-cell office:value-type="float" office:value="26.888988188" calcext:value-type="float">
            <text:p>26.888988188</text:p>
          </table:table-cell>
          <table:table-cell office:value-type="float" office:value="26.887933878" calcext:value-type="float">
            <text:p>26.887933878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1 16:44:43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21471574" calcext:value-type="float">
            <text:p>1.221471574</text:p>
          </table:table-cell>
          <table:table-cell office:value-type="float" office:value="1.191314005" calcext:value-type="float">
            <text:p>1.191314005</text:p>
          </table:table-cell>
          <table:table-cell office:value-type="float" office:value="1.309362806" calcext:value-type="float">
            <text:p>1.309362806</text:p>
          </table:table-cell>
          <table:table-cell/>
          <table:table-cell office:value-type="float" office:value="0.009979343" calcext:value-type="float">
            <text:p>0.009979343</text:p>
          </table:table-cell>
          <table:table-cell office:value-type="float" office:value="0.009732958" calcext:value-type="float">
            <text:p>0.009732958</text:p>
          </table:table-cell>
          <table:table-cell office:value-type="float" office:value="0.010697409" calcext:value-type="float">
            <text:p>0.010697409</text:p>
          </table:table-cell>
          <table:table-cell/>
          <table:table-cell office:value-type="float" office:value="0.008883526" calcext:value-type="float">
            <text:p>0.008883526</text:p>
          </table:table-cell>
          <table:table-cell office:value-type="float" office:value="0.008637141" calcext:value-type="float">
            <text:p>0.008637141</text:p>
          </table:table-cell>
          <table:table-cell office:value-type="float" office:value="0.009601592" calcext:value-type="float">
            <text:p>0.009601592</text:p>
          </table:table-cell>
          <table:table-cell/>
          <table:table-cell office:value-type="float" office:value="26.88029838" calcext:value-type="float">
            <text:p>26.88029838</text:p>
          </table:table-cell>
          <table:table-cell office:value-type="float" office:value="26.874227548" calcext:value-type="float">
            <text:p>26.874227548</text:p>
          </table:table-cell>
          <table:table-cell office:value-type="float" office:value="26.89799103" calcext:value-type="float">
            <text:p>26.89799103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1 16:44:44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50109822" calcext:value-type="float">
            <text:p>1.250109822</text:p>
          </table:table-cell>
          <table:table-cell office:value-type="float" office:value="1.155732412" calcext:value-type="float">
            <text:p>1.155732412</text:p>
          </table:table-cell>
          <table:table-cell office:value-type="float" office:value="1.312887229" calcext:value-type="float">
            <text:p>1.312887229</text:p>
          </table:table-cell>
          <table:table-cell/>
          <table:table-cell office:value-type="float" office:value="0.010213316" calcext:value-type="float">
            <text:p>0.010213316</text:p>
          </table:table-cell>
          <table:table-cell office:value-type="float" office:value="0.009442258" calcext:value-type="float">
            <text:p>0.009442258</text:p>
          </table:table-cell>
          <table:table-cell office:value-type="float" office:value="0.010726203" calcext:value-type="float">
            <text:p>0.010726203</text:p>
          </table:table-cell>
          <table:table-cell/>
          <table:table-cell office:value-type="float" office:value="0.009117499" calcext:value-type="float">
            <text:p>0.009117499</text:p>
          </table:table-cell>
          <table:table-cell office:value-type="float" office:value="0.008346442" calcext:value-type="float">
            <text:p>0.008346442</text:p>
          </table:table-cell>
          <table:table-cell office:value-type="float" office:value="0.009630386" calcext:value-type="float">
            <text:p>0.009630386</text:p>
          </table:table-cell>
          <table:table-cell/>
          <table:table-cell office:value-type="float" office:value="26.881010226" calcext:value-type="float">
            <text:p>26.881010226</text:p>
          </table:table-cell>
          <table:table-cell office:value-type="float" office:value="26.862011605" calcext:value-type="float">
            <text:p>26.862011605</text:p>
          </table:table-cell>
          <table:table-cell office:value-type="float" office:value="26.893647442" calcext:value-type="float">
            <text:p>26.893647442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1 16:44:45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24277761" calcext:value-type="float">
            <text:p>1.224277761</text:p>
          </table:table-cell>
          <table:table-cell office:value-type="float" office:value="1.173902294" calcext:value-type="float">
            <text:p>1.173902294</text:p>
          </table:table-cell>
          <table:table-cell office:value-type="float" office:value="1.307022727" calcext:value-type="float">
            <text:p>1.307022727</text:p>
          </table:table-cell>
          <table:table-cell/>
          <table:table-cell office:value-type="float" office:value="0.010002269" calcext:value-type="float">
            <text:p>0.010002269</text:p>
          </table:table-cell>
          <table:table-cell office:value-type="float" office:value="0.009590705" calcext:value-type="float">
            <text:p>0.009590705</text:p>
          </table:table-cell>
          <table:table-cell office:value-type="float" office:value="0.01067829" calcext:value-type="float">
            <text:p>0.01067829</text:p>
          </table:table-cell>
          <table:table-cell/>
          <table:table-cell office:value-type="float" office:value="0.008906453" calcext:value-type="float">
            <text:p>0.008906453</text:p>
          </table:table-cell>
          <table:table-cell office:value-type="float" office:value="0.008494888" calcext:value-type="float">
            <text:p>0.008494888</text:p>
          </table:table-cell>
          <table:table-cell office:value-type="float" office:value="0.009582474" calcext:value-type="float">
            <text:p>0.009582474</text:p>
          </table:table-cell>
          <table:table-cell/>
          <table:table-cell office:value-type="float" office:value="26.880863274" calcext:value-type="float">
            <text:p>26.880863274</text:p>
          </table:table-cell>
          <table:table-cell office:value-type="float" office:value="26.870722491" calcext:value-type="float">
            <text:p>26.870722491</text:p>
          </table:table-cell>
          <table:table-cell office:value-type="float" office:value="26.897519972" calcext:value-type="float">
            <text:p>26.897519972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1 16:44:47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55671532" calcext:value-type="float">
            <text:p>1.255671532</text:p>
          </table:table-cell>
          <table:table-cell office:value-type="float" office:value="1.142330306" calcext:value-type="float">
            <text:p>1.142330306</text:p>
          </table:table-cell>
          <table:table-cell office:value-type="float" office:value="1.300476348" calcext:value-type="float">
            <text:p>1.300476348</text:p>
          </table:table-cell>
          <table:table-cell/>
          <table:table-cell office:value-type="float" office:value="0.010258754" calcext:value-type="float">
            <text:p>0.010258754</text:p>
          </table:table-cell>
          <table:table-cell office:value-type="float" office:value="0.009332764" calcext:value-type="float">
            <text:p>0.009332764</text:p>
          </table:table-cell>
          <table:table-cell office:value-type="float" office:value="0.010624807" calcext:value-type="float">
            <text:p>0.010624807</text:p>
          </table:table-cell>
          <table:table-cell/>
          <table:table-cell office:value-type="float" office:value="0.009162938" calcext:value-type="float">
            <text:p>0.009162938</text:p>
          </table:table-cell>
          <table:table-cell office:value-type="float" office:value="0.008236947" calcext:value-type="float">
            <text:p>0.008236947</text:p>
          </table:table-cell>
          <table:table-cell office:value-type="float" office:value="0.00952899" calcext:value-type="float">
            <text:p>0.00952899</text:p>
          </table:table-cell>
          <table:table-cell/>
          <table:table-cell office:value-type="float" office:value="26.88718292" calcext:value-type="float">
            <text:p>26.88718292</text:p>
          </table:table-cell>
          <table:table-cell office:value-type="float" office:value="26.864366877" calcext:value-type="float">
            <text:p>26.864366877</text:p>
          </table:table-cell>
          <table:table-cell office:value-type="float" office:value="26.896202184" calcext:value-type="float">
            <text:p>26.896202184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1 16:44:48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61565836" calcext:value-type="float">
            <text:p>1.261565836</text:p>
          </table:table-cell>
          <table:table-cell office:value-type="float" office:value="1.107681526" calcext:value-type="float">
            <text:p>1.107681526</text:p>
          </table:table-cell>
          <table:table-cell office:value-type="float" office:value="1.268896612" calcext:value-type="float">
            <text:p>1.268896612</text:p>
          </table:table-cell>
          <table:table-cell/>
          <table:table-cell office:value-type="float" office:value="0.01030691" calcext:value-type="float">
            <text:p>0.01030691</text:p>
          </table:table-cell>
          <table:table-cell office:value-type="float" office:value="0.009049686" calcext:value-type="float">
            <text:p>0.009049686</text:p>
          </table:table-cell>
          <table:table-cell office:value-type="float" office:value="0.010366802" calcext:value-type="float">
            <text:p>0.010366802</text:p>
          </table:table-cell>
          <table:table-cell/>
          <table:table-cell office:value-type="float" office:value="0.009211094" calcext:value-type="float">
            <text:p>0.009211094</text:p>
          </table:table-cell>
          <table:table-cell office:value-type="float" office:value="0.007953869" calcext:value-type="float">
            <text:p>0.007953869</text:p>
          </table:table-cell>
          <table:table-cell office:value-type="float" office:value="0.009270986" calcext:value-type="float">
            <text:p>0.009270986</text:p>
          </table:table-cell>
          <table:table-cell/>
          <table:table-cell office:value-type="float" office:value="26.883316355" calcext:value-type="float">
            <text:p>26.883316355</text:p>
          </table:table-cell>
          <table:table-cell office:value-type="float" office:value="26.852338612" calcext:value-type="float">
            <text:p>26.852338612</text:p>
          </table:table-cell>
          <table:table-cell office:value-type="float" office:value="26.884792059" calcext:value-type="float">
            <text:p>26.884792059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1 16:44:49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89369701" calcext:value-type="float">
            <text:p>1.189369701</text:p>
          </table:table-cell>
          <table:table-cell office:value-type="float" office:value="1.139953868" calcext:value-type="float">
            <text:p>1.139953868</text:p>
          </table:table-cell>
          <table:table-cell office:value-type="float" office:value="1.294510519" calcext:value-type="float">
            <text:p>1.294510519</text:p>
          </table:table-cell>
          <table:table-cell/>
          <table:table-cell office:value-type="float" office:value="0.009717073" calcext:value-type="float">
            <text:p>0.009717073</text:p>
          </table:table-cell>
          <table:table-cell office:value-type="float" office:value="0.009313349" calcext:value-type="float">
            <text:p>0.009313349</text:p>
          </table:table-cell>
          <table:table-cell office:value-type="float" office:value="0.010576066" calcext:value-type="float">
            <text:p>0.010576066</text:p>
          </table:table-cell>
          <table:table-cell/>
          <table:table-cell office:value-type="float" office:value="0.008621256" calcext:value-type="float">
            <text:p>0.008621256</text:p>
          </table:table-cell>
          <table:table-cell office:value-type="float" office:value="0.008217532" calcext:value-type="float">
            <text:p>0.008217532</text:p>
          </table:table-cell>
          <table:table-cell office:value-type="float" office:value="0.00948025" calcext:value-type="float">
            <text:p>0.00948025</text:p>
          </table:table-cell>
          <table:table-cell/>
          <table:table-cell office:value-type="float" office:value="26.873836151" calcext:value-type="float">
            <text:p>26.873836151</text:p>
          </table:table-cell>
          <table:table-cell office:value-type="float" office:value="26.863888486" calcext:value-type="float">
            <text:p>26.863888486</text:p>
          </table:table-cell>
          <table:table-cell office:value-type="float" office:value="26.895001259" calcext:value-type="float">
            <text:p>26.895001259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1 16:44:50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69623193" calcext:value-type="float">
            <text:p>1.269623193</text:p>
          </table:table-cell>
          <table:table-cell office:value-type="float" office:value="1.102783811" calcext:value-type="float">
            <text:p>1.102783811</text:p>
          </table:table-cell>
          <table:table-cell office:value-type="float" office:value="1.289667641" calcext:value-type="float">
            <text:p>1.289667641</text:p>
          </table:table-cell>
          <table:table-cell/>
          <table:table-cell office:value-type="float" office:value="0.010372739" calcext:value-type="float">
            <text:p>0.010372739</text:p>
          </table:table-cell>
          <table:table-cell office:value-type="float" office:value="0.009009672" calcext:value-type="float">
            <text:p>0.009009672</text:p>
          </table:table-cell>
          <table:table-cell office:value-type="float" office:value="0.0105365" calcext:value-type="float">
            <text:p>0.0105365</text:p>
          </table:table-cell>
          <table:table-cell/>
          <table:table-cell office:value-type="float" office:value="0.009276922" calcext:value-type="float">
            <text:p>0.009276922</text:p>
          </table:table-cell>
          <table:table-cell office:value-type="float" office:value="0.007913855" calcext:value-type="float">
            <text:p>0.007913855</text:p>
          </table:table-cell>
          <table:table-cell office:value-type="float" office:value="0.009440684" calcext:value-type="float">
            <text:p>0.009440684</text:p>
          </table:table-cell>
          <table:table-cell/>
          <table:table-cell office:value-type="float" office:value="26.879885229" calcext:value-type="float">
            <text:p>26.879885229</text:p>
          </table:table-cell>
          <table:table-cell office:value-type="float" office:value="26.846299422" calcext:value-type="float">
            <text:p>26.846299422</text:p>
          </table:table-cell>
          <table:table-cell office:value-type="float" office:value="26.883920235" calcext:value-type="float">
            <text:p>26.883920235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1 16:44:51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10728432" calcext:value-type="float">
            <text:p>1.210728432</text:p>
          </table:table-cell>
          <table:table-cell office:value-type="float" office:value="1.162085076" calcext:value-type="float">
            <text:p>1.162085076</text:p>
          </table:table-cell>
          <table:table-cell office:value-type="float" office:value="1.302546418" calcext:value-type="float">
            <text:p>1.302546418</text:p>
          </table:table-cell>
          <table:table-cell/>
          <table:table-cell office:value-type="float" office:value="0.009891572" calcext:value-type="float">
            <text:p>0.009891572</text:p>
          </table:table-cell>
          <table:table-cell office:value-type="float" office:value="0.009494159" calcext:value-type="float">
            <text:p>0.009494159</text:p>
          </table:table-cell>
          <table:table-cell office:value-type="float" office:value="0.010641719" calcext:value-type="float">
            <text:p>0.010641719</text:p>
          </table:table-cell>
          <table:table-cell/>
          <table:table-cell office:value-type="float" office:value="0.008795756" calcext:value-type="float">
            <text:p>0.008795756</text:p>
          </table:table-cell>
          <table:table-cell office:value-type="float" office:value="0.008398343" calcext:value-type="float">
            <text:p>0.008398343</text:p>
          </table:table-cell>
          <table:table-cell office:value-type="float" office:value="0.009545903" calcext:value-type="float">
            <text:p>0.009545903</text:p>
          </table:table-cell>
          <table:table-cell/>
          <table:table-cell office:value-type="float" office:value="26.873082603" calcext:value-type="float">
            <text:p>26.873082603</text:p>
          </table:table-cell>
          <table:table-cell office:value-type="float" office:value="26.863290436" calcext:value-type="float">
            <text:p>26.863290436</text:p>
          </table:table-cell>
          <table:table-cell office:value-type="float" office:value="26.891565826" calcext:value-type="float">
            <text:p>26.891565826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1 16:44:53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62560125" calcext:value-type="float">
            <text:p>1.162560125</text:p>
          </table:table-cell>
          <table:table-cell office:value-type="float" office:value="1.200758362" calcext:value-type="float">
            <text:p>1.200758362</text:p>
          </table:table-cell>
          <table:table-cell office:value-type="float" office:value="1.31423191" calcext:value-type="float">
            <text:p>1.31423191</text:p>
          </table:table-cell>
          <table:table-cell/>
          <table:table-cell office:value-type="float" office:value="0.00949804" calcext:value-type="float">
            <text:p>0.00949804</text:p>
          </table:table-cell>
          <table:table-cell office:value-type="float" office:value="0.009810117" calcext:value-type="float">
            <text:p>0.009810117</text:p>
          </table:table-cell>
          <table:table-cell office:value-type="float" office:value="0.010737189" calcext:value-type="float">
            <text:p>0.010737189</text:p>
          </table:table-cell>
          <table:table-cell/>
          <table:table-cell office:value-type="float" office:value="0.008402224" calcext:value-type="float">
            <text:p>0.008402224</text:p>
          </table:table-cell>
          <table:table-cell office:value-type="float" office:value="0.008714301" calcext:value-type="float">
            <text:p>0.008714301</text:p>
          </table:table-cell>
          <table:table-cell office:value-type="float" office:value="0.009641372" calcext:value-type="float">
            <text:p>0.009641372</text:p>
          </table:table-cell>
          <table:table-cell/>
          <table:table-cell office:value-type="float" office:value="26.873492442" calcext:value-type="float">
            <text:p>26.873492442</text:p>
          </table:table-cell>
          <table:table-cell office:value-type="float" office:value="26.88118189" calcext:value-type="float">
            <text:p>26.88118189</text:p>
          </table:table-cell>
          <table:table-cell office:value-type="float" office:value="26.904024235" calcext:value-type="float">
            <text:p>26.904024235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1 16:44:54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7041653" calcext:value-type="float">
            <text:p>1.27041653</text:p>
          </table:table-cell>
          <table:table-cell office:value-type="float" office:value="1.128226653" calcext:value-type="float">
            <text:p>1.128226653</text:p>
          </table:table-cell>
          <table:table-cell office:value-type="float" office:value="1.289183651" calcext:value-type="float">
            <text:p>1.289183651</text:p>
          </table:table-cell>
          <table:table-cell/>
          <table:table-cell office:value-type="float" office:value="0.01037922" calcext:value-type="float">
            <text:p>0.01037922</text:p>
          </table:table-cell>
          <table:table-cell office:value-type="float" office:value="0.009217538" calcext:value-type="float">
            <text:p>0.009217538</text:p>
          </table:table-cell>
          <table:table-cell office:value-type="float" office:value="0.010532546" calcext:value-type="float">
            <text:p>0.010532546</text:p>
          </table:table-cell>
          <table:table-cell/>
          <table:table-cell office:value-type="float" office:value="0.009283403" calcext:value-type="float">
            <text:p>0.009283403</text:p>
          </table:table-cell>
          <table:table-cell office:value-type="float" office:value="0.008121721" calcext:value-type="float">
            <text:p>0.008121721</text:p>
          </table:table-cell>
          <table:table-cell office:value-type="float" office:value="0.00943673" calcext:value-type="float">
            <text:p>0.00943673</text:p>
          </table:table-cell>
          <table:table-cell/>
          <table:table-cell office:value-type="float" office:value="26.885098022" calcext:value-type="float">
            <text:p>26.885098022</text:p>
          </table:table-cell>
          <table:table-cell office:value-type="float" office:value="26.856474506" calcext:value-type="float">
            <text:p>26.856474506</text:p>
          </table:table-cell>
          <table:table-cell office:value-type="float" office:value="26.888875882" calcext:value-type="float">
            <text:p>26.888875882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1 16:44:55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59957702" calcext:value-type="float">
            <text:p>1.259957702</text:p>
          </table:table-cell>
          <table:table-cell office:value-type="float" office:value="1.093306672" calcext:value-type="float">
            <text:p>1.093306672</text:p>
          </table:table-cell>
          <table:table-cell office:value-type="float" office:value="1.232117561" calcext:value-type="float">
            <text:p>1.232117561</text:p>
          </table:table-cell>
          <table:table-cell/>
          <table:table-cell office:value-type="float" office:value="0.010293772" calcext:value-type="float">
            <text:p>0.010293772</text:p>
          </table:table-cell>
          <table:table-cell office:value-type="float" office:value="0.008932244" calcext:value-type="float">
            <text:p>0.008932244</text:p>
          </table:table-cell>
          <table:table-cell office:value-type="float" office:value="0.01006632" calcext:value-type="float">
            <text:p>0.01006632</text:p>
          </table:table-cell>
          <table:table-cell/>
          <table:table-cell office:value-type="float" office:value="0.009197955" calcext:value-type="float">
            <text:p>0.009197955</text:p>
          </table:table-cell>
          <table:table-cell office:value-type="float" office:value="0.007836427" calcext:value-type="float">
            <text:p>0.007836427</text:p>
          </table:table-cell>
          <table:table-cell office:value-type="float" office:value="0.008970503" calcext:value-type="float">
            <text:p>0.008970503</text:p>
          </table:table-cell>
          <table:table-cell/>
          <table:table-cell office:value-type="float" office:value="26.888045734" calcext:value-type="float">
            <text:p>26.888045734</text:p>
          </table:table-cell>
          <table:table-cell office:value-type="float" office:value="26.854498083" calcext:value-type="float">
            <text:p>26.854498083</text:p>
          </table:table-cell>
          <table:table-cell office:value-type="float" office:value="26.882441449" calcext:value-type="float">
            <text:p>26.88244144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1 16:44:56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36935405" calcext:value-type="float">
            <text:p>1.236935405</text:p>
          </table:table-cell>
          <table:table-cell office:value-type="float" office:value="1.10463394" calcext:value-type="float">
            <text:p>1.10463394</text:p>
          </table:table-cell>
          <table:table-cell office:value-type="float" office:value="1.174858949" calcext:value-type="float">
            <text:p>1.174858949</text:p>
          </table:table-cell>
          <table:table-cell/>
          <table:table-cell office:value-type="float" office:value="0.010105681" calcext:value-type="float">
            <text:p>0.010105681</text:p>
          </table:table-cell>
          <table:table-cell office:value-type="float" office:value="0.009024787" calcext:value-type="float">
            <text:p>0.009024787</text:p>
          </table:table-cell>
          <table:table-cell office:value-type="float" office:value="0.009598521" calcext:value-type="float">
            <text:p>0.009598521</text:p>
          </table:table-cell>
          <table:table-cell/>
          <table:table-cell office:value-type="float" office:value="0.009009865" calcext:value-type="float">
            <text:p>0.009009865</text:p>
          </table:table-cell>
          <table:table-cell office:value-type="float" office:value="0.007928971" calcext:value-type="float">
            <text:p>0.007928971</text:p>
          </table:table-cell>
          <table:table-cell office:value-type="float" office:value="0.008502704" calcext:value-type="float">
            <text:p>0.008502704</text:p>
          </table:table-cell>
          <table:table-cell/>
          <table:table-cell office:value-type="float" office:value="26.883411294" calcext:value-type="float">
            <text:p>26.883411294</text:p>
          </table:table-cell>
          <table:table-cell office:value-type="float" office:value="26.856778347" calcext:value-type="float">
            <text:p>26.856778347</text:p>
          </table:table-cell>
          <table:table-cell office:value-type="float" office:value="26.87091507" calcext:value-type="float">
            <text:p>26.87091507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1 16:44:58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33837156" calcext:value-type="float">
            <text:p>1.233837156</text:p>
          </table:table-cell>
          <table:table-cell office:value-type="float" office:value="1.077716479" calcext:value-type="float">
            <text:p>1.077716479</text:p>
          </table:table-cell>
          <table:table-cell office:value-type="float" office:value="1.260561497" calcext:value-type="float">
            <text:p>1.260561497</text:p>
          </table:table-cell>
          <table:table-cell/>
          <table:table-cell office:value-type="float" office:value="0.010080369" calcext:value-type="float">
            <text:p>0.010080369</text:p>
          </table:table-cell>
          <table:table-cell office:value-type="float" office:value="0.008804873" calcext:value-type="float">
            <text:p>0.008804873</text:p>
          </table:table-cell>
          <table:table-cell office:value-type="float" office:value="0.010298705" calcext:value-type="float">
            <text:p>0.010298705</text:p>
          </table:table-cell>
          <table:table-cell/>
          <table:table-cell office:value-type="float" office:value="0.008984552" calcext:value-type="float">
            <text:p>0.008984552</text:p>
          </table:table-cell>
          <table:table-cell office:value-type="float" office:value="0.007709057" calcext:value-type="float">
            <text:p>0.007709057</text:p>
          </table:table-cell>
          <table:table-cell office:value-type="float" office:value="0.009202888" calcext:value-type="float">
            <text:p>0.009202888</text:p>
          </table:table-cell>
          <table:table-cell/>
          <table:table-cell office:value-type="float" office:value="26.877734484" calcext:value-type="float">
            <text:p>26.877734484</text:p>
          </table:table-cell>
          <table:table-cell office:value-type="float" office:value="26.846306389" calcext:value-type="float">
            <text:p>26.846306389</text:p>
          </table:table-cell>
          <table:table-cell office:value-type="float" office:value="26.883114179" calcext:value-type="float">
            <text:p>26.883114179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1 16:44:59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87161349" calcext:value-type="float">
            <text:p>1.187161349</text:p>
          </table:table-cell>
          <table:table-cell office:value-type="float" office:value="1.11349894" calcext:value-type="float">
            <text:p>1.11349894</text:p>
          </table:table-cell>
          <table:table-cell office:value-type="float" office:value="1.286068116" calcext:value-type="float">
            <text:p>1.286068116</text:p>
          </table:table-cell>
          <table:table-cell/>
          <table:table-cell office:value-type="float" office:value="0.009699031" calcext:value-type="float">
            <text:p>0.009699031</text:p>
          </table:table-cell>
          <table:table-cell office:value-type="float" office:value="0.009097214" calcext:value-type="float">
            <text:p>0.009097214</text:p>
          </table:table-cell>
          <table:table-cell office:value-type="float" office:value="0.010507092" calcext:value-type="float">
            <text:p>0.010507092</text:p>
          </table:table-cell>
          <table:table-cell/>
          <table:table-cell office:value-type="float" office:value="0.008603214" calcext:value-type="float">
            <text:p>0.008603214</text:p>
          </table:table-cell>
          <table:table-cell office:value-type="float" office:value="0.008001397" calcext:value-type="float">
            <text:p>0.008001397</text:p>
          </table:table-cell>
          <table:table-cell office:value-type="float" office:value="0.009411276" calcext:value-type="float">
            <text:p>0.009411276</text:p>
          </table:table-cell>
          <table:table-cell/>
          <table:table-cell office:value-type="float" office:value="26.8733916" calcext:value-type="float">
            <text:p>26.8733916</text:p>
          </table:table-cell>
          <table:table-cell office:value-type="float" office:value="26.858562935" calcext:value-type="float">
            <text:p>26.858562935</text:p>
          </table:table-cell>
          <table:table-cell office:value-type="float" office:value="26.893301797" calcext:value-type="float">
            <text:p>26.893301797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1 16:45:00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56886274" calcext:value-type="float">
            <text:p>1.256886274</text:p>
          </table:table-cell>
          <table:table-cell office:value-type="float" office:value="1.0971017" calcext:value-type="float">
            <text:p>1.0971017</text:p>
          </table:table-cell>
          <table:table-cell office:value-type="float" office:value="1.175381085" calcext:value-type="float">
            <text:p>1.175381085</text:p>
          </table:table-cell>
          <table:table-cell/>
          <table:table-cell office:value-type="float" office:value="0.010268679" calcext:value-type="float">
            <text:p>0.010268679</text:p>
          </table:table-cell>
          <table:table-cell office:value-type="float" office:value="0.008963249" calcext:value-type="float">
            <text:p>0.008963249</text:p>
          </table:table-cell>
          <table:table-cell office:value-type="float" office:value="0.009602787" calcext:value-type="float">
            <text:p>0.009602787</text:p>
          </table:table-cell>
          <table:table-cell/>
          <table:table-cell office:value-type="float" office:value="0.009172862" calcext:value-type="float">
            <text:p>0.009172862</text:p>
          </table:table-cell>
          <table:table-cell office:value-type="float" office:value="0.007867433" calcext:value-type="float">
            <text:p>0.007867433</text:p>
          </table:table-cell>
          <table:table-cell office:value-type="float" office:value="0.00850697" calcext:value-type="float">
            <text:p>0.00850697</text:p>
          </table:table-cell>
          <table:table-cell/>
          <table:table-cell office:value-type="float" office:value="26.882374346" calcext:value-type="float">
            <text:p>26.882374346</text:p>
          </table:table-cell>
          <table:table-cell office:value-type="float" office:value="26.850208805" calcext:value-type="float">
            <text:p>26.850208805</text:p>
          </table:table-cell>
          <table:table-cell office:value-type="float" office:value="26.865967002" calcext:value-type="float">
            <text:p>26.865967002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1 16:45:01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39132433" calcext:value-type="float">
            <text:p>1.239132433</text:p>
          </table:table-cell>
          <table:table-cell office:value-type="float" office:value="1.078966389" calcext:value-type="float">
            <text:p>1.078966389</text:p>
          </table:table-cell>
          <table:table-cell office:value-type="float" office:value="1.203143144" calcext:value-type="float">
            <text:p>1.203143144</text:p>
          </table:table-cell>
          <table:table-cell/>
          <table:table-cell office:value-type="float" office:value="0.010123631" calcext:value-type="float">
            <text:p>0.010123631</text:p>
          </table:table-cell>
          <table:table-cell office:value-type="float" office:value="0.008815085" calcext:value-type="float">
            <text:p>0.008815085</text:p>
          </table:table-cell>
          <table:table-cell office:value-type="float" office:value="0.009829601" calcext:value-type="float">
            <text:p>0.009829601</text:p>
          </table:table-cell>
          <table:table-cell/>
          <table:table-cell office:value-type="float" office:value="0.009027814" calcext:value-type="float">
            <text:p>0.009027814</text:p>
          </table:table-cell>
          <table:table-cell office:value-type="float" office:value="0.007719268" calcext:value-type="float">
            <text:p>0.007719268</text:p>
          </table:table-cell>
          <table:table-cell office:value-type="float" office:value="0.008733784" calcext:value-type="float">
            <text:p>0.008733784</text:p>
          </table:table-cell>
          <table:table-cell/>
          <table:table-cell office:value-type="float" office:value="26.883853562" calcext:value-type="float">
            <text:p>26.883853562</text:p>
          </table:table-cell>
          <table:table-cell office:value-type="float" office:value="26.851611269" calcext:value-type="float">
            <text:p>26.851611269</text:p>
          </table:table-cell>
          <table:table-cell office:value-type="float" office:value="26.876608802" calcext:value-type="float">
            <text:p>26.876608802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1 16:45:02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29890732" calcext:value-type="float">
            <text:p>1.229890732</text:p>
          </table:table-cell>
          <table:table-cell office:value-type="float" office:value="1.101207864" calcext:value-type="float">
            <text:p>1.101207864</text:p>
          </table:table-cell>
          <table:table-cell office:value-type="float" office:value="1.171682617" calcext:value-type="float">
            <text:p>1.171682617</text:p>
          </table:table-cell>
          <table:table-cell/>
          <table:table-cell office:value-type="float" office:value="0.010048127" calcext:value-type="float">
            <text:p>0.010048127</text:p>
          </table:table-cell>
          <table:table-cell office:value-type="float" office:value="0.008996796" calcext:value-type="float">
            <text:p>0.008996796</text:p>
          </table:table-cell>
          <table:table-cell office:value-type="float" office:value="0.00957257" calcext:value-type="float">
            <text:p>0.00957257</text:p>
          </table:table-cell>
          <table:table-cell/>
          <table:table-cell office:value-type="float" office:value="0.00895231" calcext:value-type="float">
            <text:p>0.00895231</text:p>
          </table:table-cell>
          <table:table-cell office:value-type="float" office:value="0.00790098" calcext:value-type="float">
            <text:p>0.00790098</text:p>
          </table:table-cell>
          <table:table-cell office:value-type="float" office:value="0.008476754" calcext:value-type="float">
            <text:p>0.008476754</text:p>
          </table:table-cell>
          <table:table-cell/>
          <table:table-cell office:value-type="float" office:value="26.892099439" calcext:value-type="float">
            <text:p>26.892099439</text:p>
          </table:table-cell>
          <table:table-cell office:value-type="float" office:value="26.866195138" calcext:value-type="float">
            <text:p>26.866195138</text:p>
          </table:table-cell>
          <table:table-cell office:value-type="float" office:value="26.880382019" calcext:value-type="float">
            <text:p>26.88038201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1 16:45:04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266691" calcext:value-type="float">
            <text:p>1.2266691</text:p>
          </table:table-cell>
          <table:table-cell office:value-type="float" office:value="1.110544933" calcext:value-type="float">
            <text:p>1.110544933</text:p>
          </table:table-cell>
          <table:table-cell office:value-type="float" office:value="1.160037656" calcext:value-type="float">
            <text:p>1.160037656</text:p>
          </table:table-cell>
          <table:table-cell/>
          <table:table-cell office:value-type="float" office:value="0.010021806" calcext:value-type="float">
            <text:p>0.010021806</text:p>
          </table:table-cell>
          <table:table-cell office:value-type="float" office:value="0.00907308" calcext:value-type="float">
            <text:p>0.00907308</text:p>
          </table:table-cell>
          <table:table-cell office:value-type="float" office:value="0.009477432" calcext:value-type="float">
            <text:p>0.009477432</text:p>
          </table:table-cell>
          <table:table-cell/>
          <table:table-cell office:value-type="float" office:value="0.00892599" calcext:value-type="float">
            <text:p>0.00892599</text:p>
          </table:table-cell>
          <table:table-cell office:value-type="float" office:value="0.007977263" calcext:value-type="float">
            <text:p>0.007977263</text:p>
          </table:table-cell>
          <table:table-cell office:value-type="float" office:value="0.008381615" calcext:value-type="float">
            <text:p>0.008381615</text:p>
          </table:table-cell>
          <table:table-cell/>
          <table:table-cell office:value-type="float" office:value="26.881344658" calcext:value-type="float">
            <text:p>26.881344658</text:p>
          </table:table-cell>
          <table:table-cell office:value-type="float" office:value="26.857968273" calcext:value-type="float">
            <text:p>26.857968273</text:p>
          </table:table-cell>
          <table:table-cell office:value-type="float" office:value="26.867931468" calcext:value-type="float">
            <text:p>26.867931468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1 16:45:05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39051371" calcext:value-type="float">
            <text:p>1.239051371</text:p>
          </table:table-cell>
          <table:table-cell office:value-type="float" office:value="1.081968079" calcext:value-type="float">
            <text:p>1.081968079</text:p>
          </table:table-cell>
          <table:table-cell office:value-type="float" office:value="1.218332197" calcext:value-type="float">
            <text:p>1.218332197</text:p>
          </table:table-cell>
          <table:table-cell/>
          <table:table-cell office:value-type="float" office:value="0.010122969" calcext:value-type="float">
            <text:p>0.010122969</text:p>
          </table:table-cell>
          <table:table-cell office:value-type="float" office:value="0.008839608" calcext:value-type="float">
            <text:p>0.008839608</text:p>
          </table:table-cell>
          <table:table-cell office:value-type="float" office:value="0.009953694" calcext:value-type="float">
            <text:p>0.009953694</text:p>
          </table:table-cell>
          <table:table-cell/>
          <table:table-cell office:value-type="float" office:value="0.009027152" calcext:value-type="float">
            <text:p>0.009027152</text:p>
          </table:table-cell>
          <table:table-cell office:value-type="float" office:value="0.007743792" calcext:value-type="float">
            <text:p>0.007743792</text:p>
          </table:table-cell>
          <table:table-cell office:value-type="float" office:value="0.008857878" calcext:value-type="float">
            <text:p>0.008857878</text:p>
          </table:table-cell>
          <table:table-cell/>
          <table:table-cell office:value-type="float" office:value="26.878784124" calcext:value-type="float">
            <text:p>26.878784124</text:p>
          </table:table-cell>
          <table:table-cell office:value-type="float" office:value="26.847162275" calcext:value-type="float">
            <text:p>26.847162275</text:p>
          </table:table-cell>
          <table:table-cell office:value-type="float" office:value="26.874613274" calcext:value-type="float">
            <text:p>26.874613274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1 16:45:06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45264559" calcext:value-type="float">
            <text:p>1.245264559</text:p>
          </table:table-cell>
          <table:table-cell office:value-type="float" office:value="1.089292298" calcext:value-type="float">
            <text:p>1.089292298</text:p>
          </table:table-cell>
          <table:table-cell office:value-type="float" office:value="1.213353421" calcext:value-type="float">
            <text:p>1.213353421</text:p>
          </table:table-cell>
          <table:table-cell/>
          <table:table-cell office:value-type="float" office:value="0.01017373" calcext:value-type="float">
            <text:p>0.01017373</text:p>
          </table:table-cell>
          <table:table-cell office:value-type="float" office:value="0.008899447" calcext:value-type="float">
            <text:p>0.008899447</text:p>
          </table:table-cell>
          <table:table-cell office:value-type="float" office:value="0.009913018" calcext:value-type="float">
            <text:p>0.009913018</text:p>
          </table:table-cell>
          <table:table-cell/>
          <table:table-cell office:value-type="float" office:value="0.009077913" calcext:value-type="float">
            <text:p>0.009077913</text:p>
          </table:table-cell>
          <table:table-cell office:value-type="float" office:value="0.00780363" calcext:value-type="float">
            <text:p>0.00780363</text:p>
          </table:table-cell>
          <table:table-cell office:value-type="float" office:value="0.008817202" calcext:value-type="float">
            <text:p>0.008817202</text:p>
          </table:table-cell>
          <table:table-cell/>
          <table:table-cell office:value-type="float" office:value="26.880034859" calcext:value-type="float">
            <text:p>26.880034859</text:p>
          </table:table-cell>
          <table:table-cell office:value-type="float" office:value="26.848636705" calcext:value-type="float">
            <text:p>26.848636705</text:p>
          </table:table-cell>
          <table:table-cell office:value-type="float" office:value="26.873611025" calcext:value-type="float">
            <text:p>26.873611025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1 16:45:07</text:p>
          </table:table-cell>
          <table:table-cell office:value-type="float" office:value="26.65634" calcext:value-type="float">
            <text:p>26.65634</text:p>
          </table:table-cell>
          <table:table-cell/>
          <table:table-cell office:value-type="float" office:value="1.22371867" calcext:value-type="float">
            <text:p>1.22371867</text:p>
          </table:table-cell>
          <table:table-cell office:value-type="float" office:value="1.1615236" calcext:value-type="float">
            <text:p>1.1615236</text:p>
          </table:table-cell>
          <table:table-cell office:value-type="float" office:value="1.095577013" calcext:value-type="float">
            <text:p>1.095577013</text:p>
          </table:table-cell>
          <table:table-cell/>
          <table:table-cell office:value-type="float" office:value="0.009997702" calcext:value-type="float">
            <text:p>0.009997702</text:p>
          </table:table-cell>
          <table:table-cell office:value-type="float" office:value="0.009489572" calcext:value-type="float">
            <text:p>0.009489572</text:p>
          </table:table-cell>
          <table:table-cell office:value-type="float" office:value="0.008950793" calcext:value-type="float">
            <text:p>0.008950793</text:p>
          </table:table-cell>
          <table:table-cell/>
          <table:table-cell office:value-type="float" office:value="0.008901885" calcext:value-type="float">
            <text:p>0.008901885</text:p>
          </table:table-cell>
          <table:table-cell office:value-type="float" office:value="0.008393755" calcext:value-type="float">
            <text:p>0.008393755</text:p>
          </table:table-cell>
          <table:table-cell office:value-type="float" office:value="0.007854976" calcext:value-type="float">
            <text:p>0.007854976</text:p>
          </table:table-cell>
          <table:table-cell/>
          <table:table-cell office:value-type="float" office:value="26.875697593" calcext:value-type="float">
            <text:p>26.875697593</text:p>
          </table:table-cell>
          <table:table-cell office:value-type="float" office:value="26.863177408" calcext:value-type="float">
            <text:p>26.863177408</text:p>
          </table:table-cell>
          <table:table-cell office:value-type="float" office:value="26.849901873" calcext:value-type="float">
            <text:p>26.849901873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1 16:45:08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40293615" calcext:value-type="float">
            <text:p>1.140293615</text:p>
          </table:table-cell>
          <table:table-cell office:value-type="float" office:value="1.256463081" calcext:value-type="float">
            <text:p>1.256463081</text:p>
          </table:table-cell>
          <table:table-cell office:value-type="float" office:value="1.090561878" calcext:value-type="float">
            <text:p>1.090561878</text:p>
          </table:table-cell>
          <table:table-cell/>
          <table:table-cell office:value-type="float" office:value="0.009316124" calcext:value-type="float">
            <text:p>0.009316124</text:p>
          </table:table-cell>
          <table:table-cell office:value-type="float" office:value="0.010265221" calcext:value-type="float">
            <text:p>0.010265221</text:p>
          </table:table-cell>
          <table:table-cell office:value-type="float" office:value="0.008909819" calcext:value-type="float">
            <text:p>0.008909819</text:p>
          </table:table-cell>
          <table:table-cell/>
          <table:table-cell office:value-type="float" office:value="0.008220308" calcext:value-type="float">
            <text:p>0.008220308</text:p>
          </table:table-cell>
          <table:table-cell office:value-type="float" office:value="0.009169405" calcext:value-type="float">
            <text:p>0.009169405</text:p>
          </table:table-cell>
          <table:table-cell office:value-type="float" office:value="0.007814003" calcext:value-type="float">
            <text:p>0.007814003</text:p>
          </table:table-cell>
          <table:table-cell/>
          <table:table-cell office:value-type="float" office:value="26.879116504" calcext:value-type="float">
            <text:p>26.879116504</text:p>
          </table:table-cell>
          <table:table-cell office:value-type="float" office:value="26.902501576" calcext:value-type="float">
            <text:p>26.902501576</text:p>
          </table:table-cell>
          <table:table-cell office:value-type="float" office:value="26.869105292" calcext:value-type="float">
            <text:p>26.869105292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1 16:45:10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19514837" calcext:value-type="float">
            <text:p>1.119514837</text:p>
          </table:table-cell>
          <table:table-cell office:value-type="float" office:value="1.302258528" calcext:value-type="float">
            <text:p>1.302258528</text:p>
          </table:table-cell>
          <table:table-cell office:value-type="float" office:value="1.18154361" calcext:value-type="float">
            <text:p>1.18154361</text:p>
          </table:table-cell>
          <table:table-cell/>
          <table:table-cell office:value-type="float" office:value="0.009146363" calcext:value-type="float">
            <text:p>0.009146363</text:p>
          </table:table-cell>
          <table:table-cell office:value-type="float" office:value="0.010639367" calcext:value-type="float">
            <text:p>0.010639367</text:p>
          </table:table-cell>
          <table:table-cell office:value-type="float" office:value="0.009653134" calcext:value-type="float">
            <text:p>0.009653134</text:p>
          </table:table-cell>
          <table:table-cell/>
          <table:table-cell office:value-type="float" office:value="0.008050546" calcext:value-type="float">
            <text:p>0.008050546</text:p>
          </table:table-cell>
          <table:table-cell office:value-type="float" office:value="0.00954355" calcext:value-type="float">
            <text:p>0.00954355</text:p>
          </table:table-cell>
          <table:table-cell office:value-type="float" office:value="0.008557317" calcext:value-type="float">
            <text:p>0.008557317</text:p>
          </table:table-cell>
          <table:table-cell/>
          <table:table-cell office:value-type="float" office:value="26.864827204" calcext:value-type="float">
            <text:p>26.864827204</text:p>
          </table:table-cell>
          <table:table-cell office:value-type="float" office:value="26.901614002" calcext:value-type="float">
            <text:p>26.901614002</text:p>
          </table:table-cell>
          <table:table-cell office:value-type="float" office:value="26.877313895" calcext:value-type="float">
            <text:p>26.877313895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1 16:45:11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65763279" calcext:value-type="float">
            <text:p>1.165763279</text:p>
          </table:table-cell>
          <table:table-cell office:value-type="float" office:value="1.270346197" calcext:value-type="float">
            <text:p>1.270346197</text:p>
          </table:table-cell>
          <table:table-cell office:value-type="float" office:value="1.266319307" calcext:value-type="float">
            <text:p>1.266319307</text:p>
          </table:table-cell>
          <table:table-cell/>
          <table:table-cell office:value-type="float" office:value="0.00952421" calcext:value-type="float">
            <text:p>0.00952421</text:p>
          </table:table-cell>
          <table:table-cell office:value-type="float" office:value="0.010378645" calcext:value-type="float">
            <text:p>0.010378645</text:p>
          </table:table-cell>
          <table:table-cell office:value-type="float" office:value="0.010345746" calcext:value-type="float">
            <text:p>0.010345746</text:p>
          </table:table-cell>
          <table:table-cell/>
          <table:table-cell office:value-type="float" office:value="0.008428393" calcext:value-type="float">
            <text:p>0.008428393</text:p>
          </table:table-cell>
          <table:table-cell office:value-type="float" office:value="0.009282829" calcext:value-type="float">
            <text:p>0.009282829</text:p>
          </table:table-cell>
          <table:table-cell office:value-type="float" office:value="0.009249929" calcext:value-type="float">
            <text:p>0.009249929</text:p>
          </table:table-cell>
          <table:table-cell/>
          <table:table-cell office:value-type="float" office:value="26.869084066" calcext:value-type="float">
            <text:p>26.869084066</text:p>
          </table:table-cell>
          <table:table-cell office:value-type="float" office:value="26.890136956" calcext:value-type="float">
            <text:p>26.890136956</text:p>
          </table:table-cell>
          <table:table-cell office:value-type="float" office:value="26.889326337" calcext:value-type="float">
            <text:p>26.889326337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1 16:45:12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67941233" calcext:value-type="float">
            <text:p>1.167941233</text:p>
          </table:table-cell>
          <table:table-cell office:value-type="float" office:value="1.289125835" calcext:value-type="float">
            <text:p>1.289125835</text:p>
          </table:table-cell>
          <table:table-cell office:value-type="float" office:value="1.253956706" calcext:value-type="float">
            <text:p>1.253956706</text:p>
          </table:table-cell>
          <table:table-cell/>
          <table:table-cell office:value-type="float" office:value="0.009542004" calcext:value-type="float">
            <text:p>0.009542004</text:p>
          </table:table-cell>
          <table:table-cell office:value-type="float" office:value="0.010532074" calcext:value-type="float">
            <text:p>0.010532074</text:p>
          </table:table-cell>
          <table:table-cell office:value-type="float" office:value="0.010244744" calcext:value-type="float">
            <text:p>0.010244744</text:p>
          </table:table-cell>
          <table:table-cell/>
          <table:table-cell office:value-type="float" office:value="0.008446187" calcext:value-type="float">
            <text:p>0.008446187</text:p>
          </table:table-cell>
          <table:table-cell office:value-type="float" office:value="0.009436257" calcext:value-type="float">
            <text:p>0.009436257</text:p>
          </table:table-cell>
          <table:table-cell office:value-type="float" office:value="0.009148928" calcext:value-type="float">
            <text:p>0.009148928</text:p>
          </table:table-cell>
          <table:table-cell/>
          <table:table-cell office:value-type="float" office:value="26.869522499" calcext:value-type="float">
            <text:p>26.869522499</text:p>
          </table:table-cell>
          <table:table-cell office:value-type="float" office:value="26.893917319" calcext:value-type="float">
            <text:p>26.893917319</text:p>
          </table:table-cell>
          <table:table-cell office:value-type="float" office:value="26.886837722" calcext:value-type="float">
            <text:p>26.88683772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1 16:45:13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60067458" calcext:value-type="float">
            <text:p>1.160067458</text:p>
          </table:table-cell>
          <table:table-cell office:value-type="float" office:value="1.333657066" calcext:value-type="float">
            <text:p>1.333657066</text:p>
          </table:table-cell>
          <table:table-cell office:value-type="float" office:value="1.140530245" calcext:value-type="float">
            <text:p>1.140530245</text:p>
          </table:table-cell>
          <table:table-cell/>
          <table:table-cell office:value-type="float" office:value="0.009477675" calcext:value-type="float">
            <text:p>0.009477675</text:p>
          </table:table-cell>
          <table:table-cell office:value-type="float" office:value="0.010895891" calcext:value-type="float">
            <text:p>0.010895891</text:p>
          </table:table-cell>
          <table:table-cell office:value-type="float" office:value="0.009318058" calcext:value-type="float">
            <text:p>0.009318058</text:p>
          </table:table-cell>
          <table:table-cell/>
          <table:table-cell office:value-type="float" office:value="0.008381859" calcext:value-type="float">
            <text:p>0.008381859</text:p>
          </table:table-cell>
          <table:table-cell office:value-type="float" office:value="0.009800074" calcext:value-type="float">
            <text:p>0.009800074</text:p>
          </table:table-cell>
          <table:table-cell office:value-type="float" office:value="0.008222241" calcext:value-type="float">
            <text:p>0.008222241</text:p>
          </table:table-cell>
          <table:table-cell/>
          <table:table-cell office:value-type="float" office:value="26.867937467" calcext:value-type="float">
            <text:p>26.867937467</text:p>
          </table:table-cell>
          <table:table-cell office:value-type="float" office:value="26.902881457" calcext:value-type="float">
            <text:p>26.902881457</text:p>
          </table:table-cell>
          <table:table-cell office:value-type="float" office:value="26.864004514" calcext:value-type="float">
            <text:p>26.864004514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1 16:45:15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53255839" calcext:value-type="float">
            <text:p>1.153255839</text:p>
          </table:table-cell>
          <table:table-cell office:value-type="float" office:value="1.305144585" calcext:value-type="float">
            <text:p>1.305144585</text:p>
          </table:table-cell>
          <table:table-cell office:value-type="float" office:value="1.14522292" calcext:value-type="float">
            <text:p>1.14522292</text:p>
          </table:table-cell>
          <table:table-cell/>
          <table:table-cell office:value-type="float" office:value="0.009422025" calcext:value-type="float">
            <text:p>0.009422025</text:p>
          </table:table-cell>
          <table:table-cell office:value-type="float" office:value="0.010662946" calcext:value-type="float">
            <text:p>0.010662946</text:p>
          </table:table-cell>
          <table:table-cell office:value-type="float" office:value="0.009356396" calcext:value-type="float">
            <text:p>0.009356396</text:p>
          </table:table-cell>
          <table:table-cell/>
          <table:table-cell office:value-type="float" office:value="0.008326208" calcext:value-type="float">
            <text:p>0.008326208</text:p>
          </table:table-cell>
          <table:table-cell office:value-type="float" office:value="0.009567129" calcext:value-type="float">
            <text:p>0.009567129</text:p>
          </table:table-cell>
          <table:table-cell office:value-type="float" office:value="0.00826058" calcext:value-type="float">
            <text:p>0.00826058</text:p>
          </table:table-cell>
          <table:table-cell/>
          <table:table-cell office:value-type="float" office:value="26.866566251" calcext:value-type="float">
            <text:p>26.866566251</text:p>
          </table:table-cell>
          <table:table-cell office:value-type="float" office:value="26.897141902" calcext:value-type="float">
            <text:p>26.897141902</text:p>
          </table:table-cell>
          <table:table-cell office:value-type="float" office:value="26.864949178" calcext:value-type="float">
            <text:p>26.864949178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1 16:45:16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49035829" calcext:value-type="float">
            <text:p>1.149035829</text:p>
          </table:table-cell>
          <table:table-cell office:value-type="float" office:value="1.2573649" calcext:value-type="float">
            <text:p>1.2573649</text:p>
          </table:table-cell>
          <table:table-cell office:value-type="float" office:value="1.299653804" calcext:value-type="float">
            <text:p>1.299653804</text:p>
          </table:table-cell>
          <table:table-cell/>
          <table:table-cell office:value-type="float" office:value="0.009387548" calcext:value-type="float">
            <text:p>0.009387548</text:p>
          </table:table-cell>
          <table:table-cell office:value-type="float" office:value="0.010272589" calcext:value-type="float">
            <text:p>0.010272589</text:p>
          </table:table-cell>
          <table:table-cell office:value-type="float" office:value="0.010618087" calcext:value-type="float">
            <text:p>0.010618087</text:p>
          </table:table-cell>
          <table:table-cell/>
          <table:table-cell office:value-type="float" office:value="0.008291731" calcext:value-type="float">
            <text:p>0.008291731</text:p>
          </table:table-cell>
          <table:table-cell office:value-type="float" office:value="0.009176772" calcext:value-type="float">
            <text:p>0.009176772</text:p>
          </table:table-cell>
          <table:table-cell office:value-type="float" office:value="0.00952227" calcext:value-type="float">
            <text:p>0.00952227</text:p>
          </table:table-cell>
          <table:table-cell/>
          <table:table-cell office:value-type="float" office:value="26.870769939" calcext:value-type="float">
            <text:p>26.870769939</text:p>
          </table:table-cell>
          <table:table-cell office:value-type="float" office:value="26.892576903" calcext:value-type="float">
            <text:p>26.892576903</text:p>
          </table:table-cell>
          <table:table-cell office:value-type="float" office:value="26.901089672" calcext:value-type="float">
            <text:p>26.901089672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1 16:45:17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83397315" calcext:value-type="float">
            <text:p>1.183397315</text:p>
          </table:table-cell>
          <table:table-cell office:value-type="float" office:value="1.222486046" calcext:value-type="float">
            <text:p>1.222486046</text:p>
          </table:table-cell>
          <table:table-cell office:value-type="float" office:value="1.310640134" calcext:value-type="float">
            <text:p>1.310640134</text:p>
          </table:table-cell>
          <table:table-cell/>
          <table:table-cell office:value-type="float" office:value="0.009668279" calcext:value-type="float">
            <text:p>0.009668279</text:p>
          </table:table-cell>
          <table:table-cell office:value-type="float" office:value="0.009987631" calcext:value-type="float">
            <text:p>0.009987631</text:p>
          </table:table-cell>
          <table:table-cell office:value-type="float" office:value="0.010707844" calcext:value-type="float">
            <text:p>0.010707844</text:p>
          </table:table-cell>
          <table:table-cell/>
          <table:table-cell office:value-type="float" office:value="0.008572462" calcext:value-type="float">
            <text:p>0.008572462</text:p>
          </table:table-cell>
          <table:table-cell office:value-type="float" office:value="0.008891815" calcext:value-type="float">
            <text:p>0.008891815</text:p>
          </table:table-cell>
          <table:table-cell office:value-type="float" office:value="0.009612028" calcext:value-type="float">
            <text:p>0.009612028</text:p>
          </table:table-cell>
          <table:table-cell/>
          <table:table-cell office:value-type="float" office:value="26.877687053" calcext:value-type="float">
            <text:p>26.877687053</text:p>
          </table:table-cell>
          <table:table-cell office:value-type="float" office:value="26.885555731" calcext:value-type="float">
            <text:p>26.885555731</text:p>
          </table:table-cell>
          <table:table-cell office:value-type="float" office:value="26.903301213" calcext:value-type="float">
            <text:p>26.90330121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1 16:45:18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47928291" calcext:value-type="float">
            <text:p>1.247928291</text:p>
          </table:table-cell>
          <table:table-cell office:value-type="float" office:value="1.157366175" calcext:value-type="float">
            <text:p>1.157366175</text:p>
          </table:table-cell>
          <table:table-cell office:value-type="float" office:value="1.309235252" calcext:value-type="float">
            <text:p>1.309235252</text:p>
          </table:table-cell>
          <table:table-cell/>
          <table:table-cell office:value-type="float" office:value="0.010195493" calcext:value-type="float">
            <text:p>0.010195493</text:p>
          </table:table-cell>
          <table:table-cell office:value-type="float" office:value="0.009455606" calcext:value-type="float">
            <text:p>0.009455606</text:p>
          </table:table-cell>
          <table:table-cell office:value-type="float" office:value="0.010696366" calcext:value-type="float">
            <text:p>0.010696366</text:p>
          </table:table-cell>
          <table:table-cell/>
          <table:table-cell office:value-type="float" office:value="0.009099676" calcext:value-type="float">
            <text:p>0.009099676</text:p>
          </table:table-cell>
          <table:table-cell office:value-type="float" office:value="0.008359789" calcext:value-type="float">
            <text:p>0.008359789</text:p>
          </table:table-cell>
          <table:table-cell office:value-type="float" office:value="0.00960055" calcext:value-type="float">
            <text:p>0.00960055</text:p>
          </table:table-cell>
          <table:table-cell/>
          <table:table-cell office:value-type="float" office:value="26.885624189" calcext:value-type="float">
            <text:p>26.885624189</text:p>
          </table:table-cell>
          <table:table-cell office:value-type="float" office:value="26.867393684" calcext:value-type="float">
            <text:p>26.867393684</text:p>
          </table:table-cell>
          <table:table-cell office:value-type="float" office:value="26.897965354" calcext:value-type="float">
            <text:p>26.897965354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1 16:45:19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66556533" calcext:value-type="float">
            <text:p>1.266556533</text:p>
          </table:table-cell>
          <table:table-cell office:value-type="float" office:value="1.137421863" calcext:value-type="float">
            <text:p>1.137421863</text:p>
          </table:table-cell>
          <table:table-cell office:value-type="float" office:value="1.30239085" calcext:value-type="float">
            <text:p>1.30239085</text:p>
          </table:table-cell>
          <table:table-cell/>
          <table:table-cell office:value-type="float" office:value="0.010347684" calcext:value-type="float">
            <text:p>0.010347684</text:p>
          </table:table-cell>
          <table:table-cell office:value-type="float" office:value="0.009292662" calcext:value-type="float">
            <text:p>0.009292662</text:p>
          </table:table-cell>
          <table:table-cell office:value-type="float" office:value="0.010640448" calcext:value-type="float">
            <text:p>0.010640448</text:p>
          </table:table-cell>
          <table:table-cell/>
          <table:table-cell office:value-type="float" office:value="0.009251868" calcext:value-type="float">
            <text:p>0.009251868</text:p>
          </table:table-cell>
          <table:table-cell office:value-type="float" office:value="0.008196846" calcext:value-type="float">
            <text:p>0.008196846</text:p>
          </table:table-cell>
          <table:table-cell office:value-type="float" office:value="0.009544632" calcext:value-type="float">
            <text:p>0.009544632</text:p>
          </table:table-cell>
          <table:table-cell/>
          <table:table-cell office:value-type="float" office:value="26.894427187" calcext:value-type="float">
            <text:p>26.894427187</text:p>
          </table:table-cell>
          <table:table-cell office:value-type="float" office:value="26.868431988" calcext:value-type="float">
            <text:p>26.868431988</text:p>
          </table:table-cell>
          <table:table-cell office:value-type="float" office:value="26.901640638" calcext:value-type="float">
            <text:p>26.901640638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1 16:45:21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96391725" calcext:value-type="float">
            <text:p>1.196391725</text:p>
          </table:table-cell>
          <table:table-cell office:value-type="float" office:value="1.194597029" calcext:value-type="float">
            <text:p>1.194597029</text:p>
          </table:table-cell>
          <table:table-cell office:value-type="float" office:value="1.302319324" calcext:value-type="float">
            <text:p>1.302319324</text:p>
          </table:table-cell>
          <table:table-cell/>
          <table:table-cell office:value-type="float" office:value="0.009774442" calcext:value-type="float">
            <text:p>0.009774442</text:p>
          </table:table-cell>
          <table:table-cell office:value-type="float" office:value="0.00975978" calcext:value-type="float">
            <text:p>0.00975978</text:p>
          </table:table-cell>
          <table:table-cell office:value-type="float" office:value="0.010639864" calcext:value-type="float">
            <text:p>0.010639864</text:p>
          </table:table-cell>
          <table:table-cell/>
          <table:table-cell office:value-type="float" office:value="0.008678626" calcext:value-type="float">
            <text:p>0.008678626</text:p>
          </table:table-cell>
          <table:table-cell office:value-type="float" office:value="0.008663963" calcext:value-type="float">
            <text:p>0.008663963</text:p>
          </table:table-cell>
          <table:table-cell office:value-type="float" office:value="0.009544047" calcext:value-type="float">
            <text:p>0.009544047</text:p>
          </table:table-cell>
          <table:table-cell/>
          <table:table-cell office:value-type="float" office:value="26.865143399" calcext:value-type="float">
            <text:p>26.865143399</text:p>
          </table:table-cell>
          <table:table-cell office:value-type="float" office:value="26.864782116" calcext:value-type="float">
            <text:p>26.864782116</text:p>
          </table:table-cell>
          <table:table-cell office:value-type="float" office:value="26.886467049" calcext:value-type="float">
            <text:p>26.886467049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1 16:45:22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22263124" calcext:value-type="float">
            <text:p>1.222263124</text:p>
          </table:table-cell>
          <table:table-cell office:value-type="float" office:value="1.157554526" calcext:value-type="float">
            <text:p>1.157554526</text:p>
          </table:table-cell>
          <table:table-cell office:value-type="float" office:value="1.31681458" calcext:value-type="float">
            <text:p>1.31681458</text:p>
          </table:table-cell>
          <table:table-cell/>
          <table:table-cell office:value-type="float" office:value="0.00998581" calcext:value-type="float">
            <text:p>0.00998581</text:p>
          </table:table-cell>
          <table:table-cell office:value-type="float" office:value="0.009457145" calcext:value-type="float">
            <text:p>0.009457145</text:p>
          </table:table-cell>
          <table:table-cell office:value-type="float" office:value="0.010758289" calcext:value-type="float">
            <text:p>0.010758289</text:p>
          </table:table-cell>
          <table:table-cell/>
          <table:table-cell office:value-type="float" office:value="0.008889993" calcext:value-type="float">
            <text:p>0.008889993</text:p>
          </table:table-cell>
          <table:table-cell office:value-type="float" office:value="0.008361328" calcext:value-type="float">
            <text:p>0.008361328</text:p>
          </table:table-cell>
          <table:table-cell office:value-type="float" office:value="0.009662472" calcext:value-type="float">
            <text:p>0.009662472</text:p>
          </table:table-cell>
          <table:table-cell/>
          <table:table-cell office:value-type="float" office:value="26.890563992" calcext:value-type="float">
            <text:p>26.890563992</text:p>
          </table:table-cell>
          <table:table-cell office:value-type="float" office:value="26.877537986" calcext:value-type="float">
            <text:p>26.877537986</text:p>
          </table:table-cell>
          <table:table-cell office:value-type="float" office:value="26.909597175" calcext:value-type="float">
            <text:p>26.909597175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1 16:45:23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73656043" calcext:value-type="float">
            <text:p>1.273656043</text:p>
          </table:table-cell>
          <table:table-cell office:value-type="float" office:value="1.098773014" calcext:value-type="float">
            <text:p>1.098773014</text:p>
          </table:table-cell>
          <table:table-cell office:value-type="float" office:value="1.214918043" calcext:value-type="float">
            <text:p>1.214918043</text:p>
          </table:table-cell>
          <table:table-cell/>
          <table:table-cell office:value-type="float" office:value="0.010405687" calcext:value-type="float">
            <text:p>0.010405687</text:p>
          </table:table-cell>
          <table:table-cell office:value-type="float" office:value="0.008976904" calcext:value-type="float">
            <text:p>0.008976904</text:p>
          </table:table-cell>
          <table:table-cell office:value-type="float" office:value="0.009925801" calcext:value-type="float">
            <text:p>0.009925801</text:p>
          </table:table-cell>
          <table:table-cell/>
          <table:table-cell office:value-type="float" office:value="0.00930987" calcext:value-type="float">
            <text:p>0.00930987</text:p>
          </table:table-cell>
          <table:table-cell office:value-type="float" office:value="0.007881087" calcext:value-type="float">
            <text:p>0.007881087</text:p>
          </table:table-cell>
          <table:table-cell office:value-type="float" office:value="0.008829984" calcext:value-type="float">
            <text:p>0.008829984</text:p>
          </table:table-cell>
          <table:table-cell/>
          <table:table-cell office:value-type="float" office:value="26.900909412" calcext:value-type="float">
            <text:p>26.900909412</text:p>
          </table:table-cell>
          <table:table-cell office:value-type="float" office:value="26.865704989" calcext:value-type="float">
            <text:p>26.865704989</text:p>
          </table:table-cell>
          <table:table-cell office:value-type="float" office:value="26.889085416" calcext:value-type="float">
            <text:p>26.889085416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1 16:45:24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33351974" calcext:value-type="float">
            <text:p>1.233351974</text:p>
          </table:table-cell>
          <table:table-cell office:value-type="float" office:value="1.128117577" calcext:value-type="float">
            <text:p>1.128117577</text:p>
          </table:table-cell>
          <table:table-cell office:value-type="float" office:value="1.112994684" calcext:value-type="float">
            <text:p>1.112994684</text:p>
          </table:table-cell>
          <table:table-cell/>
          <table:table-cell office:value-type="float" office:value="0.010076405" calcext:value-type="float">
            <text:p>0.010076405</text:p>
          </table:table-cell>
          <table:table-cell office:value-type="float" office:value="0.009216647" calcext:value-type="float">
            <text:p>0.009216647</text:p>
          </table:table-cell>
          <table:table-cell office:value-type="float" office:value="0.009093094" calcext:value-type="float">
            <text:p>0.009093094</text:p>
          </table:table-cell>
          <table:table-cell/>
          <table:table-cell office:value-type="float" office:value="0.008980588" calcext:value-type="float">
            <text:p>0.008980588</text:p>
          </table:table-cell>
          <table:table-cell office:value-type="float" office:value="0.00812083" calcext:value-type="float">
            <text:p>0.00812083</text:p>
          </table:table-cell>
          <table:table-cell office:value-type="float" office:value="0.007997277" calcext:value-type="float">
            <text:p>0.007997277</text:p>
          </table:table-cell>
          <table:table-cell/>
          <table:table-cell office:value-type="float" office:value="26.892796191" calcext:value-type="float">
            <text:p>26.892796191</text:p>
          </table:table-cell>
          <table:table-cell office:value-type="float" office:value="26.871612204" calcext:value-type="float">
            <text:p>26.871612204</text:p>
          </table:table-cell>
          <table:table-cell office:value-type="float" office:value="26.86856789" calcext:value-type="float">
            <text:p>26.86856789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1 16:45:26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53784532" calcext:value-type="float">
            <text:p>1.153784532</text:p>
          </table:table-cell>
          <table:table-cell office:value-type="float" office:value="1.241094618" calcext:value-type="float">
            <text:p>1.241094618</text:p>
          </table:table-cell>
          <table:table-cell office:value-type="float" office:value="1.099633706" calcext:value-type="float">
            <text:p>1.099633706</text:p>
          </table:table-cell>
          <table:table-cell/>
          <table:table-cell office:value-type="float" office:value="0.009426344" calcext:value-type="float">
            <text:p>0.009426344</text:p>
          </table:table-cell>
          <table:table-cell office:value-type="float" office:value="0.010139662" calcext:value-type="float">
            <text:p>0.010139662</text:p>
          </table:table-cell>
          <table:table-cell office:value-type="float" office:value="0.008983936" calcext:value-type="float">
            <text:p>0.008983936</text:p>
          </table:table-cell>
          <table:table-cell/>
          <table:table-cell office:value-type="float" office:value="0.008330528" calcext:value-type="float">
            <text:p>0.008330528</text:p>
          </table:table-cell>
          <table:table-cell office:value-type="float" office:value="0.009043845" calcext:value-type="float">
            <text:p>0.009043845</text:p>
          </table:table-cell>
          <table:table-cell office:value-type="float" office:value="0.007888119" calcext:value-type="float">
            <text:p>0.007888119</text:p>
          </table:table-cell>
          <table:table-cell/>
          <table:table-cell office:value-type="float" office:value="26.876779072" calcext:value-type="float">
            <text:p>26.876779072</text:p>
          </table:table-cell>
          <table:table-cell office:value-type="float" office:value="26.894354792" calcext:value-type="float">
            <text:p>26.894354792</text:p>
          </table:table-cell>
          <table:table-cell office:value-type="float" office:value="26.865878251" calcext:value-type="float">
            <text:p>26.865878251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1 16:45:27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17925777" calcext:value-type="float">
            <text:p>1.117925777</text:p>
          </table:table-cell>
          <table:table-cell office:value-type="float" office:value="1.281072054" calcext:value-type="float">
            <text:p>1.281072054</text:p>
          </table:table-cell>
          <table:table-cell office:value-type="float" office:value="1.098895204" calcext:value-type="float">
            <text:p>1.098895204</text:p>
          </table:table-cell>
          <table:table-cell/>
          <table:table-cell office:value-type="float" office:value="0.009133381" calcext:value-type="float">
            <text:p>0.009133381</text:p>
          </table:table-cell>
          <table:table-cell office:value-type="float" office:value="0.010466275" calcext:value-type="float">
            <text:p>0.010466275</text:p>
          </table:table-cell>
          <table:table-cell office:value-type="float" office:value="0.008977902" calcext:value-type="float">
            <text:p>0.008977902</text:p>
          </table:table-cell>
          <table:table-cell/>
          <table:table-cell office:value-type="float" office:value="0.008037564" calcext:value-type="float">
            <text:p>0.008037564</text:p>
          </table:table-cell>
          <table:table-cell office:value-type="float" office:value="0.009370458" calcext:value-type="float">
            <text:p>0.009370458</text:p>
          </table:table-cell>
          <table:table-cell office:value-type="float" office:value="0.007882085" calcext:value-type="float">
            <text:p>0.007882085</text:p>
          </table:table-cell>
          <table:table-cell/>
          <table:table-cell office:value-type="float" office:value="26.859454089" calcext:value-type="float">
            <text:p>26.859454089</text:p>
          </table:table-cell>
          <table:table-cell office:value-type="float" office:value="26.892296085" calcext:value-type="float">
            <text:p>26.892296085</text:p>
          </table:table-cell>
          <table:table-cell office:value-type="float" office:value="26.855623097" calcext:value-type="float">
            <text:p>26.855623097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1 16:45:28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25387088" calcext:value-type="float">
            <text:p>1.125387088</text:p>
          </table:table-cell>
          <table:table-cell office:value-type="float" office:value="1.2855579" calcext:value-type="float">
            <text:p>1.2855579</text:p>
          </table:table-cell>
          <table:table-cell office:value-type="float" office:value="1.104063523" calcext:value-type="float">
            <text:p>1.104063523</text:p>
          </table:table-cell>
          <table:table-cell/>
          <table:table-cell office:value-type="float" office:value="0.009194339" calcext:value-type="float">
            <text:p>0.009194339</text:p>
          </table:table-cell>
          <table:table-cell office:value-type="float" office:value="0.010502924" calcext:value-type="float">
            <text:p>0.010502924</text:p>
          </table:table-cell>
          <table:table-cell office:value-type="float" office:value="0.009020127" calcext:value-type="float">
            <text:p>0.009020127</text:p>
          </table:table-cell>
          <table:table-cell/>
          <table:table-cell office:value-type="float" office:value="0.008098522" calcext:value-type="float">
            <text:p>0.008098522</text:p>
          </table:table-cell>
          <table:table-cell office:value-type="float" office:value="0.009407107" calcext:value-type="float">
            <text:p>0.009407107</text:p>
          </table:table-cell>
          <table:table-cell office:value-type="float" office:value="0.00792431" calcext:value-type="float">
            <text:p>0.00792431</text:p>
          </table:table-cell>
          <table:table-cell/>
          <table:table-cell office:value-type="float" office:value="26.860956101" calcext:value-type="float">
            <text:p>26.860956101</text:p>
          </table:table-cell>
          <table:table-cell office:value-type="float" office:value="26.89319909" calcext:value-type="float">
            <text:p>26.89319909</text:p>
          </table:table-cell>
          <table:table-cell office:value-type="float" office:value="26.856663518" calcext:value-type="float">
            <text:p>26.856663518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1 16:45:29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27846375" calcext:value-type="float">
            <text:p>1.127846375</text:p>
          </table:table-cell>
          <table:table-cell office:value-type="float" office:value="1.288777147" calcext:value-type="float">
            <text:p>1.288777147</text:p>
          </table:table-cell>
          <table:table-cell office:value-type="float" office:value="1.105190051" calcext:value-type="float">
            <text:p>1.105190051</text:p>
          </table:table-cell>
          <table:table-cell/>
          <table:table-cell office:value-type="float" office:value="0.009214431" calcext:value-type="float">
            <text:p>0.009214431</text:p>
          </table:table-cell>
          <table:table-cell office:value-type="float" office:value="0.010529225" calcext:value-type="float">
            <text:p>0.010529225</text:p>
          </table:table-cell>
          <table:table-cell office:value-type="float" office:value="0.00902933" calcext:value-type="float">
            <text:p>0.00902933</text:p>
          </table:table-cell>
          <table:table-cell/>
          <table:table-cell office:value-type="float" office:value="0.008118615" calcext:value-type="float">
            <text:p>0.008118615</text:p>
          </table:table-cell>
          <table:table-cell office:value-type="float" office:value="0.009433408" calcext:value-type="float">
            <text:p>0.009433408</text:p>
          </table:table-cell>
          <table:table-cell office:value-type="float" office:value="0.007933514" calcext:value-type="float">
            <text:p>0.007933514</text:p>
          </table:table-cell>
          <table:table-cell/>
          <table:table-cell office:value-type="float" office:value="26.87155761" calcext:value-type="float">
            <text:p>26.87155761</text:p>
          </table:table-cell>
          <table:table-cell office:value-type="float" office:value="26.90395328" calcext:value-type="float">
            <text:p>26.90395328</text:p>
          </table:table-cell>
          <table:table-cell office:value-type="float" office:value="26.866996775" calcext:value-type="float">
            <text:p>26.866996775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1 16:45:30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27278856" calcext:value-type="float">
            <text:p>1.227278856</text:p>
          </table:table-cell>
          <table:table-cell office:value-type="float" office:value="1.231309322" calcext:value-type="float">
            <text:p>1.231309322</text:p>
          </table:table-cell>
          <table:table-cell office:value-type="float" office:value="1.091176998" calcext:value-type="float">
            <text:p>1.091176998</text:p>
          </table:table-cell>
          <table:table-cell/>
          <table:table-cell office:value-type="float" office:value="0.010026788" calcext:value-type="float">
            <text:p>0.010026788</text:p>
          </table:table-cell>
          <table:table-cell office:value-type="float" office:value="0.010059717" calcext:value-type="float">
            <text:p>0.010059717</text:p>
          </table:table-cell>
          <table:table-cell office:value-type="float" office:value="0.008914845" calcext:value-type="float">
            <text:p>0.008914845</text:p>
          </table:table-cell>
          <table:table-cell/>
          <table:table-cell office:value-type="float" office:value="0.008930971" calcext:value-type="float">
            <text:p>0.008930971</text:p>
          </table:table-cell>
          <table:table-cell office:value-type="float" office:value="0.0089639" calcext:value-type="float">
            <text:p>0.0089639</text:p>
          </table:table-cell>
          <table:table-cell office:value-type="float" office:value="0.007819028" calcext:value-type="float">
            <text:p>0.007819028</text:p>
          </table:table-cell>
          <table:table-cell/>
          <table:table-cell office:value-type="float" office:value="26.891573665" calcext:value-type="float">
            <text:p>26.891573665</text:p>
          </table:table-cell>
          <table:table-cell office:value-type="float" office:value="26.892385003" calcext:value-type="float">
            <text:p>26.892385003</text:p>
          </table:table-cell>
          <table:table-cell office:value-type="float" office:value="26.864175866" calcext:value-type="float">
            <text:p>26.864175866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1 16:45:32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14000811" calcext:value-type="float">
            <text:p>1.114000811</text:p>
          </table:table-cell>
          <table:table-cell office:value-type="float" office:value="1.297323262" calcext:value-type="float">
            <text:p>1.297323262</text:p>
          </table:table-cell>
          <table:table-cell office:value-type="float" office:value="1.132456199" calcext:value-type="float">
            <text:p>1.132456199</text:p>
          </table:table-cell>
          <table:table-cell/>
          <table:table-cell office:value-type="float" office:value="0.009101314" calcext:value-type="float">
            <text:p>0.009101314</text:p>
          </table:table-cell>
          <table:table-cell office:value-type="float" office:value="0.010599046" calcext:value-type="float">
            <text:p>0.010599046</text:p>
          </table:table-cell>
          <table:table-cell office:value-type="float" office:value="0.009252093" calcext:value-type="float">
            <text:p>0.009252093</text:p>
          </table:table-cell>
          <table:table-cell/>
          <table:table-cell office:value-type="float" office:value="0.008005497" calcext:value-type="float">
            <text:p>0.008005497</text:p>
          </table:table-cell>
          <table:table-cell office:value-type="float" office:value="0.00950323" calcext:value-type="float">
            <text:p>0.00950323</text:p>
          </table:table-cell>
          <table:table-cell office:value-type="float" office:value="0.008156277" calcext:value-type="float">
            <text:p>0.008156277</text:p>
          </table:table-cell>
          <table:table-cell/>
          <table:table-cell office:value-type="float" office:value="26.87382366" calcext:value-type="float">
            <text:p>26.87382366</text:p>
          </table:table-cell>
          <table:table-cell office:value-type="float" office:value="26.910726673" calcext:value-type="float">
            <text:p>26.910726673</text:p>
          </table:table-cell>
          <table:table-cell office:value-type="float" office:value="26.877538804" calcext:value-type="float">
            <text:p>26.87753880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1 16:45:33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44437926" calcext:value-type="float">
            <text:p>1.144437926</text:p>
          </table:table-cell>
          <table:table-cell office:value-type="float" office:value="1.307456053" calcext:value-type="float">
            <text:p>1.307456053</text:p>
          </table:table-cell>
          <table:table-cell office:value-type="float" office:value="1.25926152" calcext:value-type="float">
            <text:p>1.25926152</text:p>
          </table:table-cell>
          <table:table-cell/>
          <table:table-cell office:value-type="float" office:value="0.009349983" calcext:value-type="float">
            <text:p>0.009349983</text:p>
          </table:table-cell>
          <table:table-cell office:value-type="float" office:value="0.01068183" calcext:value-type="float">
            <text:p>0.01068183</text:p>
          </table:table-cell>
          <table:table-cell office:value-type="float" office:value="0.010288084" calcext:value-type="float">
            <text:p>0.010288084</text:p>
          </table:table-cell>
          <table:table-cell/>
          <table:table-cell office:value-type="float" office:value="0.008254166" calcext:value-type="float">
            <text:p>0.008254166</text:p>
          </table:table-cell>
          <table:table-cell office:value-type="float" office:value="0.009586014" calcext:value-type="float">
            <text:p>0.009586014</text:p>
          </table:table-cell>
          <table:table-cell office:value-type="float" office:value="0.009192268" calcext:value-type="float">
            <text:p>0.009192268</text:p>
          </table:table-cell>
          <table:table-cell/>
          <table:table-cell office:value-type="float" office:value="26.864791154" calcext:value-type="float">
            <text:p>26.864791154</text:p>
          </table:table-cell>
          <table:table-cell office:value-type="float" office:value="26.897607201" calcext:value-type="float">
            <text:p>26.897607201</text:p>
          </table:table-cell>
          <table:table-cell office:value-type="float" office:value="26.887905592" calcext:value-type="float">
            <text:p>26.887905592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1 16:45:34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14378025" calcext:value-type="float">
            <text:p>1.214378025</text:p>
          </table:table-cell>
          <table:table-cell office:value-type="float" office:value="1.200786972" calcext:value-type="float">
            <text:p>1.200786972</text:p>
          </table:table-cell>
          <table:table-cell office:value-type="float" office:value="1.308497346" calcext:value-type="float">
            <text:p>1.308497346</text:p>
          </table:table-cell>
          <table:table-cell/>
          <table:table-cell office:value-type="float" office:value="0.009921389" calcext:value-type="float">
            <text:p>0.009921389</text:p>
          </table:table-cell>
          <table:table-cell office:value-type="float" office:value="0.009810351" calcext:value-type="float">
            <text:p>0.009810351</text:p>
          </table:table-cell>
          <table:table-cell office:value-type="float" office:value="0.010690338" calcext:value-type="float">
            <text:p>0.010690338</text:p>
          </table:table-cell>
          <table:table-cell/>
          <table:table-cell office:value-type="float" office:value="0.008825573" calcext:value-type="float">
            <text:p>0.008825573</text:p>
          </table:table-cell>
          <table:table-cell office:value-type="float" office:value="0.008714534" calcext:value-type="float">
            <text:p>0.008714534</text:p>
          </table:table-cell>
          <table:table-cell office:value-type="float" office:value="0.009594521" calcext:value-type="float">
            <text:p>0.009594521</text:p>
          </table:table-cell>
          <table:table-cell/>
          <table:table-cell office:value-type="float" office:value="26.883923567" calcext:value-type="float">
            <text:p>26.883923567</text:p>
          </table:table-cell>
          <table:table-cell office:value-type="float" office:value="26.881187649" calcext:value-type="float">
            <text:p>26.881187649</text:p>
          </table:table-cell>
          <table:table-cell office:value-type="float" office:value="26.902869872" calcext:value-type="float">
            <text:p>26.902869872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1 16:45:35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55942733" calcext:value-type="float">
            <text:p>1.255942733</text:p>
          </table:table-cell>
          <table:table-cell office:value-type="float" office:value="1.155033249" calcext:value-type="float">
            <text:p>1.155033249</text:p>
          </table:table-cell>
          <table:table-cell office:value-type="float" office:value="1.31423489" calcext:value-type="float">
            <text:p>1.31423489</text:p>
          </table:table-cell>
          <table:table-cell/>
          <table:table-cell office:value-type="float" office:value="0.01026097" calcext:value-type="float">
            <text:p>0.01026097</text:p>
          </table:table-cell>
          <table:table-cell office:value-type="float" office:value="0.009436546" calcext:value-type="float">
            <text:p>0.009436546</text:p>
          </table:table-cell>
          <table:table-cell office:value-type="float" office:value="0.010737213" calcext:value-type="float">
            <text:p>0.010737213</text:p>
          </table:table-cell>
          <table:table-cell/>
          <table:table-cell office:value-type="float" office:value="0.009165153" calcext:value-type="float">
            <text:p>0.009165153</text:p>
          </table:table-cell>
          <table:table-cell office:value-type="float" office:value="0.00834073" calcext:value-type="float">
            <text:p>0.00834073</text:p>
          </table:table-cell>
          <table:table-cell office:value-type="float" office:value="0.009641397" calcext:value-type="float">
            <text:p>0.009641397</text:p>
          </table:table-cell>
          <table:table-cell/>
          <table:table-cell office:value-type="float" office:value="26.887237513" calcext:value-type="float">
            <text:p>26.887237513</text:p>
          </table:table-cell>
          <table:table-cell office:value-type="float" office:value="26.866924053" calcext:value-type="float">
            <text:p>26.866924053</text:p>
          </table:table-cell>
          <table:table-cell office:value-type="float" office:value="26.898971781" calcext:value-type="float">
            <text:p>26.898971781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1 16:45:36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33468799" calcext:value-type="float">
            <text:p>1.233468799</text:p>
          </table:table-cell>
          <table:table-cell office:value-type="float" office:value="1.17046549" calcext:value-type="float">
            <text:p>1.17046549</text:p>
          </table:table-cell>
          <table:table-cell office:value-type="float" office:value="1.310012497" calcext:value-type="float">
            <text:p>1.310012497</text:p>
          </table:table-cell>
          <table:table-cell/>
          <table:table-cell office:value-type="float" office:value="0.010077359" calcext:value-type="float">
            <text:p>0.010077359</text:p>
          </table:table-cell>
          <table:table-cell office:value-type="float" office:value="0.009562627" calcext:value-type="float">
            <text:p>0.009562627</text:p>
          </table:table-cell>
          <table:table-cell office:value-type="float" office:value="0.010702716" calcext:value-type="float">
            <text:p>0.010702716</text:p>
          </table:table-cell>
          <table:table-cell/>
          <table:table-cell office:value-type="float" office:value="0.008981543" calcext:value-type="float">
            <text:p>0.008981543</text:p>
          </table:table-cell>
          <table:table-cell office:value-type="float" office:value="0.00846681" calcext:value-type="float">
            <text:p>0.00846681</text:p>
          </table:table-cell>
          <table:table-cell office:value-type="float" office:value="0.0096069" calcext:value-type="float">
            <text:p>0.0096069</text:p>
          </table:table-cell>
          <table:table-cell/>
          <table:table-cell office:value-type="float" office:value="26.887766582" calcext:value-type="float">
            <text:p>26.887766582</text:p>
          </table:table-cell>
          <table:table-cell office:value-type="float" office:value="26.875083826" calcext:value-type="float">
            <text:p>26.875083826</text:p>
          </table:table-cell>
          <table:table-cell office:value-type="float" office:value="26.90317487" calcext:value-type="float">
            <text:p>26.90317487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1 16:45:38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60634298" calcext:value-type="float">
            <text:p>1.160634298</text:p>
          </table:table-cell>
          <table:table-cell office:value-type="float" office:value="1.24624148" calcext:value-type="float">
            <text:p>1.24624148</text:p>
          </table:table-cell>
          <table:table-cell office:value-type="float" office:value="1.310711063" calcext:value-type="float">
            <text:p>1.310711063</text:p>
          </table:table-cell>
          <table:table-cell/>
          <table:table-cell office:value-type="float" office:value="0.009482306" calcext:value-type="float">
            <text:p>0.009482306</text:p>
          </table:table-cell>
          <table:table-cell office:value-type="float" office:value="0.010181711" calcext:value-type="float">
            <text:p>0.010181711</text:p>
          </table:table-cell>
          <table:table-cell office:value-type="float" office:value="0.010708424" calcext:value-type="float">
            <text:p>0.010708424</text:p>
          </table:table-cell>
          <table:table-cell/>
          <table:table-cell office:value-type="float" office:value="0.00838649" calcext:value-type="float">
            <text:p>0.00838649</text:p>
          </table:table-cell>
          <table:table-cell office:value-type="float" office:value="0.009085895" calcext:value-type="float">
            <text:p>0.009085895</text:p>
          </table:table-cell>
          <table:table-cell office:value-type="float" office:value="0.009612607" calcext:value-type="float">
            <text:p>0.009612607</text:p>
          </table:table-cell>
          <table:table-cell/>
          <table:table-cell office:value-type="float" office:value="26.868051575" calcext:value-type="float">
            <text:p>26.868051575</text:p>
          </table:table-cell>
          <table:table-cell office:value-type="float" office:value="26.88528463" calcext:value-type="float">
            <text:p>26.88528463</text:p>
          </table:table-cell>
          <table:table-cell office:value-type="float" office:value="26.898262435" calcext:value-type="float">
            <text:p>26.898262435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1 16:45:39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9349724" calcext:value-type="float">
            <text:p>1.29349724</text:p>
          </table:table-cell>
          <table:table-cell office:value-type="float" office:value="1.12260355" calcext:value-type="float">
            <text:p>1.12260355</text:p>
          </table:table-cell>
          <table:table-cell office:value-type="float" office:value="1.272817406" calcext:value-type="float">
            <text:p>1.272817406</text:p>
          </table:table-cell>
          <table:table-cell/>
          <table:table-cell office:value-type="float" office:value="0.010567788" calcext:value-type="float">
            <text:p>0.010567788</text:p>
          </table:table-cell>
          <table:table-cell office:value-type="float" office:value="0.009171598" calcext:value-type="float">
            <text:p>0.009171598</text:p>
          </table:table-cell>
          <table:table-cell office:value-type="float" office:value="0.010398835" calcext:value-type="float">
            <text:p>0.010398835</text:p>
          </table:table-cell>
          <table:table-cell/>
          <table:table-cell office:value-type="float" office:value="0.009471971" calcext:value-type="float">
            <text:p>0.009471971</text:p>
          </table:table-cell>
          <table:table-cell office:value-type="float" office:value="0.008075781" calcext:value-type="float">
            <text:p>0.008075781</text:p>
          </table:table-cell>
          <table:table-cell office:value-type="float" office:value="0.009303018" calcext:value-type="float">
            <text:p>0.009303018</text:p>
          </table:table-cell>
          <table:table-cell/>
          <table:table-cell office:value-type="float" office:value="26.90490343" calcext:value-type="float">
            <text:p>26.90490343</text:p>
          </table:table-cell>
          <table:table-cell office:value-type="float" office:value="26.870502204" calcext:value-type="float">
            <text:p>26.870502204</text:p>
          </table:table-cell>
          <table:table-cell office:value-type="float" office:value="26.900740595" calcext:value-type="float">
            <text:p>26.900740595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1 16:45:40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43454366" calcext:value-type="float">
            <text:p>1.243454366</text:p>
          </table:table-cell>
          <table:table-cell office:value-type="float" office:value="1.138708131" calcext:value-type="float">
            <text:p>1.138708131</text:p>
          </table:table-cell>
          <table:table-cell office:value-type="float" office:value="1.152822513" calcext:value-type="float">
            <text:p>1.152822513</text:p>
          </table:table-cell>
          <table:table-cell/>
          <table:table-cell office:value-type="float" office:value="0.010158941" calcext:value-type="float">
            <text:p>0.010158941</text:p>
          </table:table-cell>
          <table:table-cell office:value-type="float" office:value="0.009303171" calcext:value-type="float">
            <text:p>0.009303171</text:p>
          </table:table-cell>
          <table:table-cell office:value-type="float" office:value="0.009418485" calcext:value-type="float">
            <text:p>0.009418485</text:p>
          </table:table-cell>
          <table:table-cell/>
          <table:table-cell office:value-type="float" office:value="0.009063124" calcext:value-type="float">
            <text:p>0.009063124</text:p>
          </table:table-cell>
          <table:table-cell office:value-type="float" office:value="0.008207354" calcext:value-type="float">
            <text:p>0.008207354</text:p>
          </table:table-cell>
          <table:table-cell office:value-type="float" office:value="0.008322668" calcext:value-type="float">
            <text:p>0.008322668</text:p>
          </table:table-cell>
          <table:table-cell/>
          <table:table-cell office:value-type="float" office:value="26.894829811" calcext:value-type="float">
            <text:p>26.894829811</text:p>
          </table:table-cell>
          <table:table-cell office:value-type="float" office:value="26.873744131" calcext:value-type="float">
            <text:p>26.873744131</text:p>
          </table:table-cell>
          <table:table-cell office:value-type="float" office:value="26.876585414" calcext:value-type="float">
            <text:p>26.876585414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1 16:45:41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47685188" calcext:value-type="float">
            <text:p>1.147685188</text:p>
          </table:table-cell>
          <table:table-cell office:value-type="float" office:value="1.240411549" calcext:value-type="float">
            <text:p>1.240411549</text:p>
          </table:table-cell>
          <table:table-cell office:value-type="float" office:value="1.100466979" calcext:value-type="float">
            <text:p>1.100466979</text:p>
          </table:table-cell>
          <table:table-cell/>
          <table:table-cell office:value-type="float" office:value="0.009376513" calcext:value-type="float">
            <text:p>0.009376513</text:p>
          </table:table-cell>
          <table:table-cell office:value-type="float" office:value="0.010134081" calcext:value-type="float">
            <text:p>0.010134081</text:p>
          </table:table-cell>
          <table:table-cell office:value-type="float" office:value="0.008990743" calcext:value-type="float">
            <text:p>0.008990743</text:p>
          </table:table-cell>
          <table:table-cell/>
          <table:table-cell office:value-type="float" office:value="0.008280696" calcext:value-type="float">
            <text:p>0.008280696</text:p>
          </table:table-cell>
          <table:table-cell office:value-type="float" office:value="0.009038265" calcext:value-type="float">
            <text:p>0.009038265</text:p>
          </table:table-cell>
          <table:table-cell office:value-type="float" office:value="0.007894927" calcext:value-type="float">
            <text:p>0.007894927</text:p>
          </table:table-cell>
          <table:table-cell/>
          <table:table-cell office:value-type="float" office:value="26.885657654" calcext:value-type="float">
            <text:p>26.885657654</text:p>
          </table:table-cell>
          <table:table-cell office:value-type="float" office:value="26.904323529" calcext:value-type="float">
            <text:p>26.904323529</text:p>
          </table:table-cell>
          <table:table-cell office:value-type="float" office:value="26.876152482" calcext:value-type="float">
            <text:p>26.876152482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1 16:45:43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20062604" calcext:value-type="float">
            <text:p>1.120062604</text:p>
          </table:table-cell>
          <table:table-cell office:value-type="float" office:value="1.27158955" calcext:value-type="float">
            <text:p>1.27158955</text:p>
          </table:table-cell>
          <table:table-cell office:value-type="float" office:value="1.096669566" calcext:value-type="float">
            <text:p>1.096669566</text:p>
          </table:table-cell>
          <table:table-cell/>
          <table:table-cell office:value-type="float" office:value="0.009150838" calcext:value-type="float">
            <text:p>0.009150838</text:p>
          </table:table-cell>
          <table:table-cell office:value-type="float" office:value="0.010388804" calcext:value-type="float">
            <text:p>0.010388804</text:p>
          </table:table-cell>
          <table:table-cell office:value-type="float" office:value="0.008959719" calcext:value-type="float">
            <text:p>0.008959719</text:p>
          </table:table-cell>
          <table:table-cell/>
          <table:table-cell office:value-type="float" office:value="0.008055022" calcext:value-type="float">
            <text:p>0.008055022</text:p>
          </table:table-cell>
          <table:table-cell office:value-type="float" office:value="0.009292987" calcext:value-type="float">
            <text:p>0.009292987</text:p>
          </table:table-cell>
          <table:table-cell office:value-type="float" office:value="0.007863902" calcext:value-type="float">
            <text:p>0.007863902</text:p>
          </table:table-cell>
          <table:table-cell/>
          <table:table-cell office:value-type="float" office:value="26.880097152" calcext:value-type="float">
            <text:p>26.880097152</text:p>
          </table:table-cell>
          <table:table-cell office:value-type="float" office:value="26.910599613" calcext:value-type="float">
            <text:p>26.910599613</text:p>
          </table:table-cell>
          <table:table-cell office:value-type="float" office:value="26.875388048" calcext:value-type="float">
            <text:p>26.875388048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1 16:45:44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1066295" calcext:value-type="float">
            <text:p>1.11066295</text:p>
          </table:table-cell>
          <table:table-cell office:value-type="float" office:value="1.293383991" calcext:value-type="float">
            <text:p>1.293383991</text:p>
          </table:table-cell>
          <table:table-cell office:value-type="float" office:value="1.182205818" calcext:value-type="float">
            <text:p>1.182205818</text:p>
          </table:table-cell>
          <table:table-cell/>
          <table:table-cell office:value-type="float" office:value="0.009074044" calcext:value-type="float">
            <text:p>0.009074044</text:p>
          </table:table-cell>
          <table:table-cell office:value-type="float" office:value="0.010566863" calcext:value-type="float">
            <text:p>0.010566863</text:p>
          </table:table-cell>
          <table:table-cell office:value-type="float" office:value="0.009658544" calcext:value-type="float">
            <text:p>0.009658544</text:p>
          </table:table-cell>
          <table:table-cell/>
          <table:table-cell office:value-type="float" office:value="0.007978227" calcext:value-type="float">
            <text:p>0.007978227</text:p>
          </table:table-cell>
          <table:table-cell office:value-type="float" office:value="0.009471046" calcext:value-type="float">
            <text:p>0.009471046</text:p>
          </table:table-cell>
          <table:table-cell office:value-type="float" office:value="0.008562728" calcext:value-type="float">
            <text:p>0.008562728</text:p>
          </table:table-cell>
          <table:table-cell/>
          <table:table-cell office:value-type="float" office:value="26.873151734" calcext:value-type="float">
            <text:p>26.873151734</text:p>
          </table:table-cell>
          <table:table-cell office:value-type="float" office:value="26.909933706" calcext:value-type="float">
            <text:p>26.909933706</text:p>
          </table:table-cell>
          <table:table-cell office:value-type="float" office:value="26.887553543" calcext:value-type="float">
            <text:p>26.887553543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1 16:45:45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09445144" calcext:value-type="float">
            <text:p>1.209445144</text:p>
          </table:table-cell>
          <table:table-cell office:value-type="float" office:value="1.19186952" calcext:value-type="float">
            <text:p>1.19186952</text:p>
          </table:table-cell>
          <table:table-cell office:value-type="float" office:value="1.309252537" calcext:value-type="float">
            <text:p>1.309252537</text:p>
          </table:table-cell>
          <table:table-cell/>
          <table:table-cell office:value-type="float" office:value="0.009881088" calcext:value-type="float">
            <text:p>0.009881088</text:p>
          </table:table-cell>
          <table:table-cell office:value-type="float" office:value="0.009737496" calcext:value-type="float">
            <text:p>0.009737496</text:p>
          </table:table-cell>
          <table:table-cell office:value-type="float" office:value="0.010696508" calcext:value-type="float">
            <text:p>0.010696508</text:p>
          </table:table-cell>
          <table:table-cell/>
          <table:table-cell office:value-type="float" office:value="0.008785271" calcext:value-type="float">
            <text:p>0.008785271</text:p>
          </table:table-cell>
          <table:table-cell office:value-type="float" office:value="0.008641679" calcext:value-type="float">
            <text:p>0.008641679</text:p>
          </table:table-cell>
          <table:table-cell office:value-type="float" office:value="0.009600691" calcext:value-type="float">
            <text:p>0.009600691</text:p>
          </table:table-cell>
          <table:table-cell/>
          <table:table-cell office:value-type="float" office:value="26.898090006" calcext:value-type="float">
            <text:p>26.898090006</text:p>
          </table:table-cell>
          <table:table-cell office:value-type="float" office:value="26.894552026" calcext:value-type="float">
            <text:p>26.894552026</text:p>
          </table:table-cell>
          <table:table-cell office:value-type="float" office:value="26.918181068" calcext:value-type="float">
            <text:p>26.918181068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1 16:45:46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284322892" calcext:value-type="float">
            <text:p>1.284322892</text:p>
          </table:table-cell>
          <table:table-cell office:value-type="float" office:value="1.113983526" calcext:value-type="float">
            <text:p>1.113983526</text:p>
          </table:table-cell>
          <table:table-cell office:value-type="float" office:value="1.263509543" calcext:value-type="float">
            <text:p>1.263509543</text:p>
          </table:table-cell>
          <table:table-cell/>
          <table:table-cell office:value-type="float" office:value="0.010492834" calcext:value-type="float">
            <text:p>0.010492834</text:p>
          </table:table-cell>
          <table:table-cell office:value-type="float" office:value="0.009101173" calcext:value-type="float">
            <text:p>0.009101173</text:p>
          </table:table-cell>
          <table:table-cell office:value-type="float" office:value="0.01032279" calcext:value-type="float">
            <text:p>0.01032279</text:p>
          </table:table-cell>
          <table:table-cell/>
          <table:table-cell office:value-type="float" office:value="0.009397017" calcext:value-type="float">
            <text:p>0.009397017</text:p>
          </table:table-cell>
          <table:table-cell office:value-type="float" office:value="0.008005356" calcext:value-type="float">
            <text:p>0.008005356</text:p>
          </table:table-cell>
          <table:table-cell office:value-type="float" office:value="0.009226974" calcext:value-type="float">
            <text:p>0.009226974</text:p>
          </table:table-cell>
          <table:table-cell/>
          <table:table-cell office:value-type="float" office:value="26.908109723" calcext:value-type="float">
            <text:p>26.908109723</text:p>
          </table:table-cell>
          <table:table-cell office:value-type="float" office:value="26.873820181" calcext:value-type="float">
            <text:p>26.873820181</text:p>
          </table:table-cell>
          <table:table-cell office:value-type="float" office:value="26.903920023" calcext:value-type="float">
            <text:p>26.903920023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1 16:45:47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28513864" calcext:value-type="float">
            <text:p>1.228513864</text:p>
          </table:table-cell>
          <table:table-cell office:value-type="float" office:value="1.164770265" calcext:value-type="float">
            <text:p>1.164770265</text:p>
          </table:table-cell>
          <table:table-cell office:value-type="float" office:value="1.134712235" calcext:value-type="float">
            <text:p>1.134712235</text:p>
          </table:table-cell>
          <table:table-cell/>
          <table:table-cell office:value-type="float" office:value="0.010036878" calcext:value-type="float">
            <text:p>0.010036878</text:p>
          </table:table-cell>
          <table:table-cell office:value-type="float" office:value="0.009516097" calcext:value-type="float">
            <text:p>0.009516097</text:p>
          </table:table-cell>
          <table:table-cell office:value-type="float" office:value="0.009270525" calcext:value-type="float">
            <text:p>0.009270525</text:p>
          </table:table-cell>
          <table:table-cell/>
          <table:table-cell office:value-type="float" office:value="0.008941061" calcext:value-type="float">
            <text:p>0.008941061</text:p>
          </table:table-cell>
          <table:table-cell office:value-type="float" office:value="0.00842028" calcext:value-type="float">
            <text:p>0.00842028</text:p>
          </table:table-cell>
          <table:table-cell office:value-type="float" office:value="0.008174708" calcext:value-type="float">
            <text:p>0.008174708</text:p>
          </table:table-cell>
          <table:table-cell/>
          <table:table-cell office:value-type="float" office:value="26.891822274" calcext:value-type="float">
            <text:p>26.891822274</text:p>
          </table:table-cell>
          <table:table-cell office:value-type="float" office:value="26.87899054" calcext:value-type="float">
            <text:p>26.87899054</text:p>
          </table:table-cell>
          <table:table-cell office:value-type="float" office:value="26.872939739" calcext:value-type="float">
            <text:p>26.872939739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1 16:45:49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25711337" calcext:value-type="float">
            <text:p>1.125711337</text:p>
          </table:table-cell>
          <table:table-cell office:value-type="float" office:value="1.263907106" calcext:value-type="float">
            <text:p>1.263907106</text:p>
          </table:table-cell>
          <table:table-cell office:value-type="float" office:value="1.097398531" calcext:value-type="float">
            <text:p>1.097398531</text:p>
          </table:table-cell>
          <table:table-cell/>
          <table:table-cell office:value-type="float" office:value="0.009196988" calcext:value-type="float">
            <text:p>0.009196988</text:p>
          </table:table-cell>
          <table:table-cell office:value-type="float" office:value="0.010326038" calcext:value-type="float">
            <text:p>0.010326038</text:p>
          </table:table-cell>
          <table:table-cell office:value-type="float" office:value="0.008965674" calcext:value-type="float">
            <text:p>0.008965674</text:p>
          </table:table-cell>
          <table:table-cell/>
          <table:table-cell office:value-type="float" office:value="0.008101171" calcext:value-type="float">
            <text:p>0.008101171</text:p>
          </table:table-cell>
          <table:table-cell office:value-type="float" office:value="0.009230222" calcext:value-type="float">
            <text:p>0.009230222</text:p>
          </table:table-cell>
          <table:table-cell office:value-type="float" office:value="0.007869858" calcext:value-type="float">
            <text:p>0.007869858</text:p>
          </table:table-cell>
          <table:table-cell/>
          <table:table-cell office:value-type="float" office:value="26.876181038" calcext:value-type="float">
            <text:p>26.876181038</text:p>
          </table:table-cell>
          <table:table-cell office:value-type="float" office:value="26.904000052" calcext:value-type="float">
            <text:p>26.904000052</text:p>
          </table:table-cell>
          <table:table-cell office:value-type="float" office:value="26.870481544" calcext:value-type="float">
            <text:p>26.870481544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1 16:45:50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08210815" calcext:value-type="float">
            <text:p>1.108210815</text:p>
          </table:table-cell>
          <table:table-cell office:value-type="float" office:value="1.294239318" calcext:value-type="float">
            <text:p>1.294239318</text:p>
          </table:table-cell>
          <table:table-cell office:value-type="float" office:value="1.108574999" calcext:value-type="float">
            <text:p>1.108574999</text:p>
          </table:table-cell>
          <table:table-cell/>
          <table:table-cell office:value-type="float" office:value="0.00905401" calcext:value-type="float">
            <text:p>0.00905401</text:p>
          </table:table-cell>
          <table:table-cell office:value-type="float" office:value="0.010573851" calcext:value-type="float">
            <text:p>0.010573851</text:p>
          </table:table-cell>
          <table:table-cell office:value-type="float" office:value="0.009056985" calcext:value-type="float">
            <text:p>0.009056985</text:p>
          </table:table-cell>
          <table:table-cell/>
          <table:table-cell office:value-type="float" office:value="0.007958193" calcext:value-type="float">
            <text:p>0.007958193</text:p>
          </table:table-cell>
          <table:table-cell office:value-type="float" office:value="0.009478034" calcext:value-type="float">
            <text:p>0.009478034</text:p>
          </table:table-cell>
          <table:table-cell office:value-type="float" office:value="0.007961169" calcext:value-type="float">
            <text:p>0.007961169</text:p>
          </table:table-cell>
          <table:table-cell/>
          <table:table-cell office:value-type="float" office:value="26.867604871" calcext:value-type="float">
            <text:p>26.867604871</text:p>
          </table:table-cell>
          <table:table-cell office:value-type="float" office:value="26.90505281" calcext:value-type="float">
            <text:p>26.90505281</text:p>
          </table:table-cell>
          <table:table-cell office:value-type="float" office:value="26.867678184" calcext:value-type="float">
            <text:p>26.867678184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1 16:45:51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33185164" calcext:value-type="float">
            <text:p>1.133185164</text:p>
          </table:table-cell>
          <table:table-cell office:value-type="float" office:value="1.292667543" calcext:value-type="float">
            <text:p>1.292667543</text:p>
          </table:table-cell>
          <table:table-cell office:value-type="float" office:value="1.140625017" calcext:value-type="float">
            <text:p>1.140625017</text:p>
          </table:table-cell>
          <table:table-cell/>
          <table:table-cell office:value-type="float" office:value="0.009258049" calcext:value-type="float">
            <text:p>0.009258049</text:p>
          </table:table-cell>
          <table:table-cell office:value-type="float" office:value="0.010561009" calcext:value-type="float">
            <text:p>0.010561009</text:p>
          </table:table-cell>
          <table:table-cell office:value-type="float" office:value="0.009318832" calcext:value-type="float">
            <text:p>0.009318832</text:p>
          </table:table-cell>
          <table:table-cell/>
          <table:table-cell office:value-type="float" office:value="0.008162232" calcext:value-type="float">
            <text:p>0.008162232</text:p>
          </table:table-cell>
          <table:table-cell office:value-type="float" office:value="0.009465193" calcext:value-type="float">
            <text:p>0.009465193</text:p>
          </table:table-cell>
          <table:table-cell office:value-type="float" office:value="0.008223015" calcext:value-type="float">
            <text:p>0.008223015</text:p>
          </table:table-cell>
          <table:table-cell/>
          <table:table-cell office:value-type="float" office:value="26.872632333" calcext:value-type="float">
            <text:p>26.872632333</text:p>
          </table:table-cell>
          <table:table-cell office:value-type="float" office:value="26.904736413" calcext:value-type="float">
            <text:p>26.904736413</text:p>
          </table:table-cell>
          <table:table-cell office:value-type="float" office:value="26.874130008" calcext:value-type="float">
            <text:p>26.874130008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1 16:45:52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66918417" calcext:value-type="float">
            <text:p>1.166918417</text:p>
          </table:table-cell>
          <table:table-cell office:value-type="float" office:value="1.230831293" calcext:value-type="float">
            <text:p>1.230831293</text:p>
          </table:table-cell>
          <table:table-cell office:value-type="float" office:value="1.304220117" calcext:value-type="float">
            <text:p>1.304220117</text:p>
          </table:table-cell>
          <table:table-cell/>
          <table:table-cell office:value-type="float" office:value="0.009533647" calcext:value-type="float">
            <text:p>0.009533647</text:p>
          </table:table-cell>
          <table:table-cell office:value-type="float" office:value="0.010055811" calcext:value-type="float">
            <text:p>0.010055811</text:p>
          </table:table-cell>
          <table:table-cell office:value-type="float" office:value="0.010655393" calcext:value-type="float">
            <text:p>0.010655393</text:p>
          </table:table-cell>
          <table:table-cell/>
          <table:table-cell office:value-type="float" office:value="0.008437831" calcext:value-type="float">
            <text:p>0.008437831</text:p>
          </table:table-cell>
          <table:table-cell office:value-type="float" office:value="0.008959995" calcext:value-type="float">
            <text:p>0.008959995</text:p>
          </table:table-cell>
          <table:table-cell office:value-type="float" office:value="0.009559577" calcext:value-type="float">
            <text:p>0.009559577</text:p>
          </table:table-cell>
          <table:table-cell/>
          <table:table-cell office:value-type="float" office:value="26.87942297" calcext:value-type="float">
            <text:p>26.87942297</text:p>
          </table:table-cell>
          <table:table-cell office:value-type="float" office:value="26.892288775" calcext:value-type="float">
            <text:p>26.892288775</text:p>
          </table:table-cell>
          <table:table-cell office:value-type="float" office:value="26.907061931" calcext:value-type="float">
            <text:p>26.907061931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1 16:45:53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281685982" calcext:value-type="float">
            <text:p>1.281685982</text:p>
          </table:table-cell>
          <table:table-cell office:value-type="float" office:value="1.129505173" calcext:value-type="float">
            <text:p>1.129505173</text:p>
          </table:table-cell>
          <table:table-cell office:value-type="float" office:value="1.309545196" calcext:value-type="float">
            <text:p>1.309545196</text:p>
          </table:table-cell>
          <table:table-cell/>
          <table:table-cell office:value-type="float" office:value="0.010471291" calcext:value-type="float">
            <text:p>0.010471291</text:p>
          </table:table-cell>
          <table:table-cell office:value-type="float" office:value="0.009227983" calcext:value-type="float">
            <text:p>0.009227983</text:p>
          </table:table-cell>
          <table:table-cell office:value-type="float" office:value="0.010698899" calcext:value-type="float">
            <text:p>0.010698899</text:p>
          </table:table-cell>
          <table:table-cell/>
          <table:table-cell office:value-type="float" office:value="0.009375474" calcext:value-type="float">
            <text:p>0.009375474</text:p>
          </table:table-cell>
          <table:table-cell office:value-type="float" office:value="0.008132167" calcext:value-type="float">
            <text:p>0.008132167</text:p>
          </table:table-cell>
          <table:table-cell office:value-type="float" office:value="0.009603082" calcext:value-type="float">
            <text:p>0.009603082</text:p>
          </table:table-cell>
          <table:table-cell/>
          <table:table-cell office:value-type="float" office:value="26.907578918" calcext:value-type="float">
            <text:p>26.907578918</text:p>
          </table:table-cell>
          <table:table-cell office:value-type="float" office:value="26.876944752" calcext:value-type="float">
            <text:p>26.876944752</text:p>
          </table:table-cell>
          <table:table-cell office:value-type="float" office:value="26.91318692" calcext:value-type="float">
            <text:p>26.91318692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1 16:45:55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70401033" calcext:value-type="float">
            <text:p>1.270401033</text:p>
          </table:table-cell>
          <table:table-cell office:value-type="float" office:value="1.104794276" calcext:value-type="float">
            <text:p>1.104794276</text:p>
          </table:table-cell>
          <table:table-cell office:value-type="float" office:value="1.227973846" calcext:value-type="float">
            <text:p>1.227973846</text:p>
          </table:table-cell>
          <table:table-cell/>
          <table:table-cell office:value-type="float" office:value="0.010379093" calcext:value-type="float">
            <text:p>0.010379093</text:p>
          </table:table-cell>
          <table:table-cell office:value-type="float" office:value="0.009026097" calcext:value-type="float">
            <text:p>0.009026097</text:p>
          </table:table-cell>
          <table:table-cell office:value-type="float" office:value="0.010032466" calcext:value-type="float">
            <text:p>0.010032466</text:p>
          </table:table-cell>
          <table:table-cell/>
          <table:table-cell office:value-type="float" office:value="0.009283277" calcext:value-type="float">
            <text:p>0.009283277</text:p>
          </table:table-cell>
          <table:table-cell office:value-type="float" office:value="0.00793028" calcext:value-type="float">
            <text:p>0.00793028</text:p>
          </table:table-cell>
          <table:table-cell office:value-type="float" office:value="0.008936649" calcext:value-type="float">
            <text:p>0.008936649</text:p>
          </table:table-cell>
          <table:table-cell/>
          <table:table-cell office:value-type="float" office:value="26.90025418" calcext:value-type="float">
            <text:p>26.90025418</text:p>
          </table:table-cell>
          <table:table-cell office:value-type="float" office:value="26.866917103" calcext:value-type="float">
            <text:p>26.866917103</text:p>
          </table:table-cell>
          <table:table-cell office:value-type="float" office:value="26.891713568" calcext:value-type="float">
            <text:p>26.891713568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1 16:45:56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251704842" calcext:value-type="float">
            <text:p>1.251704842</text:p>
          </table:table-cell>
          <table:table-cell office:value-type="float" office:value="1.10356344" calcext:value-type="float">
            <text:p>1.10356344</text:p>
          </table:table-cell>
          <table:table-cell office:value-type="float" office:value="1.199804091" calcext:value-type="float">
            <text:p>1.199804091</text:p>
          </table:table-cell>
          <table:table-cell/>
          <table:table-cell office:value-type="float" office:value="0.010226347" calcext:value-type="float">
            <text:p>0.010226347</text:p>
          </table:table-cell>
          <table:table-cell office:value-type="float" office:value="0.009016041" calcext:value-type="float">
            <text:p>0.009016041</text:p>
          </table:table-cell>
          <table:table-cell office:value-type="float" office:value="0.009802321" calcext:value-type="float">
            <text:p>0.009802321</text:p>
          </table:table-cell>
          <table:table-cell/>
          <table:table-cell office:value-type="float" office:value="0.00913053" calcext:value-type="float">
            <text:p>0.00913053</text:p>
          </table:table-cell>
          <table:table-cell office:value-type="float" office:value="0.007920225" calcext:value-type="float">
            <text:p>0.007920225</text:p>
          </table:table-cell>
          <table:table-cell office:value-type="float" office:value="0.008706504" calcext:value-type="float">
            <text:p>0.008706504</text:p>
          </table:table-cell>
          <table:table-cell/>
          <table:table-cell office:value-type="float" office:value="26.901543746" calcext:value-type="float">
            <text:p>26.901543746</text:p>
          </table:table-cell>
          <table:table-cell office:value-type="float" office:value="26.87172257" calcext:value-type="float">
            <text:p>26.87172257</text:p>
          </table:table-cell>
          <table:table-cell office:value-type="float" office:value="26.891096104" calcext:value-type="float">
            <text:p>26.891096104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1 16:45:57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32344059" calcext:value-type="float">
            <text:p>1.232344059</text:p>
          </table:table-cell>
          <table:table-cell office:value-type="float" office:value="1.196100258" calcext:value-type="float">
            <text:p>1.196100258</text:p>
          </table:table-cell>
          <table:table-cell office:value-type="float" office:value="1.090974938" calcext:value-type="float">
            <text:p>1.090974938</text:p>
          </table:table-cell>
          <table:table-cell/>
          <table:table-cell office:value-type="float" office:value="0.01006817" calcext:value-type="float">
            <text:p>0.01006817</text:p>
          </table:table-cell>
          <table:table-cell office:value-type="float" office:value="0.009772061" calcext:value-type="float">
            <text:p>0.009772061</text:p>
          </table:table-cell>
          <table:table-cell office:value-type="float" office:value="0.008913194" calcext:value-type="float">
            <text:p>0.008913194</text:p>
          </table:table-cell>
          <table:table-cell/>
          <table:table-cell office:value-type="float" office:value="0.008972354" calcext:value-type="float">
            <text:p>0.008972354</text:p>
          </table:table-cell>
          <table:table-cell office:value-type="float" office:value="0.008676244" calcext:value-type="float">
            <text:p>0.008676244</text:p>
          </table:table-cell>
          <table:table-cell office:value-type="float" office:value="0.007817377" calcext:value-type="float">
            <text:p>0.007817377</text:p>
          </table:table-cell>
          <table:table-cell/>
          <table:table-cell office:value-type="float" office:value="26.892593296" calcext:value-type="float">
            <text:p>26.892593296</text:p>
          </table:table-cell>
          <table:table-cell office:value-type="float" office:value="26.885297358" calcext:value-type="float">
            <text:p>26.885297358</text:p>
          </table:table-cell>
          <table:table-cell office:value-type="float" office:value="26.86413519" calcext:value-type="float">
            <text:p>26.86413519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1 16:45:58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04426516" calcext:value-type="float">
            <text:p>1.104426516</text:p>
          </table:table-cell>
          <table:table-cell office:value-type="float" office:value="1.295383131" calcext:value-type="float">
            <text:p>1.295383131</text:p>
          </table:table-cell>
          <table:table-cell office:value-type="float" office:value="1.158964176" calcext:value-type="float">
            <text:p>1.158964176</text:p>
          </table:table-cell>
          <table:table-cell/>
          <table:table-cell office:value-type="float" office:value="0.009023092" calcext:value-type="float">
            <text:p>0.009023092</text:p>
          </table:table-cell>
          <table:table-cell office:value-type="float" office:value="0.010583196" calcext:value-type="float">
            <text:p>0.010583196</text:p>
          </table:table-cell>
          <table:table-cell office:value-type="float" office:value="0.009468662" calcext:value-type="float">
            <text:p>0.009468662</text:p>
          </table:table-cell>
          <table:table-cell/>
          <table:table-cell office:value-type="float" office:value="0.007927276" calcext:value-type="float">
            <text:p>0.007927276</text:p>
          </table:table-cell>
          <table:table-cell office:value-type="float" office:value="0.009487379" calcext:value-type="float">
            <text:p>0.009487379</text:p>
          </table:table-cell>
          <table:table-cell office:value-type="float" office:value="0.008372845" calcext:value-type="float">
            <text:p>0.008372845</text:p>
          </table:table-cell>
          <table:table-cell/>
          <table:table-cell office:value-type="float" office:value="26.871896312" calcext:value-type="float">
            <text:p>26.871896312</text:p>
          </table:table-cell>
          <table:table-cell office:value-type="float" office:value="26.910336129" calcext:value-type="float">
            <text:p>26.910336129</text:p>
          </table:table-cell>
          <table:table-cell office:value-type="float" office:value="26.882874946" calcext:value-type="float">
            <text:p>26.88287494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1 16:46:00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56943578" calcext:value-type="float">
            <text:p>1.156943578</text:p>
          </table:table-cell>
          <table:table-cell office:value-type="float" office:value="1.264273675" calcext:value-type="float">
            <text:p>1.264273675</text:p>
          </table:table-cell>
          <table:table-cell office:value-type="float" office:value="1.264553221" calcext:value-type="float">
            <text:p>1.264553221</text:p>
          </table:table-cell>
          <table:table-cell/>
          <table:table-cell office:value-type="float" office:value="0.009452153" calcext:value-type="float">
            <text:p>0.009452153</text:p>
          </table:table-cell>
          <table:table-cell office:value-type="float" office:value="0.010329033" calcext:value-type="float">
            <text:p>0.010329033</text:p>
          </table:table-cell>
          <table:table-cell office:value-type="float" office:value="0.010331317" calcext:value-type="float">
            <text:p>0.010331317</text:p>
          </table:table-cell>
          <table:table-cell/>
          <table:table-cell office:value-type="float" office:value="0.008356337" calcext:value-type="float">
            <text:p>0.008356337</text:p>
          </table:table-cell>
          <table:table-cell office:value-type="float" office:value="0.009233217" calcext:value-type="float">
            <text:p>0.009233217</text:p>
          </table:table-cell>
          <table:table-cell office:value-type="float" office:value="0.009235501" calcext:value-type="float">
            <text:p>0.009235501</text:p>
          </table:table-cell>
          <table:table-cell/>
          <table:table-cell office:value-type="float" office:value="26.882468194" calcext:value-type="float">
            <text:p>26.882468194</text:p>
          </table:table-cell>
          <table:table-cell office:value-type="float" office:value="26.904073842" calcext:value-type="float">
            <text:p>26.904073842</text:p>
          </table:table-cell>
          <table:table-cell office:value-type="float" office:value="26.904130115" calcext:value-type="float">
            <text:p>26.904130115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1 16:46:01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67189535" calcext:value-type="float">
            <text:p>1.267189535</text:p>
          </table:table-cell>
          <table:table-cell office:value-type="float" office:value="1.157136697" calcext:value-type="float">
            <text:p>1.157136697</text:p>
          </table:table-cell>
          <table:table-cell office:value-type="float" office:value="1.315993824" calcext:value-type="float">
            <text:p>1.315993824</text:p>
          </table:table-cell>
          <table:table-cell/>
          <table:table-cell office:value-type="float" office:value="0.010352856" calcext:value-type="float">
            <text:p>0.010352856</text:p>
          </table:table-cell>
          <table:table-cell office:value-type="float" office:value="0.009453731" calcext:value-type="float">
            <text:p>0.009453731</text:p>
          </table:table-cell>
          <table:table-cell office:value-type="float" office:value="0.010751584" calcext:value-type="float">
            <text:p>0.010751584</text:p>
          </table:table-cell>
          <table:table-cell/>
          <table:table-cell office:value-type="float" office:value="0.009257039" calcext:value-type="float">
            <text:p>0.009257039</text:p>
          </table:table-cell>
          <table:table-cell office:value-type="float" office:value="0.008357915" calcext:value-type="float">
            <text:p>0.008357915</text:p>
          </table:table-cell>
          <table:table-cell office:value-type="float" office:value="0.009655767" calcext:value-type="float">
            <text:p>0.009655767</text:p>
          </table:table-cell>
          <table:table-cell/>
          <table:table-cell office:value-type="float" office:value="26.899607706" calcext:value-type="float">
            <text:p>26.899607706</text:p>
          </table:table-cell>
          <table:table-cell office:value-type="float" office:value="26.877453875" calcext:value-type="float">
            <text:p>26.877453875</text:p>
          </table:table-cell>
          <table:table-cell office:value-type="float" office:value="26.909431959" calcext:value-type="float">
            <text:p>26.909431959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1 16:46:02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285562669" calcext:value-type="float">
            <text:p>1.285562669</text:p>
          </table:table-cell>
          <table:table-cell office:value-type="float" office:value="1.115328803" calcext:value-type="float">
            <text:p>1.115328803</text:p>
          </table:table-cell>
          <table:table-cell office:value-type="float" office:value="1.295034444" calcext:value-type="float">
            <text:p>1.295034444</text:p>
          </table:table-cell>
          <table:table-cell/>
          <table:table-cell office:value-type="float" office:value="0.010502963" calcext:value-type="float">
            <text:p>0.010502963</text:p>
          </table:table-cell>
          <table:table-cell office:value-type="float" office:value="0.009112163" calcext:value-type="float">
            <text:p>0.009112163</text:p>
          </table:table-cell>
          <table:table-cell office:value-type="float" office:value="0.010580347" calcext:value-type="float">
            <text:p>0.010580347</text:p>
          </table:table-cell>
          <table:table-cell/>
          <table:table-cell office:value-type="float" office:value="0.009407146" calcext:value-type="float">
            <text:p>0.009407146</text:p>
          </table:table-cell>
          <table:table-cell office:value-type="float" office:value="0.008016347" calcext:value-type="float">
            <text:p>0.008016347</text:p>
          </table:table-cell>
          <table:table-cell office:value-type="float" office:value="0.00948453" calcext:value-type="float">
            <text:p>0.00948453</text:p>
          </table:table-cell>
          <table:table-cell/>
          <table:table-cell office:value-type="float" office:value="26.908359288" calcext:value-type="float">
            <text:p>26.908359288</text:p>
          </table:table-cell>
          <table:table-cell office:value-type="float" office:value="26.874090991" calcext:value-type="float">
            <text:p>26.874090991</text:p>
          </table:table-cell>
          <table:table-cell office:value-type="float" office:value="26.910265939" calcext:value-type="float">
            <text:p>26.910265939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1 16:46:03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73213777" calcext:value-type="float">
            <text:p>1.273213777</text:p>
          </table:table-cell>
          <table:table-cell office:value-type="float" office:value="1.109754575" calcext:value-type="float">
            <text:p>1.109754575</text:p>
          </table:table-cell>
          <table:table-cell office:value-type="float" office:value="1.296444094" calcext:value-type="float">
            <text:p>1.296444094</text:p>
          </table:table-cell>
          <table:table-cell/>
          <table:table-cell office:value-type="float" office:value="0.010402073" calcext:value-type="float">
            <text:p>0.010402073</text:p>
          </table:table-cell>
          <table:table-cell office:value-type="float" office:value="0.009066622" calcext:value-type="float">
            <text:p>0.009066622</text:p>
          </table:table-cell>
          <table:table-cell office:value-type="float" office:value="0.010591864" calcext:value-type="float">
            <text:p>0.010591864</text:p>
          </table:table-cell>
          <table:table-cell/>
          <table:table-cell office:value-type="float" office:value="0.009306257" calcext:value-type="float">
            <text:p>0.009306257</text:p>
          </table:table-cell>
          <table:table-cell office:value-type="float" office:value="0.007970806" calcext:value-type="float">
            <text:p>0.007970806</text:p>
          </table:table-cell>
          <table:table-cell office:value-type="float" office:value="0.009496047" calcext:value-type="float">
            <text:p>0.009496047</text:p>
          </table:table-cell>
          <table:table-cell/>
          <table:table-cell office:value-type="float" office:value="26.900820384" calcext:value-type="float">
            <text:p>26.900820384</text:p>
          </table:table-cell>
          <table:table-cell office:value-type="float" office:value="26.867915639" calcext:value-type="float">
            <text:p>26.867915639</text:p>
          </table:table-cell>
          <table:table-cell office:value-type="float" office:value="26.905496628" calcext:value-type="float">
            <text:p>26.90549662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1 16:46:04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39299326" calcext:value-type="float">
            <text:p>1.239299326</text:p>
          </table:table-cell>
          <table:table-cell office:value-type="float" office:value="1.128518716" calcext:value-type="float">
            <text:p>1.128518716</text:p>
          </table:table-cell>
          <table:table-cell office:value-type="float" office:value="1.292542969" calcext:value-type="float">
            <text:p>1.292542969</text:p>
          </table:table-cell>
          <table:table-cell/>
          <table:table-cell office:value-type="float" office:value="0.010124994" calcext:value-type="float">
            <text:p>0.010124994</text:p>
          </table:table-cell>
          <table:table-cell office:value-type="float" office:value="0.009219924" calcext:value-type="float">
            <text:p>0.009219924</text:p>
          </table:table-cell>
          <table:table-cell office:value-type="float" office:value="0.010559992" calcext:value-type="float">
            <text:p>0.010559992</text:p>
          </table:table-cell>
          <table:table-cell/>
          <table:table-cell office:value-type="float" office:value="0.009029178" calcext:value-type="float">
            <text:p>0.009029178</text:p>
          </table:table-cell>
          <table:table-cell office:value-type="float" office:value="0.008124108" calcext:value-type="float">
            <text:p>0.008124108</text:p>
          </table:table-cell>
          <table:table-cell office:value-type="float" office:value="0.009464175" calcext:value-type="float">
            <text:p>0.009464175</text:p>
          </table:table-cell>
          <table:table-cell/>
          <table:table-cell office:value-type="float" office:value="26.90409964" calcext:value-type="float">
            <text:p>26.90409964</text:p>
          </table:table-cell>
          <table:table-cell office:value-type="float" office:value="26.881799394" calcext:value-type="float">
            <text:p>26.881799394</text:p>
          </table:table-cell>
          <table:table-cell office:value-type="float" office:value="26.914817484" calcext:value-type="float">
            <text:p>26.914817484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1 16:46:06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55717427" calcext:value-type="float">
            <text:p>1.255717427</text:p>
          </table:table-cell>
          <table:table-cell office:value-type="float" office:value="1.113501324" calcext:value-type="float">
            <text:p>1.113501324</text:p>
          </table:table-cell>
          <table:table-cell office:value-type="float" office:value="1.134730713" calcext:value-type="float">
            <text:p>1.134730713</text:p>
          </table:table-cell>
          <table:table-cell/>
          <table:table-cell office:value-type="float" office:value="0.010259129" calcext:value-type="float">
            <text:p>0.010259129</text:p>
          </table:table-cell>
          <table:table-cell office:value-type="float" office:value="0.009097233" calcext:value-type="float">
            <text:p>0.009097233</text:p>
          </table:table-cell>
          <table:table-cell office:value-type="float" office:value="0.009270676" calcext:value-type="float">
            <text:p>0.009270676</text:p>
          </table:table-cell>
          <table:table-cell/>
          <table:table-cell office:value-type="float" office:value="0.009163313" calcext:value-type="float">
            <text:p>0.009163313</text:p>
          </table:table-cell>
          <table:table-cell office:value-type="float" office:value="0.008001416" calcext:value-type="float">
            <text:p>0.008001416</text:p>
          </table:table-cell>
          <table:table-cell office:value-type="float" office:value="0.008174859" calcext:value-type="float">
            <text:p>0.008174859</text:p>
          </table:table-cell>
          <table:table-cell/>
          <table:table-cell office:value-type="float" office:value="26.907404583" calcext:value-type="float">
            <text:p>26.907404583</text:p>
          </table:table-cell>
          <table:table-cell office:value-type="float" office:value="26.878776344" calcext:value-type="float">
            <text:p>26.878776344</text:p>
          </table:table-cell>
          <table:table-cell office:value-type="float" office:value="26.883049886" calcext:value-type="float">
            <text:p>26.883049886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1 16:46:07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34992377" calcext:value-type="float">
            <text:p>1.134992377</text:p>
          </table:table-cell>
          <table:table-cell office:value-type="float" office:value="1.255405695" calcext:value-type="float">
            <text:p>1.255405695</text:p>
          </table:table-cell>
          <table:table-cell office:value-type="float" office:value="1.089242231" calcext:value-type="float">
            <text:p>1.089242231</text:p>
          </table:table-cell>
          <table:table-cell/>
          <table:table-cell office:value-type="float" office:value="0.009272814" calcext:value-type="float">
            <text:p>0.009272814</text:p>
          </table:table-cell>
          <table:table-cell office:value-type="float" office:value="0.010256582" calcext:value-type="float">
            <text:p>0.010256582</text:p>
          </table:table-cell>
          <table:table-cell office:value-type="float" office:value="0.008899038" calcext:value-type="float">
            <text:p>0.008899038</text:p>
          </table:table-cell>
          <table:table-cell/>
          <table:table-cell office:value-type="float" office:value="0.008176997" calcext:value-type="float">
            <text:p>0.008176997</text:p>
          </table:table-cell>
          <table:table-cell office:value-type="float" office:value="0.009160766" calcext:value-type="float">
            <text:p>0.009160766</text:p>
          </table:table-cell>
          <table:table-cell office:value-type="float" office:value="0.007803221" calcext:value-type="float">
            <text:p>0.007803221</text:p>
          </table:table-cell>
          <table:table-cell/>
          <table:table-cell office:value-type="float" office:value="26.872996133" calcext:value-type="float">
            <text:p>26.872996133</text:p>
          </table:table-cell>
          <table:table-cell office:value-type="float" office:value="26.897235619" calcext:value-type="float">
            <text:p>26.897235619</text:p>
          </table:table-cell>
          <table:table-cell office:value-type="float" office:value="26.863786386" calcext:value-type="float">
            <text:p>26.863786386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1 16:46:08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17744579" calcext:value-type="float">
            <text:p>1.117744579</text:p>
          </table:table-cell>
          <table:table-cell office:value-type="float" office:value="1.304532445" calcext:value-type="float">
            <text:p>1.304532445</text:p>
          </table:table-cell>
          <table:table-cell office:value-type="float" office:value="1.16214468" calcext:value-type="float">
            <text:p>1.16214468</text:p>
          </table:table-cell>
          <table:table-cell/>
          <table:table-cell office:value-type="float" office:value="0.0091319" calcext:value-type="float">
            <text:p>0.0091319</text:p>
          </table:table-cell>
          <table:table-cell office:value-type="float" office:value="0.010657945" calcext:value-type="float">
            <text:p>0.010657945</text:p>
          </table:table-cell>
          <table:table-cell office:value-type="float" office:value="0.009494646" calcext:value-type="float">
            <text:p>0.009494646</text:p>
          </table:table-cell>
          <table:table-cell/>
          <table:table-cell office:value-type="float" office:value="0.008036084" calcext:value-type="float">
            <text:p>0.008036084</text:p>
          </table:table-cell>
          <table:table-cell office:value-type="float" office:value="0.009562128" calcext:value-type="float">
            <text:p>0.009562128</text:p>
          </table:table-cell>
          <table:table-cell office:value-type="float" office:value="0.008398829" calcext:value-type="float">
            <text:p>0.008398829</text:p>
          </table:table-cell>
          <table:table-cell/>
          <table:table-cell office:value-type="float" office:value="26.874577297" calcext:value-type="float">
            <text:p>26.874577297</text:p>
          </table:table-cell>
          <table:table-cell office:value-type="float" office:value="26.912177865" calcext:value-type="float">
            <text:p>26.912177865</text:p>
          </table:table-cell>
          <table:table-cell office:value-type="float" office:value="26.88351519" calcext:value-type="float">
            <text:p>26.88351519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1 16:46:09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68959876" calcext:value-type="float">
            <text:p>1.168959876</text:p>
          </table:table-cell>
          <table:table-cell office:value-type="float" office:value="1.24421969" calcext:value-type="float">
            <text:p>1.24421969</text:p>
          </table:table-cell>
          <table:table-cell office:value-type="float" office:value="1.281937514" calcext:value-type="float">
            <text:p>1.281937514</text:p>
          </table:table-cell>
          <table:table-cell/>
          <table:table-cell office:value-type="float" office:value="0.009550326" calcext:value-type="float">
            <text:p>0.009550326</text:p>
          </table:table-cell>
          <table:table-cell office:value-type="float" office:value="0.010165194" calcext:value-type="float">
            <text:p>0.010165194</text:p>
          </table:table-cell>
          <table:table-cell office:value-type="float" office:value="0.010473346" calcext:value-type="float">
            <text:p>0.010473346</text:p>
          </table:table-cell>
          <table:table-cell/>
          <table:table-cell office:value-type="float" office:value="0.008454509" calcext:value-type="float">
            <text:p>0.008454509</text:p>
          </table:table-cell>
          <table:table-cell office:value-type="float" office:value="0.009069377" calcext:value-type="float">
            <text:p>0.009069377</text:p>
          </table:table-cell>
          <table:table-cell office:value-type="float" office:value="0.009377529" calcext:value-type="float">
            <text:p>0.009377529</text:p>
          </table:table-cell>
          <table:table-cell/>
          <table:table-cell office:value-type="float" office:value="26.879833923" calcext:value-type="float">
            <text:p>26.879833923</text:p>
          </table:table-cell>
          <table:table-cell office:value-type="float" office:value="26.894983871" calcext:value-type="float">
            <text:p>26.894983871</text:p>
          </table:table-cell>
          <table:table-cell office:value-type="float" office:value="26.902576468" calcext:value-type="float">
            <text:p>26.902576468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1 16:46:10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0967939" calcext:value-type="float">
            <text:p>1.20967939</text:p>
          </table:table-cell>
          <table:table-cell office:value-type="float" office:value="1.210068012" calcext:value-type="float">
            <text:p>1.210068012</text:p>
          </table:table-cell>
          <table:table-cell office:value-type="float" office:value="1.303453601" calcext:value-type="float">
            <text:p>1.303453601</text:p>
          </table:table-cell>
          <table:table-cell/>
          <table:table-cell office:value-type="float" office:value="0.009883002" calcext:value-type="float">
            <text:p>0.009883002</text:p>
          </table:table-cell>
          <table:table-cell office:value-type="float" office:value="0.009886177" calcext:value-type="float">
            <text:p>0.009886177</text:p>
          </table:table-cell>
          <table:table-cell office:value-type="float" office:value="0.010649131" calcext:value-type="float">
            <text:p>0.010649131</text:p>
          </table:table-cell>
          <table:table-cell/>
          <table:table-cell office:value-type="float" office:value="0.008787185" calcext:value-type="float">
            <text:p>0.008787185</text:p>
          </table:table-cell>
          <table:table-cell office:value-type="float" office:value="0.00879036" calcext:value-type="float">
            <text:p>0.00879036</text:p>
          </table:table-cell>
          <table:table-cell office:value-type="float" office:value="0.009553314" calcext:value-type="float">
            <text:p>0.009553314</text:p>
          </table:table-cell>
          <table:table-cell/>
          <table:table-cell office:value-type="float" office:value="26.89813716" calcext:value-type="float">
            <text:p>26.89813716</text:p>
          </table:table-cell>
          <table:table-cell office:value-type="float" office:value="26.89821539" calcext:value-type="float">
            <text:p>26.89821539</text:p>
          </table:table-cell>
          <table:table-cell office:value-type="float" office:value="26.917013761" calcext:value-type="float">
            <text:p>26.917013761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1 16:46:12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32102064" calcext:value-type="float">
            <text:p>1.232102064</text:p>
          </table:table-cell>
          <table:table-cell office:value-type="float" office:value="1.160050769" calcext:value-type="float">
            <text:p>1.160050769</text:p>
          </table:table-cell>
          <table:table-cell office:value-type="float" office:value="1.319701233" calcext:value-type="float">
            <text:p>1.319701233</text:p>
          </table:table-cell>
          <table:table-cell/>
          <table:table-cell office:value-type="float" office:value="0.010066193" calcext:value-type="float">
            <text:p>0.010066193</text:p>
          </table:table-cell>
          <table:table-cell office:value-type="float" office:value="0.009477539" calcext:value-type="float">
            <text:p>0.009477539</text:p>
          </table:table-cell>
          <table:table-cell office:value-type="float" office:value="0.010781873" calcext:value-type="float">
            <text:p>0.010781873</text:p>
          </table:table-cell>
          <table:table-cell/>
          <table:table-cell office:value-type="float" office:value="0.008970377" calcext:value-type="float">
            <text:p>0.008970377</text:p>
          </table:table-cell>
          <table:table-cell office:value-type="float" office:value="0.008381722" calcext:value-type="float">
            <text:p>0.008381722</text:p>
          </table:table-cell>
          <table:table-cell office:value-type="float" office:value="0.009686056" calcext:value-type="float">
            <text:p>0.009686056</text:p>
          </table:table-cell>
          <table:table-cell/>
          <table:table-cell office:value-type="float" office:value="26.907703965" calcext:value-type="float">
            <text:p>26.907703965</text:p>
          </table:table-cell>
          <table:table-cell office:value-type="float" office:value="26.893200063" calcext:value-type="float">
            <text:p>26.893200063</text:p>
          </table:table-cell>
          <table:table-cell office:value-type="float" office:value="26.925337403" calcext:value-type="float">
            <text:p>26.925337403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1 16:46:13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73571405" calcext:value-type="float">
            <text:p>1.273571405</text:p>
          </table:table-cell>
          <table:table-cell office:value-type="float" office:value="1.111084355" calcext:value-type="float">
            <text:p>1.111084355</text:p>
          </table:table-cell>
          <table:table-cell office:value-type="float" office:value="1.156175274" calcext:value-type="float">
            <text:p>1.156175274</text:p>
          </table:table-cell>
          <table:table-cell/>
          <table:table-cell office:value-type="float" office:value="0.010404995" calcext:value-type="float">
            <text:p>0.010404995</text:p>
          </table:table-cell>
          <table:table-cell office:value-type="float" office:value="0.009077487" calcext:value-type="float">
            <text:p>0.009077487</text:p>
          </table:table-cell>
          <table:table-cell office:value-type="float" office:value="0.009445876" calcext:value-type="float">
            <text:p>0.009445876</text:p>
          </table:table-cell>
          <table:table-cell/>
          <table:table-cell office:value-type="float" office:value="0.009309179" calcext:value-type="float">
            <text:p>0.009309179</text:p>
          </table:table-cell>
          <table:table-cell office:value-type="float" office:value="0.00798167" calcext:value-type="float">
            <text:p>0.00798167</text:p>
          </table:table-cell>
          <table:table-cell office:value-type="float" office:value="0.00835006" calcext:value-type="float">
            <text:p>0.00835006</text:p>
          </table:table-cell>
          <table:table-cell/>
          <table:table-cell office:value-type="float" office:value="26.910998556" calcext:value-type="float">
            <text:p>26.910998556</text:p>
          </table:table-cell>
          <table:table-cell office:value-type="float" office:value="26.8782898" calcext:value-type="float">
            <text:p>26.8782898</text:p>
          </table:table-cell>
          <table:table-cell office:value-type="float" office:value="26.887366727" calcext:value-type="float">
            <text:p>26.887366727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1 16:46:14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75459167" calcext:value-type="float">
            <text:p>1.175459167</text:p>
          </table:table-cell>
          <table:table-cell office:value-type="float" office:value="1.220870164" calcext:value-type="float">
            <text:p>1.220870164</text:p>
          </table:table-cell>
          <table:table-cell office:value-type="float" office:value="1.090714465" calcext:value-type="float">
            <text:p>1.090714465</text:p>
          </table:table-cell>
          <table:table-cell/>
          <table:table-cell office:value-type="float" office:value="0.009603425" calcext:value-type="float">
            <text:p>0.009603425</text:p>
          </table:table-cell>
          <table:table-cell office:value-type="float" office:value="0.009974429" calcext:value-type="float">
            <text:p>0.009974429</text:p>
          </table:table-cell>
          <table:table-cell office:value-type="float" office:value="0.008911066" calcext:value-type="float">
            <text:p>0.008911066</text:p>
          </table:table-cell>
          <table:table-cell/>
          <table:table-cell office:value-type="float" office:value="0.008507608" calcext:value-type="float">
            <text:p>0.008507608</text:p>
          </table:table-cell>
          <table:table-cell office:value-type="float" office:value="0.008878613" calcext:value-type="float">
            <text:p>0.008878613</text:p>
          </table:table-cell>
          <table:table-cell office:value-type="float" office:value="0.007815249" calcext:value-type="float">
            <text:p>0.007815249</text:p>
          </table:table-cell>
          <table:table-cell/>
          <table:table-cell office:value-type="float" office:value="26.891248606" calcext:value-type="float">
            <text:p>26.891248606</text:p>
          </table:table-cell>
          <table:table-cell office:value-type="float" office:value="26.900389862" calcext:value-type="float">
            <text:p>26.900389862</text:p>
          </table:table-cell>
          <table:table-cell office:value-type="float" office:value="26.874189261" calcext:value-type="float">
            <text:p>26.874189261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1 16:46:15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09653248" calcext:value-type="float">
            <text:p>1.109653248</text:p>
          </table:table-cell>
          <table:table-cell office:value-type="float" office:value="1.301198757" calcext:value-type="float">
            <text:p>1.301198757</text:p>
          </table:table-cell>
          <table:table-cell office:value-type="float" office:value="1.126542822" calcext:value-type="float">
            <text:p>1.126542822</text:p>
          </table:table-cell>
          <table:table-cell/>
          <table:table-cell office:value-type="float" office:value="0.009065795" calcext:value-type="float">
            <text:p>0.009065795</text:p>
          </table:table-cell>
          <table:table-cell office:value-type="float" office:value="0.010630709" calcext:value-type="float">
            <text:p>0.010630709</text:p>
          </table:table-cell>
          <table:table-cell office:value-type="float" office:value="0.009203781" calcext:value-type="float">
            <text:p>0.009203781</text:p>
          </table:table-cell>
          <table:table-cell/>
          <table:table-cell office:value-type="float" office:value="0.007969978" calcext:value-type="float">
            <text:p>0.007969978</text:p>
          </table:table-cell>
          <table:table-cell office:value-type="float" office:value="0.009534892" calcext:value-type="float">
            <text:p>0.009534892</text:p>
          </table:table-cell>
          <table:table-cell office:value-type="float" office:value="0.008107965" calcext:value-type="float">
            <text:p>0.008107965</text:p>
          </table:table-cell>
          <table:table-cell/>
          <table:table-cell office:value-type="float" office:value="26.872948477" calcext:value-type="float">
            <text:p>26.872948477</text:p>
          </table:table-cell>
          <table:table-cell office:value-type="float" office:value="26.911506802" calcext:value-type="float">
            <text:p>26.911506802</text:p>
          </table:table-cell>
          <table:table-cell office:value-type="float" office:value="26.876348419" calcext:value-type="float">
            <text:p>26.876348419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1 16:46:17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44393223" calcext:value-type="float">
            <text:p>1.144393223</text:p>
          </table:table-cell>
          <table:table-cell office:value-type="float" office:value="1.280314479" calcext:value-type="float">
            <text:p>1.280314479</text:p>
          </table:table-cell>
          <table:table-cell office:value-type="float" office:value="1.243942528" calcext:value-type="float">
            <text:p>1.243942528</text:p>
          </table:table-cell>
          <table:table-cell/>
          <table:table-cell office:value-type="float" office:value="0.009349618" calcext:value-type="float">
            <text:p>0.009349618</text:p>
          </table:table-cell>
          <table:table-cell office:value-type="float" office:value="0.010460086" calcext:value-type="float">
            <text:p>0.010460086</text:p>
          </table:table-cell>
          <table:table-cell office:value-type="float" office:value="0.010162929" calcext:value-type="float">
            <text:p>0.010162929</text:p>
          </table:table-cell>
          <table:table-cell/>
          <table:table-cell office:value-type="float" office:value="0.008253801" calcext:value-type="float">
            <text:p>0.008253801</text:p>
          </table:table-cell>
          <table:table-cell office:value-type="float" office:value="0.009364269" calcext:value-type="float">
            <text:p>0.009364269</text:p>
          </table:table-cell>
          <table:table-cell office:value-type="float" office:value="0.009067113" calcext:value-type="float">
            <text:p>0.009067113</text:p>
          </table:table-cell>
          <table:table-cell/>
          <table:table-cell office:value-type="float" office:value="26.89004818" calcext:value-type="float">
            <text:p>26.89004818</text:p>
          </table:table-cell>
          <table:table-cell office:value-type="float" office:value="26.917409006" calcext:value-type="float">
            <text:p>26.917409006</text:p>
          </table:table-cell>
          <table:table-cell office:value-type="float" office:value="26.910087429" calcext:value-type="float">
            <text:p>26.910087429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1 16:46:18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78082964" calcext:value-type="float">
            <text:p>1.178082964</text:p>
          </table:table-cell>
          <table:table-cell office:value-type="float" office:value="1.250650436" calcext:value-type="float">
            <text:p>1.250650436</text:p>
          </table:table-cell>
          <table:table-cell office:value-type="float" office:value="1.283534322" calcext:value-type="float">
            <text:p>1.283534322</text:p>
          </table:table-cell>
          <table:table-cell/>
          <table:table-cell office:value-type="float" office:value="0.009624861" calcext:value-type="float">
            <text:p>0.009624861</text:p>
          </table:table-cell>
          <table:table-cell office:value-type="float" office:value="0.010217732" calcext:value-type="float">
            <text:p>0.010217732</text:p>
          </table:table-cell>
          <table:table-cell office:value-type="float" office:value="0.010486392" calcext:value-type="float">
            <text:p>0.010486392</text:p>
          </table:table-cell>
          <table:table-cell/>
          <table:table-cell office:value-type="float" office:value="0.008529044" calcext:value-type="float">
            <text:p>0.008529044</text:p>
          </table:table-cell>
          <table:table-cell office:value-type="float" office:value="0.009121916" calcext:value-type="float">
            <text:p>0.009121916</text:p>
          </table:table-cell>
          <table:table-cell office:value-type="float" office:value="0.009390575" calcext:value-type="float">
            <text:p>0.009390575</text:p>
          </table:table-cell>
          <table:table-cell/>
          <table:table-cell office:value-type="float" office:value="26.891776779" calcext:value-type="float">
            <text:p>26.891776779</text:p>
          </table:table-cell>
          <table:table-cell office:value-type="float" office:value="26.906384605" calcext:value-type="float">
            <text:p>26.906384605</text:p>
          </table:table-cell>
          <table:table-cell office:value-type="float" office:value="26.913004068" calcext:value-type="float">
            <text:p>26.913004068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1 16:46:19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70623442" calcext:value-type="float">
            <text:p>1.170623442</text:p>
          </table:table-cell>
          <table:table-cell office:value-type="float" office:value="1.222813871" calcext:value-type="float">
            <text:p>1.222813871</text:p>
          </table:table-cell>
          <table:table-cell office:value-type="float" office:value="1.318319597" calcext:value-type="float">
            <text:p>1.318319597</text:p>
          </table:table-cell>
          <table:table-cell/>
          <table:table-cell office:value-type="float" office:value="0.009563917" calcext:value-type="float">
            <text:p>0.009563917</text:p>
          </table:table-cell>
          <table:table-cell office:value-type="float" office:value="0.009990309" calcext:value-type="float">
            <text:p>0.009990309</text:p>
          </table:table-cell>
          <table:table-cell office:value-type="float" office:value="0.010770585" calcext:value-type="float">
            <text:p>0.010770585</text:p>
          </table:table-cell>
          <table:table-cell/>
          <table:table-cell office:value-type="float" office:value="0.0084681" calcext:value-type="float">
            <text:p>0.0084681</text:p>
          </table:table-cell>
          <table:table-cell office:value-type="float" office:value="0.008894493" calcext:value-type="float">
            <text:p>0.008894493</text:p>
          </table:table-cell>
          <table:table-cell office:value-type="float" office:value="0.009674768" calcext:value-type="float">
            <text:p>0.009674768</text:p>
          </table:table-cell>
          <table:table-cell/>
          <table:table-cell office:value-type="float" office:value="26.885221986" calcext:value-type="float">
            <text:p>26.885221986</text:p>
          </table:table-cell>
          <table:table-cell office:value-type="float" office:value="26.895727993" calcext:value-type="float">
            <text:p>26.895727993</text:p>
          </table:table-cell>
          <table:table-cell office:value-type="float" office:value="26.914953183" calcext:value-type="float">
            <text:p>26.914953183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1 16:46:20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53552586" calcext:value-type="float">
            <text:p>1.253552586</text:p>
          </table:table-cell>
          <table:table-cell office:value-type="float" office:value="1.15225448" calcext:value-type="float">
            <text:p>1.15225448</text:p>
          </table:table-cell>
          <table:table-cell office:value-type="float" office:value="1.31126479" calcext:value-type="float">
            <text:p>1.31126479</text:p>
          </table:table-cell>
          <table:table-cell/>
          <table:table-cell office:value-type="float" office:value="0.010241443" calcext:value-type="float">
            <text:p>0.010241443</text:p>
          </table:table-cell>
          <table:table-cell office:value-type="float" office:value="0.009413844" calcext:value-type="float">
            <text:p>0.009413844</text:p>
          </table:table-cell>
          <table:table-cell office:value-type="float" office:value="0.010712948" calcext:value-type="float">
            <text:p>0.010712948</text:p>
          </table:table-cell>
          <table:table-cell/>
          <table:table-cell office:value-type="float" office:value="0.009145626" calcext:value-type="float">
            <text:p>0.009145626</text:p>
          </table:table-cell>
          <table:table-cell office:value-type="float" office:value="0.008318027" calcext:value-type="float">
            <text:p>0.008318027</text:p>
          </table:table-cell>
          <table:table-cell office:value-type="float" office:value="0.009617131" calcext:value-type="float">
            <text:p>0.009617131</text:p>
          </table:table-cell>
          <table:table-cell/>
          <table:table-cell office:value-type="float" office:value="26.912021913" calcext:value-type="float">
            <text:p>26.912021913</text:p>
          </table:table-cell>
          <table:table-cell office:value-type="float" office:value="26.891630662" calcext:value-type="float">
            <text:p>26.891630662</text:p>
          </table:table-cell>
          <table:table-cell office:value-type="float" office:value="26.923639185" calcext:value-type="float">
            <text:p>26.923639185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1 16:46:21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270713362" calcext:value-type="float">
            <text:p>1.270713362</text:p>
          </table:table-cell>
          <table:table-cell office:value-type="float" office:value="1.1150427" calcext:value-type="float">
            <text:p>1.1150427</text:p>
          </table:table-cell>
          <table:table-cell office:value-type="float" office:value="1.298242366" calcext:value-type="float">
            <text:p>1.298242366</text:p>
          </table:table-cell>
          <table:table-cell/>
          <table:table-cell office:value-type="float" office:value="0.010381645" calcext:value-type="float">
            <text:p>0.010381645</text:p>
          </table:table-cell>
          <table:table-cell office:value-type="float" office:value="0.009109826" calcext:value-type="float">
            <text:p>0.009109826</text:p>
          </table:table-cell>
          <table:table-cell office:value-type="float" office:value="0.010606555" calcext:value-type="float">
            <text:p>0.010606555</text:p>
          </table:table-cell>
          <table:table-cell/>
          <table:table-cell office:value-type="float" office:value="0.009285829" calcext:value-type="float">
            <text:p>0.009285829</text:p>
          </table:table-cell>
          <table:table-cell office:value-type="float" office:value="0.008014009" calcext:value-type="float">
            <text:p>0.008014009</text:p>
          </table:table-cell>
          <table:table-cell office:value-type="float" office:value="0.009510739" calcext:value-type="float">
            <text:p>0.009510739</text:p>
          </table:table-cell>
          <table:table-cell/>
          <table:table-cell office:value-type="float" office:value="26.905370144" calcext:value-type="float">
            <text:p>26.905370144</text:p>
          </table:table-cell>
          <table:table-cell office:value-type="float" office:value="26.874033397" calcext:value-type="float">
            <text:p>26.874033397</text:p>
          </table:table-cell>
          <table:table-cell office:value-type="float" office:value="26.910911687" calcext:value-type="float">
            <text:p>26.910911687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1 16:46:23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6464978" calcext:value-type="float">
            <text:p>1.26464978</text:p>
          </table:table-cell>
          <table:table-cell office:value-type="float" office:value="1.091135274" calcext:value-type="float">
            <text:p>1.091135274</text:p>
          </table:table-cell>
          <table:table-cell office:value-type="float" office:value="1.269942077" calcext:value-type="float">
            <text:p>1.269942077</text:p>
          </table:table-cell>
          <table:table-cell/>
          <table:table-cell office:value-type="float" office:value="0.010332106" calcext:value-type="float">
            <text:p>0.010332106</text:p>
          </table:table-cell>
          <table:table-cell office:value-type="float" office:value="0.008914504" calcext:value-type="float">
            <text:p>0.008914504</text:p>
          </table:table-cell>
          <table:table-cell office:value-type="float" office:value="0.010375344" calcext:value-type="float">
            <text:p>0.010375344</text:p>
          </table:table-cell>
          <table:table-cell/>
          <table:table-cell office:value-type="float" office:value="0.009236289" calcext:value-type="float">
            <text:p>0.009236289</text:p>
          </table:table-cell>
          <table:table-cell office:value-type="float" office:value="0.007818687" calcext:value-type="float">
            <text:p>0.007818687</text:p>
          </table:table-cell>
          <table:table-cell office:value-type="float" office:value="0.009279527" calcext:value-type="float">
            <text:p>0.009279527</text:p>
          </table:table-cell>
          <table:table-cell/>
          <table:table-cell office:value-type="float" office:value="26.909202651" calcext:value-type="float">
            <text:p>26.909202651</text:p>
          </table:table-cell>
          <table:table-cell office:value-type="float" office:value="26.874273972" calcext:value-type="float">
            <text:p>26.874273972</text:p>
          </table:table-cell>
          <table:table-cell office:value-type="float" office:value="26.91026798" calcext:value-type="float">
            <text:p>26.91026798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1 16:46:24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55133302" calcext:value-type="float">
            <text:p>1.255133302</text:p>
          </table:table-cell>
          <table:table-cell office:value-type="float" office:value="1.123893991" calcext:value-type="float">
            <text:p>1.123893991</text:p>
          </table:table-cell>
          <table:table-cell office:value-type="float" office:value="1.307748712" calcext:value-type="float">
            <text:p>1.307748712</text:p>
          </table:table-cell>
          <table:table-cell/>
          <table:table-cell office:value-type="float" office:value="0.010254357" calcext:value-type="float">
            <text:p>0.010254357</text:p>
          </table:table-cell>
          <table:table-cell office:value-type="float" office:value="0.00918214" calcext:value-type="float">
            <text:p>0.00918214</text:p>
          </table:table-cell>
          <table:table-cell office:value-type="float" office:value="0.010684222" calcext:value-type="float">
            <text:p>0.010684222</text:p>
          </table:table-cell>
          <table:table-cell/>
          <table:table-cell office:value-type="float" office:value="0.00915854" calcext:value-type="float">
            <text:p>0.00915854</text:p>
          </table:table-cell>
          <table:table-cell office:value-type="float" office:value="0.008086324" calcext:value-type="float">
            <text:p>0.008086324</text:p>
          </table:table-cell>
          <table:table-cell office:value-type="float" office:value="0.009588405" calcext:value-type="float">
            <text:p>0.009588405</text:p>
          </table:table-cell>
          <table:table-cell/>
          <table:table-cell office:value-type="float" office:value="26.912340107" calcext:value-type="float">
            <text:p>26.912340107</text:p>
          </table:table-cell>
          <table:table-cell office:value-type="float" office:value="26.885921646" calcext:value-type="float">
            <text:p>26.885921646</text:p>
          </table:table-cell>
          <table:table-cell office:value-type="float" office:value="26.922931414" calcext:value-type="float">
            <text:p>26.922931414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1 16:46:25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59160192" calcext:value-type="float">
            <text:p>1.259160192</text:p>
          </table:table-cell>
          <table:table-cell office:value-type="float" office:value="1.131246821" calcext:value-type="float">
            <text:p>1.131246821</text:p>
          </table:table-cell>
          <table:table-cell office:value-type="float" office:value="1.283903275" calcext:value-type="float">
            <text:p>1.283903275</text:p>
          </table:table-cell>
          <table:table-cell/>
          <table:table-cell office:value-type="float" office:value="0.010287256" calcext:value-type="float">
            <text:p>0.010287256</text:p>
          </table:table-cell>
          <table:table-cell office:value-type="float" office:value="0.009242213" calcext:value-type="float">
            <text:p>0.009242213</text:p>
          </table:table-cell>
          <table:table-cell office:value-type="float" office:value="0.010489406" calcext:value-type="float">
            <text:p>0.010489406</text:p>
          </table:table-cell>
          <table:table-cell/>
          <table:table-cell office:value-type="float" office:value="0.00919144" calcext:value-type="float">
            <text:p>0.00919144</text:p>
          </table:table-cell>
          <table:table-cell office:value-type="float" office:value="0.008146396" calcext:value-type="float">
            <text:p>0.008146396</text:p>
          </table:table-cell>
          <table:table-cell office:value-type="float" office:value="0.009393589" calcext:value-type="float">
            <text:p>0.009393589</text:p>
          </table:table-cell>
          <table:table-cell/>
          <table:table-cell office:value-type="float" office:value="26.908097606" calcext:value-type="float">
            <text:p>26.908097606</text:p>
          </table:table-cell>
          <table:table-cell office:value-type="float" office:value="26.882348569" calcext:value-type="float">
            <text:p>26.882348569</text:p>
          </table:table-cell>
          <table:table-cell office:value-type="float" office:value="26.913078337" calcext:value-type="float">
            <text:p>26.91307833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1 16:46:26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260585339" calcext:value-type="float">
            <text:p>1.260585339</text:p>
          </table:table-cell>
          <table:table-cell office:value-type="float" office:value="1.091342102" calcext:value-type="float">
            <text:p>1.091342102</text:p>
          </table:table-cell>
          <table:table-cell office:value-type="float" office:value="1.184965513" calcext:value-type="float">
            <text:p>1.184965513</text:p>
          </table:table-cell>
          <table:table-cell/>
          <table:table-cell office:value-type="float" office:value="0.0102989" calcext:value-type="float">
            <text:p>0.0102989</text:p>
          </table:table-cell>
          <table:table-cell office:value-type="float" office:value="0.008916194" calcext:value-type="float">
            <text:p>0.008916194</text:p>
          </table:table-cell>
          <table:table-cell office:value-type="float" office:value="0.009681091" calcext:value-type="float">
            <text:p>0.009681091</text:p>
          </table:table-cell>
          <table:table-cell/>
          <table:table-cell office:value-type="float" office:value="0.009203083" calcext:value-type="float">
            <text:p>0.009203083</text:p>
          </table:table-cell>
          <table:table-cell office:value-type="float" office:value="0.007820377" calcext:value-type="float">
            <text:p>0.007820377</text:p>
          </table:table-cell>
          <table:table-cell office:value-type="float" office:value="0.008585274" calcext:value-type="float">
            <text:p>0.008585274</text:p>
          </table:table-cell>
          <table:table-cell/>
          <table:table-cell office:value-type="float" office:value="26.903331384" calcext:value-type="float">
            <text:p>26.903331384</text:p>
          </table:table-cell>
          <table:table-cell office:value-type="float" office:value="26.869262355" calcext:value-type="float">
            <text:p>26.869262355</text:p>
          </table:table-cell>
          <table:table-cell office:value-type="float" office:value="26.888109075" calcext:value-type="float">
            <text:p>26.888109075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1 16:46:27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11064006" calcext:value-type="float">
            <text:p>1.211064006</text:p>
          </table:table-cell>
          <table:table-cell office:value-type="float" office:value="1.167354127" calcext:value-type="float">
            <text:p>1.167354127</text:p>
          </table:table-cell>
          <table:table-cell office:value-type="float" office:value="1.122998729" calcext:value-type="float">
            <text:p>1.122998729</text:p>
          </table:table-cell>
          <table:table-cell/>
          <table:table-cell office:value-type="float" office:value="0.009894314" calcext:value-type="float">
            <text:p>0.009894314</text:p>
          </table:table-cell>
          <table:table-cell office:value-type="float" office:value="0.009537207" calcext:value-type="float">
            <text:p>0.009537207</text:p>
          </table:table-cell>
          <table:table-cell office:value-type="float" office:value="0.009174826" calcext:value-type="float">
            <text:p>0.009174826</text:p>
          </table:table-cell>
          <table:table-cell/>
          <table:table-cell office:value-type="float" office:value="0.008798497" calcext:value-type="float">
            <text:p>0.008798497</text:p>
          </table:table-cell>
          <table:table-cell office:value-type="float" office:value="0.00844139" calcext:value-type="float">
            <text:p>0.00844139</text:p>
          </table:table-cell>
          <table:table-cell office:value-type="float" office:value="0.00807901" calcext:value-type="float">
            <text:p>0.00807901</text:p>
          </table:table-cell>
          <table:table-cell/>
          <table:table-cell office:value-type="float" office:value="26.898415883" calcext:value-type="float">
            <text:p>26.898415883</text:p>
          </table:table-cell>
          <table:table-cell office:value-type="float" office:value="26.88961705" calcext:value-type="float">
            <text:p>26.88961705</text:p>
          </table:table-cell>
          <table:table-cell office:value-type="float" office:value="26.880688203" calcext:value-type="float">
            <text:p>26.880688203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1 16:46:29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67661091" calcext:value-type="float">
            <text:p>1.167661091</text:p>
          </table:table-cell>
          <table:table-cell office:value-type="float" office:value="1.229809073" calcext:value-type="float">
            <text:p>1.229809073</text:p>
          </table:table-cell>
          <table:table-cell office:value-type="float" office:value="1.102787388" calcext:value-type="float">
            <text:p>1.102787388</text:p>
          </table:table-cell>
          <table:table-cell/>
          <table:table-cell office:value-type="float" office:value="0.009539715" calcext:value-type="float">
            <text:p>0.009539715</text:p>
          </table:table-cell>
          <table:table-cell office:value-type="float" office:value="0.01004746" calcext:value-type="float">
            <text:p>0.01004746</text:p>
          </table:table-cell>
          <table:table-cell office:value-type="float" office:value="0.009009701" calcext:value-type="float">
            <text:p>0.009009701</text:p>
          </table:table-cell>
          <table:table-cell/>
          <table:table-cell office:value-type="float" office:value="0.008443898" calcext:value-type="float">
            <text:p>0.008443898</text:p>
          </table:table-cell>
          <table:table-cell office:value-type="float" office:value="0.008951643" calcext:value-type="float">
            <text:p>0.008951643</text:p>
          </table:table-cell>
          <table:table-cell office:value-type="float" office:value="0.007913884" calcext:value-type="float">
            <text:p>0.007913884</text:p>
          </table:table-cell>
          <table:table-cell/>
          <table:table-cell office:value-type="float" office:value="26.889678842" calcext:value-type="float">
            <text:p>26.889678842</text:p>
          </table:table-cell>
          <table:table-cell office:value-type="float" office:value="26.90218926" calcext:value-type="float">
            <text:p>26.90218926</text:p>
          </table:table-cell>
          <table:table-cell office:value-type="float" office:value="26.87661959" calcext:value-type="float">
            <text:p>26.87661959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1 16:46:30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85072206" calcext:value-type="float">
            <text:p>1.185072206</text:p>
          </table:table-cell>
          <table:table-cell office:value-type="float" office:value="1.245649009" calcext:value-type="float">
            <text:p>1.245649009</text:p>
          </table:table-cell>
          <table:table-cell office:value-type="float" office:value="1.082573662" calcext:value-type="float">
            <text:p>1.082573662</text:p>
          </table:table-cell>
          <table:table-cell/>
          <table:table-cell office:value-type="float" office:value="0.009681962" calcext:value-type="float">
            <text:p>0.009681962</text:p>
          </table:table-cell>
          <table:table-cell office:value-type="float" office:value="0.010176871" calcext:value-type="float">
            <text:p>0.010176871</text:p>
          </table:table-cell>
          <table:table-cell office:value-type="float" office:value="0.008844556" calcext:value-type="float">
            <text:p>0.008844556</text:p>
          </table:table-cell>
          <table:table-cell/>
          <table:table-cell office:value-type="float" office:value="0.008586146" calcext:value-type="float">
            <text:p>0.008586146</text:p>
          </table:table-cell>
          <table:table-cell office:value-type="float" office:value="0.009081054" calcext:value-type="float">
            <text:p>0.009081054</text:p>
          </table:table-cell>
          <table:table-cell office:value-type="float" office:value="0.007748739" calcext:value-type="float">
            <text:p>0.007748739</text:p>
          </table:table-cell>
          <table:table-cell/>
          <table:table-cell office:value-type="float" office:value="26.898236891" calcext:value-type="float">
            <text:p>26.898236891</text:p>
          </table:table-cell>
          <table:table-cell office:value-type="float" office:value="26.910430941" calcext:value-type="float">
            <text:p>26.910430941</text:p>
          </table:table-cell>
          <table:table-cell office:value-type="float" office:value="26.877603742" calcext:value-type="float">
            <text:p>26.87760374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1 16:46:31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35082976" calcext:value-type="float">
            <text:p>1.135082976</text:p>
          </table:table-cell>
          <table:table-cell office:value-type="float" office:value="1.289509093" calcext:value-type="float">
            <text:p>1.289509093</text:p>
          </table:table-cell>
          <table:table-cell office:value-type="float" office:value="1.130284206" calcext:value-type="float">
            <text:p>1.130284206</text:p>
          </table:table-cell>
          <table:table-cell/>
          <table:table-cell office:value-type="float" office:value="0.009273554" calcext:value-type="float">
            <text:p>0.009273554</text:p>
          </table:table-cell>
          <table:table-cell office:value-type="float" office:value="0.010535205" calcext:value-type="float">
            <text:p>0.010535205</text:p>
          </table:table-cell>
          <table:table-cell office:value-type="float" office:value="0.009234348" calcext:value-type="float">
            <text:p>0.009234348</text:p>
          </table:table-cell>
          <table:table-cell/>
          <table:table-cell office:value-type="float" office:value="0.008177737" calcext:value-type="float">
            <text:p>0.008177737</text:p>
          </table:table-cell>
          <table:table-cell office:value-type="float" office:value="0.009439388" calcext:value-type="float">
            <text:p>0.009439388</text:p>
          </table:table-cell>
          <table:table-cell office:value-type="float" office:value="0.008138532" calcext:value-type="float">
            <text:p>0.008138532</text:p>
          </table:table-cell>
          <table:table-cell/>
          <table:table-cell office:value-type="float" office:value="26.878067584" calcext:value-type="float">
            <text:p>26.878067584</text:p>
          </table:table-cell>
          <table:table-cell office:value-type="float" office:value="26.909153696" calcext:value-type="float">
            <text:p>26.909153696</text:p>
          </table:table-cell>
          <table:table-cell office:value-type="float" office:value="26.877101574" calcext:value-type="float">
            <text:p>26.877101574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1 16:46:32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42450707" calcext:value-type="float">
            <text:p>1.142450707</text:p>
          </table:table-cell>
          <table:table-cell office:value-type="float" office:value="1.301077163" calcext:value-type="float">
            <text:p>1.301077163</text:p>
          </table:table-cell>
          <table:table-cell office:value-type="float" office:value="1.261993797" calcext:value-type="float">
            <text:p>1.261993797</text:p>
          </table:table-cell>
          <table:table-cell/>
          <table:table-cell office:value-type="float" office:value="0.009333748" calcext:value-type="float">
            <text:p>0.009333748</text:p>
          </table:table-cell>
          <table:table-cell office:value-type="float" office:value="0.010629715" calcext:value-type="float">
            <text:p>0.010629715</text:p>
          </table:table-cell>
          <table:table-cell office:value-type="float" office:value="0.010310407" calcext:value-type="float">
            <text:p>0.010310407</text:p>
          </table:table-cell>
          <table:table-cell/>
          <table:table-cell office:value-type="float" office:value="0.008237931" calcext:value-type="float">
            <text:p>0.008237931</text:p>
          </table:table-cell>
          <table:table-cell office:value-type="float" office:value="0.009533899" calcext:value-type="float">
            <text:p>0.009533899</text:p>
          </table:table-cell>
          <table:table-cell office:value-type="float" office:value="0.00921459" calcext:value-type="float">
            <text:p>0.00921459</text:p>
          </table:table-cell>
          <table:table-cell/>
          <table:table-cell office:value-type="float" office:value="26.874497527" calcext:value-type="float">
            <text:p>26.874497527</text:p>
          </table:table-cell>
          <table:table-cell office:value-type="float" office:value="26.906429259" calcext:value-type="float">
            <text:p>26.906429259</text:p>
          </table:table-cell>
          <table:table-cell office:value-type="float" office:value="26.898561804" calcext:value-type="float">
            <text:p>26.898561804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1 16:46:34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227826622" calcext:value-type="float">
            <text:p>1.227826622</text:p>
          </table:table-cell>
          <table:table-cell office:value-type="float" office:value="1.185166381" calcext:value-type="float">
            <text:p>1.185166381</text:p>
          </table:table-cell>
          <table:table-cell office:value-type="float" office:value="1.310969151" calcext:value-type="float">
            <text:p>1.310969151</text:p>
          </table:table-cell>
          <table:table-cell/>
          <table:table-cell office:value-type="float" office:value="0.010031263" calcext:value-type="float">
            <text:p>0.010031263</text:p>
          </table:table-cell>
          <table:table-cell office:value-type="float" office:value="0.009682732" calcext:value-type="float">
            <text:p>0.009682732</text:p>
          </table:table-cell>
          <table:table-cell office:value-type="float" office:value="0.010710532" calcext:value-type="float">
            <text:p>0.010710532</text:p>
          </table:table-cell>
          <table:table-cell/>
          <table:table-cell office:value-type="float" office:value="0.008935447" calcext:value-type="float">
            <text:p>0.008935447</text:p>
          </table:table-cell>
          <table:table-cell office:value-type="float" office:value="0.008586915" calcext:value-type="float">
            <text:p>0.008586915</text:p>
          </table:table-cell>
          <table:table-cell office:value-type="float" office:value="0.009614716" calcext:value-type="float">
            <text:p>0.009614716</text:p>
          </table:table-cell>
          <table:table-cell/>
          <table:table-cell office:value-type="float" office:value="26.896737062" calcext:value-type="float">
            <text:p>26.896737062</text:p>
          </table:table-cell>
          <table:table-cell office:value-type="float" office:value="26.88814951" calcext:value-type="float">
            <text:p>26.88814951</text:p>
          </table:table-cell>
          <table:table-cell office:value-type="float" office:value="26.913473558" calcext:value-type="float">
            <text:p>26.913473558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1 16:46:35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78031025" calcext:value-type="float">
            <text:p>1.278031025</text:p>
          </table:table-cell>
          <table:table-cell office:value-type="float" office:value="1.136749522" calcext:value-type="float">
            <text:p>1.136749522</text:p>
          </table:table-cell>
          <table:table-cell office:value-type="float" office:value="1.313012995" calcext:value-type="float">
            <text:p>1.313012995</text:p>
          </table:table-cell>
          <table:table-cell/>
          <table:table-cell office:value-type="float" office:value="0.01044143" calcext:value-type="float">
            <text:p>0.01044143</text:p>
          </table:table-cell>
          <table:table-cell office:value-type="float" office:value="0.009287169" calcext:value-type="float">
            <text:p>0.009287169</text:p>
          </table:table-cell>
          <table:table-cell office:value-type="float" office:value="0.01072723" calcext:value-type="float">
            <text:p>0.01072723</text:p>
          </table:table-cell>
          <table:table-cell/>
          <table:table-cell office:value-type="float" office:value="0.009345613" calcext:value-type="float">
            <text:p>0.009345613</text:p>
          </table:table-cell>
          <table:table-cell office:value-type="float" office:value="0.008191353" calcext:value-type="float">
            <text:p>0.008191353</text:p>
          </table:table-cell>
          <table:table-cell office:value-type="float" office:value="0.009631414" calcext:value-type="float">
            <text:p>0.009631414</text:p>
          </table:table-cell>
          <table:table-cell/>
          <table:table-cell office:value-type="float" office:value="26.911896267" calcext:value-type="float">
            <text:p>26.911896267</text:p>
          </table:table-cell>
          <table:table-cell office:value-type="float" office:value="26.883456278" calcext:value-type="float">
            <text:p>26.883456278</text:p>
          </table:table-cell>
          <table:table-cell office:value-type="float" office:value="26.918938035" calcext:value-type="float">
            <text:p>26.918938035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1 16:46:36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84211431" calcext:value-type="float">
            <text:p>1.284211431</text:p>
          </table:table-cell>
          <table:table-cell office:value-type="float" office:value="1.117980017" calcext:value-type="float">
            <text:p>1.117980017</text:p>
          </table:table-cell>
          <table:table-cell office:value-type="float" office:value="1.300894773" calcext:value-type="float">
            <text:p>1.300894773</text:p>
          </table:table-cell>
          <table:table-cell/>
          <table:table-cell office:value-type="float" office:value="0.010491923" calcext:value-type="float">
            <text:p>0.010491923</text:p>
          </table:table-cell>
          <table:table-cell office:value-type="float" office:value="0.009133824" calcext:value-type="float">
            <text:p>0.009133824</text:p>
          </table:table-cell>
          <table:table-cell office:value-type="float" office:value="0.010628225" calcext:value-type="float">
            <text:p>0.010628225</text:p>
          </table:table-cell>
          <table:table-cell/>
          <table:table-cell office:value-type="float" office:value="0.009396107" calcext:value-type="float">
            <text:p>0.009396107</text:p>
          </table:table-cell>
          <table:table-cell office:value-type="float" office:value="0.008038007" calcext:value-type="float">
            <text:p>0.008038007</text:p>
          </table:table-cell>
          <table:table-cell office:value-type="float" office:value="0.009532409" calcext:value-type="float">
            <text:p>0.009532409</text:p>
          </table:table-cell>
          <table:table-cell/>
          <table:table-cell office:value-type="float" office:value="26.913140368" calcext:value-type="float">
            <text:p>26.913140368</text:p>
          </table:table-cell>
          <table:table-cell office:value-type="float" office:value="26.87967792" calcext:value-type="float">
            <text:p>26.87967792</text:p>
          </table:table-cell>
          <table:table-cell office:value-type="float" office:value="26.916498677" calcext:value-type="float">
            <text:p>26.916498677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1 16:46:37</text:p>
          </table:table-cell>
          <table:table-cell office:value-type="float" office:value="26.69677" calcext:value-type="float">
            <text:p>26.69677</text:p>
          </table:table-cell>
          <table:table-cell/>
          <table:table-cell office:value-type="float" office:value="1.25702873" calcext:value-type="float">
            <text:p>1.25702873</text:p>
          </table:table-cell>
          <table:table-cell office:value-type="float" office:value="1.125258938" calcext:value-type="float">
            <text:p>1.125258938</text:p>
          </table:table-cell>
          <table:table-cell office:value-type="float" office:value="1.280503426" calcext:value-type="float">
            <text:p>1.280503426</text:p>
          </table:table-cell>
          <table:table-cell/>
          <table:table-cell office:value-type="float" office:value="0.010269843" calcext:value-type="float">
            <text:p>0.010269843</text:p>
          </table:table-cell>
          <table:table-cell office:value-type="float" office:value="0.009193292" calcext:value-type="float">
            <text:p>0.009193292</text:p>
          </table:table-cell>
          <table:table-cell office:value-type="float" office:value="0.010461629" calcext:value-type="float">
            <text:p>0.010461629</text:p>
          </table:table-cell>
          <table:table-cell/>
          <table:table-cell office:value-type="float" office:value="0.009174026" calcext:value-type="float">
            <text:p>0.009174026</text:p>
          </table:table-cell>
          <table:table-cell office:value-type="float" office:value="0.008097475" calcext:value-type="float">
            <text:p>0.008097475</text:p>
          </table:table-cell>
          <table:table-cell office:value-type="float" office:value="0.009365813" calcext:value-type="float">
            <text:p>0.009365813</text:p>
          </table:table-cell>
          <table:table-cell/>
          <table:table-cell office:value-type="float" office:value="26.922827865" calcext:value-type="float">
            <text:p>26.922827865</text:p>
          </table:table-cell>
          <table:table-cell office:value-type="float" office:value="26.89630286" calcext:value-type="float">
            <text:p>26.89630286</text:p>
          </table:table-cell>
          <table:table-cell office:value-type="float" office:value="26.927553212" calcext:value-type="float">
            <text:p>26.927553212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1 16:46:38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49621063" calcext:value-type="float">
            <text:p>1.249621063</text:p>
          </table:table-cell>
          <table:table-cell office:value-type="float" office:value="1.127711669" calcext:value-type="float">
            <text:p>1.127711669</text:p>
          </table:table-cell>
          <table:table-cell office:value-type="float" office:value="1.122903958" calcext:value-type="float">
            <text:p>1.122903958</text:p>
          </table:table-cell>
          <table:table-cell/>
          <table:table-cell office:value-type="float" office:value="0.010209322" calcext:value-type="float">
            <text:p>0.010209322</text:p>
          </table:table-cell>
          <table:table-cell office:value-type="float" office:value="0.009213331" calcext:value-type="float">
            <text:p>0.009213331</text:p>
          </table:table-cell>
          <table:table-cell office:value-type="float" office:value="0.009174052" calcext:value-type="float">
            <text:p>0.009174052</text:p>
          </table:table-cell>
          <table:table-cell/>
          <table:table-cell office:value-type="float" office:value="0.009113506" calcext:value-type="float">
            <text:p>0.009113506</text:p>
          </table:table-cell>
          <table:table-cell office:value-type="float" office:value="0.008117514" calcext:value-type="float">
            <text:p>0.008117514</text:p>
          </table:table-cell>
          <table:table-cell office:value-type="float" office:value="0.008078235" calcext:value-type="float">
            <text:p>0.008078235</text:p>
          </table:table-cell>
          <table:table-cell/>
          <table:table-cell office:value-type="float" office:value="26.916283619" calcext:value-type="float">
            <text:p>26.916283619</text:p>
          </table:table-cell>
          <table:table-cell office:value-type="float" office:value="26.891743374" calcext:value-type="float">
            <text:p>26.891743374</text:p>
          </table:table-cell>
          <table:table-cell office:value-type="float" office:value="26.890775576" calcext:value-type="float">
            <text:p>26.89077557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1 16:46:40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42287391" calcext:value-type="float">
            <text:p>1.142287391</text:p>
          </table:table-cell>
          <table:table-cell office:value-type="float" office:value="1.252678186" calcext:value-type="float">
            <text:p>1.252678186</text:p>
          </table:table-cell>
          <table:table-cell office:value-type="float" office:value="1.098082793" calcext:value-type="float">
            <text:p>1.098082793</text:p>
          </table:table-cell>
          <table:table-cell/>
          <table:table-cell office:value-type="float" office:value="0.009332413" calcext:value-type="float">
            <text:p>0.009332413</text:p>
          </table:table-cell>
          <table:table-cell office:value-type="float" office:value="0.010234299" calcext:value-type="float">
            <text:p>0.010234299</text:p>
          </table:table-cell>
          <table:table-cell office:value-type="float" office:value="0.008971265" calcext:value-type="float">
            <text:p>0.008971265</text:p>
          </table:table-cell>
          <table:table-cell/>
          <table:table-cell office:value-type="float" office:value="0.008236597" calcext:value-type="float">
            <text:p>0.008236597</text:p>
          </table:table-cell>
          <table:table-cell office:value-type="float" office:value="0.009138482" calcext:value-type="float">
            <text:p>0.009138482</text:p>
          </table:table-cell>
          <table:table-cell office:value-type="float" office:value="0.007875448" calcext:value-type="float">
            <text:p>0.007875448</text:p>
          </table:table-cell>
          <table:table-cell/>
          <table:table-cell office:value-type="float" office:value="26.884571065" calcext:value-type="float">
            <text:p>26.884571065</text:p>
          </table:table-cell>
          <table:table-cell office:value-type="float" office:value="26.906792789" calcext:value-type="float">
            <text:p>26.906792789</text:p>
          </table:table-cell>
          <table:table-cell office:value-type="float" office:value="26.875672536" calcext:value-type="float">
            <text:p>26.875672536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1 16:46:41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109914316" calcext:value-type="float">
            <text:p>1.109914316</text:p>
          </table:table-cell>
          <table:table-cell office:value-type="float" office:value="1.300855434" calcext:value-type="float">
            <text:p>1.300855434</text:p>
          </table:table-cell>
          <table:table-cell office:value-type="float" office:value="1.124998465" calcext:value-type="float">
            <text:p>1.124998465</text:p>
          </table:table-cell>
          <table:table-cell/>
          <table:table-cell office:value-type="float" office:value="0.009067927" calcext:value-type="float">
            <text:p>0.009067927</text:p>
          </table:table-cell>
          <table:table-cell office:value-type="float" office:value="0.010627904" calcext:value-type="float">
            <text:p>0.010627904</text:p>
          </table:table-cell>
          <table:table-cell office:value-type="float" office:value="0.009191164" calcext:value-type="float">
            <text:p>0.009191164</text:p>
          </table:table-cell>
          <table:table-cell/>
          <table:table-cell office:value-type="float" office:value="0.007972111" calcext:value-type="float">
            <text:p>0.007972111</text:p>
          </table:table-cell>
          <table:table-cell office:value-type="float" office:value="0.009532087" calcext:value-type="float">
            <text:p>0.009532087</text:p>
          </table:table-cell>
          <table:table-cell office:value-type="float" office:value="0.008095347" calcext:value-type="float">
            <text:p>0.008095347</text:p>
          </table:table-cell>
          <table:table-cell/>
          <table:table-cell office:value-type="float" office:value="26.88816074" calcext:value-type="float">
            <text:p>26.88816074</text:p>
          </table:table-cell>
          <table:table-cell office:value-type="float" office:value="26.926596893" calcext:value-type="float">
            <text:p>26.926596893</text:p>
          </table:table-cell>
          <table:table-cell office:value-type="float" office:value="26.891197203" calcext:value-type="float">
            <text:p>26.891197203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1 16:46:42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30017177" calcext:value-type="float">
            <text:p>1.130017177</text:p>
          </table:table-cell>
          <table:table-cell office:value-type="float" office:value="1.312258996" calcext:value-type="float">
            <text:p>1.312258996</text:p>
          </table:table-cell>
          <table:table-cell office:value-type="float" office:value="1.166688939" calcext:value-type="float">
            <text:p>1.166688939</text:p>
          </table:table-cell>
          <table:table-cell/>
          <table:table-cell office:value-type="float" office:value="0.009232166" calcext:value-type="float">
            <text:p>0.009232166</text:p>
          </table:table-cell>
          <table:table-cell office:value-type="float" office:value="0.01072107" calcext:value-type="float">
            <text:p>0.01072107</text:p>
          </table:table-cell>
          <table:table-cell office:value-type="float" office:value="0.009531772" calcext:value-type="float">
            <text:p>0.009531772</text:p>
          </table:table-cell>
          <table:table-cell/>
          <table:table-cell office:value-type="float" office:value="0.00813635" calcext:value-type="float">
            <text:p>0.00813635</text:p>
          </table:table-cell>
          <table:table-cell office:value-type="float" office:value="0.009625254" calcext:value-type="float">
            <text:p>0.009625254</text:p>
          </table:table-cell>
          <table:table-cell office:value-type="float" office:value="0.008435956" calcext:value-type="float">
            <text:p>0.008435956</text:p>
          </table:table-cell>
          <table:table-cell/>
          <table:table-cell office:value-type="float" office:value="26.882101038" calcext:value-type="float">
            <text:p>26.882101038</text:p>
          </table:table-cell>
          <table:table-cell office:value-type="float" office:value="26.918786257" calcext:value-type="float">
            <text:p>26.918786257</text:p>
          </table:table-cell>
          <table:table-cell office:value-type="float" office:value="26.889483146" calcext:value-type="float">
            <text:p>26.889483146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1 16:46:43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136251823" calcext:value-type="float">
            <text:p>1.136251823</text:p>
          </table:table-cell>
          <table:table-cell office:value-type="float" office:value="1.29505769" calcext:value-type="float">
            <text:p>1.29505769</text:p>
          </table:table-cell>
          <table:table-cell office:value-type="float" office:value="1.261992605" calcext:value-type="float">
            <text:p>1.261992605</text:p>
          </table:table-cell>
          <table:table-cell/>
          <table:table-cell office:value-type="float" office:value="0.009283103" calcext:value-type="float">
            <text:p>0.009283103</text:p>
          </table:table-cell>
          <table:table-cell office:value-type="float" office:value="0.010580537" calcext:value-type="float">
            <text:p>0.010580537</text:p>
          </table:table-cell>
          <table:table-cell office:value-type="float" office:value="0.010310397" calcext:value-type="float">
            <text:p>0.010310397</text:p>
          </table:table-cell>
          <table:table-cell/>
          <table:table-cell office:value-type="float" office:value="0.008187287" calcext:value-type="float">
            <text:p>0.008187287</text:p>
          </table:table-cell>
          <table:table-cell office:value-type="float" office:value="0.00948472" calcext:value-type="float">
            <text:p>0.00948472</text:p>
          </table:table-cell>
          <table:table-cell office:value-type="float" office:value="0.009214581" calcext:value-type="float">
            <text:p>0.009214581</text:p>
          </table:table-cell>
          <table:table-cell/>
          <table:table-cell office:value-type="float" office:value="26.888409303" calcext:value-type="float">
            <text:p>26.888409303</text:p>
          </table:table-cell>
          <table:table-cell office:value-type="float" office:value="26.920376762" calcext:value-type="float">
            <text:p>26.920376762</text:p>
          </table:table-cell>
          <table:table-cell office:value-type="float" office:value="26.913720868" calcext:value-type="float">
            <text:p>26.913720868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1 16:46:44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51772195" calcext:value-type="float">
            <text:p>1.251772195</text:p>
          </table:table-cell>
          <table:table-cell office:value-type="float" office:value="1.159999509" calcext:value-type="float">
            <text:p>1.159999509</text:p>
          </table:table-cell>
          <table:table-cell office:value-type="float" office:value="1.315440692" calcext:value-type="float">
            <text:p>1.315440692</text:p>
          </table:table-cell>
          <table:table-cell/>
          <table:table-cell office:value-type="float" office:value="0.010226897" calcext:value-type="float">
            <text:p>0.010226897</text:p>
          </table:table-cell>
          <table:table-cell office:value-type="float" office:value="0.00947712" calcext:value-type="float">
            <text:p>0.00947712</text:p>
          </table:table-cell>
          <table:table-cell office:value-type="float" office:value="0.010747064" calcext:value-type="float">
            <text:p>0.010747064</text:p>
          </table:table-cell>
          <table:table-cell/>
          <table:table-cell office:value-type="float" office:value="0.00913108" calcext:value-type="float">
            <text:p>0.00913108</text:p>
          </table:table-cell>
          <table:table-cell office:value-type="float" office:value="0.008381304" calcext:value-type="float">
            <text:p>0.008381304</text:p>
          </table:table-cell>
          <table:table-cell office:value-type="float" office:value="0.009651248" calcext:value-type="float">
            <text:p>0.009651248</text:p>
          </table:table-cell>
          <table:table-cell/>
          <table:table-cell office:value-type="float" office:value="26.911663524" calcext:value-type="float">
            <text:p>26.911663524</text:p>
          </table:table-cell>
          <table:table-cell office:value-type="float" office:value="26.893189744" calcext:value-type="float">
            <text:p>26.893189744</text:p>
          </table:table-cell>
          <table:table-cell office:value-type="float" office:value="26.924479775" calcext:value-type="float">
            <text:p>26.924479775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1 16:46:46</text:p>
          </table:table-cell>
          <table:table-cell office:value-type="float" office:value="26.69172" calcext:value-type="float">
            <text:p>26.69172</text:p>
          </table:table-cell>
          <table:table-cell/>
          <table:table-cell office:value-type="float" office:value="1.276713166" calcext:value-type="float">
            <text:p>1.276713166</text:p>
          </table:table-cell>
          <table:table-cell office:value-type="float" office:value="1.10394193" calcext:value-type="float">
            <text:p>1.10394193</text:p>
          </table:table-cell>
          <table:table-cell office:value-type="float" office:value="1.253971011" calcext:value-type="float">
            <text:p>1.253971011</text:p>
          </table:table-cell>
          <table:table-cell/>
          <table:table-cell office:value-type="float" office:value="0.010430663" calcext:value-type="float">
            <text:p>0.010430663</text:p>
          </table:table-cell>
          <table:table-cell office:value-type="float" office:value="0.009019133" calcext:value-type="float">
            <text:p>0.009019133</text:p>
          </table:table-cell>
          <table:table-cell office:value-type="float" office:value="0.010244861" calcext:value-type="float">
            <text:p>0.010244861</text:p>
          </table:table-cell>
          <table:table-cell/>
          <table:table-cell office:value-type="float" office:value="0.009334847" calcext:value-type="float">
            <text:p>0.009334847</text:p>
          </table:table-cell>
          <table:table-cell office:value-type="float" office:value="0.007923317" calcext:value-type="float">
            <text:p>0.007923317</text:p>
          </table:table-cell>
          <table:table-cell office:value-type="float" office:value="0.009149045" calcext:value-type="float">
            <text:p>0.009149045</text:p>
          </table:table-cell>
          <table:table-cell/>
          <table:table-cell office:value-type="float" office:value="26.921737162" calcext:value-type="float">
            <text:p>26.921737162</text:p>
          </table:table-cell>
          <table:table-cell office:value-type="float" office:value="26.886958487" calcext:value-type="float">
            <text:p>26.886958487</text:p>
          </table:table-cell>
          <table:table-cell office:value-type="float" office:value="26.91715925" calcext:value-type="float">
            <text:p>26.91715925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1 16:46:47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33549265" calcext:value-type="float">
            <text:p>1.233549265</text:p>
          </table:table-cell>
          <table:table-cell office:value-type="float" office:value="1.146091359" calcext:value-type="float">
            <text:p>1.146091359</text:p>
          </table:table-cell>
          <table:table-cell office:value-type="float" office:value="1.14538564" calcext:value-type="float">
            <text:p>1.14538564</text:p>
          </table:table-cell>
          <table:table-cell/>
          <table:table-cell office:value-type="float" office:value="0.010078017" calcext:value-type="float">
            <text:p>0.010078017</text:p>
          </table:table-cell>
          <table:table-cell office:value-type="float" office:value="0.009363491" calcext:value-type="float">
            <text:p>0.009363491</text:p>
          </table:table-cell>
          <table:table-cell office:value-type="float" office:value="0.009357726" calcext:value-type="float">
            <text:p>0.009357726</text:p>
          </table:table-cell>
          <table:table-cell/>
          <table:table-cell office:value-type="float" office:value="0.0089822" calcext:value-type="float">
            <text:p>0.0089822</text:p>
          </table:table-cell>
          <table:table-cell office:value-type="float" office:value="0.008267675" calcext:value-type="float">
            <text:p>0.008267675</text:p>
          </table:table-cell>
          <table:table-cell office:value-type="float" office:value="0.008261909" calcext:value-type="float">
            <text:p>0.008261909</text:p>
          </table:table-cell>
          <table:table-cell/>
          <table:table-cell office:value-type="float" office:value="26.902942158" calcext:value-type="float">
            <text:p>26.902942158</text:p>
          </table:table-cell>
          <table:table-cell office:value-type="float" office:value="26.885336813" calcext:value-type="float">
            <text:p>26.885336813</text:p>
          </table:table-cell>
          <table:table-cell office:value-type="float" office:value="26.88519475" calcext:value-type="float">
            <text:p>26.88519475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1 16:46:48</text:p>
          </table:table-cell>
          <table:table-cell office:value-type="float" office:value="26.68666" calcext:value-type="float">
            <text:p>26.68666</text:p>
          </table:table-cell>
          <table:table-cell/>
          <table:table-cell office:value-type="float" office:value="1.236008553" calcext:value-type="float">
            <text:p>1.236008553</text:p>
          </table:table-cell>
          <table:table-cell office:value-type="float" office:value="1.092397701" calcext:value-type="float">
            <text:p>1.092397701</text:p>
          </table:table-cell>
          <table:table-cell office:value-type="float" office:value="1.194849753" calcext:value-type="float">
            <text:p>1.194849753</text:p>
          </table:table-cell>
          <table:table-cell/>
          <table:table-cell office:value-type="float" office:value="0.010098109" calcext:value-type="float">
            <text:p>0.010098109</text:p>
          </table:table-cell>
          <table:table-cell office:value-type="float" office:value="0.008924818" calcext:value-type="float">
            <text:p>0.008924818</text:p>
          </table:table-cell>
          <table:table-cell office:value-type="float" office:value="0.009761844" calcext:value-type="float">
            <text:p>0.009761844</text:p>
          </table:table-cell>
          <table:table-cell/>
          <table:table-cell office:value-type="float" office:value="0.009002293" calcext:value-type="float">
            <text:p>0.009002293</text:p>
          </table:table-cell>
          <table:table-cell office:value-type="float" office:value="0.007829001" calcext:value-type="float">
            <text:p>0.007829001</text:p>
          </table:table-cell>
          <table:table-cell office:value-type="float" office:value="0.008666028" calcext:value-type="float">
            <text:p>0.008666028</text:p>
          </table:table-cell>
          <table:table-cell/>
          <table:table-cell office:value-type="float" office:value="26.908490335" calcext:value-type="float">
            <text:p>26.908490335</text:p>
          </table:table-cell>
          <table:table-cell office:value-type="float" office:value="26.879581356" calcext:value-type="float">
            <text:p>26.879581356</text:p>
          </table:table-cell>
          <table:table-cell office:value-type="float" office:value="26.90020511" calcext:value-type="float">
            <text:p>26.90020511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1 16:46:49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242516189" calcext:value-type="float">
            <text:p>1.242516189</text:p>
          </table:table-cell>
          <table:table-cell office:value-type="float" office:value="1.176263234" calcext:value-type="float">
            <text:p>1.176263234</text:p>
          </table:table-cell>
          <table:table-cell office:value-type="float" office:value="1.098033321" calcext:value-type="float">
            <text:p>1.098033321</text:p>
          </table:table-cell>
          <table:table-cell/>
          <table:table-cell office:value-type="float" office:value="0.010151276" calcext:value-type="float">
            <text:p>0.010151276</text:p>
          </table:table-cell>
          <table:table-cell office:value-type="float" office:value="0.009609994" calcext:value-type="float">
            <text:p>0.009609994</text:p>
          </table:table-cell>
          <table:table-cell office:value-type="float" office:value="0.00897086" calcext:value-type="float">
            <text:p>0.00897086</text:p>
          </table:table-cell>
          <table:table-cell/>
          <table:table-cell office:value-type="float" office:value="0.009055459" calcext:value-type="float">
            <text:p>0.009055459</text:p>
          </table:table-cell>
          <table:table-cell office:value-type="float" office:value="0.008514177" calcext:value-type="float">
            <text:p>0.008514177</text:p>
          </table:table-cell>
          <table:table-cell office:value-type="float" office:value="0.007875044" calcext:value-type="float">
            <text:p>0.007875044</text:p>
          </table:table-cell>
          <table:table-cell/>
          <table:table-cell office:value-type="float" office:value="26.904747191" calcext:value-type="float">
            <text:p>26.904747191</text:p>
          </table:table-cell>
          <table:table-cell office:value-type="float" office:value="26.891410466" calcext:value-type="float">
            <text:p>26.891410466</text:p>
          </table:table-cell>
          <table:table-cell office:value-type="float" office:value="26.875662577" calcext:value-type="float">
            <text:p>26.875662577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1 16:46:51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14667787" calcext:value-type="float">
            <text:p>1.114667787</text:p>
          </table:table-cell>
          <table:table-cell office:value-type="float" office:value="1.279605184" calcext:value-type="float">
            <text:p>1.279605184</text:p>
          </table:table-cell>
          <table:table-cell office:value-type="float" office:value="1.103885901" calcext:value-type="float">
            <text:p>1.103885901</text:p>
          </table:table-cell>
          <table:table-cell/>
          <table:table-cell office:value-type="float" office:value="0.009106763" calcext:value-type="float">
            <text:p>0.009106763</text:p>
          </table:table-cell>
          <table:table-cell office:value-type="float" office:value="0.010454291" calcext:value-type="float">
            <text:p>0.010454291</text:p>
          </table:table-cell>
          <table:table-cell office:value-type="float" office:value="0.009018676" calcext:value-type="float">
            <text:p>0.009018676</text:p>
          </table:table-cell>
          <table:table-cell/>
          <table:table-cell office:value-type="float" office:value="0.008010946" calcext:value-type="float">
            <text:p>0.008010946</text:p>
          </table:table-cell>
          <table:table-cell office:value-type="float" office:value="0.009358474" calcext:value-type="float">
            <text:p>0.009358474</text:p>
          </table:table-cell>
          <table:table-cell office:value-type="float" office:value="0.007922859" calcext:value-type="float">
            <text:p>0.007922859</text:p>
          </table:table-cell>
          <table:table-cell/>
          <table:table-cell office:value-type="float" office:value="26.879011157" calcext:value-type="float">
            <text:p>26.879011157</text:p>
          </table:table-cell>
          <table:table-cell office:value-type="float" office:value="26.912213142" calcext:value-type="float">
            <text:p>26.912213142</text:p>
          </table:table-cell>
          <table:table-cell office:value-type="float" office:value="26.876840725" calcext:value-type="float">
            <text:p>26.876840725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1 16:46:52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36581437" calcext:value-type="float">
            <text:p>1.136581437</text:p>
          </table:table-cell>
          <table:table-cell office:value-type="float" office:value="1.286139045" calcext:value-type="float">
            <text:p>1.286139045</text:p>
          </table:table-cell>
          <table:table-cell office:value-type="float" office:value="1.227006462" calcext:value-type="float">
            <text:p>1.227006462</text:p>
          </table:table-cell>
          <table:table-cell/>
          <table:table-cell office:value-type="float" office:value="0.009285796" calcext:value-type="float">
            <text:p>0.009285796</text:p>
          </table:table-cell>
          <table:table-cell office:value-type="float" office:value="0.010507672" calcext:value-type="float">
            <text:p>0.010507672</text:p>
          </table:table-cell>
          <table:table-cell office:value-type="float" office:value="0.010024563" calcext:value-type="float">
            <text:p>0.010024563</text:p>
          </table:table-cell>
          <table:table-cell/>
          <table:table-cell office:value-type="float" office:value="0.008189979" calcext:value-type="float">
            <text:p>0.008189979</text:p>
          </table:table-cell>
          <table:table-cell office:value-type="float" office:value="0.009411855" calcext:value-type="float">
            <text:p>0.009411855</text:p>
          </table:table-cell>
          <table:table-cell office:value-type="float" office:value="0.008928746" calcext:value-type="float">
            <text:p>0.008928746</text:p>
          </table:table-cell>
          <table:table-cell/>
          <table:table-cell office:value-type="float" office:value="26.883422442" calcext:value-type="float">
            <text:p>26.883422442</text:p>
          </table:table-cell>
          <table:table-cell office:value-type="float" office:value="26.913528392" calcext:value-type="float">
            <text:p>26.913528392</text:p>
          </table:table-cell>
          <table:table-cell office:value-type="float" office:value="26.901625096" calcext:value-type="float">
            <text:p>26.901625096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1 16:46:53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74675962" calcext:value-type="float">
            <text:p>1.174675962</text:p>
          </table:table-cell>
          <table:table-cell office:value-type="float" office:value="1.260964425" calcext:value-type="float">
            <text:p>1.260964425</text:p>
          </table:table-cell>
          <table:table-cell office:value-type="float" office:value="1.277731809" calcext:value-type="float">
            <text:p>1.277731809</text:p>
          </table:table-cell>
          <table:table-cell/>
          <table:table-cell office:value-type="float" office:value="0.009597026" calcext:value-type="float">
            <text:p>0.009597026</text:p>
          </table:table-cell>
          <table:table-cell office:value-type="float" office:value="0.010301997" calcext:value-type="float">
            <text:p>0.010301997</text:p>
          </table:table-cell>
          <table:table-cell office:value-type="float" office:value="0.010438985" calcext:value-type="float">
            <text:p>0.010438985</text:p>
          </table:table-cell>
          <table:table-cell/>
          <table:table-cell office:value-type="float" office:value="0.008501209" calcext:value-type="float">
            <text:p>0.008501209</text:p>
          </table:table-cell>
          <table:table-cell office:value-type="float" office:value="0.00920618" calcext:value-type="float">
            <text:p>0.00920618</text:p>
          </table:table-cell>
          <table:table-cell office:value-type="float" office:value="0.009343169" calcext:value-type="float">
            <text:p>0.009343169</text:p>
          </table:table-cell>
          <table:table-cell/>
          <table:table-cell office:value-type="float" office:value="26.891090946" calcext:value-type="float">
            <text:p>26.891090946</text:p>
          </table:table-cell>
          <table:table-cell office:value-type="float" office:value="26.908460795" calcext:value-type="float">
            <text:p>26.908460795</text:p>
          </table:table-cell>
          <table:table-cell office:value-type="float" office:value="26.911836036" calcext:value-type="float">
            <text:p>26.911836036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1 16:46:54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68155213" calcext:value-type="float">
            <text:p>1.168155213</text:p>
          </table:table-cell>
          <table:table-cell office:value-type="float" office:value="1.299481547" calcext:value-type="float">
            <text:p>1.299481547</text:p>
          </table:table-cell>
          <table:table-cell office:value-type="float" office:value="1.249132901" calcext:value-type="float">
            <text:p>1.249132901</text:p>
          </table:table-cell>
          <table:table-cell/>
          <table:table-cell office:value-type="float" office:value="0.009543752" calcext:value-type="float">
            <text:p>0.009543752</text:p>
          </table:table-cell>
          <table:table-cell office:value-type="float" office:value="0.010616679" calcext:value-type="float">
            <text:p>0.010616679</text:p>
          </table:table-cell>
          <table:table-cell office:value-type="float" office:value="0.010205334" calcext:value-type="float">
            <text:p>0.010205334</text:p>
          </table:table-cell>
          <table:table-cell/>
          <table:table-cell office:value-type="float" office:value="0.008447935" calcext:value-type="float">
            <text:p>0.008447935</text:p>
          </table:table-cell>
          <table:table-cell office:value-type="float" office:value="0.009520863" calcext:value-type="float">
            <text:p>0.009520863</text:p>
          </table:table-cell>
          <table:table-cell office:value-type="float" office:value="0.009109518" calcext:value-type="float">
            <text:p>0.009109518</text:p>
          </table:table-cell>
          <table:table-cell/>
          <table:table-cell office:value-type="float" office:value="26.88977831" calcext:value-type="float">
            <text:p>26.88977831</text:p>
          </table:table-cell>
          <table:table-cell office:value-type="float" office:value="26.916214199" calcext:value-type="float">
            <text:p>26.916214199</text:p>
          </table:table-cell>
          <table:table-cell office:value-type="float" office:value="26.906079128" calcext:value-type="float">
            <text:p>26.906079128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1 16:46:55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56576414" calcext:value-type="float">
            <text:p>1.156576414</text:p>
          </table:table-cell>
          <table:table-cell office:value-type="float" office:value="1.321234861" calcext:value-type="float">
            <text:p>1.321234861</text:p>
          </table:table-cell>
          <table:table-cell office:value-type="float" office:value="1.230038551" calcext:value-type="float">
            <text:p>1.230038551</text:p>
          </table:table-cell>
          <table:table-cell/>
          <table:table-cell office:value-type="float" office:value="0.009449154" calcext:value-type="float">
            <text:p>0.009449154</text:p>
          </table:table-cell>
          <table:table-cell office:value-type="float" office:value="0.010794402" calcext:value-type="float">
            <text:p>0.010794402</text:p>
          </table:table-cell>
          <table:table-cell office:value-type="float" office:value="0.010049335" calcext:value-type="float">
            <text:p>0.010049335</text:p>
          </table:table-cell>
          <table:table-cell/>
          <table:table-cell office:value-type="float" office:value="0.008353337" calcext:value-type="float">
            <text:p>0.008353337</text:p>
          </table:table-cell>
          <table:table-cell office:value-type="float" office:value="0.009698586" calcext:value-type="float">
            <text:p>0.009698586</text:p>
          </table:table-cell>
          <table:table-cell office:value-type="float" office:value="0.008953518" calcext:value-type="float">
            <text:p>0.008953518</text:p>
          </table:table-cell>
          <table:table-cell/>
          <table:table-cell office:value-type="float" office:value="26.882394282" calcext:value-type="float">
            <text:p>26.882394282</text:p>
          </table:table-cell>
          <table:table-cell office:value-type="float" office:value="26.915540017" calcext:value-type="float">
            <text:p>26.915540017</text:p>
          </table:table-cell>
          <table:table-cell office:value-type="float" office:value="26.897182324" calcext:value-type="float">
            <text:p>26.897182324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1 16:46:57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157719035" calcext:value-type="float">
            <text:p>1.157719035</text:p>
          </table:table-cell>
          <table:table-cell office:value-type="float" office:value="1.332231323" calcext:value-type="float">
            <text:p>1.332231323</text:p>
          </table:table-cell>
          <table:table-cell office:value-type="float" office:value="1.185755871" calcext:value-type="float">
            <text:p>1.185755871</text:p>
          </table:table-cell>
          <table:table-cell/>
          <table:table-cell office:value-type="float" office:value="0.009458489" calcext:value-type="float">
            <text:p>0.009458489</text:p>
          </table:table-cell>
          <table:table-cell office:value-type="float" office:value="0.010884243" calcext:value-type="float">
            <text:p>0.010884243</text:p>
          </table:table-cell>
          <table:table-cell office:value-type="float" office:value="0.009687548" calcext:value-type="float">
            <text:p>0.009687548</text:p>
          </table:table-cell>
          <table:table-cell/>
          <table:table-cell office:value-type="float" office:value="0.008362672" calcext:value-type="float">
            <text:p>0.008362672</text:p>
          </table:table-cell>
          <table:table-cell office:value-type="float" office:value="0.009788426" calcext:value-type="float">
            <text:p>0.009788426</text:p>
          </table:table-cell>
          <table:table-cell office:value-type="float" office:value="0.008591731" calcext:value-type="float">
            <text:p>0.008591731</text:p>
          </table:table-cell>
          <table:table-cell/>
          <table:table-cell office:value-type="float" office:value="26.877571102" calcext:value-type="float">
            <text:p>26.877571102</text:p>
          </table:table-cell>
          <table:table-cell office:value-type="float" office:value="26.912700532" calcext:value-type="float">
            <text:p>26.912700532</text:p>
          </table:table-cell>
          <table:table-cell office:value-type="float" office:value="26.883215007" calcext:value-type="float">
            <text:p>26.883215007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1 16:46:58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55433196" calcext:value-type="float">
            <text:p>1.155433196</text:p>
          </table:table-cell>
          <table:table-cell office:value-type="float" office:value="1.332415501" calcext:value-type="float">
            <text:p>1.332415501</text:p>
          </table:table-cell>
          <table:table-cell office:value-type="float" office:value="1.17157652" calcext:value-type="float">
            <text:p>1.17157652</text:p>
          </table:table-cell>
          <table:table-cell/>
          <table:table-cell office:value-type="float" office:value="0.009439814" calcext:value-type="float">
            <text:p>0.009439814</text:p>
          </table:table-cell>
          <table:table-cell office:value-type="float" office:value="0.010885748" calcext:value-type="float">
            <text:p>0.010885748</text:p>
          </table:table-cell>
          <table:table-cell office:value-type="float" office:value="0.009571704" calcext:value-type="float">
            <text:p>0.009571704</text:p>
          </table:table-cell>
          <table:table-cell/>
          <table:table-cell office:value-type="float" office:value="0.008343997" calcext:value-type="float">
            <text:p>0.008343997</text:p>
          </table:table-cell>
          <table:table-cell office:value-type="float" office:value="0.009789931" calcext:value-type="float">
            <text:p>0.009789931</text:p>
          </table:table-cell>
          <table:table-cell office:value-type="float" office:value="0.008475887" calcext:value-type="float">
            <text:p>0.008475887</text:p>
          </table:table-cell>
          <table:table-cell/>
          <table:table-cell office:value-type="float" office:value="26.882164149" calcext:value-type="float">
            <text:p>26.882164149</text:p>
          </table:table-cell>
          <table:table-cell office:value-type="float" office:value="26.917790645" calcext:value-type="float">
            <text:p>26.917790645</text:p>
          </table:table-cell>
          <table:table-cell office:value-type="float" office:value="26.885413843" calcext:value-type="float">
            <text:p>26.885413843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1 16:46:59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54626149" calcext:value-type="float">
            <text:p>1.154626149</text:p>
          </table:table-cell>
          <table:table-cell office:value-type="float" office:value="1.331415931" calcext:value-type="float">
            <text:p>1.331415931</text:p>
          </table:table-cell>
          <table:table-cell office:value-type="float" office:value="1.176969549" calcext:value-type="float">
            <text:p>1.176969549</text:p>
          </table:table-cell>
          <table:table-cell/>
          <table:table-cell office:value-type="float" office:value="0.00943322" calcext:value-type="float">
            <text:p>0.00943322</text:p>
          </table:table-cell>
          <table:table-cell office:value-type="float" office:value="0.010877581" calcext:value-type="float">
            <text:p>0.010877581</text:p>
          </table:table-cell>
          <table:table-cell office:value-type="float" office:value="0.009615764" calcext:value-type="float">
            <text:p>0.009615764</text:p>
          </table:table-cell>
          <table:table-cell/>
          <table:table-cell office:value-type="float" office:value="0.008337404" calcext:value-type="float">
            <text:p>0.008337404</text:p>
          </table:table-cell>
          <table:table-cell office:value-type="float" office:value="0.009781765" calcext:value-type="float">
            <text:p>0.009781765</text:p>
          </table:table-cell>
          <table:table-cell office:value-type="float" office:value="0.008519948" calcext:value-type="float">
            <text:p>0.008519948</text:p>
          </table:table-cell>
          <table:table-cell/>
          <table:table-cell office:value-type="float" office:value="26.887054885" calcext:value-type="float">
            <text:p>26.887054885</text:p>
          </table:table-cell>
          <table:table-cell office:value-type="float" office:value="26.922642474" calcext:value-type="float">
            <text:p>26.922642474</text:p>
          </table:table-cell>
          <table:table-cell office:value-type="float" office:value="26.891552648" calcext:value-type="float">
            <text:p>26.891552648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1 16:47:00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60004873" calcext:value-type="float">
            <text:p>1.160004873</text:p>
          </table:table-cell>
          <table:table-cell office:value-type="float" office:value="1.326778689" calcext:value-type="float">
            <text:p>1.326778689</text:p>
          </table:table-cell>
          <table:table-cell office:value-type="float" office:value="1.19769051" calcext:value-type="float">
            <text:p>1.19769051</text:p>
          </table:table-cell>
          <table:table-cell/>
          <table:table-cell office:value-type="float" office:value="0.009477164" calcext:value-type="float">
            <text:p>0.009477164</text:p>
          </table:table-cell>
          <table:table-cell office:value-type="float" office:value="0.010839695" calcext:value-type="float">
            <text:p>0.010839695</text:p>
          </table:table-cell>
          <table:table-cell office:value-type="float" office:value="0.009785053" calcext:value-type="float">
            <text:p>0.009785053</text:p>
          </table:table-cell>
          <table:table-cell/>
          <table:table-cell office:value-type="float" office:value="0.008381347" calcext:value-type="float">
            <text:p>0.008381347</text:p>
          </table:table-cell>
          <table:table-cell office:value-type="float" office:value="0.009743879" calcext:value-type="float">
            <text:p>0.009743879</text:p>
          </table:table-cell>
          <table:table-cell office:value-type="float" office:value="0.008689237" calcext:value-type="float">
            <text:p>0.008689237</text:p>
          </table:table-cell>
          <table:table-cell/>
          <table:table-cell office:value-type="float" office:value="26.883084441" calcext:value-type="float">
            <text:p>26.883084441</text:p>
          </table:table-cell>
          <table:table-cell office:value-type="float" office:value="26.916655973" calcext:value-type="float">
            <text:p>26.916655973</text:p>
          </table:table-cell>
          <table:table-cell office:value-type="float" office:value="26.890670637" calcext:value-type="float">
            <text:p>26.890670637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1 16:47:01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49912018" calcext:value-type="float">
            <text:p>1.149912018</text:p>
          </table:table-cell>
          <table:table-cell office:value-type="float" office:value="1.328568617" calcext:value-type="float">
            <text:p>1.328568617</text:p>
          </table:table-cell>
          <table:table-cell office:value-type="float" office:value="1.143906849" calcext:value-type="float">
            <text:p>1.143906849</text:p>
          </table:table-cell>
          <table:table-cell/>
          <table:table-cell office:value-type="float" office:value="0.009394706" calcext:value-type="float">
            <text:p>0.009394706</text:p>
          </table:table-cell>
          <table:table-cell office:value-type="float" office:value="0.010854319" calcext:value-type="float">
            <text:p>0.010854319</text:p>
          </table:table-cell>
          <table:table-cell office:value-type="float" office:value="0.009345644" calcext:value-type="float">
            <text:p>0.009345644</text:p>
          </table:table-cell>
          <table:table-cell/>
          <table:table-cell office:value-type="float" office:value="0.008298889" calcext:value-type="float">
            <text:p>0.008298889</text:p>
          </table:table-cell>
          <table:table-cell office:value-type="float" office:value="0.009758502" calcext:value-type="float">
            <text:p>0.009758502</text:p>
          </table:table-cell>
          <table:table-cell office:value-type="float" office:value="0.008249828" calcext:value-type="float">
            <text:p>0.008249828</text:p>
          </table:table-cell>
          <table:table-cell/>
          <table:table-cell office:value-type="float" office:value="26.88105272" calcext:value-type="float">
            <text:p>26.88105272</text:p>
          </table:table-cell>
          <table:table-cell office:value-type="float" office:value="26.917016279" calcext:value-type="float">
            <text:p>26.917016279</text:p>
          </table:table-cell>
          <table:table-cell office:value-type="float" office:value="26.87984386" calcext:value-type="float">
            <text:p>26.87984386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1 16:47:03</text:p>
          </table:table-cell>
          <table:table-cell office:value-type="float" office:value="26.67655" calcext:value-type="float">
            <text:p>26.67655</text:p>
          </table:table-cell>
          <table:table-cell/>
          <table:table-cell office:value-type="float" office:value="1.144535678" calcext:value-type="float">
            <text:p>1.144535678</text:p>
          </table:table-cell>
          <table:table-cell office:value-type="float" office:value="1.310234822" calcext:value-type="float">
            <text:p>1.310234822</text:p>
          </table:table-cell>
          <table:table-cell office:value-type="float" office:value="1.168750664" calcext:value-type="float">
            <text:p>1.168750664</text:p>
          </table:table-cell>
          <table:table-cell/>
          <table:table-cell office:value-type="float" office:value="0.009350782" calcext:value-type="float">
            <text:p>0.009350782</text:p>
          </table:table-cell>
          <table:table-cell office:value-type="float" office:value="0.010704533" calcext:value-type="float">
            <text:p>0.010704533</text:p>
          </table:table-cell>
          <table:table-cell office:value-type="float" office:value="0.009548617" calcext:value-type="float">
            <text:p>0.009548617</text:p>
          </table:table-cell>
          <table:table-cell/>
          <table:table-cell office:value-type="float" office:value="0.008254965" calcext:value-type="float">
            <text:p>0.008254965</text:p>
          </table:table-cell>
          <table:table-cell office:value-type="float" office:value="0.009608716" calcext:value-type="float">
            <text:p>0.009608716</text:p>
          </table:table-cell>
          <table:table-cell office:value-type="float" office:value="0.0084528" calcext:value-type="float">
            <text:p>0.0084528</text:p>
          </table:table-cell>
          <table:table-cell/>
          <table:table-cell office:value-type="float" office:value="26.879970445" calcext:value-type="float">
            <text:p>26.879970445</text:p>
          </table:table-cell>
          <table:table-cell office:value-type="float" office:value="26.91332574" calcext:value-type="float">
            <text:p>26.91332574</text:p>
          </table:table-cell>
          <table:table-cell office:value-type="float" office:value="26.884844991" calcext:value-type="float">
            <text:p>26.884844991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1 16:47:04</text:p>
          </table:table-cell>
          <table:table-cell office:value-type="float" office:value="26.68161" calcext:value-type="float">
            <text:p>26.68161</text:p>
          </table:table-cell>
          <table:table-cell/>
          <table:table-cell office:value-type="float" office:value="1.149563926" calcext:value-type="float">
            <text:p>1.149563926</text:p>
          </table:table-cell>
          <table:table-cell office:value-type="float" office:value="1.270870122" calcext:value-type="float">
            <text:p>1.270870122</text:p>
          </table:table-cell>
          <table:table-cell office:value-type="float" office:value="1.296047127" calcext:value-type="float">
            <text:p>1.296047127</text:p>
          </table:table-cell>
          <table:table-cell/>
          <table:table-cell office:value-type="float" office:value="0.009391862" calcext:value-type="float">
            <text:p>0.009391862</text:p>
          </table:table-cell>
          <table:table-cell office:value-type="float" office:value="0.010382926" calcext:value-type="float">
            <text:p>0.010382926</text:p>
          </table:table-cell>
          <table:table-cell office:value-type="float" office:value="0.01058862" calcext:value-type="float">
            <text:p>0.01058862</text:p>
          </table:table-cell>
          <table:table-cell/>
          <table:table-cell office:value-type="float" office:value="0.008296046" calcext:value-type="float">
            <text:p>0.008296046</text:p>
          </table:table-cell>
          <table:table-cell office:value-type="float" office:value="0.009287109" calcext:value-type="float">
            <text:p>0.009287109</text:p>
          </table:table-cell>
          <table:table-cell office:value-type="float" office:value="0.009492804" calcext:value-type="float">
            <text:p>0.009492804</text:p>
          </table:table-cell>
          <table:table-cell/>
          <table:table-cell office:value-type="float" office:value="26.886035849" calcext:value-type="float">
            <text:p>26.886035849</text:p>
          </table:table-cell>
          <table:table-cell office:value-type="float" office:value="26.910454793" calcext:value-type="float">
            <text:p>26.910454793</text:p>
          </table:table-cell>
          <table:table-cell office:value-type="float" office:value="26.915522861" calcext:value-type="float">
            <text:p>26.915522861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1 16:47:05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192935847" calcext:value-type="float">
            <text:p>1.192935847</text:p>
          </table:table-cell>
          <table:table-cell office:value-type="float" office:value="1.214496638" calcext:value-type="float">
            <text:p>1.214496638</text:p>
          </table:table-cell>
          <table:table-cell office:value-type="float" office:value="1.312526621" calcext:value-type="float">
            <text:p>1.312526621</text:p>
          </table:table-cell>
          <table:table-cell/>
          <table:table-cell office:value-type="float" office:value="0.009746208" calcext:value-type="float">
            <text:p>0.009746208</text:p>
          </table:table-cell>
          <table:table-cell office:value-type="float" office:value="0.009922358" calcext:value-type="float">
            <text:p>0.009922358</text:p>
          </table:table-cell>
          <table:table-cell office:value-type="float" office:value="0.010723257" calcext:value-type="float">
            <text:p>0.010723257</text:p>
          </table:table-cell>
          <table:table-cell/>
          <table:table-cell office:value-type="float" office:value="0.008650391" calcext:value-type="float">
            <text:p>0.008650391</text:p>
          </table:table-cell>
          <table:table-cell office:value-type="float" office:value="0.008826542" calcext:value-type="float">
            <text:p>0.008826542</text:p>
          </table:table-cell>
          <table:table-cell office:value-type="float" office:value="0.00962744" calcext:value-type="float">
            <text:p>0.00962744</text:p>
          </table:table-cell>
          <table:table-cell/>
          <table:table-cell office:value-type="float" office:value="26.879607193" calcext:value-type="float">
            <text:p>26.879607193</text:p>
          </table:table-cell>
          <table:table-cell office:value-type="float" office:value="26.883947444" calcext:value-type="float">
            <text:p>26.883947444</text:p>
          </table:table-cell>
          <table:table-cell office:value-type="float" office:value="26.903680962" calcext:value-type="float">
            <text:p>26.903680962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1 16:47:06</text:p>
          </table:table-cell>
          <table:table-cell office:value-type="float" office:value="26.6715" calcext:value-type="float">
            <text:p>26.6715</text:p>
          </table:table-cell>
          <table:table-cell/>
          <table:table-cell office:value-type="float" office:value="1.255433709" calcext:value-type="float">
            <text:p>1.255433709</text:p>
          </table:table-cell>
          <table:table-cell office:value-type="float" office:value="1.14863171" calcext:value-type="float">
            <text:p>1.14863171</text:p>
          </table:table-cell>
          <table:table-cell office:value-type="float" office:value="1.309740699" calcext:value-type="float">
            <text:p>1.309740699</text:p>
          </table:table-cell>
          <table:table-cell/>
          <table:table-cell office:value-type="float" office:value="0.010256811" calcext:value-type="float">
            <text:p>0.010256811</text:p>
          </table:table-cell>
          <table:table-cell office:value-type="float" office:value="0.009384246" calcext:value-type="float">
            <text:p>0.009384246</text:p>
          </table:table-cell>
          <table:table-cell office:value-type="float" office:value="0.010700496" calcext:value-type="float">
            <text:p>0.010700496</text:p>
          </table:table-cell>
          <table:table-cell/>
          <table:table-cell office:value-type="float" office:value="0.009160995" calcext:value-type="float">
            <text:p>0.009160995</text:p>
          </table:table-cell>
          <table:table-cell office:value-type="float" office:value="0.008288429" calcext:value-type="float">
            <text:p>0.008288429</text:p>
          </table:table-cell>
          <table:table-cell office:value-type="float" office:value="0.009604679" calcext:value-type="float">
            <text:p>0.009604679</text:p>
          </table:table-cell>
          <table:table-cell/>
          <table:table-cell office:value-type="float" office:value="26.897241258" calcext:value-type="float">
            <text:p>26.897241258</text:p>
          </table:table-cell>
          <table:table-cell office:value-type="float" office:value="26.875741788" calcext:value-type="float">
            <text:p>26.875741788</text:p>
          </table:table-cell>
          <table:table-cell office:value-type="float" office:value="26.908173216" calcext:value-type="float">
            <text:p>26.908173216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1 16:47:08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258483679" calcext:value-type="float">
            <text:p>1.258483679</text:p>
          </table:table-cell>
          <table:table-cell office:value-type="float" office:value="1.137842672" calcext:value-type="float">
            <text:p>1.137842672</text:p>
          </table:table-cell>
          <table:table-cell office:value-type="float" office:value="1.309349097" calcext:value-type="float">
            <text:p>1.309349097</text:p>
          </table:table-cell>
          <table:table-cell/>
          <table:table-cell office:value-type="float" office:value="0.010281729" calcext:value-type="float">
            <text:p>0.010281729</text:p>
          </table:table-cell>
          <table:table-cell office:value-type="float" office:value="0.0092961" calcext:value-type="float">
            <text:p>0.0092961</text:p>
          </table:table-cell>
          <table:table-cell office:value-type="float" office:value="0.010697297" calcext:value-type="float">
            <text:p>0.010697297</text:p>
          </table:table-cell>
          <table:table-cell/>
          <table:table-cell office:value-type="float" office:value="0.009185913" calcext:value-type="float">
            <text:p>0.009185913</text:p>
          </table:table-cell>
          <table:table-cell office:value-type="float" office:value="0.008200284" calcext:value-type="float">
            <text:p>0.008200284</text:p>
          </table:table-cell>
          <table:table-cell office:value-type="float" office:value="0.00960148" calcext:value-type="float">
            <text:p>0.00960148</text:p>
          </table:table-cell>
          <table:table-cell/>
          <table:table-cell office:value-type="float" office:value="26.887749011" calcext:value-type="float">
            <text:p>26.887749011</text:p>
          </table:table-cell>
          <table:table-cell office:value-type="float" office:value="26.863463489" calcext:value-type="float">
            <text:p>26.863463489</text:p>
          </table:table-cell>
          <table:table-cell office:value-type="float" office:value="26.897988271" calcext:value-type="float">
            <text:p>26.897988271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1 16:47:09</text:p>
          </table:table-cell>
          <table:table-cell office:value-type="float" office:value="26.66645" calcext:value-type="float">
            <text:p>26.66645</text:p>
          </table:table-cell>
          <table:table-cell/>
          <table:table-cell office:value-type="float" office:value="1.21572807" calcext:value-type="float">
            <text:p>1.21572807</text:p>
          </table:table-cell>
          <table:table-cell office:value-type="float" office:value="1.176367542" calcext:value-type="float">
            <text:p>1.176367542</text:p>
          </table:table-cell>
          <table:table-cell office:value-type="float" office:value="1.305288828" calcext:value-type="float">
            <text:p>1.305288828</text:p>
          </table:table-cell>
          <table:table-cell/>
          <table:table-cell office:value-type="float" office:value="0.009932419" calcext:value-type="float">
            <text:p>0.009932419</text:p>
          </table:table-cell>
          <table:table-cell office:value-type="float" office:value="0.009610846" calcext:value-type="float">
            <text:p>0.009610846</text:p>
          </table:table-cell>
          <table:table-cell office:value-type="float" office:value="0.010664124" calcext:value-type="float">
            <text:p>0.010664124</text:p>
          </table:table-cell>
          <table:table-cell/>
          <table:table-cell office:value-type="float" office:value="0.008836602" calcext:value-type="float">
            <text:p>0.008836602</text:p>
          </table:table-cell>
          <table:table-cell office:value-type="float" office:value="0.008515029" calcext:value-type="float">
            <text:p>0.008515029</text:p>
          </table:table-cell>
          <table:table-cell office:value-type="float" office:value="0.009568308" calcext:value-type="float">
            <text:p>0.009568308</text:p>
          </table:table-cell>
          <table:table-cell/>
          <table:table-cell office:value-type="float" office:value="26.884195334" calcext:value-type="float">
            <text:p>26.884195334</text:p>
          </table:table-cell>
          <table:table-cell office:value-type="float" office:value="26.876271933" calcext:value-type="float">
            <text:p>26.876271933</text:p>
          </table:table-cell>
          <table:table-cell office:value-type="float" office:value="26.902223999" calcext:value-type="float">
            <text:p>26.902223999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1 16:47:10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79692886" calcext:value-type="float">
            <text:p>1.179692886</text:p>
          </table:table-cell>
          <table:table-cell office:value-type="float" office:value="1.24022439" calcext:value-type="float">
            <text:p>1.24022439</text:p>
          </table:table-cell>
          <table:table-cell office:value-type="float" office:value="1.288930927" calcext:value-type="float">
            <text:p>1.288930927</text:p>
          </table:table-cell>
          <table:table-cell/>
          <table:table-cell office:value-type="float" office:value="0.009638014" calcext:value-type="float">
            <text:p>0.009638014</text:p>
          </table:table-cell>
          <table:table-cell office:value-type="float" office:value="0.010132552" calcext:value-type="float">
            <text:p>0.010132552</text:p>
          </table:table-cell>
          <table:table-cell office:value-type="float" office:value="0.010530481" calcext:value-type="float">
            <text:p>0.010530481</text:p>
          </table:table-cell>
          <table:table-cell/>
          <table:table-cell office:value-type="float" office:value="0.008542197" calcext:value-type="float">
            <text:p>0.008542197</text:p>
          </table:table-cell>
          <table:table-cell office:value-type="float" office:value="0.009036736" calcext:value-type="float">
            <text:p>0.009036736</text:p>
          </table:table-cell>
          <table:table-cell office:value-type="float" office:value="0.009434665" calcext:value-type="float">
            <text:p>0.009434665</text:p>
          </table:table-cell>
          <table:table-cell/>
          <table:table-cell office:value-type="float" office:value="26.871888165" calcext:value-type="float">
            <text:p>26.871888165</text:p>
          </table:table-cell>
          <table:table-cell office:value-type="float" office:value="26.884073375" calcext:value-type="float">
            <text:p>26.884073375</text:p>
          </table:table-cell>
          <table:table-cell office:value-type="float" office:value="26.893878084" calcext:value-type="float">
            <text:p>26.893878084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1 16:47:11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61540885" calcext:value-type="float">
            <text:p>1.161540885</text:p>
          </table:table-cell>
          <table:table-cell office:value-type="float" office:value="1.326341787" calcext:value-type="float">
            <text:p>1.326341787</text:p>
          </table:table-cell>
          <table:table-cell office:value-type="float" office:value="1.199538255" calcext:value-type="float">
            <text:p>1.199538255</text:p>
          </table:table-cell>
          <table:table-cell/>
          <table:table-cell office:value-type="float" office:value="0.009489713" calcext:value-type="float">
            <text:p>0.009489713</text:p>
          </table:table-cell>
          <table:table-cell office:value-type="float" office:value="0.010836126" calcext:value-type="float">
            <text:p>0.010836126</text:p>
          </table:table-cell>
          <table:table-cell office:value-type="float" office:value="0.009800149" calcext:value-type="float">
            <text:p>0.009800149</text:p>
          </table:table-cell>
          <table:table-cell/>
          <table:table-cell office:value-type="float" office:value="0.008393897" calcext:value-type="float">
            <text:p>0.008393897</text:p>
          </table:table-cell>
          <table:table-cell office:value-type="float" office:value="0.009740309" calcext:value-type="float">
            <text:p>0.009740309</text:p>
          </table:table-cell>
          <table:table-cell office:value-type="float" office:value="0.008704333" calcext:value-type="float">
            <text:p>0.008704333</text:p>
          </table:table-cell>
          <table:table-cell/>
          <table:table-cell office:value-type="float" office:value="26.868234076" calcext:value-type="float">
            <text:p>26.868234076</text:p>
          </table:table-cell>
          <table:table-cell office:value-type="float" office:value="26.901408896" calcext:value-type="float">
            <text:p>26.901408896</text:p>
          </table:table-cell>
          <table:table-cell office:value-type="float" office:value="26.875883123" calcext:value-type="float">
            <text:p>26.87588312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1 16:47:12</text:p>
          </table:table-cell>
          <table:table-cell office:value-type="float" office:value="26.66139" calcext:value-type="float">
            <text:p>26.66139</text:p>
          </table:table-cell>
          <table:table-cell/>
          <table:table-cell office:value-type="float" office:value="1.157444257" calcext:value-type="float">
            <text:p>1.157444257</text:p>
          </table:table-cell>
          <table:table-cell office:value-type="float" office:value="1.314187207" calcext:value-type="float">
            <text:p>1.314187207</text:p>
          </table:table-cell>
          <table:table-cell office:value-type="float" office:value="1.270151886" calcext:value-type="float">
            <text:p>1.270151886</text:p>
          </table:table-cell>
          <table:table-cell/>
          <table:table-cell office:value-type="float" office:value="0.009456244" calcext:value-type="float">
            <text:p>0.009456244</text:p>
          </table:table-cell>
          <table:table-cell office:value-type="float" office:value="0.010736824" calcext:value-type="float">
            <text:p>0.010736824</text:p>
          </table:table-cell>
          <table:table-cell office:value-type="float" office:value="0.010377058" calcext:value-type="float">
            <text:p>0.010377058</text:p>
          </table:table-cell>
          <table:table-cell/>
          <table:table-cell office:value-type="float" office:value="0.008360427" calcext:value-type="float">
            <text:p>0.008360427</text:p>
          </table:table-cell>
          <table:table-cell office:value-type="float" office:value="0.009641007" calcext:value-type="float">
            <text:p>0.009641007</text:p>
          </table:table-cell>
          <table:table-cell office:value-type="float" office:value="0.009281241" calcext:value-type="float">
            <text:p>0.009281241</text:p>
          </table:table-cell>
          <table:table-cell/>
          <table:table-cell office:value-type="float" office:value="26.867409403" calcext:value-type="float">
            <text:p>26.867409403</text:p>
          </table:table-cell>
          <table:table-cell office:value-type="float" office:value="26.898962182" calcext:value-type="float">
            <text:p>26.898962182</text:p>
          </table:table-cell>
          <table:table-cell office:value-type="float" office:value="26.890097841" calcext:value-type="float">
            <text:p>26.890097841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1 16:47:14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74345156" calcext:value-type="float">
            <text:p>1.174345156</text:p>
          </table:table-cell>
          <table:table-cell office:value-type="float" office:value="1.272248181" calcext:value-type="float">
            <text:p>1.272248181</text:p>
          </table:table-cell>
          <table:table-cell office:value-type="float" office:value="1.302981532" calcext:value-type="float">
            <text:p>1.302981532</text:p>
          </table:table-cell>
          <table:table-cell/>
          <table:table-cell office:value-type="float" office:value="0.009594323" calcext:value-type="float">
            <text:p>0.009594323</text:p>
          </table:table-cell>
          <table:table-cell office:value-type="float" office:value="0.010394184" calcext:value-type="float">
            <text:p>0.010394184</text:p>
          </table:table-cell>
          <table:table-cell office:value-type="float" office:value="0.010645274" calcext:value-type="float">
            <text:p>0.010645274</text:p>
          </table:table-cell>
          <table:table-cell/>
          <table:table-cell office:value-type="float" office:value="0.008498507" calcext:value-type="float">
            <text:p>0.008498507</text:p>
          </table:table-cell>
          <table:table-cell office:value-type="float" office:value="0.009298368" calcext:value-type="float">
            <text:p>0.009298368</text:p>
          </table:table-cell>
          <table:table-cell office:value-type="float" office:value="0.009549457" calcext:value-type="float">
            <text:p>0.009549457</text:p>
          </table:table-cell>
          <table:table-cell/>
          <table:table-cell office:value-type="float" office:value="26.860705287" calcext:value-type="float">
            <text:p>26.860705287</text:p>
          </table:table-cell>
          <table:table-cell office:value-type="float" office:value="26.880413647" calcext:value-type="float">
            <text:p>26.880413647</text:p>
          </table:table-cell>
          <table:table-cell office:value-type="float" office:value="26.886600352" calcext:value-type="float">
            <text:p>26.886600352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1 16:47:15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21544018" calcext:value-type="float">
            <text:p>1.21544018</text:p>
          </table:table-cell>
          <table:table-cell office:value-type="float" office:value="1.195505404" calcext:value-type="float">
            <text:p>1.195505404</text:p>
          </table:table-cell>
          <table:table-cell office:value-type="float" office:value="1.308262504" calcext:value-type="float">
            <text:p>1.308262504</text:p>
          </table:table-cell>
          <table:table-cell/>
          <table:table-cell office:value-type="float" office:value="0.009930067" calcext:value-type="float">
            <text:p>0.009930067</text:p>
          </table:table-cell>
          <table:table-cell office:value-type="float" office:value="0.009767201" calcext:value-type="float">
            <text:p>0.009767201</text:p>
          </table:table-cell>
          <table:table-cell office:value-type="float" office:value="0.010688419" calcext:value-type="float">
            <text:p>0.010688419</text:p>
          </table:table-cell>
          <table:table-cell/>
          <table:table-cell office:value-type="float" office:value="0.00883425" calcext:value-type="float">
            <text:p>0.00883425</text:p>
          </table:table-cell>
          <table:table-cell office:value-type="float" office:value="0.008671384" calcext:value-type="float">
            <text:p>0.008671384</text:p>
          </table:table-cell>
          <table:table-cell office:value-type="float" office:value="0.009592603" calcext:value-type="float">
            <text:p>0.009592603</text:p>
          </table:table-cell>
          <table:table-cell/>
          <table:table-cell office:value-type="float" office:value="26.868977958" calcext:value-type="float">
            <text:p>26.868977958</text:p>
          </table:table-cell>
          <table:table-cell office:value-type="float" office:value="26.864964977" calcext:value-type="float">
            <text:p>26.864964977</text:p>
          </table:table-cell>
          <table:table-cell office:value-type="float" office:value="26.887663423" calcext:value-type="float">
            <text:p>26.887663423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1 16:47:16</text:p>
          </table:table-cell>
          <table:table-cell office:value-type="float" office:value="26.64623" calcext:value-type="float">
            <text:p>26.64623</text:p>
          </table:table-cell>
          <table:table-cell/>
          <table:table-cell office:value-type="float" office:value="1.22541025" calcext:value-type="float">
            <text:p>1.22541025</text:p>
          </table:table-cell>
          <table:table-cell office:value-type="float" office:value="1.179430029" calcext:value-type="float">
            <text:p>1.179430029</text:p>
          </table:table-cell>
          <table:table-cell office:value-type="float" office:value="1.308183826" calcext:value-type="float">
            <text:p>1.308183826</text:p>
          </table:table-cell>
          <table:table-cell/>
          <table:table-cell office:value-type="float" office:value="0.010011522" calcext:value-type="float">
            <text:p>0.010011522</text:p>
          </table:table-cell>
          <table:table-cell office:value-type="float" office:value="0.009635866" calcext:value-type="float">
            <text:p>0.009635866</text:p>
          </table:table-cell>
          <table:table-cell office:value-type="float" office:value="0.010687776" calcext:value-type="float">
            <text:p>0.010687776</text:p>
          </table:table-cell>
          <table:table-cell/>
          <table:table-cell office:value-type="float" office:value="0.008915705" calcext:value-type="float">
            <text:p>0.008915705</text:p>
          </table:table-cell>
          <table:table-cell office:value-type="float" office:value="0.00854005" calcext:value-type="float">
            <text:p>0.00854005</text:p>
          </table:table-cell>
          <table:table-cell office:value-type="float" office:value="0.00959196" calcext:value-type="float">
            <text:p>0.00959196</text:p>
          </table:table-cell>
          <table:table-cell/>
          <table:table-cell office:value-type="float" office:value="26.865931852" calcext:value-type="float">
            <text:p>26.865931852</text:p>
          </table:table-cell>
          <table:table-cell office:value-type="float" office:value="26.856675733" calcext:value-type="float">
            <text:p>26.856675733</text:p>
          </table:table-cell>
          <table:table-cell office:value-type="float" office:value="26.882594527" calcext:value-type="float">
            <text:p>26.882594527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1 16:47:17</text:p>
          </table:table-cell>
          <table:table-cell office:value-type="float" office:value="26.64623" calcext:value-type="float">
            <text:p>26.64623</text:p>
          </table:table-cell>
          <table:table-cell/>
          <table:table-cell office:value-type="float" office:value="1.176876566" calcext:value-type="float">
            <text:p>1.176876566</text:p>
          </table:table-cell>
          <table:table-cell office:value-type="float" office:value="1.246067434" calcext:value-type="float">
            <text:p>1.246067434</text:p>
          </table:table-cell>
          <table:table-cell office:value-type="float" office:value="1.281489883" calcext:value-type="float">
            <text:p>1.281489883</text:p>
          </table:table-cell>
          <table:table-cell/>
          <table:table-cell office:value-type="float" office:value="0.009615005" calcext:value-type="float">
            <text:p>0.009615005</text:p>
          </table:table-cell>
          <table:table-cell office:value-type="float" office:value="0.010180289" calcext:value-type="float">
            <text:p>0.010180289</text:p>
          </table:table-cell>
          <table:table-cell office:value-type="float" office:value="0.010469689" calcext:value-type="float">
            <text:p>0.010469689</text:p>
          </table:table-cell>
          <table:table-cell/>
          <table:table-cell office:value-type="float" office:value="0.008519188" calcext:value-type="float">
            <text:p>0.008519188</text:p>
          </table:table-cell>
          <table:table-cell office:value-type="float" office:value="0.009084473" calcext:value-type="float">
            <text:p>0.009084473</text:p>
          </table:table-cell>
          <table:table-cell office:value-type="float" office:value="0.009373872" calcext:value-type="float">
            <text:p>0.009373872</text:p>
          </table:table-cell>
          <table:table-cell/>
          <table:table-cell office:value-type="float" office:value="26.856161702" calcext:value-type="float">
            <text:p>26.856161702</text:p>
          </table:table-cell>
          <table:table-cell office:value-type="float" office:value="26.870090254" calcext:value-type="float">
            <text:p>26.870090254</text:p>
          </table:table-cell>
          <table:table-cell office:value-type="float" office:value="26.877220948" calcext:value-type="float">
            <text:p>26.877220948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1 16:47:18</text:p>
          </table:table-cell>
          <table:table-cell office:value-type="float" office:value="26.65128" calcext:value-type="float">
            <text:p>26.65128</text:p>
          </table:table-cell>
          <table:table-cell/>
          <table:table-cell office:value-type="float" office:value="1.162783046" calcext:value-type="float">
            <text:p>1.162783046</text:p>
          </table:table-cell>
          <table:table-cell office:value-type="float" office:value="1.283155833" calcext:value-type="float">
            <text:p>1.283155833</text:p>
          </table:table-cell>
          <table:table-cell office:value-type="float" office:value="1.293201601" calcext:value-type="float">
            <text:p>1.293201601</text:p>
          </table:table-cell>
          <table:table-cell/>
          <table:table-cell office:value-type="float" office:value="0.009499861" calcext:value-type="float">
            <text:p>0.009499861</text:p>
          </table:table-cell>
          <table:table-cell office:value-type="float" office:value="0.010483299" calcext:value-type="float">
            <text:p>0.010483299</text:p>
          </table:table-cell>
          <table:table-cell office:value-type="float" office:value="0.010565373" calcext:value-type="float">
            <text:p>0.010565373</text:p>
          </table:table-cell>
          <table:table-cell/>
          <table:table-cell office:value-type="float" office:value="0.008404045" calcext:value-type="float">
            <text:p>0.008404045</text:p>
          </table:table-cell>
          <table:table-cell office:value-type="float" office:value="0.009387483" calcext:value-type="float">
            <text:p>0.009387483</text:p>
          </table:table-cell>
          <table:table-cell office:value-type="float" office:value="0.009469556" calcext:value-type="float">
            <text:p>0.009469556</text:p>
          </table:table-cell>
          <table:table-cell/>
          <table:table-cell office:value-type="float" office:value="26.858377755" calcext:value-type="float">
            <text:p>26.858377755</text:p>
          </table:table-cell>
          <table:table-cell office:value-type="float" office:value="26.88260939" calcext:value-type="float">
            <text:p>26.88260939</text:p>
          </table:table-cell>
          <table:table-cell office:value-type="float" office:value="26.88463163" calcext:value-type="float">
            <text:p>26.884631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/>
          <table:table-cell office:value-type="string" calcext:value-type="string">
            <text:p><text:s/>ad1</text:p>
          </table:table-cell>
          <table:table-cell office:value-type="string" calcext:value-type="string">
            <text:p><text:s/>ad2</text:p>
          </table:table-cell>
          <table:table-cell office:value-type="string" calcext:value-type="string">
            <text:p><text:s/>ad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6.711932735" calcext:value-type="float">
            <text:p>26.711932735</text:p>
          </table:table-cell>
          <table:table-cell/>
          <table:table-cell office:value-type="float" office:value="1.29349724" calcext:value-type="float">
            <text:p>1.29349724</text:p>
          </table:table-cell>
          <table:table-cell office:value-type="float" office:value="1.333657066" calcext:value-type="float">
            <text:p>1.333657066</text:p>
          </table:table-cell>
          <table:table-cell office:value-type="float" office:value="1.321669975" calcext:value-type="float">
            <text:p>1.321669975</text:p>
          </table:table-cell>
          <table:table-cell/>
          <table:table-cell office:value-type="float" office:value="0.010567788" calcext:value-type="float">
            <text:p>0.010567788</text:p>
          </table:table-cell>
          <table:table-cell office:value-type="float" office:value="0.010895891" calcext:value-type="float">
            <text:p>0.010895891</text:p>
          </table:table-cell>
          <table:table-cell office:value-type="float" office:value="0.010797957" calcext:value-type="float">
            <text:p>0.010797957</text:p>
          </table:table-cell>
          <table:table-cell/>
          <table:table-cell office:value-type="float" office:value="0.009471971" calcext:value-type="float">
            <text:p>0.009471971</text:p>
          </table:table-cell>
          <table:table-cell office:value-type="float" office:value="0.009800074" calcext:value-type="float">
            <text:p>0.009800074</text:p>
          </table:table-cell>
          <table:table-cell office:value-type="float" office:value="0.009702141" calcext:value-type="float">
            <text:p>0.009702141</text:p>
          </table:table-cell>
          <table:table-cell/>
          <table:table-cell office:value-type="float" office:value="26.938428937" calcext:value-type="float">
            <text:p>26.938428937</text:p>
          </table:table-cell>
          <table:table-cell office:value-type="float" office:value="26.944177644" calcext:value-type="float">
            <text:p>26.944177644</text:p>
          </table:table-cell>
          <table:table-cell office:value-type="float" office:value="26.938815649" calcext:value-type="float">
            <text:p>26.93881564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6.641175294" calcext:value-type="float">
            <text:p>26.641175294</text:p>
          </table:table-cell>
          <table:table-cell/>
          <table:table-cell office:value-type="float" office:value="1.104426516" calcext:value-type="float">
            <text:p>1.104426516</text:p>
          </table:table-cell>
          <table:table-cell office:value-type="float" office:value="1.077716479" calcext:value-type="float">
            <text:p>1.077716479</text:p>
          </table:table-cell>
          <table:table-cell office:value-type="float" office:value="1.082573662" calcext:value-type="float">
            <text:p>1.082573662</text:p>
          </table:table-cell>
          <table:table-cell/>
          <table:table-cell office:value-type="float" office:value="0.009023092" calcext:value-type="float">
            <text:p>0.009023092</text:p>
          </table:table-cell>
          <table:table-cell office:value-type="float" office:value="0.008804873" calcext:value-type="float">
            <text:p>0.008804873</text:p>
          </table:table-cell>
          <table:table-cell office:value-type="float" office:value="0.008844556" calcext:value-type="float">
            <text:p>0.008844556</text:p>
          </table:table-cell>
          <table:table-cell/>
          <table:table-cell office:value-type="float" office:value="0.007927276" calcext:value-type="float">
            <text:p>0.007927276</text:p>
          </table:table-cell>
          <table:table-cell office:value-type="float" office:value="0.007709057" calcext:value-type="float">
            <text:p>0.007709057</text:p>
          </table:table-cell>
          <table:table-cell office:value-type="float" office:value="0.007748739" calcext:value-type="float">
            <text:p>0.007748739</text:p>
          </table:table-cell>
          <table:table-cell/>
          <table:table-cell office:value-type="float" office:value="26.8436453" calcext:value-type="float">
            <text:p>26.8436453</text:p>
          </table:table-cell>
          <table:table-cell office:value-type="float" office:value="26.843413427" calcext:value-type="float">
            <text:p>26.843413427</text:p>
          </table:table-cell>
          <table:table-cell office:value-type="float" office:value="26.83412946" calcext:value-type="float">
            <text:p>26.83412946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6.676132834" calcext:value-type="float">
            <text:p>26.676132834</text:p>
          </table:table-cell>
          <table:table-cell/>
          <table:table-cell office:value-type="float" office:value="1.201134815" calcext:value-type="float">
            <text:p>1.201134815</text:p>
          </table:table-cell>
          <table:table-cell office:value-type="float" office:value="1.200835921" calcext:value-type="float">
            <text:p>1.200835921</text:p>
          </table:table-cell>
          <table:table-cell office:value-type="float" office:value="1.218013384" calcext:value-type="float">
            <text:p>1.218013384</text:p>
          </table:table-cell>
          <table:table-cell/>
          <table:table-cell office:value-type="float" office:value="0.009813193" calcext:value-type="float">
            <text:p>0.009813193</text:p>
          </table:table-cell>
          <table:table-cell office:value-type="float" office:value="0.009810751" calcext:value-type="float">
            <text:p>0.009810751</text:p>
          </table:table-cell>
          <table:table-cell office:value-type="float" office:value="0.00995109" calcext:value-type="float">
            <text:p>0.00995109</text:p>
          </table:table-cell>
          <table:table-cell/>
          <table:table-cell office:value-type="float" office:value="0.008717376" calcext:value-type="float">
            <text:p>0.008717376</text:p>
          </table:table-cell>
          <table:table-cell office:value-type="float" office:value="0.008714934" calcext:value-type="float">
            <text:p>0.008714934</text:p>
          </table:table-cell>
          <table:table-cell office:value-type="float" office:value="0.008855273" calcext:value-type="float">
            <text:p>0.008855273</text:p>
          </table:table-cell>
          <table:table-cell/>
          <table:table-cell office:value-type="float" office:value="26.890942839" calcext:value-type="float">
            <text:p>26.890942839</text:p>
          </table:table-cell>
          <table:table-cell office:value-type="float" office:value="26.890882604" calcext:value-type="float">
            <text:p>26.890882604</text:p>
          </table:table-cell>
          <table:table-cell office:value-type="float" office:value="26.894340482" calcext:value-type="float">
            <text:p>26.894340482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6.676554008" calcext:value-type="float">
            <text:p>26.676554008</text:p>
          </table:table-cell>
          <table:table-cell/>
          <table:table-cell office:value-type="float" office:value="1.20842054" calcext:value-type="float">
            <text:p>1.20842054</text:p>
          </table:table-cell>
          <table:table-cell office:value-type="float" office:value="1.195139431" calcext:value-type="float">
            <text:p>1.195139431</text:p>
          </table:table-cell>
          <table:table-cell office:value-type="float" office:value="1.233267335" calcext:value-type="float">
            <text:p>1.233267335</text:p>
          </table:table-cell>
          <table:table-cell/>
          <table:table-cell office:value-type="float" office:value="0.009872717" calcext:value-type="float">
            <text:p>0.009872717</text:p>
          </table:table-cell>
          <table:table-cell office:value-type="float" office:value="0.009764211" calcext:value-type="float">
            <text:p>0.009764211</text:p>
          </table:table-cell>
          <table:table-cell office:value-type="float" office:value="0.010075714" calcext:value-type="float">
            <text:p>0.010075714</text:p>
          </table:table-cell>
          <table:table-cell/>
          <table:table-cell office:value-type="float" office:value="0.0087769" calcext:value-type="float">
            <text:p>0.0087769</text:p>
          </table:table-cell>
          <table:table-cell office:value-type="float" office:value="0.008668394" calcext:value-type="float">
            <text:p>0.008668394</text:p>
          </table:table-cell>
          <table:table-cell office:value-type="float" office:value="0.008979897" calcext:value-type="float">
            <text:p>0.008979897</text:p>
          </table:table-cell>
          <table:table-cell/>
          <table:table-cell office:value-type="float" office:value="26.888542567" calcext:value-type="float">
            <text:p>26.888542567</text:p>
          </table:table-cell>
          <table:table-cell office:value-type="float" office:value="26.892334844" calcext:value-type="float">
            <text:p>26.892334844</text:p>
          </table:table-cell>
          <table:table-cell office:value-type="float" office:value="26.891631718" calcext:value-type="float">
            <text:p>26.891631718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6.676132834" calcext:value-type="float">
            <text:p>26.676132834</text:p>
          </table:table-cell>
          <table:table-cell/>
          <table:table-cell office:value-type="float" office:value="1.201134815" calcext:value-type="float">
            <text:p>1.201134815</text:p>
          </table:table-cell>
          <table:table-cell office:value-type="float" office:value="1.200835921" calcext:value-type="float">
            <text:p>1.200835921</text:p>
          </table:table-cell>
          <table:table-cell office:value-type="float" office:value="1.218013384" calcext:value-type="float">
            <text:p>1.218013384</text:p>
          </table:table-cell>
          <table:table-cell/>
          <table:table-cell office:value-type="float" office:value="0.009813193" calcext:value-type="float">
            <text:p>0.009813193</text:p>
          </table:table-cell>
          <table:table-cell office:value-type="float" office:value="0.009810751" calcext:value-type="float">
            <text:p>0.009810751</text:p>
          </table:table-cell>
          <table:table-cell office:value-type="float" office:value="0.00995109" calcext:value-type="float">
            <text:p>0.00995109</text:p>
          </table:table-cell>
          <table:table-cell/>
          <table:table-cell office:value-type="float" office:value="0.008717376" calcext:value-type="float">
            <text:p>0.008717376</text:p>
          </table:table-cell>
          <table:table-cell office:value-type="float" office:value="0.008714934" calcext:value-type="float">
            <text:p>0.008714934</text:p>
          </table:table-cell>
          <table:table-cell office:value-type="float" office:value="0.008855273" calcext:value-type="float">
            <text:p>0.008855273</text:p>
          </table:table-cell>
          <table:table-cell/>
          <table:table-cell office:value-type="float" office:value="26.890942839" calcext:value-type="float">
            <text:p>26.890942839</text:p>
          </table:table-cell>
          <table:table-cell office:value-type="float" office:value="26.890882604" calcext:value-type="float">
            <text:p>26.890882604</text:p>
          </table:table-cell>
          <table:table-cell office:value-type="float" office:value="26.894340482" calcext:value-type="float">
            <text:p>26.894340482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16688534" calcext:value-type="float">
            <text:p>0.016688534</text:p>
          </table:table-cell>
          <table:table-cell/>
          <table:table-cell office:value-type="float" office:value="0.053422386" calcext:value-type="float">
            <text:p>0.053422386</text:p>
          </table:table-cell>
          <table:table-cell office:value-type="float" office:value="0.077119881" calcext:value-type="float">
            <text:p>0.077119881</text:p>
          </table:table-cell>
          <table:table-cell office:value-type="float" office:value="0.082503564" calcext:value-type="float">
            <text:p>0.082503564</text:p>
          </table:table-cell>
          <table:table-cell/>
          <table:table-cell office:value-type="float" office:value="0.000436457" calcext:value-type="float">
            <text:p>0.000436457</text:p>
          </table:table-cell>
          <table:table-cell office:value-type="float" office:value="0.000630064" calcext:value-type="float">
            <text:p>0.000630064</text:p>
          </table:table-cell>
          <table:table-cell office:value-type="float" office:value="0.000674049" calcext:value-type="float">
            <text:p>0.000674049</text:p>
          </table:table-cell>
          <table:table-cell/>
          <table:table-cell office:value-type="float" office:value="0.000436457" calcext:value-type="float">
            <text:p>0.000436457</text:p>
          </table:table-cell>
          <table:table-cell office:value-type="float" office:value="0.000630064" calcext:value-type="float">
            <text:p>0.000630064</text:p>
          </table:table-cell>
          <table:table-cell office:value-type="float" office:value="0.000674049" calcext:value-type="float">
            <text:p>0.000674049</text:p>
          </table:table-cell>
          <table:table-cell/>
          <table:table-cell office:value-type="float" office:value="0.019632442" calcext:value-type="float">
            <text:p>0.019632442</text:p>
          </table:table-cell>
          <table:table-cell office:value-type="float" office:value="0.023271561" calcext:value-type="float">
            <text:p>0.023271561</text:p>
          </table:table-cell>
          <table:table-cell office:value-type="float" office:value="0.021360457" calcext:value-type="float">
            <text:p>0.021360457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2" office:value-type="string" calcext:value-type="string">
            <text:p>*1000</text:p>
          </table:table-cell>
          <table:table-cell table:number-columns-repeated="3"/>
          <table:table-cell office:value-type="string" calcext:value-type="string">
            <text:p>ad/gain *1000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Offeset</text:p>
          </table:table-cell>
          <table:table-cell office:value-type="float" office:value="0.13412795" calcext:value-type="float">
            <text:p>0.13412795</text:p>
          </table:table-cell>
          <table:table-cell/>
          <table:table-cell table:formula="of:=[.E303]*1000" office:value-type="float" office:value="1293.49724" calcext:value-type="float">
            <text:p>1293.49724</text:p>
          </table:table-cell>
          <table:table-cell table:formula="of:=[.F303]*1000" office:value-type="float" office:value="1333.657066" calcext:value-type="float">
            <text:p>1333.657066</text:p>
          </table:table-cell>
          <table:table-cell table:formula="of:=[.G303]*1000" office:value-type="float" office:value="1321.669975" calcext:value-type="float">
            <text:p>1321.669975</text:p>
          </table:table-cell>
          <table:table-cell office:value-type="string" calcext:value-type="string">
            <text:p>dataMax</text:p>
          </table:table-cell>
          <table:table-cell table:formula="of:=[.I303]*1000" office:value-type="float" office:value="10.567788" calcext:value-type="float">
            <text:p>10.567788</text:p>
          </table:table-cell>
          <table:table-cell table:formula="of:=[.J303]*1000" office:value-type="float" office:value="10.895891" calcext:value-type="float">
            <text:p>10.895891</text:p>
          </table:table-cell>
          <table:table-cell table:formula="of:=[.K303]*1000" office:value-type="float" office:value="10.797957" calcext:value-type="float">
            <text:p>10.797957</text:p>
          </table:table-cell>
          <table:table-cell table:style-name="ce4" office:value-type="string" calcext:value-type="string">
            <text:p><text:s/>average</text:p>
          </table:table-cell>
          <table:table-cell table:formula="of:=[.M303]*1000" office:value-type="float" office:value="9.471971" calcext:value-type="float">
            <text:p>9.471971</text:p>
          </table:table-cell>
          <table:table-cell table:formula="of:=[.N303]*1000" office:value-type="float" office:value="9.800074" calcext:value-type="float">
            <text:p>9.800074</text:p>
          </table:table-cell>
          <table:table-cell table:formula="of:=[.O303]*1000" office:value-type="float" office:value="9.702141" calcext:value-type="float">
            <text:p>9.702141</text:p>
          </table:table-cell>
          <table:table-cell table:style-name="ce4" office:value-type="string" calcext:value-type="string">
            <text:p><text:s/>average</text:p>
          </table:table-cell>
          <table:table-cell table:number-columns-repeated="3"/>
          <table:table-cell table:style-name="ce4"/>
          <table:table-cell table:number-columns-repeated="3"/>
          <table:table-cell table:style-name="ce4"/>
        </table:table-row>
        <table:table-row table:style-name="ro1">
          <table:table-cell/>
          <table:table-cell table:style-name="Default" office:value-type="string" calcext:value-type="string">
            <text:p>Amp Gain</text:p>
          </table:table-cell>
          <table:table-cell office:value-type="float" office:value="122.4" calcext:value-type="float">
            <text:p>122.4</text:p>
          </table:table-cell>
          <table:table-cell/>
          <table:table-cell table:formula="of:=[.E304]*1000" office:value-type="float" office:value="1104.426516" calcext:value-type="float">
            <text:p>1104.426516</text:p>
          </table:table-cell>
          <table:table-cell table:formula="of:=[.F304]*1000" office:value-type="float" office:value="1077.716479" calcext:value-type="float">
            <text:p>1077.716479</text:p>
          </table:table-cell>
          <table:table-cell table:formula="of:=[.G304]*1000" office:value-type="float" office:value="1082.573662" calcext:value-type="float">
            <text:p>1082.573662</text:p>
          </table:table-cell>
          <table:table-cell office:value-type="string" calcext:value-type="string">
            <text:p>dataMin</text:p>
          </table:table-cell>
          <table:table-cell table:formula="of:=[.I304]*1000" office:value-type="float" office:value="9.023092" calcext:value-type="float">
            <text:p>9.023092</text:p>
          </table:table-cell>
          <table:table-cell table:formula="of:=[.J304]*1000" office:value-type="float" office:value="8.804873" calcext:value-type="float">
            <text:p>8.804873</text:p>
          </table:table-cell>
          <table:table-cell table:formula="of:=[.K304]*1000" office:value-type="float" office:value="8.844556" calcext:value-type="float">
            <text:p>8.844556</text:p>
          </table:table-cell>
          <table:table-cell/>
          <table:table-cell table:formula="of:=[.M304]*1000" office:value-type="float" office:value="7.927276" calcext:value-type="float">
            <text:p>7.927276</text:p>
          </table:table-cell>
          <table:table-cell table:formula="of:=[.N304]*1000" office:value-type="float" office:value="7.709057" calcext:value-type="float">
            <text:p>7.709057</text:p>
          </table:table-cell>
          <table:table-cell table:formula="of:=[.O304]*1000" office:value-type="float" office:value="7.748739" calcext:value-type="float">
            <text:p>7.74873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5]*1000" office:value-type="float" office:value="1201.134815" calcext:value-type="float">
            <text:p>1201.134815</text:p>
          </table:table-cell>
          <table:table-cell table:formula="of:=[.F305]*1000" office:value-type="float" office:value="1200.835921" calcext:value-type="float">
            <text:p>1200.835921</text:p>
          </table:table-cell>
          <table:table-cell table:formula="of:=[.G305]*1000" office:value-type="float" office:value="1218.013384" calcext:value-type="float">
            <text:p>1218.013384</text:p>
          </table:table-cell>
          <table:table-cell office:value-type="string" calcext:value-type="string">
            <text:p>dataMean</text:p>
          </table:table-cell>
          <table:table-cell table:formula="of:=[.I305]*1000" office:value-type="float" office:value="9.813193" calcext:value-type="float">
            <text:p>9.813193</text:p>
          </table:table-cell>
          <table:table-cell table:formula="of:=[.J305]*1000" office:value-type="float" office:value="9.810751" calcext:value-type="float">
            <text:p>9.810751</text:p>
          </table:table-cell>
          <table:table-cell table:formula="of:=[.K305]*1000" office:value-type="float" office:value="9.95109" calcext:value-type="float">
            <text:p>9.95109</text:p>
          </table:table-cell>
          <table:table-cell table:formula="of:=AVERAGE([.I312:.K312])" office:value-type="float" office:value="9.85834466666667" calcext:value-type="float">
            <text:p>9.85834466666667</text:p>
          </table:table-cell>
          <table:table-cell table:formula="of:=[.M305]*1000" office:value-type="float" office:value="8.717376" calcext:value-type="float">
            <text:p>8.717376</text:p>
          </table:table-cell>
          <table:table-cell table:formula="of:=[.N305]*1000" office:value-type="float" office:value="8.714934" calcext:value-type="float">
            <text:p>8.714934</text:p>
          </table:table-cell>
          <table:table-cell table:formula="of:=[.O305]*1000" office:value-type="float" office:value="8.855273" calcext:value-type="float">
            <text:p>8.855273</text:p>
          </table:table-cell>
          <table:table-cell table:formula="of:=AVERAGE([.M312:.O312])" office:value-type="float" office:value="8.76252766666667" calcext:value-type="float">
            <text:p>8.7625276666666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6]*1000" office:value-type="float" office:value="1208.42054" calcext:value-type="float">
            <text:p>1208.42054</text:p>
          </table:table-cell>
          <table:table-cell table:formula="of:=[.F306]*1000" office:value-type="float" office:value="1195.139431" calcext:value-type="float">
            <text:p>1195.139431</text:p>
          </table:table-cell>
          <table:table-cell table:formula="of:=[.G306]*1000" office:value-type="float" office:value="1233.267335" calcext:value-type="float">
            <text:p>1233.267335</text:p>
          </table:table-cell>
          <table:table-cell office:value-type="string" calcext:value-type="string">
            <text:p>dataMedian</text:p>
          </table:table-cell>
          <table:table-cell table:formula="of:=[.I306]*1000" office:value-type="float" office:value="9.872717" calcext:value-type="float">
            <text:p>9.872717</text:p>
          </table:table-cell>
          <table:table-cell table:formula="of:=[.J306]*1000" office:value-type="float" office:value="9.764211" calcext:value-type="float">
            <text:p>9.764211</text:p>
          </table:table-cell>
          <table:table-cell table:formula="of:=[.K306]*1000" office:value-type="float" office:value="10.075714" calcext:value-type="float">
            <text:p>10.075714</text:p>
          </table:table-cell>
          <table:table-cell table:formula="of:=AVERAGE([.I313:.K313])" office:value-type="float" office:value="9.904214" calcext:value-type="float">
            <text:p>9.904214</text:p>
          </table:table-cell>
          <table:table-cell table:formula="of:=[.M306]*1000" office:value-type="float" office:value="8.7769" calcext:value-type="float">
            <text:p>8.7769</text:p>
          </table:table-cell>
          <table:table-cell table:formula="of:=[.N306]*1000" office:value-type="float" office:value="8.668394" calcext:value-type="float">
            <text:p>8.668394</text:p>
          </table:table-cell>
          <table:table-cell table:formula="of:=[.O306]*1000" office:value-type="float" office:value="8.979897" calcext:value-type="float">
            <text:p>8.979897</text:p>
          </table:table-cell>
          <table:table-cell table:formula="of:=AVERAGE([.M313:.O313])" office:value-type="float" office:value="8.808397" calcext:value-type="float">
            <text:p>8.80839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7]*1000" office:value-type="float" office:value="1201.134815" calcext:value-type="float">
            <text:p>1201.134815</text:p>
          </table:table-cell>
          <table:table-cell table:formula="of:=[.F307]*1000" office:value-type="float" office:value="1200.835921" calcext:value-type="float">
            <text:p>1200.835921</text:p>
          </table:table-cell>
          <table:table-cell table:formula="of:=[.G307]*1000" office:value-type="float" office:value="1218.013384" calcext:value-type="float">
            <text:p>1218.013384</text:p>
          </table:table-cell>
          <table:table-cell office:value-type="string" calcext:value-type="string">
            <text:p>dataAverage</text:p>
          </table:table-cell>
          <table:table-cell table:formula="of:=[.I307]*1000" office:value-type="float" office:value="9.813193" calcext:value-type="float">
            <text:p>9.813193</text:p>
          </table:table-cell>
          <table:table-cell table:formula="of:=[.J307]*1000" office:value-type="float" office:value="9.810751" calcext:value-type="float">
            <text:p>9.810751</text:p>
          </table:table-cell>
          <table:table-cell table:formula="of:=[.K307]*1000" office:value-type="float" office:value="9.95109" calcext:value-type="float">
            <text:p>9.95109</text:p>
          </table:table-cell>
          <table:table-cell table:formula="of:=AVERAGE([.I314:.K314])" office:value-type="float" office:value="9.85834466666667" calcext:value-type="float">
            <text:p>9.85834466666667</text:p>
          </table:table-cell>
          <table:table-cell table:formula="of:=[.M307]*1000" office:value-type="float" office:value="8.717376" calcext:value-type="float">
            <text:p>8.717376</text:p>
          </table:table-cell>
          <table:table-cell table:formula="of:=[.N307]*1000" office:value-type="float" office:value="8.714934" calcext:value-type="float">
            <text:p>8.714934</text:p>
          </table:table-cell>
          <table:table-cell table:formula="of:=[.O307]*1000" office:value-type="float" office:value="8.855273" calcext:value-type="float">
            <text:p>8.855273</text:p>
          </table:table-cell>
          <table:table-cell table:formula="of:=AVERAGE([.M314:.O314])" office:value-type="float" office:value="8.76252766666667" calcext:value-type="float">
            <text:p>8.76252766666667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formula="of:=[.E308]*1000" office:value-type="float" office:value="53.422386" calcext:value-type="float">
            <text:p>53.422386</text:p>
          </table:table-cell>
          <table:table-cell table:formula="of:=[.F308]*1000" office:value-type="float" office:value="77.119881" calcext:value-type="float">
            <text:p>77.119881</text:p>
          </table:table-cell>
          <table:table-cell table:formula="of:=[.G308]*1000" office:value-type="float" office:value="82.503564" calcext:value-type="float">
            <text:p>82.503564</text:p>
          </table:table-cell>
          <table:table-cell office:value-type="string" calcext:value-type="string">
            <text:p>dataStdDev</text:p>
          </table:table-cell>
          <table:table-cell table:formula="of:=[.I308]*1000" office:value-type="float" office:value="0.436457" calcext:value-type="float">
            <text:p>0.436457</text:p>
          </table:table-cell>
          <table:table-cell table:formula="of:=[.J308]*1000" office:value-type="float" office:value="0.630064" calcext:value-type="float">
            <text:p>0.630064</text:p>
          </table:table-cell>
          <table:table-cell table:formula="of:=[.K308]*1000" office:value-type="float" office:value="0.674049" calcext:value-type="float">
            <text:p>0.674049</text:p>
          </table:table-cell>
          <table:table-cell/>
          <table:table-cell table:formula="of:=[.M308]*1000" office:value-type="float" office:value="0.436457" calcext:value-type="float">
            <text:p>0.436457</text:p>
          </table:table-cell>
          <table:table-cell table:formula="of:=[.N308]*1000" office:value-type="float" office:value="0.630064" calcext:value-type="float">
            <text:p>0.630064</text:p>
          </table:table-cell>
          <table:table-cell table:formula="of:=[.O308]*1000" office:value-type="float" office:value="0.674049" calcext:value-type="float">
            <text:p>0.674049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6"/>
          <table:table-cell table:style-name="ce3" table:number-columns-repeated="2"/>
          <table:table-cell table:style-name="ce3" office:value-type="string" calcext:value-type="string">
            <text:p>avg of avg</text:p>
          </table:table-cell>
          <table:table-cell table:formula="of:=AVERAGE([.L312:.L314])" office:value-type="float" office:value="9.87363444444445" calcext:value-type="float">
            <text:p>9.87363444444445</text:p>
          </table:table-cell>
          <table:table-cell table:style-name="ce3" table:number-columns-repeated="2"/>
          <table:table-cell table:style-name="ce3" office:value-type="string" calcext:value-type="string">
            <text:p>avg of avg</text:p>
          </table:table-cell>
          <table:table-cell table:formula="of:=AVERAGE([.P312:.P314])" office:value-type="float" office:value="8.77781744444445" calcext:value-type="float">
            <text:p>8.77781744444445</text:p>
          </table:table-cell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8"/>
          <table:table-cell office:value-type="string" calcext:value-type="string">
            <text:p>lookup</text:p>
          </table:table-cell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an/ampGain</text:p>
          </table:table-cell>
          <table:table-cell table:formula="of:=([.E312]/[.$C$311])" office:value-type="float" office:value="9.81319293300654" calcext:value-type="float">
            <text:p>9.81319293300654</text:p>
          </table:table-cell>
          <table:table-cell table:formula="of:=([.F312]/[.$C$311])" office:value-type="float" office:value="9.81075098856209" calcext:value-type="float">
            <text:p>9.81075098856209</text:p>
          </table:table-cell>
          <table:table-cell table:formula="of:=([.G312]/[.$C$311])" office:value-type="float" office:value="9.95108973856209" calcext:value-type="float">
            <text:p>9.95108973856209</text:p>
          </table:table-cell>
          <table:table-cell office:value-type="string" calcext:value-type="string">
            <text:p>Mean/ampGain</text:p>
          </table:table-cell>
          <table:table-cell table:formula="of:=([.I312]/[.$C$311])" office:value-type="float" office:value="0.0801731454248366" calcext:value-type="float">
            <text:p>0.080173145424837</text:p>
          </table:table-cell>
          <table:table-cell table:formula="of:=([.J312]/[.$C$311])" office:value-type="float" office:value="0.0801531944444445" calcext:value-type="float">
            <text:p>0.080153194444445</text:p>
          </table:table-cell>
          <table:table-cell table:formula="of:=([.K312]/[.$C$311])" office:value-type="float" office:value="0.0812997549019608" calcext:value-type="float">
            <text:p>0.081299754901961</text:p>
          </table:table-cell>
          <table:table-cell/>
          <table:table-cell table:formula="of:=([.M312]*[.$C$311])/1000" office:value-type="float" office:value="1.0670068224" calcext:value-type="float">
            <text:p>1.0670068224</text:p>
          </table:table-cell>
          <table:table-cell table:formula="of:=([.N312]*[.$C$311])/1000" office:value-type="float" office:value="1.0667079216" calcext:value-type="float">
            <text:p>1.0667079216</text:p>
          </table:table-cell>
          <table:table-cell table:formula="of:=([.O312]*[.$C$311])/1000" office:value-type="float" office:value="1.0838854152" calcext:value-type="float">
            <text:p>1.083885415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>
      <number:number number:decimal-places="20" loext:min-decimal-places="20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23:04:43.485272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2T00:36:41.735097334</dc:date>
    <meta:editing-duration>PT1H33M20S</meta:editing-duration>
    <meta:editing-cycles>10</meta:editing-cycles>
    <meta:generator>LibreOffice/5.2.7.2$Linux_ARM_EABI LibreOffice_project/20m0$Build-2</meta:generator>
    <meta:document-statistic meta:table-count="1" meta:cell-count="4711" meta:object-count="0"/>
  </office:meta>
</office:document-meta>
</file>